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automatic-styles>
    <style:style style:name="Wshort" style:family="table-column" style:display-name="Wshort">
      <style:table-column-properties style:column-width="1.3cm"/>
    </style:style>
    <style:style style:name="Wmid" style:family="table-column" style:display-name="Wmid">
      <style:table-column-properties style:column-width="3cm"/>
    </style:style>
    <style:style style:name="Wwide" style:family="table-column" style:display-name="Wwide">
      <style:table-column-properties style:column-width="12cm"/>
    </style:style>
    <style:style style:name="titlecell" style:family="table-cell" style:display-name="titlecell">
      <style:table-cell-properties style:text-align-source="fix" style:vertical-align="middle"/>
      <style:paragraph-properties fo:text-align="center"/>
      <style:text-properties fo:font-weight="bold" style:font-weight-asian="bold" style:font-weight-complex="bold" fo:font-size="18pt" style:font-size-asian="18pt" style:font-size-complex="18pt"/>
    </style:style>
    <style:style style:name="Theadcell" style:family="table-cell" style:display-name="Theadcell">
      <style:table-cell-properties style:text-align-source="fix" style:vertical-align="middle"/>
      <style:paragraph-properties fo:text-align="center"/>
      <style:text-properties fo:font-weight="bold" style:font-weight-asian="bold" style:font-weight-complex="bold" fo:font-size="14pt" style:font-size-asian="14pt" style:font-size-complex="14pt"/>
    </style:style>
    <style:style style:name="Tcell" style:family="table-cell" style:display-name="Tcell">
      <style:table-cell-properties style:text-align-source="fix" style:vertical-align="middle" fo:wrap-option="wrap"/>
      <style:paragraph-properties fo:text-align="center"/>
      <style:text-properties fo:font-size="12pt"/>
    </style:style>
    <style:style style:name="Twordcell" style:family="table-cell" style:display-name="Twordcell">
      <style:table-cell-properties style:text-align-source="fix" style:vertical-align="middle" fo:wrap-option="wrap"/>
      <style:paragraph-properties fo:text-align="center"/>
      <style:text-properties fo:font-weight="bold" fo:font-size="12pt"/>
    </style:style>
    <style:style style:name="Tdefcell" style:family="table-cell" style:display-name="Tdefcell">
      <style:table-cell-properties style:text-align-source="fix" style:vertical-align="middle" fo:padding="0.15cm" fo:wrap-option="wrap"/>
      <style:paragraph-properties fo:text-align="left"/>
      <style:text-properties fo:font-size="12pt"/>
    </style:style>
  </office:automatic-styles>
  <office:body>
    <office:spreadsheet>
      <table:table table:name="Word frequency and definitions">
        <table:table-column table:number-columns-repeated="1" table:style-name="Wshort" table:default-cell-style-name="Tcell"/>
        <table:table-column table:number-columns-repeated="1" table:style-name="Wmid" table:default-cell-style-name="Twordcell"/>
        <table:table-column table:number-columns-repeated="1" table:style-name="Wwide" table:default-cell-style-name="Tdefcell"/>
        <table:table-row>
          <table:table-cell table:style-name="titlecell" table:number-columns-spanned="3">
            <text:p>Old Man And The Sea</text:p>
          </table:table-cell>
        </table:table-row>
        <table:table-row>
          <table:table-cell table:style-name="Theadcell">
            <text:p>Freq</text:p>
          </table:table-cell>
          <table:table-cell table:style-name="Theadcell">
            <text:p>Word</text:p>
          </table:table-cell>
          <table:table-cell table:style-name="Theadcell">
            <text:p>Definition</text:p>
          </table:table-cell>
        </table:table-row>
        <table:table-row>
          <table:table-cell>
            <text:p>370</text:p>
          </table:table-cell>
          <table:table-cell>
            <text:p>the</text:p>
          </table:table-cell>
          <table:table-cell>
            <text:p>[ði:, ði; ðә, ð]
art. 那</text:p>
          </table:table-cell>
        </table:table-row>
        <table:table-row>
          <table:table-cell>
            <text:p>225</text:p>
          </table:table-cell>
          <table:table-cell>
            <text:p>to</text:p>
          </table:table-cell>
          <table:table-cell>
            <text:p>[tu:; tә, tu]
prep. 向, 往, 给...,于...,直到...为止, 在...之前, 比, 对, [表示程度、范围] 到, 达
[域] Tonga , 汤加</text:p>
          </table:table-cell>
        </table:table-row>
        <table:table-row>
          <table:table-cell>
            <text:p>196</text:p>
          </table:table-cell>
          <table:table-cell>
            <text:p>and</text:p>
          </table:table-cell>
          <table:table-cell>
            <text:p>[ænd; әnd, nd]
[连接并列的名词、代词或数词]同, 和, 与, 如： Father and I went to Xinhua bookstore yesterday. 父亲和我昨天到新华书店去过。</text:p>
          </table:table-cell>
        </table:table-row>
        <table:table-row>
          <table:table-cell>
            <text:p>188</text:p>
          </table:table-cell>
          <table:table-cell>
            <text:p>of</text:p>
          </table:table-cell>
          <table:table-cell>
            <text:p>[ɔv, әv, v, f]
prep. ...的, 由...制成的, 离, 关于, 对于</text:p>
          </table:table-cell>
        </table:table-row>
        <table:table-row>
          <table:table-cell>
            <text:p>150</text:p>
          </table:table-cell>
          <table:table-cell>
            <text:p>you</text:p>
          </table:table-cell>
          <table:table-cell>
            <text:p>[ju:, ju]
pron. 你, 你们</text:p>
          </table:table-cell>
        </table:table-row>
        <table:table-row>
          <table:table-cell>
            <text:p>115</text:p>
          </table:table-cell>
          <table:table-cell>
            <text:p>in</text:p>
          </table:table-cell>
          <table:table-cell>
            <text:p>[in]
prep. 在...之内(上), 在...期间, 从事于, 符合, 穿着
adv. 进入, 朝里, 在家, 已到达(来临)
adj. 在里面的, 执政的
n. 执政者, 入口
[域] India , 印度</text:p>
          </table:table-cell>
        </table:table-row>
        <table:table-row>
          <table:table-cell>
            <text:p>105</text:p>
          </table:table-cell>
          <table:table-cell>
            <text:p>mr</text:p>
          </table:table-cell>
          <table:table-cell>
            <text:p>['mistә(r)]
[域] Mauritania , 毛里塔尼亚
abbr. [军] Medium-Range, 中程</text:p>
          </table:table-cell>
        </table:table-row>
        <table:table-row>
          <table:table-cell>
            <text:p>97</text:p>
          </table:table-cell>
          <table:table-cell>
            <text:p>with</text:p>
          </table:table-cell>
          <table:table-cell>
            <text:p>[wið]
prep. 有, 以, 用, 同...,由于, 和...一致, 赞成, 关于, 就</text:p>
          </table:table-cell>
        </table:table-row>
        <table:table-row>
          <table:table-cell>
            <text:p>87</text:p>
          </table:table-cell>
          <table:table-cell>
            <text:p>or</text:p>
          </table:table-cell>
          <table:table-cell>
            <text:p>[ɔ:,ә]
conj. 或, 或者, 还是
abbr. [军] Operational Requirement, 作战需求
abbr. [军] Operations Research, 运筹学研究</text:p>
          </table:table-cell>
        </table:table-row>
        <table:table-row>
          <table:table-cell>
            <text:p>87</text:p>
          </table:table-cell>
          <table:table-cell>
            <text:p>project</text:p>
          </table:table-cell>
          <table:table-cell>
            <text:p>['prɔdʒekt]
n. 计划, 方案, 事业, 企业, 工程
v. 设计, 计划, 投射, 放映, 射出, 发射(导弹等), 凸出</text:p>
          </table:table-cell>
        </table:table-row>
        <table:table-row>
          <table:table-cell>
            <text:p>83</text:p>
          </table:table-cell>
          <table:table-cell>
            <text:p>said</text:p>
          </table:table-cell>
          <table:table-cell>
            <text:p>[sed]
vbl. say的过去式和过去分词
adj. 上述的</text:p>
          </table:table-cell>
        </table:table-row>
        <table:table-row>
          <table:table-cell>
            <text:p>73</text:p>
          </table:table-cell>
          <table:table-cell>
            <text:p>he</text:p>
          </table:table-cell>
          <table:table-cell>
            <text:p>[hi:; i:, hi, i]
pron. 他
n. 男, 雄
abbr. [军] High Explosive, 高爆炸药</text:p>
          </table:table-cell>
        </table:table-row>
        <table:table-row>
          <table:table-cell>
            <text:p>65</text:p>
          </table:table-cell>
          <table:table-cell>
            <text:p>it</text:p>
          </table:table-cell>
          <table:table-cell>
            <text:p>[it]
pron. 它
[域] Italy , 意大利</text:p>
          </table:table-cell>
        </table:table-row>
        <table:table-row>
          <table:table-cell>
            <text:p>61</text:p>
          </table:table-cell>
          <table:table-cell>
            <text:p>for</text:p>
          </table:table-cell>
          <table:table-cell>
            <text:p>[fɔ:; fә]
prep. (表示目的)为了, 因为, 至于, 对于, 适合于
conj. 因为</text:p>
          </table:table-cell>
        </table:table-row>
        <table:table-row>
          <table:table-cell>
            <text:p>56</text:p>
          </table:table-cell>
          <table:table-cell>
            <text:p>gutenberg-tm</text:p>
          </table:table-cell>
          <table:table-cell>
            <text:p>gutenberg tm</text:p>
          </table:table-cell>
        </table:table-row>
        <table:table-row>
          <table:table-cell>
            <text:p>50</text:p>
          </table:table-cell>
          <table:table-cell>
            <text:p>this</text:p>
          </table:table-cell>
          <table:table-cell>
            <text:p>[ðis]
adj. 这, 这个, 今, 本
pron. 这, 这个</text:p>
          </table:table-cell>
        </table:table-row>
        <table:table-row>
          <table:table-cell>
            <text:p>48</text:p>
          </table:table-cell>
          <table:table-cell>
            <text:p>as</text:p>
          </table:table-cell>
          <table:table-cell>
            <text:p>[æs]
adv. 同样地, 被看作, 象
prep. 当做
conj. 与...一样, 当...之时, 象, 因为
[域] American Samoa, 东萨摩亚
abbr. [军] Air to Surface, 空对地</text:p>
          </table:table-cell>
        </table:table-row>
        <table:table-row>
          <table:table-cell>
            <text:p>48</text:p>
          </table:table-cell>
          <table:table-cell>
            <text:p>is</text:p>
          </table:table-cell>
          <table:table-cell>
            <text:p>[iz;z;s]
prep. 是
[域] Iceland , 冰岛
abbr. [军] Internal Security, 治安</text:p>
          </table:table-cell>
        </table:table-row>
        <table:table-row>
          <table:table-cell>
            <text:p>48</text:p>
          </table:table-cell>
          <table:table-cell>
            <text:p>work</text:p>
          </table:table-cell>
          <table:table-cell>
            <text:p>[wә:k]
n. 工作, 劳动, 操作, 职业, [物]功, 手工, 作品, 机件
v. (使)工作, (使)运转, 起作用, 造成, 产生, 经营, (使)渐渐移动, 煅制</text:p>
          </table:table-cell>
        </table:table-row>
        <table:table-row>
          <table:table-cell>
            <text:p>47</text:p>
          </table:table-cell>
          <table:table-cell>
            <text:p>his</text:p>
          </table:table-cell>
          <table:table-cell>
            <text:p>[hiz;iz]
pron. 他的</text:p>
          </table:table-cell>
        </table:table-row>
        <table:table-row>
          <table:table-cell>
            <text:p>47</text:p>
          </table:table-cell>
          <table:table-cell>
            <text:p>that</text:p>
          </table:table-cell>
          <table:table-cell>
            <text:p>[ðæt]
adj. 那, 那个
pron. 那, 那个
conj. 引导从句</text:p>
          </table:table-cell>
        </table:table-row>
        <table:table-row>
          <table:table-cell>
            <text:p>46</text:p>
          </table:table-cell>
          <table:table-cell>
            <text:p>be</text:p>
          </table:table-cell>
          <table:table-cell>
            <text:p>[bi:; bi]
prep. 是, 在, 存在
[域] Belgium , 比利时
abbr. [军] Base Ejection, 弹底喷射</text:p>
          </table:table-cell>
        </table:table-row>
        <table:table-row>
          <table:table-cell>
            <text:p>43</text:p>
          </table:table-cell>
          <table:table-cell>
            <text:p>any</text:p>
          </table:table-cell>
          <table:table-cell>
            <text:p>['eni]
adj. 任何的, 任何一种, 所有的
pron. 无论那一个, 任何</text:p>
          </table:table-cell>
        </table:table-row>
        <table:table-row>
          <table:table-cell>
            <text:p>43</text:p>
          </table:table-cell>
          <table:table-cell>
            <text:p>kemp</text:p>
          </table:table-cell>
          <table:table-cell>
            <text:p>[kemp]
n. 冠军</text:p>
          </table:table-cell>
        </table:table-row>
        <table:table-row>
          <table:table-cell>
            <text:p>42</text:p>
          </table:table-cell>
          <table:table-cell>
            <text:p>wright</text:p>
          </table:table-cell>
          <table:table-cell>
            <text:p>[rait]
n. 建造者, 制造者</text:p>
          </table:table-cell>
        </table:table-row>
        <table:table-row>
          <table:table-cell>
            <text:p>40</text:p>
          </table:table-cell>
          <table:table-cell>
            <text:p>gutenberg</text:p>
          </table:table-cell>
          <table:table-cell>
            <text:p>~= Gutenberg
['gu:tnbә:g]
古腾堡(Johannes, 1400-1468, 德国活版印刷发明人)</text:p>
          </table:table-cell>
        </table:table-row>
        <table:table-row>
          <table:table-cell>
            <text:p>39</text:p>
          </table:table-cell>
          <table:table-cell>
            <text:p>by</text:p>
          </table:table-cell>
          <table:table-cell>
            <text:p>[bai]
prep. 在附近, 在旁边, 经, 由, 依据, 按照, 通过, 用
adv. 通过, 经过, 附近
[域] Belarus, 白俄罗斯</text:p>
          </table:table-cell>
        </table:table-row>
        <table:table-row>
          <table:table-cell>
            <text:p>36</text:p>
          </table:table-cell>
          <table:table-cell>
            <text:p>all</text:p>
          </table:table-cell>
          <table:table-cell>
            <text:p>[ɔ:l]
adj. 全部的, 所有的, 整个的
adv. 完全, 更加, 越发
pron. 全部</text:p>
          </table:table-cell>
        </table:table-row>
        <table:table-row>
          <table:table-cell>
            <text:p>34</text:p>
          </table:table-cell>
          <table:table-cell>
            <text:p>at</text:p>
          </table:table-cell>
          <table:table-cell>
            <text:p>[æt, әt]
prep. 在, 于, 向, 对准, 在...方面
[域] Austria , 奥地利</text:p>
          </table:table-cell>
        </table:table-row>
        <table:table-row>
          <table:table-cell>
            <text:p>34</text:p>
          </table:table-cell>
          <table:table-cell>
            <text:p>on</text:p>
          </table:table-cell>
          <table:table-cell>
            <text:p>[ɔn]
prep. 在...之上, 依附于, 临近, 靠近, 向, 在...时候, 关于, 涉及
adv. 在上, 向前, 行动中, 作用中</text:p>
          </table:table-cell>
        </table:table-row>
        <table:table-row>
          <table:table-cell>
            <text:p>32</text:p>
          </table:table-cell>
          <table:table-cell>
            <text:p>works</text:p>
          </table:table-cell>
          <table:table-cell>
            <text:p>n. 工程, 工厂, 工事, 活动部件, 机件, 著作, 作品, 善行, 德行
【机】 工厂, 工场
相关词组:
  give sb the works
  get the works
  shoot the works</text:p>
          </table:table-cell>
        </table:table-row>
        <table:table-row>
          <table:table-cell>
            <text:p>31</text:p>
          </table:table-cell>
          <table:table-cell>
            <text:p>if</text:p>
          </table:table-cell>
          <table:table-cell>
            <text:p>[if]
conj. (表条件)如果, (表假设)要是, 是否, 即使
n. 条件, 设想</text:p>
          </table:table-cell>
        </table:table-row>
        <table:table-row>
          <table:table-cell>
            <text:p>30</text:p>
          </table:table-cell>
          <table:table-cell>
            <text:p>him</text:p>
          </table:table-cell>
          <table:table-cell>
            <text:p>[him, im, әm]
pron. 他</text:p>
          </table:table-cell>
        </table:table-row>
        <table:table-row>
          <table:table-cell>
            <text:p>29</text:p>
          </table:table-cell>
          <table:table-cell>
            <text:p>not</text:p>
          </table:table-cell>
          <table:table-cell>
            <text:p>[nɔt]
adv. 不</text:p>
          </table:table-cell>
        </table:table-row>
        <table:table-row>
          <table:table-cell>
            <text:p>29</text:p>
          </table:table-cell>
          <table:table-cell>
            <text:p>was</text:p>
          </table:table-cell>
          <table:table-cell>
            <text:p>[wɔz; wәz]
vbl. be的过去式</text:p>
          </table:table-cell>
        </table:table-row>
        <table:table-row>
          <table:table-cell>
            <text:p>28</text:p>
          </table:table-cell>
          <table:table-cell>
            <text:p>are</text:p>
          </table:table-cell>
          <table:table-cell>
            <text:p>[ɑ:, ә]
prep. 是, 在, 公亩</text:p>
          </table:table-cell>
        </table:table-row>
        <table:table-row>
          <table:table-cell>
            <text:p>28</text:p>
          </table:table-cell>
          <table:table-cell>
            <text:p>bradshaw</text:p>
          </table:table-cell>
          <table:table-cell>
            <text:p>~= Bradshaw
['brædʃɔ:]
n. (尤指全英的)火车时刻表</text:p>
          </table:table-cell>
        </table:table-row>
        <table:table-row>
          <table:table-cell>
            <text:p>28</text:p>
          </table:table-cell>
          <table:table-cell>
            <text:p>do</text:p>
          </table:table-cell>
          <table:table-cell>
            <text:p>[dәu]
v. 做, 实行, 尽力, 给予, 可用, 制作, 算出, 解答
[域] Dominican Republic , 多米尼加共和国</text:p>
          </table:table-cell>
        </table:table-row>
        <table:table-row>
          <table:table-cell>
            <text:p>28</text:p>
          </table:table-cell>
          <table:table-cell>
            <text:p>me</text:p>
          </table:table-cell>
          <table:table-cell>
            <text:p>[mi:ˏmi]
pron. 我</text:p>
          </table:table-cell>
        </table:table-row>
        <table:table-row>
          <table:table-cell>
            <text:p>27</text:p>
          </table:table-cell>
          <table:table-cell>
            <text:p>electronic</text:p>
          </table:table-cell>
          <table:table-cell>
            <text:p>[ilek'trɔnik]
adj. 电子的</text:p>
          </table:table-cell>
        </table:table-row>
        <table:table-row>
          <table:table-cell>
            <text:p>26</text:p>
          </table:table-cell>
          <table:table-cell>
            <text:p>but</text:p>
          </table:table-cell>
          <table:table-cell>
            <text:p>[bәt, bʌt]
prep. 除...以外
conj. 而是, 但是
adv. 几乎, 仅仅</text:p>
          </table:table-cell>
        </table:table-row>
        <table:table-row>
          <table:table-cell>
            <text:p>26</text:p>
          </table:table-cell>
          <table:table-cell>
            <text:p>old</text:p>
          </table:table-cell>
          <table:table-cell>
            <text:p>[әuld]
adj. 年老的, 老的, ...岁的, 陈旧的, 古老的</text:p>
          </table:table-cell>
        </table:table-row>
        <table:table-row>
          <table:table-cell>
            <text:p>25</text:p>
          </table:table-cell>
          <table:table-cell>
            <text:p>have</text:p>
          </table:table-cell>
          <table:table-cell>
            <text:p>[hæv]
vt. 有, 持有, 拿, 从事(某事)
aux. 已经</text:p>
          </table:table-cell>
        </table:table-row>
        <table:table-row>
          <table:table-cell>
            <text:p>25</text:p>
          </table:table-cell>
          <table:table-cell>
            <text:p>man</text:p>
          </table:table-cell>
          <table:table-cell>
            <text:p>[mæn]
n. 男人, 人类, 人, 丈夫, 雇工
vt. 为...配备人手, 操纵, 在...就位, 使振奋</text:p>
          </table:table-cell>
        </table:table-row>
        <table:table-row>
          <table:table-cell>
            <text:p>23</text:p>
          </table:table-cell>
          <table:table-cell>
            <text:p>from</text:p>
          </table:table-cell>
          <table:table-cell>
            <text:p>[frɔm, frәm, frm]
prep. 从, 今后, 来自, 由于</text:p>
          </table:table-cell>
        </table:table-row>
        <table:table-row>
          <table:table-cell>
            <text:p>23</text:p>
          </table:table-cell>
          <table:table-cell>
            <text:p>money</text:p>
          </table:table-cell>
          <table:table-cell>
            <text:p>['mʌni]
n. 货币, 钱, 金钱</text:p>
          </table:table-cell>
        </table:table-row>
        <table:table-row>
          <table:table-cell>
            <text:p>23</text:p>
          </table:table-cell>
          <table:table-cell>
            <text:p>other</text:p>
          </table:table-cell>
          <table:table-cell>
            <text:p>['ʌðә]
adj. 其他的, 另外的, 从前的
pron. 其他的, 他人, 另外一个
adv. 另外地, 不同地</text:p>
          </table:table-cell>
        </table:table-row>
        <table:table-row>
          <table:table-cell>
            <text:p>22</text:p>
          </table:table-cell>
          <table:table-cell>
            <text:p>foundation</text:p>
          </table:table-cell>
          <table:table-cell>
            <text:p>[faun'deiʃәn]
n. 基础, 根本, 建立, 创立, 地基, 基金, 基金会</text:p>
          </table:table-cell>
        </table:table-row>
        <table:table-row>
          <table:table-cell>
            <text:p>22</text:p>
          </table:table-cell>
          <table:table-cell>
            <text:p>go</text:p>
          </table:table-cell>
          <table:table-cell>
            <text:p>[gәu]
vi. 离去, 走, 进行, 变成, 趋于, 达到, 求助于, 诉诸
vt. 以...打赌, 忍受, 出产
n. 去, 进行</text:p>
          </table:table-cell>
        </table:table-row>
        <table:table-row>
          <table:table-cell>
            <text:p>22</text:p>
          </table:table-cell>
          <table:table-cell>
            <text:p>mrs</text:p>
          </table:table-cell>
          <table:table-cell>
            <text:p>~= mr
['mistә(r)]
[域] Mauritania , 毛里塔尼亚
abbr. [军] Medium-Range, 中程</text:p>
          </table:table-cell>
        </table:table-row>
        <table:table-row>
          <table:table-cell>
            <text:p>21</text:p>
          </table:table-cell>
          <table:table-cell>
            <text:p>my</text:p>
          </table:table-cell>
          <table:table-cell>
            <text:p>[mai; mi]
pron. 我的
int. &lt;口&gt;嗳呀!啊呀!
[域] Malaysia , 马来西亚</text:p>
          </table:table-cell>
        </table:table-row>
        <table:table-row>
          <table:table-cell>
            <text:p>21</text:p>
          </table:table-cell>
          <table:table-cell>
            <text:p>terms</text:p>
          </table:table-cell>
          <table:table-cell>
            <text:p>n. 条件, 条款, 费用, 价钱, 关系, 地位, 交谊
【经】 条件
相关词组:
  be on speaking terms
  think in terms of
  bring sb to terms
  eat one's terms
  in terms of
  keep terms with sb
  make terms
  not on any terms
  on friendly terms
  on equal terms
  be on first-name terms with sb
  meet sb on equal terms
  in no uncertain terms
  in plain terms
  not on borrowing terms
  on easy terms
  on one's own terms
  be on good terms with sb
  be on bad terms with sb</text:p>
          </table:table-cell>
        </table:table-row>
        <table:table-row>
          <table:table-cell>
            <text:p>20</text:p>
          </table:table-cell>
          <table:table-cell>
            <text:p>after</text:p>
          </table:table-cell>
          <table:table-cell>
            <text:p>['ɑ:ftә]
adv. prep.conj.在...之后, 在...后面, 模仿, 与...一致, 以...命名, 后来的, 后面的</text:p>
          </table:table-cell>
        </table:table-row>
        <table:table-row>
          <table:table-cell>
            <text:p>20</text:p>
          </table:table-cell>
          <table:table-cell>
            <text:p>got</text:p>
          </table:table-cell>
          <table:table-cell>
            <text:p>[gɔt]
vbl. get 的过去式</text:p>
          </table:table-cell>
        </table:table-row>
        <table:table-row>
          <table:table-cell>
            <text:p>19</text:p>
          </table:table-cell>
          <table:table-cell>
            <text:p>an</text:p>
          </table:table-cell>
          <table:table-cell>
            <text:p>[æn; әn]
art. 一（在元音字母前代替不定代词a）
[域] Netherlands Antilles , 荷兰属地</text:p>
          </table:table-cell>
        </table:table-row>
        <table:table-row>
          <table:table-cell>
            <text:p>19</text:p>
          </table:table-cell>
          <table:table-cell>
            <text:p>can</text:p>
          </table:table-cell>
          <table:table-cell>
            <text:p>[kæn, kәn]
vt. 装进罐中, 把食品装罐
n. 罐头, 铁罐
conj. 能, 可以</text:p>
          </table:table-cell>
        </table:table-row>
        <table:table-row>
          <table:table-cell>
            <text:p>19</text:p>
          </table:table-cell>
          <table:table-cell>
            <text:p>no</text:p>
          </table:table-cell>
          <table:table-cell>
            <text:p>[nәu]
n. 否定, 投反对票者
adj. 没有, 不许, 反对
adv. 不, 并不, 毫不
[域] Norway , 挪威</text:p>
          </table:table-cell>
        </table:table-row>
        <table:table-row>
          <table:table-cell>
            <text:p>18</text:p>
          </table:table-cell>
          <table:table-cell>
            <text:p>agreement</text:p>
          </table:table-cell>
          <table:table-cell>
            <text:p>[ә'gri:mәnt]
n. 同意, 一致, 协定, 协议</text:p>
          </table:table-cell>
        </table:table-row>
        <table:table-row>
          <table:table-cell>
            <text:p>18</text:p>
          </table:table-cell>
          <table:table-cell>
            <text:p>hills</text:p>
          </table:table-cell>
          <table:table-cell>
            <text:p>~= hill
[hil]
n. 小山, 丘陵, 斜坡, 山岗</text:p>
          </table:table-cell>
        </table:table-row>
        <table:table-row>
          <table:table-cell>
            <text:p>18</text:p>
          </table:table-cell>
          <table:table-cell>
            <text:p>i've</text:p>
          </table:table-cell>
          <table:table-cell>
            <text:p>~= I've
/aɪv; aɪv/
contracted form 缩约式 I have =&gt; have.</text:p>
          </table:table-cell>
        </table:table-row>
        <table:table-row>
          <table:table-cell>
            <text:p>18</text:p>
          </table:table-cell>
          <table:table-cell>
            <text:p>up</text:p>
          </table:table-cell>
          <table:table-cell>
            <text:p>[ʌp]
adv. 向上, 到(较高的地方,北方), 起来, 起床
prep. 向上, 在上, 沿
adj. 向上的, 上行的</text:p>
          </table:table-cell>
        </table:table-row>
        <table:table-row>
          <table:table-cell>
            <text:p>17</text:p>
          </table:table-cell>
          <table:table-cell>
            <text:p>about</text:p>
          </table:table-cell>
          <table:table-cell>
            <text:p>['әbaut]
adv. 附近, 大约, 转向, 左右, 周围
prep. 在附近, 关于, 在...周围, 忙于</text:p>
          </table:table-cell>
        </table:table-row>
        <table:table-row>
          <table:table-cell>
            <text:p>17</text:p>
          </table:table-cell>
          <table:table-cell>
            <text:p>back</text:p>
          </table:table-cell>
          <table:table-cell>
            <text:p>[bæk]
adj. 后面的, 在后面, 早过去的, 前(欠)的钱
adv. 向后地
n. 背部, 后面
v. 后退, 支持</text:p>
          </table:table-cell>
        </table:table-row>
        <table:table-row>
          <table:table-cell>
            <text:p>17</text:p>
          </table:table-cell>
          <table:table-cell>
            <text:p>may</text:p>
          </table:table-cell>
          <table:table-cell>
            <text:p>[mei, me]
aux. 可能, 也许, 可以, 祝, 愿
n. (May) 五月, 能, 可能</text:p>
          </table:table-cell>
        </table:table-row>
        <table:table-row>
          <table:table-cell>
            <text:p>17</text:p>
          </table:table-cell>
          <table:table-cell>
            <text:p>out</text:p>
          </table:table-cell>
          <table:table-cell>
            <text:p>[aut]
adj. 外面的, 下台的, 出局的
adv. 在外, 出声地, 显露出来地, 明显地, 从头至尾地
n. 外面, 外出, 外观
vt. 赶出, 击倒, 使退场
vi. 外出, 暴露
prep. 通过</text:p>
          </table:table-cell>
        </table:table-row>
        <table:table-row>
          <table:table-cell>
            <text:p>16</text:p>
          </table:table-cell>
          <table:table-cell>
            <text:p>don't</text:p>
          </table:table-cell>
          <table:table-cell>
            <text:p>[dәunt]
(= do not)不要
n. 禁忌</text:p>
          </table:table-cell>
        </table:table-row>
        <table:table-row>
          <table:table-cell>
            <text:p>16</text:p>
          </table:table-cell>
          <table:table-cell>
            <text:p>license</text:p>
          </table:table-cell>
          <table:table-cell>
            <text:p>['laisәns]
n. 许可(证), 执照
vt. 许可, 特许
v. 许可</text:p>
          </table:table-cell>
        </table:table-row>
        <table:table-row>
          <table:table-cell>
            <text:p>16</text:p>
          </table:table-cell>
          <table:table-cell>
            <text:p>must</text:p>
          </table:table-cell>
          <table:table-cell>
            <text:p>[mʌst; mәst]
aux. 必须, 应当, 很可能, 一定, 必须, 肯定, 可以</text:p>
          </table:table-cell>
        </table:table-row>
        <table:table-row>
          <table:table-cell>
            <text:p>16</text:p>
          </table:table-cell>
          <table:table-cell>
            <text:p>she</text:p>
          </table:table-cell>
          <table:table-cell>
            <text:p>[ʃi:, ʃi]
pron. [主格]她</text:p>
          </table:table-cell>
        </table:table-row>
        <table:table-row>
          <table:table-cell>
            <text:p>16</text:p>
          </table:table-cell>
          <table:table-cell>
            <text:p>what</text:p>
          </table:table-cell>
          <table:table-cell>
            <text:p>[(h)wɔt]
pron. 什么
int. 怎么, 多么
adj. 什么
adv. 到什么程度, 在哪一方面
n. 本质, 实质, 要素</text:p>
          </table:table-cell>
        </table:table-row>
        <table:table-row>
          <table:table-cell>
            <text:p>16</text:p>
          </table:table-cell>
          <table:table-cell>
            <text:p>young</text:p>
          </table:table-cell>
          <table:table-cell>
            <text:p>[jʌŋ]
adj. 年轻的, 年纪小的, 没有经验的, 尚早的, 初期的
n. (动物的)崽, 仔</text:p>
          </table:table-cell>
        </table:table-row>
        <table:table-row>
          <table:table-cell>
            <text:p>16</text:p>
          </table:table-cell>
          <table:table-cell>
            <text:p>your</text:p>
          </table:table-cell>
          <table:table-cell>
            <text:p>[jɔ:, juә]
pron. 你的, 你们的</text:p>
          </table:table-cell>
        </table:table-row>
        <table:table-row>
          <table:table-cell>
            <text:p>15</text:p>
          </table:table-cell>
          <table:table-cell>
            <text:p>donations</text:p>
          </table:table-cell>
          <table:table-cell>
            <text:p>~= donation
[dәu'neiʃәn]
n. 捐赠品, 捐款, 贡献</text:p>
          </table:table-cell>
        </table:table-row>
        <table:table-row>
          <table:table-cell>
            <text:p>15</text:p>
          </table:table-cell>
          <table:table-cell>
            <text:p>ebook</text:p>
          </table:table-cell>
          <table:table-cell>
            <text:p>~~~= casebook
['keisbuk]
n. 个案记录簿</text:p>
          </table:table-cell>
        </table:table-row>
        <table:table-row>
          <table:table-cell>
            <text:p>15</text:p>
          </table:table-cell>
          <table:table-cell>
            <text:p>it's</text:p>
          </table:table-cell>
          <table:table-cell>
            <text:p>[its]
it is的缩写, it has的缩写</text:p>
          </table:table-cell>
        </table:table-row>
        <table:table-row>
          <table:table-cell>
            <text:p>14</text:p>
          </table:table-cell>
          <table:table-cell>
            <text:p>bella</text:p>
          </table:table-cell>
          <table:table-cell>
            <text:p>~= Bella
['belә]
n. (女子名)伊莎贝拉的昵称</text:p>
          </table:table-cell>
        </table:table-row>
        <table:table-row>
          <table:table-cell>
            <text:p>14</text:p>
          </table:table-cell>
          <table:table-cell>
            <text:p>copyright</text:p>
          </table:table-cell>
          <table:table-cell>
            <text:p>['kɔpirait]
n. 版权, 著作权</text:p>
          </table:table-cell>
        </table:table-row>
        <table:table-row>
          <table:table-cell>
            <text:p>14</text:p>
          </table:table-cell>
          <table:table-cell>
            <text:p>only</text:p>
          </table:table-cell>
          <table:table-cell>
            <text:p>['әunli]
adj. 唯一的, 单独的, 最好的, 最合适的
adv. 仅仅, 只不过
conj. 但是, 可是</text:p>
          </table:table-cell>
        </table:table-row>
        <table:table-row>
          <table:table-cell>
            <text:p>14</text:p>
          </table:table-cell>
          <table:table-cell>
            <text:p>states</text:p>
          </table:table-cell>
          <table:table-cell>
            <text:p>~= state
[steit]
n. 情形, 状态, 国家, 政府, 州
adj. 国家的, 国有的, 国营的, 州的, 正式的, 典礼用的
vt. 声明, 陈述, 规定</text:p>
          </table:table-cell>
        </table:table-row>
        <table:table-row>
          <table:table-cell>
            <text:p>14</text:p>
          </table:table-cell>
          <table:table-cell>
            <text:p>we</text:p>
          </table:table-cell>
          <table:table-cell>
            <text:p>[wi:; wi]
pron. 我们</text:p>
          </table:table-cell>
        </table:table-row>
        <table:table-row>
          <table:table-cell>
            <text:p>13</text:p>
          </table:table-cell>
          <table:table-cell>
            <text:p>archive</text:p>
          </table:table-cell>
          <table:table-cell>
            <text:p>['ɑ:kaiv]
vt. 存档
n. 档案文件</text:p>
          </table:table-cell>
        </table:table-row>
        <table:table-row>
          <table:table-cell>
            <text:p>13</text:p>
          </table:table-cell>
          <table:table-cell>
            <text:p>ebooks</text:p>
          </table:table-cell>
          <table:table-cell>
            <text:p>~~~= bookseller
['bukselә(r)]
n. 书商</text:p>
          </table:table-cell>
        </table:table-row>
        <table:table-row>
          <table:table-cell>
            <text:p>13</text:p>
          </table:table-cell>
          <table:table-cell>
            <text:p>evening</text:p>
          </table:table-cell>
          <table:table-cell>
            <text:p>['i:vniŋ]
n. 傍晚, 晚间, 后期, (联欢性的)晚会</text:p>
          </table:table-cell>
        </table:table-row>
        <table:table-row>
          <table:table-cell>
            <text:p>13</text:p>
          </table:table-cell>
          <table:table-cell>
            <text:p>full</text:p>
          </table:table-cell>
          <table:table-cell>
            <text:p>[ful]
n. 全部, 完整
adj. 充满的, 完全的, 丰富的, 完美的, 详尽的, 丰满的
adv. 完全地, 整整, 十分
vt. 把衣服缝得宽大</text:p>
          </table:table-cell>
        </table:table-row>
        <table:table-row>
          <table:table-cell>
            <text:p>13</text:p>
          </table:table-cell>
          <table:table-cell>
            <text:p>how</text:p>
          </table:table-cell>
          <table:table-cell>
            <text:p>[hau]
adv. （指范围, 程度, 数量, 价值）多少, 多么
n. 方式（或方法）</text:p>
          </table:table-cell>
        </table:table-row>
        <table:table-row>
          <table:table-cell>
            <text:p>13</text:p>
          </table:table-cell>
          <table:table-cell>
            <text:p>i'm</text:p>
          </table:table-cell>
          <table:table-cell>
            <text:p>~= I'm
/aɪm; aɪm/
contracted form 缩约式 I am =&gt; be.</text:p>
          </table:table-cell>
        </table:table-row>
        <table:table-row>
          <table:table-cell>
            <text:p>13</text:p>
          </table:table-cell>
          <table:table-cell>
            <text:p>literary</text:p>
          </table:table-cell>
          <table:table-cell>
            <text:p>['litәrәri]
adj. 文学(上)的, 从事写作的, 文艺的, 精通文学的, 书本的</text:p>
          </table:table-cell>
        </table:table-row>
        <table:table-row>
          <table:table-cell>
            <text:p>12</text:p>
          </table:table-cell>
          <table:table-cell>
            <text:p>copy</text:p>
          </table:table-cell>
          <table:table-cell>
            <text:p>['kɔpi]
n. 副本, 拷贝, 摹仿, 一册
v. 复印, 复制, 拷贝, 抄袭</text:p>
          </table:table-cell>
        </table:table-row>
        <table:table-row>
          <table:table-cell>
            <text:p>12</text:p>
          </table:table-cell>
          <table:table-cell>
            <text:p>george</text:p>
          </table:table-cell>
          <table:table-cell>
            <text:p>~= George
[dʒɔ:dʒ]
n. 男子名</text:p>
          </table:table-cell>
        </table:table-row>
        <table:table-row>
          <table:table-cell>
            <text:p>12</text:p>
          </table:table-cell>
          <table:table-cell>
            <text:p>going</text:p>
          </table:table-cell>
          <table:table-cell>
            <text:p>['gәuiŋ]
n. 去, 离去, 地面(或道路)的状况, 工作情况, [复]行为
adj. 进行中的, 流行的, 现存的</text:p>
          </table:table-cell>
        </table:table-row>
        <table:table-row>
          <table:table-cell>
            <text:p>12</text:p>
          </table:table-cell>
          <table:table-cell>
            <text:p>her</text:p>
          </table:table-cell>
          <table:table-cell>
            <text:p>[hә:; ә:ˏhә, ә]
pron. 她的, 她</text:p>
          </table:table-cell>
        </table:table-row>
        <table:table-row>
          <table:table-cell>
            <text:p>12</text:p>
          </table:table-cell>
          <table:table-cell>
            <text:p>http</text:p>
          </table:table-cell>
          <table:table-cell>
            <text:p>~= HTTP
abbr. Hypertext Transfer Protocol, WWW服务程序所用的协议</text:p>
          </table:table-cell>
        </table:table-row>
        <table:table-row>
          <table:table-cell>
            <text:p>12</text:p>
          </table:table-cell>
          <table:table-cell>
            <text:p>miss</text:p>
          </table:table-cell>
          <table:table-cell>
            <text:p>[mis]
n. 过错, 避免, 失败, 小姐, 姑娘
vt. 未得到, 未达到, 未听到, 思念, 未觉察, 错过, 遗漏, 逃脱
vi. 失败, 击不中</text:p>
          </table:table-cell>
        </table:table-row>
        <table:table-row>
          <table:table-cell>
            <text:p>12</text:p>
          </table:table-cell>
          <table:table-cell>
            <text:p>new</text:p>
          </table:table-cell>
          <table:table-cell>
            <text:p>[nju:]
adj. 新的, 初见的, 更新的
adv. 新近</text:p>
          </table:table-cell>
        </table:table-row>
        <table:table-row>
          <table:table-cell>
            <text:p>12</text:p>
          </table:table-cell>
          <table:table-cell>
            <text:p>then</text:p>
          </table:table-cell>
          <table:table-cell>
            <text:p>[ðen]
adv. 当时, 在那时, 那么, 因而, 然后, 于是</text:p>
          </table:table-cell>
        </table:table-row>
        <table:table-row>
          <table:table-cell>
            <text:p>12</text:p>
          </table:table-cell>
          <table:table-cell>
            <text:p>uncle</text:p>
          </table:table-cell>
          <table:table-cell>
            <text:p>['ʌŋkl]
n. 伯父, 叔父, 姨丈, 援助者</text:p>
          </table:table-cell>
        </table:table-row>
        <table:table-row>
          <table:table-cell>
            <text:p>12</text:p>
          </table:table-cell>
          <table:table-cell>
            <text:p>which</text:p>
          </table:table-cell>
          <table:table-cell>
            <text:p>[(h)witʃ]
pron. 哪个, 哪几个, ...的, ...那个
adj. 哪个</text:p>
          </table:table-cell>
        </table:table-row>
        <table:table-row>
          <table:table-cell>
            <text:p>11</text:p>
          </table:table-cell>
          <table:table-cell>
            <text:p>good</text:p>
          </table:table-cell>
          <table:table-cell>
            <text:p>[gud]
n. 好, 好事, 慷慨的行为, 好处, 利益
adj. 优良的, 上等的, 虔诚的, 愉快的, 慈善的, 好心的, 有益的</text:p>
          </table:table-cell>
        </table:table-row>
        <table:table-row>
          <table:table-cell>
            <text:p>11</text:p>
          </table:table-cell>
          <table:table-cell>
            <text:p>had</text:p>
          </table:table-cell>
          <table:table-cell>
            <text:p>[hæd, hәd, әd]
vbl. have 的过去式和过去分词
conj. 有</text:p>
          </table:table-cell>
        </table:table-row>
        <table:table-row>
          <table:table-cell>
            <text:p>11</text:p>
          </table:table-cell>
          <table:table-cell>
            <text:p>just</text:p>
          </table:table-cell>
          <table:table-cell>
            <text:p>[dʒʌst]
adj. 正义的, 公正的, 正确的, 应得的, 有充分根据的
adv. 正好, 仅仅, 刚才, 只是, 不过</text:p>
          </table:table-cell>
        </table:table-row>
        <table:table-row>
          <table:table-cell>
            <text:p>11</text:p>
          </table:table-cell>
          <table:table-cell>
            <text:p>like</text:p>
          </table:table-cell>
          <table:table-cell>
            <text:p>[laik]
n. 爱好, 同样的人(或物)
adj. 相似的, 同样的
vt. 喜欢, 希望, 愿意
vi. 喜欢, 希望
prep. 象, 如同
adv. 可能</text:p>
          </table:table-cell>
        </table:table-row>
        <table:table-row>
          <table:table-cell>
            <text:p>11</text:p>
          </table:table-cell>
          <table:table-cell>
            <text:p>paragraph</text:p>
          </table:table-cell>
          <table:table-cell>
            <text:p>['pærәgrɑ:f]
n. (文章)段, 节, 段落</text:p>
          </table:table-cell>
        </table:table-row>
        <table:table-row>
          <table:table-cell>
            <text:p>11</text:p>
          </table:table-cell>
          <table:table-cell>
            <text:p>trademark</text:p>
          </table:table-cell>
          <table:table-cell>
            <text:p>['treidmɑ:k]
n. 商标</text:p>
          </table:table-cell>
        </table:table-row>
        <table:table-row>
          <table:table-cell>
            <text:p>11</text:p>
          </table:table-cell>
          <table:table-cell>
            <text:p>use</text:p>
          </table:table-cell>
          <table:table-cell>
            <text:p>[ju:s]
vt. 使用, 利用, 耗费
n. 使用, 利用, 用途, 效用, 使用价值</text:p>
          </table:table-cell>
        </table:table-row>
        <table:table-row>
          <table:table-cell>
            <text:p>10</text:p>
          </table:table-cell>
          <table:table-cell>
            <text:p>access</text:p>
          </table:table-cell>
          <table:table-cell>
            <text:p>['ækses]
n. 通路, 访问, 入门
vt. 存取, 接近</text:p>
          </table:table-cell>
        </table:table-row>
        <table:table-row>
          <table:table-cell>
            <text:p>10</text:p>
          </table:table-cell>
          <table:table-cell>
            <text:p>including</text:p>
          </table:table-cell>
          <table:table-cell>
            <text:p>vbl. 包括</text:p>
          </table:table-cell>
        </table:table-row>
        <table:table-row>
          <table:table-cell>
            <text:p>10</text:p>
          </table:table-cell>
          <table:table-cell>
            <text:p>net</text:p>
          </table:table-cell>
          <table:table-cell>
            <text:p>[net]
n. 网, 网络, 网状物, 净利, 实价
adj. 净余的, 纯粹的
vt. 用网捕, 净赚, 得到
vi. 编网
[域] Nerwork operations and service centers,网络服务商</text:p>
          </table:table-cell>
        </table:table-row>
        <table:table-row>
          <table:table-cell>
            <text:p>10</text:p>
          </table:table-cell>
          <table:table-cell>
            <text:p>refund</text:p>
          </table:table-cell>
          <table:table-cell>
            <text:p>[ri:'fʌnd]
v. 退还, 偿还
n. 归还, 偿还额, 退款</text:p>
          </table:table-cell>
        </table:table-row>
        <table:table-row>
          <table:table-cell>
            <text:p>10</text:p>
          </table:table-cell>
          <table:table-cell>
            <text:p>set</text:p>
          </table:table-cell>
          <table:table-cell>
            <text:p>[set]
v. 放, 置, 移动到, 使(人或事物处于某种状态), 提出, 树立, 规定, 调整
n. 一套, 一副, 一批, 接受机, 装置, 趋势, 布景
adj. 固定的, 规定的, 坚决的, 固执的, 事先做好的</text:p>
          </table:table-cell>
        </table:table-row>
        <table:table-row>
          <table:table-cell>
            <text:p>10</text:p>
          </table:table-cell>
          <table:table-cell>
            <text:p>they</text:p>
          </table:table-cell>
          <table:table-cell>
            <text:p>[ðei; ðe]
pron. 他们, 它们</text:p>
          </table:table-cell>
        </table:table-row>
        <table:table-row>
          <table:table-cell>
            <text:p>10</text:p>
          </table:table-cell>
          <table:table-cell>
            <text:p>united</text:p>
          </table:table-cell>
          <table:table-cell>
            <text:p>[ju'naitid]
adj. 联合的, 团结的, 一致的</text:p>
          </table:table-cell>
        </table:table-row>
        <table:table-row>
          <table:table-cell>
            <text:p>10</text:p>
          </table:table-cell>
          <table:table-cell>
            <text:p>when</text:p>
          </table:table-cell>
          <table:table-cell>
            <text:p>[(h)wen]
conj. 就在那个时候, 在...的时候
adv. 什么时候, ...的时候
pron. 什么时侯, 那时</text:p>
          </table:table-cell>
        </table:table-row>
        <table:table-row>
          <table:table-cell>
            <text:p>10</text:p>
          </table:table-cell>
          <table:table-cell>
            <text:p>without</text:p>
          </table:table-cell>
          <table:table-cell>
            <text:p>[wið'aut]
prep. 没有, 不, (表条件)如果没有, 要没有
adv. 在外, 在屋外</text:p>
          </table:table-cell>
        </table:table-row>
        <table:table-row>
          <table:table-cell>
            <text:p>10</text:p>
          </table:table-cell>
          <table:table-cell>
            <text:p>www</text:p>
          </table:table-cell>
          <table:table-cell>
            <text:p>~= WWW
n. World Wide Web 万维网, 简称WWW或3W</text:p>
          </table:table-cell>
        </table:table-row>
        <table:table-row>
          <table:table-cell>
            <text:p>9</text:p>
          </table:table-cell>
          <table:table-cell>
            <text:p>agree</text:p>
          </table:table-cell>
          <table:table-cell>
            <text:p>[ә'gri:]
vi. 同意, 赞成...的意见, 与...一致, 承认, 适合
vt. 同意</text:p>
          </table:table-cell>
        </table:table-row>
        <table:table-row>
          <table:table-cell>
            <text:p>9</text:p>
          </table:table-cell>
          <table:table-cell>
            <text:p>forth</text:p>
          </table:table-cell>
          <table:table-cell>
            <text:p>[fɔ:θ]
adv. 往前, 向外</text:p>
          </table:table-cell>
        </table:table-row>
        <table:table-row>
          <table:table-cell>
            <text:p>9</text:p>
          </table:table-cell>
          <table:table-cell>
            <text:p>information</text:p>
          </table:table-cell>
          <table:table-cell>
            <text:p>[ˏinfә'meiʃәn]
n. 通知, 报告, 消息, 情报, 知识, 见闻, 资料, 起诉
信息</text:p>
          </table:table-cell>
        </table:table-row>
        <table:table-row>
          <table:table-cell>
            <text:p>9</text:p>
          </table:table-cell>
          <table:table-cell>
            <text:p>make</text:p>
          </table:table-cell>
          <table:table-cell>
            <text:p>[meik]
vt. 制造, 安排, 使成为, 认为, 产生, 获得, 进行, 构成
vi. 开始, 前进, 增大, 被制造, 被处理
n. 制造, 构造, 性情</text:p>
          </table:table-cell>
        </table:table-row>
        <table:table-row>
          <table:table-cell>
            <text:p>9</text:p>
          </table:table-cell>
          <table:table-cell>
            <text:p>one</text:p>
          </table:table-cell>
          <table:table-cell>
            <text:p>[wʌn]
pron. 一个人, 任何人, 一方
num. 一, 一个
adj. 一方的, 某一, 同样的</text:p>
          </table:table-cell>
        </table:table-row>
        <table:table-row>
          <table:table-cell>
            <text:p>9</text:p>
          </table:table-cell>
          <table:table-cell>
            <text:p>over</text:p>
          </table:table-cell>
          <table:table-cell>
            <text:p>['әuvә]
adv. 结束, 越过, 从头到尾
prep. 在...之上, 越过
adj. 上面的
vt. 额外的东西, 越过
n. 额外的东西</text:p>
          </table:table-cell>
        </table:table-row>
        <table:table-row>
          <table:table-cell>
            <text:p>9</text:p>
          </table:table-cell>
          <table:table-cell>
            <text:p>pounds</text:p>
          </table:table-cell>
          <table:table-cell>
            <text:p>~= pound
[paund]
n. 磅, 英镑, 重击, 鱼塘, 兽栏, 拘留所
vt. 强烈打击, 捣烂, 监禁, 关入栏
vi. 连续重击, 连续敲打, 苦干</text:p>
          </table:table-cell>
        </table:table-row>
        <table:table-row>
          <table:table-cell>
            <text:p>9</text:p>
          </table:table-cell>
          <table:table-cell>
            <text:p>public</text:p>
          </table:table-cell>
          <table:table-cell>
            <text:p>['pʌblik]
n. 公众, (特定的)人群, 公共场所
adj. 公众的, 公共的, 公立的, 公用的</text:p>
          </table:table-cell>
        </table:table-row>
        <table:table-row>
          <table:table-cell>
            <text:p>9</text:p>
          </table:table-cell>
          <table:table-cell>
            <text:p>see</text:p>
          </table:table-cell>
          <table:table-cell>
            <text:p>[si:]
v. 看, 看见, 了解, 领会, 注意, 留心, 经历, 阅历</text:p>
          </table:table-cell>
        </table:table-row>
        <table:table-row>
          <table:table-cell>
            <text:p>9</text:p>
          </table:table-cell>
          <table:table-cell>
            <text:p>such</text:p>
          </table:table-cell>
          <table:table-cell>
            <text:p>[sʌtʃ, sәtʃ]
adj. 这样的, 这种, 某一
pron. 这样的人(们)或物</text:p>
          </table:table-cell>
        </table:table-row>
        <table:table-row>
          <table:table-cell>
            <text:p>9</text:p>
          </table:table-cell>
          <table:table-cell>
            <text:p>there</text:p>
          </table:table-cell>
          <table:table-cell>
            <text:p>[ðєә, ðә]
adv. 在那里</text:p>
          </table:table-cell>
        </table:table-row>
        <table:table-row>
          <table:table-cell>
            <text:p>9</text:p>
          </table:table-cell>
          <table:table-cell>
            <text:p>well</text:p>
          </table:table-cell>
          <table:table-cell>
            <text:p>[wel]
adj. 健康的, 良好的, 适当的
adv. 好, 满意地, 充分地, 彻底地, 有理地, 适当地, 夸奖地
n. 井
vi. 涌出</text:p>
          </table:table-cell>
        </table:table-row>
        <table:table-row>
          <table:table-cell>
            <text:p>8</text:p>
          </table:table-cell>
          <table:table-cell>
            <text:p>associated</text:p>
          </table:table-cell>
          <table:table-cell>
            <text:p>adj. 联合的, 关联的</text:p>
          </table:table-cell>
        </table:table-row>
        <table:table-row>
          <table:table-cell>
            <text:p>8</text:p>
          </table:table-cell>
          <table:table-cell>
            <text:p>before</text:p>
          </table:table-cell>
          <table:table-cell>
            <text:p>[bi'fɔ:]
adv. 在前, 以前
prep. 在...之前
conj. 在...之前, 与其...宁可</text:p>
          </table:table-cell>
        </table:table-row>
        <table:table-row>
          <table:table-cell>
            <text:p>8</text:p>
          </table:table-cell>
          <table:table-cell>
            <text:p>best</text:p>
          </table:table-cell>
          <table:table-cell>
            <text:p>[best]
adj. 最好的
adv. 最好地, 最, 极
n. 最佳状态或作品, 最好的东西</text:p>
          </table:table-cell>
        </table:table-row>
        <table:table-row>
          <table:table-cell>
            <text:p>8</text:p>
          </table:table-cell>
          <table:table-cell>
            <text:p>days</text:p>
          </table:table-cell>
          <table:table-cell>
            <text:p>n. 天, 时期
adv. 每天, 在白天</text:p>
          </table:table-cell>
        </table:table-row>
        <table:table-row>
          <table:table-cell>
            <text:p>8</text:p>
          </table:table-cell>
          <table:table-cell>
            <text:p>domain</text:p>
          </table:table-cell>
          <table:table-cell>
            <text:p>[dәu'mein]
n. 领土, 领地, (活动、学问等的)范围, 领域</text:p>
          </table:table-cell>
        </table:table-row>
        <table:table-row>
          <table:table-cell>
            <text:p>8</text:p>
          </table:table-cell>
          <table:table-cell>
            <text:p>fee</text:p>
          </table:table-cell>
          <table:table-cell>
            <text:p>[fi:]
n. 费(会费、学费等), 酬金</text:p>
          </table:table-cell>
        </table:table-row>
        <table:table-row>
          <table:table-cell>
            <text:p>8</text:p>
          </table:table-cell>
          <table:table-cell>
            <text:p>home</text:p>
          </table:table-cell>
          <table:table-cell>
            <text:p>[hәum]
n. 家, 住宅, 家乡, 本国, 产地, 避难所
adj. 家庭的, 国内的, 有效的
adv. 在家, 回家, 深入地, 在本国</text:p>
          </table:table-cell>
        </table:table-row>
        <table:table-row>
          <table:table-cell>
            <text:p>8</text:p>
          </table:table-cell>
          <table:table-cell>
            <text:p>know</text:p>
          </table:table-cell>
          <table:table-cell>
            <text:p>[nәu]
v. 知道, 了解, 认识, 熟悉, 认出, 分辨, 确信</text:p>
          </table:table-cell>
        </table:table-row>
        <table:table-row>
          <table:table-cell>
            <text:p>8</text:p>
          </table:table-cell>
          <table:table-cell>
            <text:p>laws</text:p>
          </table:table-cell>
          <table:table-cell>
            <text:p>~= law
[lɔ:]
n. 法律, 诉讼, 法学, 法治, 司法界, 规律
v. 对...起诉, 控告
abbr. [军] Light Anti-Tank Weapon, 轻型反坦克武器</text:p>
          </table:table-cell>
        </table:table-row>
        <table:table-row>
          <table:table-cell>
            <text:p>8</text:p>
          </table:table-cell>
          <table:table-cell>
            <text:p>little</text:p>
          </table:table-cell>
          <table:table-cell>
            <text:p>['litl]
n. 少许, 一会儿, 短时间
adj. 很少的, 矮小的, 短暂的, 琐碎的
adv. 很少, 稍微, 完全不</text:p>
          </table:table-cell>
        </table:table-row>
        <table:table-row>
          <table:table-cell>
            <text:p>8</text:p>
          </table:table-cell>
          <table:table-cell>
            <text:p>more</text:p>
          </table:table-cell>
          <table:table-cell>
            <text:p>[mɔ:(r)]
adj. 更多的
n. 更多
adv. 更, 更多, 更加, 超过, 多, 大大高于
num. 更多</text:p>
          </table:table-cell>
        </table:table-row>
        <table:table-row>
          <table:table-cell>
            <text:p>8</text:p>
          </table:table-cell>
          <table:table-cell>
            <text:p>pglaf</text:p>
          </table:table-cell>
          <table:table-cell>
            <text:p>~~~= glafenine
【化】 格拉非宁; 甘氨苯喹</text:p>
          </table:table-cell>
        </table:table-row>
        <table:table-row>
          <table:table-cell>
            <text:p>8</text:p>
          </table:table-cell>
          <table:table-cell>
            <text:p>sea</text:p>
          </table:table-cell>
          <table:table-cell>
            <text:p>[si:]
n. 海洋, 大浪, 大量, 许多</text:p>
          </table:table-cell>
        </table:table-row>
        <table:table-row>
          <table:table-cell>
            <text:p>8</text:p>
          </table:table-cell>
          <table:table-cell>
            <text:p>shop</text:p>
          </table:table-cell>
          <table:table-cell>
            <text:p>[ʃɔp]
n. 商店, 店铺
vi. 买东西, 购货</text:p>
          </table:table-cell>
        </table:table-row>
        <table:table-row>
          <table:table-cell>
            <text:p>8</text:p>
          </table:table-cell>
          <table:table-cell>
            <text:p>tell</text:p>
          </table:table-cell>
          <table:table-cell>
            <text:p>[tel]
vt. 告诉, 说, 吩咐, 断定, 知道
vi. 讲述, 泄密, 告发, 表明, 作证
n. &lt;方&gt;讲的事, 传闻</text:p>
          </table:table-cell>
        </table:table-row>
        <table:table-row>
          <table:table-cell>
            <text:p>8</text:p>
          </table:table-cell>
          <table:table-cell>
            <text:p>took</text:p>
          </table:table-cell>
          <table:table-cell>
            <text:p>[tuk]
vbl. take的过去式
v.拿, 拿走, 取, 抓, 占领, 获得, 接受, 感受</text:p>
          </table:table-cell>
        </table:table-row>
        <table:table-row>
          <table:table-cell>
            <text:p>8</text:p>
          </table:table-cell>
          <table:table-cell>
            <text:p>unless</text:p>
          </table:table-cell>
          <table:table-cell>
            <text:p>[әn'les, ʌn'les]
conj. 如果不, 除非</text:p>
          </table:table-cell>
        </table:table-row>
        <table:table-row>
          <table:table-cell>
            <text:p>8</text:p>
          </table:table-cell>
          <table:table-cell>
            <text:p>way</text:p>
          </table:table-cell>
          <table:table-cell>
            <text:p>[wei]
n. 路, 路线, 路途, 习惯, 行业, 规模, 道路, 情形
adj. 中途, 途中的
adv. 远远地, 大大地, 非常</text:p>
          </table:table-cell>
        </table:table-row>
        <table:table-row>
          <table:table-cell>
            <text:p>8</text:p>
          </table:table-cell>
          <table:table-cell>
            <text:p>who</text:p>
          </table:table-cell>
          <table:table-cell>
            <text:p>[hu:]
pron. 谁, 那...的(人)</text:p>
          </table:table-cell>
        </table:table-row>
        <table:table-row>
          <table:table-cell>
            <text:p>8</text:p>
          </table:table-cell>
          <table:table-cell>
            <text:p>will</text:p>
          </table:table-cell>
          <table:table-cell>
            <text:p>[wil, wәl, әl, l]
n. 意志, 决心, 意向, 遗嘱
v. aux.将, 愿意, 必须</text:p>
          </table:table-cell>
        </table:table-row>
        <table:table-row>
          <table:table-cell>
            <text:p>8</text:p>
          </table:table-cell>
          <table:table-cell>
            <text:p>would</text:p>
          </table:table-cell>
          <table:table-cell>
            <text:p>[wud, wәd, әd, d]
v. aux.will的过去式, 将, 愿意</text:p>
          </table:table-cell>
        </table:table-row>
        <table:table-row>
          <table:table-cell>
            <text:p>7</text:p>
          </table:table-cell>
          <table:table-cell>
            <text:p>almost</text:p>
          </table:table-cell>
          <table:table-cell>
            <text:p>['ɔ:lmәust]
adv. 几乎, 差不多</text:p>
          </table:table-cell>
        </table:table-row>
        <table:table-row>
          <table:table-cell>
            <text:p>7</text:p>
          </table:table-cell>
          <table:table-cell>
            <text:p>another</text:p>
          </table:table-cell>
          <table:table-cell>
            <text:p>[ә'nʌðә]
adj. 另外的, 又一, 不同的
prep. 另一个, 另一个人, 同类的东西</text:p>
          </table:table-cell>
        </table:table-row>
        <table:table-row>
          <table:table-cell>
            <text:p>7</text:p>
          </table:table-cell>
          <table:table-cell>
            <text:p>coming</text:p>
          </table:table-cell>
          <table:table-cell>
            <text:p>['kʌmiŋ]
n. 来达
adj. 就要来的, 将来的, 大有前途的</text:p>
          </table:table-cell>
        </table:table-row>
        <table:table-row>
          <table:table-cell>
            <text:p>7</text:p>
          </table:table-cell>
          <table:table-cell>
            <text:p>copies</text:p>
          </table:table-cell>
          <table:table-cell>
            <text:p>~= copy
['kɔpi]
n. 副本, 拷贝, 摹仿, 一册
v. 复印, 复制, 拷贝, 抄袭</text:p>
          </table:table-cell>
        </table:table-row>
        <table:table-row>
          <table:table-cell>
            <text:p>7</text:p>
          </table:table-cell>
          <table:table-cell>
            <text:p>did</text:p>
          </table:table-cell>
          <table:table-cell>
            <text:p>[did]
vbl. do的过去式</text:p>
          </table:table-cell>
        </table:table-row>
        <table:table-row>
          <table:table-cell>
            <text:p>7</text:p>
          </table:table-cell>
          <table:table-cell>
            <text:p>distributing</text:p>
          </table:table-cell>
          <table:table-cell>
            <text:p>[dis'tribju:tiŋ]
vbl. 分配,分发,分布</text:p>
          </table:table-cell>
        </table:table-row>
        <table:table-row>
          <table:table-cell>
            <text:p>7</text:p>
          </table:table-cell>
          <table:table-cell>
            <text:p>etext</text:p>
          </table:table-cell>
          <table:table-cell>
            <text:p>【计】 电子文本</text:p>
          </table:table-cell>
        </table:table-row>
        <table:table-row>
          <table:table-cell>
            <text:p>7</text:p>
          </table:table-cell>
          <table:table-cell>
            <text:p>following</text:p>
          </table:table-cell>
          <table:table-cell>
            <text:p>['fɔlәuiŋ]
n. 下列各项, 部下, 党羽
adj. 下列的, 其次的
prep. 在...之后</text:p>
          </table:table-cell>
        </table:table-row>
        <table:table-row>
          <table:table-cell>
            <text:p>7</text:p>
          </table:table-cell>
          <table:table-cell>
            <text:p>found</text:p>
          </table:table-cell>
          <table:table-cell>
            <text:p>[faund]
v. 建立, 创立, 创办, 使有根据, 铸造, 熔制</text:p>
          </table:table-cell>
        </table:table-row>
        <table:table-row>
          <table:table-cell>
            <text:p>7</text:p>
          </table:table-cell>
          <table:table-cell>
            <text:p>give</text:p>
          </table:table-cell>
          <table:table-cell>
            <text:p>[giv]
n. 弹性, 可弯性
vt. 给, 授予, 供给, 献出, 让步, 引起, 发表, 捐助
vi. 捐赠, 让步</text:p>
          </table:table-cell>
        </table:table-row>
        <table:table-row>
          <table:table-cell>
            <text:p>7</text:p>
          </table:table-cell>
          <table:table-cell>
            <text:p>himself</text:p>
          </table:table-cell>
          <table:table-cell>
            <text:p>[him'self]
pron. 他自己, 他亲自</text:p>
          </table:table-cell>
        </table:table-row>
        <table:table-row>
          <table:table-cell>
            <text:p>7</text:p>
          </table:table-cell>
          <table:table-cell>
            <text:p>it'll</text:p>
          </table:table-cell>
          <table:table-cell>
            <text:p>['itl]
it will的缩写, it shall的缩写</text:p>
          </table:table-cell>
        </table:table-row>
        <table:table-row>
          <table:table-cell>
            <text:p>7</text:p>
          </table:table-cell>
          <table:table-cell>
            <text:p>its</text:p>
          </table:table-cell>
          <table:table-cell>
            <text:p>[its]
pron. 它的</text:p>
          </table:table-cell>
        </table:table-row>
        <table:table-row>
          <table:table-cell>
            <text:p>7</text:p>
          </table:table-cell>
          <table:table-cell>
            <text:p>last</text:p>
          </table:table-cell>
          <table:table-cell>
            <text:p>[lɑ:st]
adj. 最后的, 临终的, 末尾的, 最近的, 结论性的
vi. 持续, 支持, 维持
vt. 使维持, 楦
adv. 最后, 后来
n. 最后, 末尾, 临终, 鞋楦头</text:p>
          </table:table-cell>
        </table:table-row>
        <table:table-row>
          <table:table-cell>
            <text:p>7</text:p>
          </table:table-cell>
          <table:table-cell>
            <text:p>married</text:p>
          </table:table-cell>
          <table:table-cell>
            <text:p>['mærid]
adj. 已婚的, 婚姻的</text:p>
          </table:table-cell>
        </table:table-row>
        <table:table-row>
          <table:table-cell>
            <text:p>7</text:p>
          </table:table-cell>
          <table:table-cell>
            <text:p>much</text:p>
          </table:table-cell>
          <table:table-cell>
            <text:p>[mʌtʃ]
adj. 许多的, 大量的
adv. 非常, 很, ...多, 更加, 非常, 得多, 多达, 多得多
n. 许多, 大量
num. 许多</text:p>
          </table:table-cell>
        </table:table-row>
        <table:table-row>
          <table:table-cell>
            <text:p>7</text:p>
          </table:table-cell>
          <table:table-cell>
            <text:p>number</text:p>
          </table:table-cell>
          <table:table-cell>
            <text:p>['nʌmbә]
n. 数, 数字, 数量, 号码, 算术, 诗, 韵律
v. 遍号码, 共计..., 计入, 计算, 算入</text:p>
          </table:table-cell>
        </table:table-row>
        <table:table-row>
          <table:table-cell>
            <text:p>7</text:p>
          </table:table-cell>
          <table:table-cell>
            <text:p>org</text:p>
          </table:table-cell>
          <table:table-cell>
            <text:p>[域] Other organizations,非盈利组织</text:p>
          </table:table-cell>
        </table:table-row>
        <table:table-row>
          <table:table-cell>
            <text:p>7</text:p>
          </table:table-cell>
          <table:table-cell>
            <text:p>paid</text:p>
          </table:table-cell>
          <table:table-cell>
            <text:p>[peid]
vbl. pay的过去式和过去分词</text:p>
          </table:table-cell>
        </table:table-row>
        <table:table-row>
          <table:table-cell>
            <text:p>7</text:p>
          </table:table-cell>
          <table:table-cell>
            <text:p>part</text:p>
          </table:table-cell>
          <table:table-cell>
            <text:p>[pɑ:t]
n. 部分, 局部, 零件, 角色
vt. 分开, 分离, 分配
vi. 分开, 断裂, 分手
adv. 部分地, 有几分
adj. 部分的, 局部的</text:p>
          </table:table-cell>
        </table:table-row>
        <table:table-row>
          <table:table-cell>
            <text:p>7</text:p>
          </table:table-cell>
          <table:table-cell>
            <text:p>permission</text:p>
          </table:table-cell>
          <table:table-cell>
            <text:p>[pә(:)'miʃәn]
n. 许可, 允许</text:p>
          </table:table-cell>
        </table:table-row>
        <table:table-row>
          <table:table-cell>
            <text:p>7</text:p>
          </table:table-cell>
          <table:table-cell>
            <text:p>posted</text:p>
          </table:table-cell>
          <table:table-cell>
            <text:p>adj. 有地位的, 消息灵通的</text:p>
          </table:table-cell>
        </table:table-row>
        <table:table-row>
          <table:table-cell>
            <text:p>7</text:p>
          </table:table-cell>
          <table:table-cell>
            <text:p>provide</text:p>
          </table:table-cell>
          <table:table-cell>
            <text:p>[prә'vaid]
v. 供应, 供给, 准备, 预防, 规定</text:p>
          </table:table-cell>
        </table:table-row>
        <table:table-row>
          <table:table-cell>
            <text:p>7</text:p>
          </table:table-cell>
          <table:table-cell>
            <text:p>rich</text:p>
          </table:table-cell>
          <table:table-cell>
            <text:p>[ritʃ]
adj. 富的, 有钱的, 富有的, 富饶的, 肥沃的, 充足的, 丰富的</text:p>
          </table:table-cell>
        </table:table-row>
        <table:table-row>
          <table:table-cell>
            <text:p>7</text:p>
          </table:table-cell>
          <table:table-cell>
            <text:p>right</text:p>
          </table:table-cell>
          <table:table-cell>
            <text:p>[rait]
n. 正义, 公正, 正确, 权利, 右边, 右派
adj. 正当的, 正确的, 对的, 合适的, 恰当的, 健康的, 健全的, 正面的
adv. 正当地, 正确地, 一直地, 直接地, 完全地, 彻底地, 在右边</text:p>
          </table:table-cell>
        </table:table-row>
        <table:table-row>
          <table:table-cell>
            <text:p>7</text:p>
          </table:table-cell>
          <table:table-cell>
            <text:p>section</text:p>
          </table:table-cell>
          <table:table-cell>
            <text:p>['sekʃәn]
n. 部分, 断片, 部件, 节, 项, 区, 地域, 截面</text:p>
          </table:table-cell>
        </table:table-row>
        <table:table-row>
          <table:table-cell>
            <text:p>7</text:p>
          </table:table-cell>
          <table:table-cell>
            <text:p>so</text:p>
          </table:table-cell>
          <table:table-cell>
            <text:p>[sәu; sә]
conj. 因而, 所以, 那么, 这样看来
adv. [表示程度] 如此, 那么, 非常, 很, [表示方式] 这样, 那样, 如此, 因此
[域] Somalia , 索马里</text:p>
          </table:table-cell>
        </table:table-row>
        <table:table-row>
          <table:table-cell>
            <text:p>7</text:p>
          </table:table-cell>
          <table:table-cell>
            <text:p>take</text:p>
          </table:table-cell>
          <table:table-cell>
            <text:p>[teik]
v. 拿, 拿走, 取, 抓, 占领, 获得, 接受, 感受
n. 捕获量</text:p>
          </table:table-cell>
        </table:table-row>
        <table:table-row>
          <table:table-cell>
            <text:p>7</text:p>
          </table:table-cell>
          <table:table-cell>
            <text:p>than</text:p>
          </table:table-cell>
          <table:table-cell>
            <text:p>[ðæn; ðәn, ðn]
conj. 比
prep. 与...相比较</text:p>
          </table:table-cell>
        </table:table-row>
        <table:table-row>
          <table:table-cell>
            <text:p>7</text:p>
          </table:table-cell>
          <table:table-cell>
            <text:p>think</text:p>
          </table:table-cell>
          <table:table-cell>
            <text:p>[θiŋk]
v. 想, 思索, 认为
vt. 认为, 以为, 预料</text:p>
          </table:table-cell>
        </table:table-row>
        <table:table-row>
          <table:table-cell>
            <text:p>7</text:p>
          </table:table-cell>
          <table:table-cell>
            <text:p>under</text:p>
          </table:table-cell>
          <table:table-cell>
            <text:p>['ʌndә]
prep. 在...之下, 在...之内, 在...领导下, 低于, 假借
adv. 在下</text:p>
          </table:table-cell>
        </table:table-row>
        <table:table-row>
          <table:table-cell>
            <text:p>7</text:p>
          </table:table-cell>
          <table:table-cell>
            <text:p>voice</text:p>
          </table:table-cell>
          <table:table-cell>
            <text:p>[vɔis]
n. 声音, 嗓音, 发音能力, 意见, 发言权, [语法]语态
vt. 表达, 吐露</text:p>
          </table:table-cell>
        </table:table-row>
        <table:table-row>
          <table:table-cell>
            <text:p>7</text:p>
          </table:table-cell>
          <table:table-cell>
            <text:p>want</text:p>
          </table:table-cell>
          <table:table-cell>
            <text:p>[wɔnt]
vt. 想要, 希望, 需要, 短缺, 缺少
n. 需要, 短缺</text:p>
          </table:table-cell>
        </table:table-row>
        <table:table-row>
          <table:table-cell>
            <text:p>7</text:p>
          </table:table-cell>
          <table:table-cell>
            <text:p>went</text:p>
          </table:table-cell>
          <table:table-cell>
            <text:p>vbl. go的过去式</text:p>
          </table:table-cell>
        </table:table-row>
        <table:table-row>
          <table:table-cell>
            <text:p>7</text:p>
          </table:table-cell>
          <table:table-cell>
            <text:p>zealand</text:p>
          </table:table-cell>
          <table:table-cell>
            <text:p>~= Zealand
['zi:lәnd]
西兰岛[丹麦东部]</text:p>
          </table:table-cell>
        </table:table-row>
        <table:table-row>
          <table:table-cell>
            <text:p>6</text:p>
          </table:table-cell>
          <table:table-cell>
            <text:p>business</text:p>
          </table:table-cell>
          <table:table-cell>
            <text:p>['biznis]
n. 商业, 买卖, 交易, 生意, 事情, 事物, 营业, 商行</text:p>
          </table:table-cell>
        </table:table-row>
        <table:table-row>
          <table:table-cell>
            <text:p>6</text:p>
          </table:table-cell>
          <table:table-cell>
            <text:p>charge</text:p>
          </table:table-cell>
          <table:table-cell>
            <text:p>[tʃɑ:dʒ]
n. 负荷, 电荷, 费用, 主管, 掌管, 充电, 充气, 装料
v. 装满, 控诉, 责令, 告诫, 指示, 加罪于, 冲锋, 收费</text:p>
          </table:table-cell>
        </table:table-row>
        <table:table-row>
          <table:table-cell>
            <text:p>6</text:p>
          </table:table-cell>
          <table:table-cell>
            <text:p>come</text:p>
          </table:table-cell>
          <table:table-cell>
            <text:p>[kʌm]
vi. 来, 来临, 到达, 出现, 来(自), 出生(于), 开始
int. 嗨!
vbl. 来, 到达, 合计为</text:p>
          </table:table-cell>
        </table:table-row>
        <table:table-row>
          <table:table-cell>
            <text:p>6</text:p>
          </table:table-cell>
          <table:table-cell>
            <text:p>comply</text:p>
          </table:table-cell>
          <table:table-cell>
            <text:p>[kәm'plai]
vi. 顺从, 答应, 遵守</text:p>
          </table:table-cell>
        </table:table-row>
        <table:table-row>
          <table:table-cell>
            <text:p>6</text:p>
          </table:table-cell>
          <table:table-cell>
            <text:p>cost</text:p>
          </table:table-cell>
          <table:table-cell>
            <text:p>[kɔst]
n. 成本, 价钱, 代价
vt. 价值为, (使)花费(金钱,时间,劳力等), 使失去(生命,健康等), 令人付出
vi. 花费</text:p>
          </table:table-cell>
        </table:table-row>
        <table:table-row>
          <table:table-cell>
            <text:p>6</text:p>
          </table:table-cell>
          <table:table-cell>
            <text:p>distribute</text:p>
          </table:table-cell>
          <table:table-cell>
            <text:p>[dis'tribju(:)t]
vt. 分发, 分配, 散布, 分布, 分类, 分区
v. 分发</text:p>
          </table:table-cell>
        </table:table-row>
        <table:table-row>
          <table:table-cell>
            <text:p>6</text:p>
          </table:table-cell>
          <table:table-cell>
            <text:p>distribution</text:p>
          </table:table-cell>
          <table:table-cell>
            <text:p>[ˏdistri'bju:ʃәn]
n. 分配, 分发, 配给物, 销售, 法院对无遗嘱死亡者财产的分配, 分布状态, 区分, 分类
发送,发行</text:p>
          </table:table-cell>
        </table:table-row>
        <table:table-row>
          <table:table-cell>
            <text:p>6</text:p>
          </table:table-cell>
          <table:table-cell>
            <text:p>few</text:p>
          </table:table-cell>
          <table:table-cell>
            <text:p>[fju:]
adj. 很少的, 不多的, 少数的
n. [表示否定]很少数, 几乎没有</text:p>
          </table:table-cell>
        </table:table-row>
        <table:table-row>
          <table:table-cell>
            <text:p>6</text:p>
          </table:table-cell>
          <table:table-cell>
            <text:p>into</text:p>
          </table:table-cell>
          <table:table-cell>
            <text:p>['intu, 'intә]
prep. 到...里, 进入到...之内, 成为...状况, 深入...之中</text:p>
          </table:table-cell>
        </table:table-row>
        <table:table-row>
          <table:table-cell>
            <text:p>6</text:p>
          </table:table-cell>
          <table:table-cell>
            <text:p>long</text:p>
          </table:table-cell>
          <table:table-cell>
            <text:p>[lɔŋ]
adj. 长的, 长期的, 做多头的, 高的
vi. 渴望, 热望
adv. 长期地, 始终
n. 长时间, (市场上)做多头的人, [语音]长音节</text:p>
          </table:table-cell>
        </table:table-row>
        <table:table-row>
          <table:table-cell>
            <text:p>6</text:p>
          </table:table-cell>
          <table:table-cell>
            <text:p>look</text:p>
          </table:table-cell>
          <table:table-cell>
            <text:p>[luk]
n. 看, 注视, 脸色, 面容, 外表
vi. 看, 注意, 朝着, 好象, 显得
vt. 打量, 注视, 用眼神(或脸色)表示, 期待</text:p>
          </table:table-cell>
        </table:table-row>
        <table:table-row>
          <table:table-cell>
            <text:p>6</text:p>
          </table:table-cell>
          <table:table-cell>
            <text:p>never</text:p>
          </table:table-cell>
          <table:table-cell>
            <text:p>['nevә]
adv. 决不, 从未</text:p>
          </table:table-cell>
        </table:table-row>
        <table:table-row>
          <table:table-cell>
            <text:p>6</text:p>
          </table:table-cell>
          <table:table-cell>
            <text:p>now</text:p>
          </table:table-cell>
          <table:table-cell>
            <text:p>[nau]
adv. 现在, 目前, 此刻, 立刻, 马上
n. 现在, 如今
conj. 既然</text:p>
          </table:table-cell>
        </table:table-row>
        <table:table-row>
          <table:table-cell>
            <text:p>6</text:p>
          </table:table-cell>
          <table:table-cell>
            <text:p>please</text:p>
          </table:table-cell>
          <table:table-cell>
            <text:p>[pli:z]
adj. 满足的
vt. 请
v. 使喜欢, 中...的意, 使满足, 取悦</text:p>
          </table:table-cell>
        </table:table-row>
        <table:table-row>
          <table:table-cell>
            <text:p>6</text:p>
          </table:table-cell>
          <table:table-cell>
            <text:p>received</text:p>
          </table:table-cell>
          <table:table-cell>
            <text:p>[ri'si:vd]
adj. 被一般承认的, 被认为标准的</text:p>
          </table:table-cell>
        </table:table-row>
        <table:table-row>
          <table:table-cell>
            <text:p>6</text:p>
          </table:table-cell>
          <table:table-cell>
            <text:p>round</text:p>
          </table:table-cell>
          <table:table-cell>
            <text:p>[raund]
n. 圆, 圆形物, 巡回, 轮唱, [体]一轮
adj. 圆的, 球形的, 丰满的, 大概的, 十足的, 完全的, 率直的, 肥胖的
prep. 围着, 附近, 绕过, 在...周围
vt. 弄圆, 使成圆形, 绕行, 完成, 围捕, 四舍五入
vi. 变圆, 发胖, 环行, 拐弯, 进展
adv. 围绕着, 循环地, 在周围, 迂回地, 朝反方向, 挨个</text:p>
          </table:table-cell>
        </table:table-row>
        <table:table-row>
          <table:table-cell>
            <text:p>6</text:p>
          </table:table-cell>
          <table:table-cell>
            <text:p>shook</text:p>
          </table:table-cell>
          <table:table-cell>
            <text:p>[ʃuk]
vbl. shake的过去式</text:p>
          </table:table-cell>
        </table:table-row>
        <table:table-row>
          <table:table-cell>
            <text:p>6</text:p>
          </table:table-cell>
          <table:table-cell>
            <text:p>some</text:p>
          </table:table-cell>
          <table:table-cell>
            <text:p>[sʌm, sәm, sm]
adj. 一些, 少许, 若干, 有些, 大约, 相当的
pron. 一些, 若干, 有些, 某些</text:p>
          </table:table-cell>
        </table:table-row>
        <table:table-row>
          <table:table-cell>
            <text:p>6</text:p>
          </table:table-cell>
          <table:table-cell>
            <text:p>tax</text:p>
          </table:table-cell>
          <table:table-cell>
            <text:p>[tæks]
n. 税, 税款, 税金
vt. 对...征税, 使负重担, 指控, 责备</text:p>
          </table:table-cell>
        </table:table-row>
        <table:table-row>
          <table:table-cell>
            <text:p>6</text:p>
          </table:table-cell>
          <table:table-cell>
            <text:p>things</text:p>
          </table:table-cell>
          <table:table-cell>
            <text:p>n. 所有物, 财产, 用具, 用品, 局面, 形势, 情况
【法】 物
相关词组:
  one of those things
  other things being equal
  as things are
  and things
  see things
  among other things
  make things warm for sb
  of all things</text:p>
          </table:table-cell>
        </table:table-row>
        <table:table-row>
          <table:table-cell>
            <text:p>6</text:p>
          </table:table-cell>
          <table:table-cell>
            <text:p>time</text:p>
          </table:table-cell>
          <table:table-cell>
            <text:p>[taim]
n. 时间, 时侯, 时机, 节拍, 期限, 次数, 时期, 比赛限时
vt. 安排...的时间, 记录...的时间, 计时, 定时
vi. 打拍子, (...)合拍
adj. 时间的, 记时的, 定时的, 定期的, 分期的
n. DOS命令：显示并允许改变系统时间</text:p>
          </table:table-cell>
        </table:table-row>
        <table:table-row>
          <table:table-cell>
            <text:p>6</text:p>
          </table:table-cell>
          <table:table-cell>
            <text:p>volunteers</text:p>
          </table:table-cell>
          <table:table-cell>
            <text:p>~= volunteer
[vɔlәn'tiә(r)]
n. 志愿者, 志愿兵
adj. 志愿的, 义务的, 无偿的
v. 自愿</text:p>
          </table:table-cell>
        </table:table-row>
        <table:table-row>
          <table:table-cell>
            <text:p>6</text:p>
          </table:table-cell>
          <table:table-cell>
            <text:p>web</text:p>
          </table:table-cell>
          <table:table-cell>
            <text:p>[web]
n. 网, 蛛丝, 蹼, 翼手, 织物, 圈套, 卷筒纸
vi. 使陷入罗网, 形成网
vt. 织蜘蛛网于, 使落入圈套
环球网</text:p>
          </table:table-cell>
        </table:table-row>
        <table:table-row>
          <table:table-cell>
            <text:p>6</text:p>
          </table:table-cell>
          <table:table-cell>
            <text:p>were</text:p>
          </table:table-cell>
          <table:table-cell>
            <text:p>[wә:, wә]
vbl. be的过去式</text:p>
          </table:table-cell>
        </table:table-row>
        <table:table-row>
          <table:table-cell>
            <text:p>6</text:p>
          </table:table-cell>
          <table:table-cell>
            <text:p>won't</text:p>
          </table:table-cell>
          <table:table-cell>
            <text:p>/wəʊnt; wont/
contracted form of will not (will1) will not 的缩约式, 参看will1.</text:p>
          </table:table-cell>
        </table:table-row>
        <table:table-row>
          <table:table-cell>
            <text:p>5</text:p>
          </table:table-cell>
          <table:table-cell>
            <text:p>alone</text:p>
          </table:table-cell>
          <table:table-cell>
            <text:p>[ә'lәun]
adj. 单独的, 独一无二的, 孤独的, 独自的
adv. 独自地</text:p>
          </table:table-cell>
        </table:table-row>
        <table:table-row>
          <table:table-cell>
            <text:p>5</text:p>
          </table:table-cell>
          <table:table-cell>
            <text:p>anyone</text:p>
          </table:table-cell>
          <table:table-cell>
            <text:p>['eniwʌn]
pron. 任何一个</text:p>
          </table:table-cell>
        </table:table-row>
        <table:table-row>
          <table:table-cell>
            <text:p>5</text:p>
          </table:table-cell>
          <table:table-cell>
            <text:p>based</text:p>
          </table:table-cell>
          <table:table-cell>
            <text:p>[beist]
v. 立基于, 基于..., 以...为基础, vbl.建立,装置</text:p>
          </table:table-cell>
        </table:table-row>
        <table:table-row>
          <table:table-cell>
            <text:p>5</text:p>
          </table:table-cell>
          <table:table-cell>
            <text:p>been</text:p>
          </table:table-cell>
          <table:table-cell>
            <text:p>[bi:n]
vbl. (be)的过去分词, 到过, 去过, 是, 有, 来过又走了</text:p>
          </table:table-cell>
        </table:table-row>
        <table:table-row>
          <table:table-cell>
            <text:p>5</text:p>
          </table:table-cell>
          <table:table-cell>
            <text:p>better</text:p>
          </table:table-cell>
          <table:table-cell>
            <text:p>['betә]
adj. 较好的
adv. 更好的, 更多的, 更佳的</text:p>
          </table:table-cell>
        </table:table-row>
        <table:table-row>
          <table:table-cell>
            <text:p>5</text:p>
          </table:table-cell>
          <table:table-cell>
            <text:p>can't</text:p>
          </table:table-cell>
          <table:table-cell>
            <text:p>[kɑ:nt]
(=can not)不能, 不会</text:p>
          </table:table-cell>
        </table:table-row>
        <table:table-row>
          <table:table-cell>
            <text:p>5</text:p>
          </table:table-cell>
          <table:table-cell>
            <text:p>compliance</text:p>
          </table:table-cell>
          <table:table-cell>
            <text:p>[kәm'plaiәns]
n. 依从, 顺从</text:p>
          </table:table-cell>
        </table:table-row>
        <table:table-row>
          <table:table-cell>
            <text:p>5</text:p>
          </table:table-cell>
          <table:table-cell>
            <text:p>could</text:p>
          </table:table-cell>
          <table:table-cell>
            <text:p>[kud]
vbl. can 的过去式</text:p>
          </table:table-cell>
        </table:table-row>
        <table:table-row>
          <table:table-cell>
            <text:p>5</text:p>
          </table:table-cell>
          <table:table-cell>
            <text:p>date</text:p>
          </table:table-cell>
          <table:table-cell>
            <text:p>[deit]
n. 日期, 日子, (历史上某一)年代, 时期, 约会, 枣椰子
vt. 约会, 定日期
vi. 注明...的日期, 过时
[计] 显示或设置系统日期</text:p>
          </table:table-cell>
        </table:table-row>
        <table:table-row>
          <table:table-cell>
            <text:p>5</text:p>
          </table:table-cell>
          <table:table-cell>
            <text:p>editions</text:p>
          </table:table-cell>
          <table:table-cell>
            <text:p>~= edition
[i'diʃәn]
n. 版本, 版</text:p>
          </table:table-cell>
        </table:table-row>
        <table:table-row>
          <table:table-cell>
            <text:p>5</text:p>
          </table:table-cell>
          <table:table-cell>
            <text:p>fancy</text:p>
          </table:table-cell>
          <table:table-cell>
            <text:p>['fænsi]
adj. 奇特的, 异样的
vt. 想象, 设想, 认为, 爱好, 自负
n. 爱好, 迷恋, 想象力</text:p>
          </table:table-cell>
        </table:table-row>
        <table:table-row>
          <table:table-cell>
            <text:p>5</text:p>
          </table:table-cell>
          <table:table-cell>
            <text:p>file</text:p>
          </table:table-cell>
          <table:table-cell>
            <text:p>[fail]
n. 文件, 档案, 文件夹, 卷宗, 锉刀
vt. 把...归档, 提出(申请等), 锉, 琢磨
vi. 列队行进, 用锉刀锉</text:p>
          </table:table-cell>
        </table:table-row>
        <table:table-row>
          <table:table-cell>
            <text:p>5</text:p>
          </table:table-cell>
          <table:table-cell>
            <text:p>filename</text:p>
          </table:table-cell>
          <table:table-cell>
            <text:p>[fail'neim]
n. 文件名</text:p>
          </table:table-cell>
        </table:table-row>
        <table:table-row>
          <table:table-cell>
            <text:p>5</text:p>
          </table:table-cell>
          <table:table-cell>
            <text:p>free</text:p>
          </table:table-cell>
          <table:table-cell>
            <text:p>[fri:]
adj. 自由的, 大方的, 免费的, 免税的, 丰富的, 空闲的
vt. 释放, 使自由
adv. 自由地, 免费</text:p>
          </table:table-cell>
        </table:table-row>
        <table:table-row>
          <table:table-cell>
            <text:p>5</text:p>
          </table:table-cell>
          <table:table-cell>
            <text:p>general</text:p>
          </table:table-cell>
          <table:table-cell>
            <text:p>['dʒenәrәl]
n. 普通, 将军, 概要
adj. 一般的, 普通的, 综合的, 概括的, 全面的, 大体的 
n. 常规</text:p>
          </table:table-cell>
        </table:table-row>
        <table:table-row>
          <table:table-cell>
            <text:p>5</text:p>
          </table:table-cell>
          <table:table-cell>
            <text:p>half</text:p>
          </table:table-cell>
          <table:table-cell>
            <text:p>[hɑ:f]
n. 一半, 半时, (球赛)半场, 半学年
adj. 一半的, 不完全的, 半途的
adv. 一半地, 部分地, 相当的</text:p>
          </table:table-cell>
        </table:table-row>
        <table:table-row>
          <table:table-cell>
            <text:p>5</text:p>
          </table:table-cell>
          <table:table-cell>
            <text:p>has</text:p>
          </table:table-cell>
          <table:table-cell>
            <text:p>[hæz; hәz, әz, z]
vbl. have 的第三人称单数现在式</text:p>
          </table:table-cell>
        </table:table-row>
        <table:table-row>
          <table:table-cell>
            <text:p>5</text:p>
          </table:table-cell>
          <table:table-cell>
            <text:p>head</text:p>
          </table:table-cell>
          <table:table-cell>
            <text:p>[hed]
n. 头, 头脑, 领袖, (队伍, 名单等)最前的部分, 人, 顶点
vt. 作为...的首领, 朝向, 前进, 用头顶
vi. 成头状物, 出发
adj. 头的, 主要的</text:p>
          </table:table-cell>
        </table:table-row>
        <table:table-row>
          <table:table-cell>
            <text:p>5</text:p>
          </table:table-cell>
          <table:table-cell>
            <text:p>hear</text:p>
          </table:table-cell>
          <table:table-cell>
            <text:p>[hiә]
vt. 听到, 听说, 听取, 审理, 允许
vi. 听见, 听到</text:p>
          </table:table-cell>
        </table:table-row>
        <table:table-row>
          <table:table-cell>
            <text:p>5</text:p>
          </table:table-cell>
          <table:table-cell>
            <text:p>here</text:p>
          </table:table-cell>
          <table:table-cell>
            <text:p>[hiә]
adv. 在这里, 此时, 这时, [宗]在尘世间
n. 这里</text:p>
          </table:table-cell>
        </table:table-row>
        <table:table-row>
          <table:table-cell>
            <text:p>5</text:p>
          </table:table-cell>
          <table:table-cell>
            <text:p>i'll</text:p>
          </table:table-cell>
          <table:table-cell>
            <text:p>~= I'll
/aɪl; aɪl/
contracted form 缩约式 I will =&gt; will.</text:p>
          </table:table-cell>
        </table:table-row>
        <table:table-row>
          <table:table-cell>
            <text:p>5</text:p>
          </table:table-cell>
          <table:table-cell>
            <text:p>let</text:p>
          </table:table-cell>
          <table:table-cell>
            <text:p>[let]
vt. 假设, 出租, 允许, 排放, 让...进入(或通过), 妨碍
vi. 出租, (工程等)被承包
n. 出租屋, 障碍</text:p>
          </table:table-cell>
        </table:table-row>
        <table:table-row>
          <table:table-cell>
            <text:p>5</text:p>
          </table:table-cell>
          <table:table-cell>
            <text:p>letter</text:p>
          </table:table-cell>
          <table:table-cell>
            <text:p>['letә]
n. 文字, 字母, 信函, 字面意义, 铅字, 证书, 文学, 学问
vt. 用字母标明, 在...上刻(或题)字
vi. 写印刷体字母</text:p>
          </table:table-cell>
        </table:table-row>
        <table:table-row>
          <table:table-cell>
            <text:p>5</text:p>
          </table:table-cell>
          <table:table-cell>
            <text:p>limited</text:p>
          </table:table-cell>
          <table:table-cell>
            <text:p>['limitid]
adj. 有限的, 狭窄的, 缺乏创见的
n. 高级快车</text:p>
          </table:table-cell>
        </table:table-row>
        <table:table-row>
          <table:table-cell>
            <text:p>5</text:p>
          </table:table-cell>
          <table:table-cell>
            <text:p>made</text:p>
          </table:table-cell>
          <table:table-cell>
            <text:p>[meid]
adj. 已制成的, 人工制造的, 成功的, 虚构的
vbl. make的过去式和过去分词</text:p>
          </table:table-cell>
        </table:table-row>
        <table:table-row>
          <table:table-cell>
            <text:p>5</text:p>
          </table:table-cell>
          <table:table-cell>
            <text:p>medium</text:p>
          </table:table-cell>
          <table:table-cell>
            <text:p>['mi:djәm]
n. 媒体, 方法, 媒介
adj. 中间的, 中等的, 半生熟的</text:p>
          </table:table-cell>
        </table:table-row>
        <table:table-row>
          <table:table-cell>
            <text:p>5</text:p>
          </table:table-cell>
          <table:table-cell>
            <text:p>mind</text:p>
          </table:table-cell>
          <table:table-cell>
            <text:p>[maind]
n. 头脑, 智力, 精神, 意见, 情绪
vi. 介意, 照顾, 留心
vt. 注意, 留意, 专心于, 照看, 介意</text:p>
          </table:table-cell>
        </table:table-row>
        <table:table-row>
          <table:table-cell>
            <text:p>5</text:p>
          </table:table-cell>
          <table:table-cell>
            <text:p>most</text:p>
          </table:table-cell>
          <table:table-cell>
            <text:p>[mәust]
adj. 最多的, 多数的, 大部分的
adv. 最, 最多, 很, 十分, 最, 最大的, 其中大多数, 极其
n. 大多数, 大部分</text:p>
          </table:table-cell>
        </table:table-row>
        <table:table-row>
          <table:table-cell>
            <text:p>5</text:p>
          </table:table-cell>
          <table:table-cell>
            <text:p>mother</text:p>
          </table:table-cell>
          <table:table-cell>
            <text:p>['mʌðә]
n. 母亲, 妈妈</text:p>
          </table:table-cell>
        </table:table-row>
        <table:table-row>
          <table:table-cell>
            <text:p>5</text:p>
          </table:table-cell>
          <table:table-cell>
            <text:p>next</text:p>
          </table:table-cell>
          <table:table-cell>
            <text:p>[nekst]
n. adj.下次的, 其次的, 与...连接, 下一个
adv. 下一次, 其次</text:p>
          </table:table-cell>
        </table:table-row>
        <table:table-row>
          <table:table-cell>
            <text:p>5</text:p>
          </table:table-cell>
          <table:table-cell>
            <text:p>off</text:p>
          </table:table-cell>
          <table:table-cell>
            <text:p>[ɔ:f, ɔf]
adj. 远的, 空闲的, 不工作的
adv. 离开, 在远方, 离去, 分离, 中断, 完成
prep. 从...离开, 脱离</text:p>
          </table:table-cell>
        </table:table-row>
        <table:table-row>
          <table:table-cell>
            <text:p>5</text:p>
          </table:table-cell>
          <table:table-cell>
            <text:p>our</text:p>
          </table:table-cell>
          <table:table-cell>
            <text:p>['auә]
pron. 我们的</text:p>
          </table:table-cell>
        </table:table-row>
        <table:table-row>
          <table:table-cell>
            <text:p>5</text:p>
          </table:table-cell>
          <table:table-cell>
            <text:p>owner</text:p>
          </table:table-cell>
          <table:table-cell>
            <text:p>['әunә]
n. 所有者, 业主</text:p>
          </table:table-cell>
        </table:table-row>
        <table:table-row>
          <table:table-cell>
            <text:p>5</text:p>
          </table:table-cell>
          <table:table-cell>
            <text:p>person</text:p>
          </table:table-cell>
          <table:table-cell>
            <text:p>['pә:sn]
n. 人, 身体, 容貌, [语法]人称</text:p>
          </table:table-cell>
        </table:table-row>
        <table:table-row>
          <table:table-cell>
            <text:p>5</text:p>
          </table:table-cell>
          <table:table-cell>
            <text:p>pocket-book</text:p>
          </table:table-cell>
          <table:table-cell>
            <text:p>n 
1 small notebook 小笔记本; 袖珍记事本.  2(a) (= wallet).
(b) (US) purse or small handbag 钱包; （尤指女用）小手提包.</text:p>
          </table:table-cell>
        </table:table-row>
        <table:table-row>
          <table:table-cell>
            <text:p>5</text:p>
          </table:table-cell>
          <table:table-cell>
            <text:p>produced</text:p>
          </table:table-cell>
          <table:table-cell>
            <text:p>[prә'dju:st]
(叶子等)畸形伸长的, 引长的</text:p>
          </table:table-cell>
        </table:table-row>
        <table:table-row>
          <table:table-cell>
            <text:p>5</text:p>
          </table:table-cell>
          <table:table-cell>
            <text:p>replacement</text:p>
          </table:table-cell>
          <table:table-cell>
            <text:p>[ri'pleismәnt]
n. 归还, 复位, 交换, 代替者, 补充兵员, 置换, 移位</text:p>
          </table:table-cell>
        </table:table-row>
        <table:table-row>
          <table:table-cell>
            <text:p>5</text:p>
          </table:table-cell>
          <table:table-cell>
            <text:p>say</text:p>
          </table:table-cell>
          <table:table-cell>
            <text:p>[sei]
v. 说, 讲, 背诵, 念, 表示, 比方说, 假定
n. 话语, 想说的意见, 发言权</text:p>
          </table:table-cell>
        </table:table-row>
        <table:table-row>
          <table:table-cell>
            <text:p>5</text:p>
          </table:table-cell>
          <table:table-cell>
            <text:p>speak</text:p>
          </table:table-cell>
          <table:table-cell>
            <text:p>[spi:k]
v. 说话, 谈话, 说明事实, 表示意见, 发言, 演讲, 操(某种语言)</text:p>
          </table:table-cell>
        </table:table-row>
        <table:table-row>
          <table:table-cell>
            <text:p>5</text:p>
          </table:table-cell>
          <table:table-cell>
            <text:p>state</text:p>
          </table:table-cell>
          <table:table-cell>
            <text:p>[steit]
n. 情形, 状态, 国家, 政府, 州
adj. 国家的, 国有的, 国营的, 州的, 正式的, 典礼用的
vt. 声明, 陈述, 规定</text:p>
          </table:table-cell>
        </table:table-row>
        <table:table-row>
          <table:table-cell>
            <text:p>5</text:p>
          </table:table-cell>
          <table:table-cell>
            <text:p>that's</text:p>
          </table:table-cell>
          <table:table-cell>
            <text:p>[ðæts]
(=that is)说得更精确些, 简而言之</text:p>
          </table:table-cell>
        </table:table-row>
        <table:table-row>
          <table:table-cell>
            <text:p>5</text:p>
          </table:table-cell>
          <table:table-cell>
            <text:p>them</text:p>
          </table:table-cell>
          <table:table-cell>
            <text:p>[θem]
pron. [they 的宾格] 他们, 她们, 它们</text:p>
          </table:table-cell>
        </table:table-row>
        <table:table-row>
          <table:table-cell>
            <text:p>5</text:p>
          </table:table-cell>
          <table:table-cell>
            <text:p>these</text:p>
          </table:table-cell>
          <table:table-cell>
            <text:p>[ði:z]
adj. pron.这些</text:p>
          </table:table-cell>
        </table:table-row>
        <table:table-row>
          <table:table-cell>
            <text:p>5</text:p>
          </table:table-cell>
          <table:table-cell>
            <text:p>to-morrow</text:p>
          </table:table-cell>
          <table:table-cell>
            <text:p>ad. 在明天, 在明日
n. 明天, 明日, 来日, 未来, 将来</text:p>
          </table:table-cell>
        </table:table-row>
        <table:table-row>
          <table:table-cell>
            <text:p>5</text:p>
          </table:table-cell>
          <table:table-cell>
            <text:p>using</text:p>
          </table:table-cell>
          <table:table-cell>
            <text:p>【计】 使用</text:p>
          </table:table-cell>
        </table:table-row>
        <table:table-row>
          <table:table-cell>
            <text:p>5</text:p>
          </table:table-cell>
          <table:table-cell>
            <text:p>week</text:p>
          </table:table-cell>
          <table:table-cell>
            <text:p>[wi:k]
n. 星期, 周</text:p>
          </table:table-cell>
        </table:table-row>
        <table:table-row>
          <table:table-cell>
            <text:p>5</text:p>
          </table:table-cell>
          <table:table-cell>
            <text:p>where</text:p>
          </table:table-cell>
          <table:table-cell>
            <text:p>[(h)wєә]
adv. 什么地方, 在哪里, ...的(地方)</text:p>
          </table:table-cell>
        </table:table-row>
        <table:table-row>
          <table:table-cell>
            <text:p>5</text:p>
          </table:table-cell>
          <table:table-cell>
            <text:p>while</text:p>
          </table:table-cell>
          <table:table-cell>
            <text:p>[(h)wail]
n. 一会儿, 时间
conj. 当...的时候, 虽然
vt. 消磨
prep. &lt;古&gt;&lt;方&gt;直到</text:p>
          </table:table-cell>
        </table:table-row>
        <table:table-row>
          <table:table-cell>
            <text:p>5</text:p>
          </table:table-cell>
          <table:table-cell>
            <text:p>you've</text:p>
          </table:table-cell>
          <table:table-cell>
            <text:p>/juːv; juv/
contracted form 缩约式 you have =&gt; have.</text:p>
          </table:table-cell>
        </table:table-row>
        <table:table-row>
          <table:table-cell>
            <text:p>4</text:p>
          </table:table-cell>
          <table:table-cell>
            <text:p>additional</text:p>
          </table:table-cell>
          <table:table-cell>
            <text:p>[ә'diʃәnl]
adj. 另外的, 附加的, 额外的</text:p>
          </table:table-cell>
        </table:table-row>
        <table:table-row>
          <table:table-cell>
            <text:p>4</text:p>
          </table:table-cell>
          <table:table-cell>
            <text:p>ain't</text:p>
          </table:table-cell>
          <table:table-cell>
            <text:p>[eint]
prep. 不是</text:p>
          </table:table-cell>
        </table:table-row>
        <table:table-row>
          <table:table-cell>
            <text:p>4</text:p>
          </table:table-cell>
          <table:table-cell>
            <text:p>ave</text:p>
          </table:table-cell>
          <table:table-cell>
            <text:p>['ɑ:vi]
n. (=avenue)大街, 途径, 林荫大道</text:p>
          </table:table-cell>
        </table:table-row>
        <table:table-row>
          <table:table-cell>
            <text:p>4</text:p>
          </table:table-cell>
          <table:table-cell>
            <text:p>away</text:p>
          </table:table-cell>
          <table:table-cell>
            <text:p>[ә'wei]
adv. 在远处, 到远处, 离去</text:p>
          </table:table-cell>
        </table:table-row>
        <table:table-row>
          <table:table-cell>
            <text:p>4</text:p>
          </table:table-cell>
          <table:table-cell>
            <text:p>below</text:p>
          </table:table-cell>
          <table:table-cell>
            <text:p>[bi'lәu]
prep. 在...下面, adv.在下, 在页底</text:p>
          </table:table-cell>
        </table:table-row>
        <table:table-row>
          <table:table-cell>
            <text:p>4</text:p>
          </table:table-cell>
          <table:table-cell>
            <text:p>bit</text:p>
          </table:table-cell>
          <table:table-cell>
            <text:p>*[bit]
n. 少量, 马嚼子, 辅币
vt. 给马上嚼子, 控制
bite的过去式和过去分词
【计】 比特, 二进制数位, 机内测试
【化】 刀片; 刀头; 比特; 位; 二进制位
【医】 钻头
【经】 位, 存储信息容量单位, 钻
相关词组:
  to give sb a bit of one's mind
  quite a bit
  every bit as
  bit by bit
  a bit of...
  a bit of a...
  to do one's bit
  every bit</text:p>
          </table:table-cell>
        </table:table-row>
        <table:table-row>
          <table:table-cell>
            <text:p>4</text:p>
          </table:table-cell>
          <table:table-cell>
            <text:p>bradshaw's</text:p>
          </table:table-cell>
          <table:table-cell>
            <text:p>~~~= Bradshaw
['brædʃɔ:]
n. (尤指全英的)火车时刻表</text:p>
          </table:table-cell>
        </table:table-row>
        <table:table-row>
          <table:table-cell>
            <text:p>4</text:p>
          </table:table-cell>
          <table:table-cell>
            <text:p>came</text:p>
          </table:table-cell>
          <table:table-cell>
            <text:p>[keim]
vbl. come的过去式</text:p>
          </table:table-cell>
        </table:table-row>
        <table:table-row>
          <table:table-cell>
            <text:p>4</text:p>
          </table:table-cell>
          <table:table-cell>
            <text:p>cannot</text:p>
          </table:table-cell>
          <table:table-cell>
            <text:p>['kænɔt, 'kænәt]
conj. 不能</text:p>
          </table:table-cell>
        </table:table-row>
        <table:table-row>
          <table:table-cell>
            <text:p>4</text:p>
          </table:table-cell>
          <table:table-cell>
            <text:p>chair</text:p>
          </table:table-cell>
          <table:table-cell>
            <text:p>[tʃєә]
n. 椅子, 教授职位, 主席位, 讲座
vt. 使入座, 使就任要职</text:p>
          </table:table-cell>
        </table:table-row>
        <table:table-row>
          <table:table-cell>
            <text:p>4</text:p>
          </table:table-cell>
          <table:table-cell>
            <text:p>cigar</text:p>
          </table:table-cell>
          <table:table-cell>
            <text:p>[si'gɑ:]
n. 雪茄</text:p>
          </table:table-cell>
        </table:table-row>
        <table:table-row>
          <table:table-cell>
            <text:p>4</text:p>
          </table:table-cell>
          <table:table-cell>
            <text:p>collection</text:p>
          </table:table-cell>
          <table:table-cell>
            <text:p>[kә'lekʃәn]
n. 收藏, 征收, 搜集品, 捐款</text:p>
          </table:table-cell>
        </table:table-row>
        <table:table-row>
          <table:table-cell>
            <text:p>4</text:p>
          </table:table-cell>
          <table:table-cell>
            <text:p>contact</text:p>
          </table:table-cell>
          <table:table-cell>
            <text:p>['kɔntækt]
n. 接触, 联系
vt. 接触, 联系</text:p>
          </table:table-cell>
        </table:table-row>
        <table:table-row>
          <table:table-cell>
            <text:p>4</text:p>
          </table:table-cell>
          <table:table-cell>
            <text:p>copying</text:p>
          </table:table-cell>
          <table:table-cell>
            <text:p>['kɔpiiŋ]
复制，复印</text:p>
          </table:table-cell>
        </table:table-row>
        <table:table-row>
          <table:table-cell>
            <text:p>4</text:p>
          </table:table-cell>
          <table:table-cell>
            <text:p>couple</text:p>
          </table:table-cell>
          <table:table-cell>
            <text:p>['kʌpl]
n. (一)对, (一)双, 夫妇
vt. 连合, 连接, 结合
vi. 结合, 结婚</text:p>
          </table:table-cell>
        </table:table-row>
        <table:table-row>
          <table:table-cell>
            <text:p>4</text:p>
          </table:table-cell>
          <table:table-cell>
            <text:p>creating</text:p>
          </table:table-cell>
          <table:table-cell>
            <text:p>【计】 生成的</text:p>
          </table:table-cell>
        </table:table-row>
        <table:table-row>
          <table:table-cell>
            <text:p>4</text:p>
          </table:table-cell>
          <table:table-cell>
            <text:p>damages</text:p>
          </table:table-cell>
          <table:table-cell>
            <text:p>n. 赔偿金
【经】 损害赔偿; 伤害</text:p>
          </table:table-cell>
        </table:table-row>
        <table:table-row>
          <table:table-cell>
            <text:p>4</text:p>
          </table:table-cell>
          <table:table-cell>
            <text:p>demanded</text:p>
          </table:table-cell>
          <table:table-cell>
            <text:p>~= demand
[di'mɑ:nd]
n. 要求, 需求(量), 需要
v. 要求, 需要, 要求知道, 查询</text:p>
          </table:table-cell>
        </table:table-row>
        <table:table-row>
          <table:table-cell>
            <text:p>4</text:p>
          </table:table-cell>
          <table:table-cell>
            <text:p>displaying</text:p>
          </table:table-cell>
          <table:table-cell>
            <text:p>~= display
[di'splei]
vt. 陈列, 展览, 显示
n. 陈列, 展览, 显示
显示,显示器</text:p>
          </table:table-cell>
        </table:table-row>
        <table:table-row>
          <table:table-cell>
            <text:p>4</text:p>
          </table:table-cell>
          <table:table-cell>
            <text:p>distributed</text:p>
          </table:table-cell>
          <table:table-cell>
            <text:p>[dis'tribju:tid]
adj. 分布式的</text:p>
          </table:table-cell>
        </table:table-row>
        <table:table-row>
          <table:table-cell>
            <text:p>4</text:p>
          </table:table-cell>
          <table:table-cell>
            <text:p>donate</text:p>
          </table:table-cell>
          <table:table-cell>
            <text:p>[dәu'neit]
v. 捐赠, 赠予</text:p>
          </table:table-cell>
        </table:table-row>
        <table:table-row>
          <table:table-cell>
            <text:p>4</text:p>
          </table:table-cell>
          <table:table-cell>
            <text:p>door</text:p>
          </table:table-cell>
          <table:table-cell>
            <text:p>[dɔ:, dɔә]
n. 门, 通道, 家, 户</text:p>
          </table:table-cell>
        </table:table-row>
        <table:table-row>
          <table:table-cell>
            <text:p>4</text:p>
          </table:table-cell>
          <table:table-cell>
            <text:p>down</text:p>
          </table:table-cell>
          <table:table-cell>
            <text:p>[daun]
adj. 向下的
adv. 向下, 在下面, 下去, 降下
prep. 往下, 沿着
n. 绒毛, 软毛, 开阔的高地</text:p>
          </table:table-cell>
        </table:table-row>
        <table:table-row>
          <table:table-cell>
            <text:p>4</text:p>
          </table:table-cell>
          <table:table-cell>
            <text:p>effort</text:p>
          </table:table-cell>
          <table:table-cell>
            <text:p>['efәt]
n. 努力, 成就</text:p>
          </table:table-cell>
        </table:table-row>
        <table:table-row>
          <table:table-cell>
            <text:p>4</text:p>
          </table:table-cell>
          <table:table-cell>
            <text:p>empire</text:p>
          </table:table-cell>
          <table:table-cell>
            <text:p>['empaiә]
n. 帝国, 帝权</text:p>
          </table:table-cell>
        </table:table-row>
        <table:table-row>
          <table:table-cell>
            <text:p>4</text:p>
          </table:table-cell>
          <table:table-cell>
            <text:p>far</text:p>
          </table:table-cell>
          <table:table-cell>
            <text:p>[fɑ:]
adj. (常用于书面语)远的, 久远的, 遥远的
adv. (表示空间或时间上的距离)远, 很远, 遥远地, 久远地, 甚远地, 很, 很晚地
n. 远处, 远方</text:p>
          </table:table-cell>
        </table:table-row>
        <table:table-row>
          <table:table-cell>
            <text:p>4</text:p>
          </table:table-cell>
          <table:table-cell>
            <text:p>fees</text:p>
          </table:table-cell>
          <table:table-cell>
            <text:p>~= fee
[fi:]
n. 费(会费、学费等), 酬金</text:p>
          </table:table-cell>
        </table:table-row>
        <table:table-row>
          <table:table-cell>
            <text:p>4</text:p>
          </table:table-cell>
          <table:table-cell>
            <text:p>find</text:p>
          </table:table-cell>
          <table:table-cell>
            <text:p>[faind]
vt. 找到, 发现, 感到, 查明, 得到, 认为, 见到...的存在
vi. 裁决
n. 发现
[计] 在文件中查找指定的字符串</text:p>
          </table:table-cell>
        </table:table-row>
        <table:table-row>
          <table:table-cell>
            <text:p>4</text:p>
          </table:table-cell>
          <table:table-cell>
            <text:p>form</text:p>
          </table:table-cell>
          <table:table-cell>
            <text:p>[fɔ:m]
n. 形状, 形态, 外形, 表格, 形式
v. 形成, 构成, 排列, (使)组成</text:p>
          </table:table-cell>
        </table:table-row>
        <table:table-row>
          <table:table-cell>
            <text:p>4</text:p>
          </table:table-cell>
          <table:table-cell>
            <text:p>format</text:p>
          </table:table-cell>
          <table:table-cell>
            <text:p>['fɔ:mæt, -mɑ:t]
n. 开本, 版式, 形式, 格式
vt. 安排...的格局(或规格), [计]格式化(磁盘)</text:p>
          </table:table-cell>
        </table:table-row>
        <table:table-row>
          <table:table-cell>
            <text:p>4</text:p>
          </table:table-cell>
          <table:table-cell>
            <text:p>freely</text:p>
          </table:table-cell>
          <table:table-cell>
            <text:p>['fri:li]
adv. 自由地, 直率地</text:p>
          </table:table-cell>
        </table:table-row>
        <table:table-row>
          <table:table-cell>
            <text:p>4</text:p>
          </table:table-cell>
          <table:table-cell>
            <text:p>gave</text:p>
          </table:table-cell>
          <table:table-cell>
            <text:p>[geiv]
vbl. give的过去式</text:p>
          </table:table-cell>
        </table:table-row>
        <table:table-row>
          <table:table-cell>
            <text:p>4</text:p>
          </table:table-cell>
          <table:table-cell>
            <text:p>get</text:p>
          </table:table-cell>
          <table:table-cell>
            <text:p>[get]
vt. 获得, 变成, 收获, 使得, 挣得, 受到(惩罚,打击等), 染上, 抓住
vi. 到达, 成为, 变得
n. 生殖, 幼兽</text:p>
          </table:table-cell>
        </table:table-row>
        <table:table-row>
          <table:table-cell>
            <text:p>4</text:p>
          </table:table-cell>
          <table:table-cell>
            <text:p>great</text:p>
          </table:table-cell>
          <table:table-cell>
            <text:p>[greit]
adj. 伟大的, 大的, 强烈的, 非常的, 主要的, 大写的, 重大的, 崇高的
adv. 顺利地, 得意地
n. 全部, 大人物, 大师</text:p>
          </table:table-cell>
        </table:table-row>
        <table:table-row>
          <table:table-cell>
            <text:p>4</text:p>
          </table:table-cell>
          <table:table-cell>
            <text:p>he's</text:p>
          </table:table-cell>
          <table:table-cell>
            <text:p>他是, 他有</text:p>
          </table:table-cell>
        </table:table-row>
        <table:table-row>
          <table:table-cell>
            <text:p>4</text:p>
          </table:table-cell>
          <table:table-cell>
            <text:p>holder</text:p>
          </table:table-cell>
          <table:table-cell>
            <text:p>['hәuldә]
n. 持有者, 占有者, (台、架等)支持物, 固定器</text:p>
          </table:table-cell>
        </table:table-row>
        <table:table-row>
          <table:table-cell>
            <text:p>4</text:p>
          </table:table-cell>
          <table:table-cell>
            <text:p>i'd</text:p>
          </table:table-cell>
          <table:table-cell>
            <text:p>~= I'd
/aɪd; aɪd/
contracted form 缩约式 
1 I had =&gt; have. 
2 I would =&gt; will1, would2.</text:p>
          </table:table-cell>
        </table:table-row>
        <table:table-row>
          <table:table-cell>
            <text:p>4</text:p>
          </table:table-cell>
          <table:table-cell>
            <text:p>individual</text:p>
          </table:table-cell>
          <table:table-cell>
            <text:p>[ˏindi'vidjuәl]
n. 个人, 个体
adj. 个别的, 单独的, 个人的</text:p>
          </table:table-cell>
        </table:table-row>
        <table:table-row>
          <table:table-cell>
            <text:p>4</text:p>
          </table:table-cell>
          <table:table-cell>
            <text:p>inquired</text:p>
          </table:table-cell>
          <table:table-cell>
            <text:p>~= inquire
[in'kwaiә]
v. 询问, 问明, 查究</text:p>
          </table:table-cell>
        </table:table-row>
        <table:table-row>
          <table:table-cell>
            <text:p>4</text:p>
          </table:table-cell>
          <table:table-cell>
            <text:p>instructions</text:p>
          </table:table-cell>
          <table:table-cell>
            <text:p>~= instruction
[in'strʌkʃәn]
n. 指示, 用法说明(书), 教育, 指导, 指令</text:p>
          </table:table-cell>
        </table:table-row>
        <table:table-row>
          <table:table-cell>
            <text:p>4</text:p>
          </table:table-cell>
          <table:table-cell>
            <text:p>jacobs</text:p>
          </table:table-cell>
          <table:table-cell>
            <text:p>~~~= jacobsite
['dʒækәbsait]
锰尖晶石</text:p>
          </table:table-cell>
        </table:table-row>
        <table:table-row>
          <table:table-cell>
            <text:p>4</text:p>
          </table:table-cell>
          <table:table-cell>
            <text:p>latter</text:p>
          </table:table-cell>
          <table:table-cell>
            <text:p>['lætә]
adj. 后面的, (两者中)后者的, 较后的, 近来的</text:p>
          </table:table-cell>
        </table:table-row>
        <table:table-row>
          <table:table-cell>
            <text:p>4</text:p>
          </table:table-cell>
          <table:table-cell>
            <text:p>leave</text:p>
          </table:table-cell>
          <table:table-cell>
            <text:p>[li:v]
n. 许可, 同意, 请假, 休假
vt. 离开, 动身, 剩下, 遗忘, 委托, 遗弃
vi. 出发, 离开, 生叶, 动身</text:p>
          </table:table-cell>
        </table:table-row>
        <table:table-row>
          <table:table-cell>
            <text:p>4</text:p>
          </table:table-cell>
          <table:table-cell>
            <text:p>life</text:p>
          </table:table-cell>
          <table:table-cell>
            <text:p>[laif]
n. 生命, 生活, 一生, 寿命, 生命力, 传记</text:p>
          </table:table-cell>
        </table:table-row>
        <table:table-row>
          <table:table-cell>
            <text:p>4</text:p>
          </table:table-cell>
          <table:table-cell>
            <text:p>lively</text:p>
          </table:table-cell>
          <table:table-cell>
            <text:p>['laivli]
adj. 活泼的, 活跃的, 栩栩如生的, 真实的</text:p>
          </table:table-cell>
        </table:table-row>
        <table:table-row>
          <table:table-cell>
            <text:p>4</text:p>
          </table:table-cell>
          <table:table-cell>
            <text:p>located</text:p>
          </table:table-cell>
          <table:table-cell>
            <text:p>~= locate
[lәu'keit]
vt. 查找...的地点, 使...坐落于, 位于
v. 定位, 位于</text:p>
          </table:table-cell>
        </table:table-row>
        <table:table-row>
          <table:table-cell>
            <text:p>4</text:p>
          </table:table-cell>
          <table:table-cell>
            <text:p>might</text:p>
          </table:table-cell>
          <table:table-cell>
            <text:p>[mait]
v. (past tense, past participle of may
see may)
n. 力量, 威力, 权力, 能, 可能
aux. 可以</text:p>
          </table:table-cell>
        </table:table-row>
        <table:table-row>
          <table:table-cell>
            <text:p>4</text:p>
          </table:table-cell>
          <table:table-cell>
            <text:p>mission</text:p>
          </table:table-cell>
          <table:table-cell>
            <text:p>['miʃәn]
n. 使命, 任务, 使团, 代表团</text:p>
          </table:table-cell>
        </table:table-row>
        <table:table-row>
          <table:table-cell>
            <text:p>4</text:p>
          </table:table-cell>
          <table:table-cell>
            <text:p>online</text:p>
          </table:table-cell>
          <table:table-cell>
            <text:p>n. 联机, 在线式</text:p>
          </table:table-cell>
        </table:table-row>
        <table:table-row>
          <table:table-cell>
            <text:p>4</text:p>
          </table:table-cell>
          <table:table-cell>
            <text:p>outside</text:p>
          </table:table-cell>
          <table:table-cell>
            <text:p>['aut'said]
n. 外面, 外表, 外界
adj. 外面的, 外表的, 外界的
adv. 在外面, 外表, 出界
prep. 在...外</text:p>
          </table:table-cell>
        </table:table-row>
        <table:table-row>
          <table:table-cell>
            <text:p>4</text:p>
          </table:table-cell>
          <table:table-cell>
            <text:p>parlour</text:p>
          </table:table-cell>
          <table:table-cell>
            <text:p>['pɑ:lә]
n. 营业室</text:p>
          </table:table-cell>
        </table:table-row>
        <table:table-row>
          <table:table-cell>
            <text:p>4</text:p>
          </table:table-cell>
          <table:table-cell>
            <text:p>passed</text:p>
          </table:table-cell>
          <table:table-cell>
            <text:p>[pɑ:st]
已经通过的, 已被传递的</text:p>
          </table:table-cell>
        </table:table-row>
        <table:table-row>
          <table:table-cell>
            <text:p>4</text:p>
          </table:table-cell>
          <table:table-cell>
            <text:p>people</text:p>
          </table:table-cell>
          <table:table-cell>
            <text:p>['pi:pl]
n. 人, 人们, 民族, 人类, 公民
vt. 使住（满）人</text:p>
          </table:table-cell>
        </table:table-row>
        <table:table-row>
          <table:table-cell>
            <text:p>4</text:p>
          </table:table-cell>
          <table:table-cell>
            <text:p>phrase</text:p>
          </table:table-cell>
          <table:table-cell>
            <text:p>[freiz]
n. 短语, 习语, 惯用语, 成语, 措词
vt. 用短语表达</text:p>
          </table:table-cell>
        </table:table-row>
        <table:table-row>
          <table:table-cell>
            <text:p>4</text:p>
          </table:table-cell>
          <table:table-cell>
            <text:p>provided</text:p>
          </table:table-cell>
          <table:table-cell>
            <text:p>[prә:'vaidid]
conj. 倘若</text:p>
          </table:table-cell>
        </table:table-row>
        <table:table-row>
          <table:table-cell>
            <text:p>4</text:p>
          </table:table-cell>
          <table:table-cell>
            <text:p>providing</text:p>
          </table:table-cell>
          <table:table-cell>
            <text:p>conj. 倘若</text:p>
          </table:table-cell>
        </table:table-row>
        <table:table-row>
          <table:table-cell>
            <text:p>4</text:p>
          </table:table-cell>
          <table:table-cell>
            <text:p>reply</text:p>
          </table:table-cell>
          <table:table-cell>
            <text:p>[ri'plai]
n. 答复, 报复, 答辩
vi. 答复, 回击, 报复, 答辩
vt. 回答</text:p>
          </table:table-cell>
        </table:table-row>
        <table:table-row>
          <table:table-cell>
            <text:p>4</text:p>
          </table:table-cell>
          <table:table-cell>
            <text:p>requirements</text:p>
          </table:table-cell>
          <table:table-cell>
            <text:p>~= requirement
[ri'kwaiәmәnt]
n. 需求, 要求, 必要条件, 需要的东西, 要求必备的条件</text:p>
          </table:table-cell>
        </table:table-row>
        <table:table-row>
          <table:table-cell>
            <text:p>4</text:p>
          </table:table-cell>
          <table:table-cell>
            <text:p>room</text:p>
          </table:table-cell>
          <table:table-cell>
            <text:p>[ru:m, rum]
n. 房间, 屋子, 寓所, 场所, 地位, 空间, 机会, 余地</text:p>
          </table:table-cell>
        </table:table-row>
        <table:table-row>
          <table:table-cell>
            <text:p>4</text:p>
          </table:table-cell>
          <table:table-cell>
            <text:p>should</text:p>
          </table:table-cell>
          <table:table-cell>
            <text:p>[ʃud, ʃәd, ʃd]
v. aux.应该, 将要</text:p>
          </table:table-cell>
        </table:table-row>
        <table:table-row>
          <table:table-cell>
            <text:p>4</text:p>
          </table:table-cell>
          <table:table-cell>
            <text:p>silence</text:p>
          </table:table-cell>
          <table:table-cell>
            <text:p>['sailәns]
n. 静, 寂静, 沉默, 静默
vt. 使沉默, 使安静
v. 压制</text:p>
          </table:table-cell>
        </table:table-row>
        <table:table-row>
          <table:table-cell>
            <text:p>4</text:p>
          </table:table-cell>
          <table:table-cell>
            <text:p>site</text:p>
          </table:table-cell>
          <table:table-cell>
            <text:p>[sait]
n. 地点, 场所, 遗址
vt. 定...的地点
n. 站点</text:p>
          </table:table-cell>
        </table:table-row>
        <table:table-row>
          <table:table-cell>
            <text:p>4</text:p>
          </table:table-cell>
          <table:table-cell>
            <text:p>slowly</text:p>
          </table:table-cell>
          <table:table-cell>
            <text:p>['slәuli]
adv. 慢慢地, 迟缓地</text:p>
          </table:table-cell>
        </table:table-row>
        <table:table-row>
          <table:table-cell>
            <text:p>4</text:p>
          </table:table-cell>
          <table:table-cell>
            <text:p>small</text:p>
          </table:table-cell>
          <table:table-cell>
            <text:p>[smɔ:l]
adj. 小的, 少的</text:p>
          </table:table-cell>
        </table:table-row>
        <table:table-row>
          <table:table-cell>
            <text:p>4</text:p>
          </table:table-cell>
          <table:table-cell>
            <text:p>status</text:p>
          </table:table-cell>
          <table:table-cell>
            <text:p>['steitәs]
n. 身份, 地位, 情形, 状况</text:p>
          </table:table-cell>
        </table:table-row>
        <table:table-row>
          <table:table-cell>
            <text:p>4</text:p>
          </table:table-cell>
          <table:table-cell>
            <text:p>stood</text:p>
          </table:table-cell>
          <table:table-cell>
            <text:p>[stud]
vbl. stand的过去式和过去分词</text:p>
          </table:table-cell>
        </table:table-row>
        <table:table-row>
          <table:table-cell>
            <text:p>4</text:p>
          </table:table-cell>
          <table:table-cell>
            <text:p>support</text:p>
          </table:table-cell>
          <table:table-cell>
            <text:p>[sә'pɔ:t]
vt. 支撑, 扶持, 支持, 支援, 拥护, 维持, 赡养, 忍受
n. 支撑, 支持, 支援, 维持, 赡养, 支持者, 支柱</text:p>
          </table:table-cell>
        </table:table-row>
        <table:table-row>
          <table:table-cell>
            <text:p>4</text:p>
          </table:table-cell>
          <table:table-cell>
            <text:p>suppose</text:p>
          </table:table-cell>
          <table:table-cell>
            <text:p>[sә'pәuz]
vt. 推想, 假设, 猜想
vi. 料想
conj. 假使...结果会怎样</text:p>
          </table:table-cell>
        </table:table-row>
        <table:table-row>
          <table:table-cell>
            <text:p>4</text:p>
          </table:table-cell>
          <table:table-cell>
            <text:p>thing</text:p>
          </table:table-cell>
          <table:table-cell>
            <text:p>[θiŋ]
n. 东西, 物, 所有物, 用品, 事, 事情, 事件,事态</text:p>
          </table:table-cell>
        </table:table-row>
        <table:table-row>
          <table:table-cell>
            <text:p>4</text:p>
          </table:table-cell>
          <table:table-cell>
            <text:p>till</text:p>
          </table:table-cell>
          <table:table-cell>
            <text:p>[til]
prep. 直到, 在...以前, 迄
conj. 在...以前, 直到...为止
vt. 耕种
n. (商店)铁柜, 放钱的抽屉, 备用现金, 冰渍</text:p>
          </table:table-cell>
        </table:table-row>
        <table:table-row>
          <table:table-cell>
            <text:p>4</text:p>
          </table:table-cell>
          <table:table-cell>
            <text:p>told</text:p>
          </table:table-cell>
          <table:table-cell>
            <text:p>[tәuld]
vbl. tell的过去式和过去分词</text:p>
          </table:table-cell>
        </table:table-row>
        <table:table-row>
          <table:table-cell>
            <text:p>4</text:p>
          </table:table-cell>
          <table:table-cell>
            <text:p>too</text:p>
          </table:table-cell>
          <table:table-cell>
            <text:p>[tu:]
adv. 也, 太过份</text:p>
          </table:table-cell>
        </table:table-row>
        <table:table-row>
          <table:table-cell>
            <text:p>4</text:p>
          </table:table-cell>
          <table:table-cell>
            <text:p>upon</text:p>
          </table:table-cell>
          <table:table-cell>
            <text:p>[ә'pɔn]
prep. 在...之上</text:p>
          </table:table-cell>
        </table:table-row>
        <table:table-row>
          <table:table-cell>
            <text:p>4</text:p>
          </table:table-cell>
          <table:table-cell>
            <text:p>us</text:p>
          </table:table-cell>
          <table:table-cell>
            <text:p>[ʌs; әs]
pron. &lt;用作宾语&gt;我们
[域] United States , 美国</text:p>
          </table:table-cell>
        </table:table-row>
        <table:table-row>
          <table:table-cell>
            <text:p>4</text:p>
          </table:table-cell>
          <table:table-cell>
            <text:p>why</text:p>
          </table:table-cell>
          <table:table-cell>
            <text:p>[(h)wai]
adv. 为什么, ...的(理由)
int. (表吃惊, 满意等)哎呀!什么?</text:p>
          </table:table-cell>
        </table:table-row>
        <table:table-row>
          <table:table-cell>
            <text:p>4</text:p>
          </table:table-cell>
          <table:table-cell>
            <text:p>within</text:p>
          </table:table-cell>
          <table:table-cell>
            <text:p>[wið'in]
n. 内部, 里头
adv. 在内部, 在内心里
prep. 在...之内, 不越出
adj. 里面的, 内部的</text:p>
          </table:table-cell>
        </table:table-row>
        <table:table-row>
          <table:table-cell>
            <text:p>4</text:p>
          </table:table-cell>
          <table:table-cell>
            <text:p>wright's</text:p>
          </table:table-cell>
          <table:table-cell>
            <text:p>~= wright
[rait]
n. 建造者, 制造者</text:p>
          </table:table-cell>
        </table:table-row>
        <table:table-row>
          <table:table-cell>
            <text:p>4</text:p>
          </table:table-cell>
          <table:table-cell>
            <text:p>you're</text:p>
          </table:table-cell>
          <table:table-cell>
            <text:p>/jʊə(r), also jɔː(r); jᴜr, jɔr/
contracted form 缩约式 you are =&gt; be.</text:p>
          </table:table-cell>
        </table:table-row>
        <table:table-row>
          <table:table-cell>
            <text:p>4</text:p>
          </table:table-cell>
          <table:table-cell>
            <text:p>yourself</text:p>
          </table:table-cell>
          <table:table-cell>
            <text:p>[jɔ:'self, juә-, jә-]
pron. 你自己</text:p>
          </table:table-cell>
        </table:table-row>
        <table:table-row>
          <table:table-cell>
            <text:p>3</text:p>
          </table:table-cell>
          <table:table-cell>
            <text:p>affected</text:p>
          </table:table-cell>
          <table:table-cell>
            <text:p>[ә'fektid]
adj. 受到影响的, 受(疾病)侵袭的, 假装的, 做作的</text:p>
          </table:table-cell>
        </table:table-row>
        <table:table-row>
          <table:table-cell>
            <text:p>3</text:p>
          </table:table-cell>
          <table:table-cell>
            <text:p>also</text:p>
          </table:table-cell>
          <table:table-cell>
            <text:p>['ɔ:lsәu]
adv. 也, 同样</text:p>
          </table:table-cell>
        </table:table-row>
        <table:table-row>
          <table:table-cell>
            <text:p>3</text:p>
          </table:table-cell>
          <table:table-cell>
            <text:p>anybody</text:p>
          </table:table-cell>
          <table:table-cell>
            <text:p>['eniˏbɔdi]
pron. 任何人, 重要人物</text:p>
          </table:table-cell>
        </table:table-row>
        <table:table-row>
          <table:table-cell>
            <text:p>3</text:p>
          </table:table-cell>
          <table:table-cell>
            <text:p>anything</text:p>
          </table:table-cell>
          <table:table-cell>
            <text:p>['eniθiŋ]
pron. 任何事</text:p>
          </table:table-cell>
        </table:table-row>
        <table:table-row>
          <table:table-cell>
            <text:p>3</text:p>
          </table:table-cell>
          <table:table-cell>
            <text:p>applicable</text:p>
          </table:table-cell>
          <table:table-cell>
            <text:p>['æplikәbl]
adj. 可适用的, 可应用的</text:p>
          </table:table-cell>
        </table:table-row>
        <table:table-row>
          <table:table-cell>
            <text:p>3</text:p>
          </table:table-cell>
          <table:table-cell>
            <text:p>ascii</text:p>
          </table:table-cell>
          <table:table-cell>
            <text:p>~= ASCII
['æski]
n. 美国信息交换标准码
abbr. American Standard Code for Information Interchange
美国信息互换标准代码</text:p>
          </table:table-cell>
        </table:table-row>
        <table:table-row>
          <table:table-cell>
            <text:p>3</text:p>
          </table:table-cell>
          <table:table-cell>
            <text:p>became</text:p>
          </table:table-cell>
          <table:table-cell>
            <text:p>[bi'keim]
vbl. 变得</text:p>
          </table:table-cell>
        </table:table-row>
        <table:table-row>
          <table:table-cell>
            <text:p>3</text:p>
          </table:table-cell>
          <table:table-cell>
            <text:p>beer</text:p>
          </table:table-cell>
          <table:table-cell>
            <text:p>[biә]
n. 啤酒</text:p>
          </table:table-cell>
        </table:table-row>
        <table:table-row>
          <table:table-cell>
            <text:p>3</text:p>
          </table:table-cell>
          <table:table-cell>
            <text:p>bound</text:p>
          </table:table-cell>
          <table:table-cell>
            <text:p>[baund]
n. 跃进, 跳, 范围, 限度
adj. 正要启程的, 开往...去的, 被束缚的, 装订的
v. 跳跃, 限制</text:p>
          </table:table-cell>
        </table:table-row>
        <table:table-row>
          <table:table-cell>
            <text:p>3</text:p>
          </table:table-cell>
          <table:table-cell>
            <text:p>calling</text:p>
          </table:table-cell>
          <table:table-cell>
            <text:p>['kɔ:liŋ]
n. 职业, 行业, 邀请, 点名, 召集</text:p>
          </table:table-cell>
        </table:table-row>
        <table:table-row>
          <table:table-cell>
            <text:p>3</text:p>
          </table:table-cell>
          <table:table-cell>
            <text:p>certain</text:p>
          </table:table-cell>
          <table:table-cell>
            <text:p>['sә:tәn]
adj. 确定的, 某一个, 无疑的, 必然的, 可靠的
pron. 某几个, 某些</text:p>
          </table:table-cell>
        </table:table-row>
        <table:table-row>
          <table:table-cell>
            <text:p>3</text:p>
          </table:table-cell>
          <table:table-cell>
            <text:p>change</text:p>
          </table:table-cell>
          <table:table-cell>
            <text:p>[tʃeindʒ]
n. 改变, 变化, 转变, 找回的零钱, 找头, 辅币
vt. 改变, 变革, 改造, 兑换</text:p>
          </table:table-cell>
        </table:table-row>
        <table:table-row>
          <table:table-cell>
            <text:p>3</text:p>
          </table:table-cell>
          <table:table-cell>
            <text:p>charlie</text:p>
          </table:table-cell>
          <table:table-cell>
            <text:p>/ˈtʃɑːlɪ; `tʃɑrlɪ/
n (Brit infml 口) foolish person 蠢人
*You must have felt a proper charlie! 你一定觉得自己很蠢!
* He looks a real charlie in that hat. 他戴那顶帽子看起来真像个傻瓜.</text:p>
          </table:table-cell>
        </table:table-row>
        <table:table-row>
          <table:table-cell>
            <text:p>3</text:p>
          </table:table-cell>
          <table:table-cell>
            <text:p>company</text:p>
          </table:table-cell>
          <table:table-cell>
            <text:p>['kʌmpәni]
n. 公司, 陪伴, (一)群, (一)队, (一)伙, 连, 连队</text:p>
          </table:table-cell>
        </table:table-row>
        <table:table-row>
          <table:table-cell>
            <text:p>3</text:p>
          </table:table-cell>
          <table:table-cell>
            <text:p>complying</text:p>
          </table:table-cell>
          <table:table-cell>
            <text:p>~= comply
[kәm'plai]
vi. 顺从, 答应, 遵守</text:p>
          </table:table-cell>
        </table:table-row>
        <table:table-row>
          <table:table-cell>
            <text:p>3</text:p>
          </table:table-cell>
          <table:table-cell>
            <text:p>counter</text:p>
          </table:table-cell>
          <table:table-cell>
            <text:p>['kauntә]
n. 计算器, 计数器, 计算者, 柜台, 筹码
adv. prep.相反地</text:p>
          </table:table-cell>
        </table:table-row>
        <table:table-row>
          <table:table-cell>
            <text:p>3</text:p>
          </table:table-cell>
          <table:table-cell>
            <text:p>d'ye</text:p>
          </table:table-cell>
          <table:table-cell>
            <text:p>~~~= how-d'ye-do
['haudju'du:]
(=how-do-you-do)困境, 令人难堪的局面</text:p>
          </table:table-cell>
        </table:table-row>
        <table:table-row>
          <table:table-cell>
            <text:p>3</text:p>
          </table:table-cell>
          <table:table-cell>
            <text:p>day</text:p>
          </table:table-cell>
          <table:table-cell>
            <text:p>[dei]
n. 天, 白天, 日子, 白昼, 黎明, 工作日, 节日, 重要日子</text:p>
          </table:table-cell>
        </table:table-row>
        <table:table-row>
          <table:table-cell>
            <text:p>3</text:p>
          </table:table-cell>
          <table:table-cell>
            <text:p>defect</text:p>
          </table:table-cell>
          <table:table-cell>
            <text:p>[di'fekt]
n. 过失, 缺点</text:p>
          </table:table-cell>
        </table:table-row>
        <table:table-row>
          <table:table-cell>
            <text:p>3</text:p>
          </table:table-cell>
          <table:table-cell>
            <text:p>defective</text:p>
          </table:table-cell>
          <table:table-cell>
            <text:p>[di'fektiv]
adj. 有缺陷的, (智商或行为有)欠缺的
n. 有缺陷的人, 不完全变化动词</text:p>
          </table:table-cell>
        </table:table-row>
        <table:table-row>
          <table:table-cell>
            <text:p>3</text:p>
          </table:table-cell>
          <table:table-cell>
            <text:p>derivative</text:p>
          </table:table-cell>
          <table:table-cell>
            <text:p>[di'rivәtiv]
adj. 引出的, 系出的
n. 派生的事物, 派生词</text:p>
          </table:table-cell>
        </table:table-row>
        <table:table-row>
          <table:table-cell>
            <text:p>3</text:p>
          </table:table-cell>
          <table:table-cell>
            <text:p>described</text:p>
          </table:table-cell>
          <table:table-cell>
            <text:p>~= describe
[dis'kraib]
vt. 描写, 记述, 形容, 形容
v. 描述</text:p>
          </table:table-cell>
        </table:table-row>
        <table:table-row>
          <table:table-cell>
            <text:p>3</text:p>
          </table:table-cell>
          <table:table-cell>
            <text:p>didn't</text:p>
          </table:table-cell>
          <table:table-cell>
            <text:p>=&gt; do.</text:p>
          </table:table-cell>
        </table:table-row>
        <table:table-row>
          <table:table-cell>
            <text:p>3</text:p>
          </table:table-cell>
          <table:table-cell>
            <text:p>difference</text:p>
          </table:table-cell>
          <table:table-cell>
            <text:p>['difәrәns]
n. 差异, 差别, 分歧, 争论, [数]差额, 差分
adj. [数]微分的, [机]差动的</text:p>
          </table:table-cell>
        </table:table-row>
        <table:table-row>
          <table:table-cell>
            <text:p>3</text:p>
          </table:table-cell>
          <table:table-cell>
            <text:p>disclaimer</text:p>
          </table:table-cell>
          <table:table-cell>
            <text:p>[dis'kleimә(r)]
n. 放弃, 拒绝, 放弃者, 不承诺</text:p>
          </table:table-cell>
        </table:table-row>
        <table:table-row>
          <table:table-cell>
            <text:p>3</text:p>
          </table:table-cell>
          <table:table-cell>
            <text:p>does</text:p>
          </table:table-cell>
          <table:table-cell>
            <text:p>[dʌz; dәz]
v. 做,有用,工作
conj. 是,做,要</text:p>
          </table:table-cell>
        </table:table-row>
        <table:table-row>
          <table:table-cell>
            <text:p>3</text:p>
          </table:table-cell>
          <table:table-cell>
            <text:p>each</text:p>
          </table:table-cell>
          <table:table-cell>
            <text:p>[i:tʃ]
adj. 各自的, 每个的, 每一
pron. 各, 各自, 每个
adv. 每个</text:p>
          </table:table-cell>
        </table:table-row>
        <table:table-row>
          <table:table-cell>
            <text:p>3</text:p>
          </table:table-cell>
          <table:table-cell>
            <text:p>efforts</text:p>
          </table:table-cell>
          <table:table-cell>
            <text:p>~= effort
['efәt]
n. 努力, 成就</text:p>
          </table:table-cell>
        </table:table-row>
        <table:table-row>
          <table:table-cell>
            <text:p>3</text:p>
          </table:table-cell>
          <table:table-cell>
            <text:p>em</text:p>
          </table:table-cell>
          <table:table-cell>
            <text:p>[em]
n. [印]全身,行长单位
adj. [印]全身长(或宽)的(印刷符号)</text:p>
          </table:table-cell>
        </table:table-row>
        <table:table-row>
          <table:table-cell>
            <text:p>3</text:p>
          </table:table-cell>
          <table:table-cell>
            <text:p>email</text:p>
          </table:table-cell>
          <table:table-cell>
            <text:p>~= Email
['i:'meil]
n. 电子信函</text:p>
          </table:table-cell>
        </table:table-row>
        <table:table-row>
          <table:table-cell>
            <text:p>3</text:p>
          </table:table-cell>
          <table:table-cell>
            <text:p>end</text:p>
          </table:table-cell>
          <table:table-cell>
            <text:p>[end]
n. 末端, 尽头, 结束, 目标, 限度, 梢, 末端, 死亡
v. 结束, 终结, 终止</text:p>
          </table:table-cell>
        </table:table-row>
        <table:table-row>
          <table:table-cell>
            <text:p>3</text:p>
          </table:table-cell>
          <table:table-cell>
            <text:p>entity</text:p>
          </table:table-cell>
          <table:table-cell>
            <text:p>['entiti]
n. 实体</text:p>
          </table:table-cell>
        </table:table-row>
        <table:table-row>
          <table:table-cell>
            <text:p>3</text:p>
          </table:table-cell>
          <table:table-cell>
            <text:p>equipment</text:p>
          </table:table-cell>
          <table:table-cell>
            <text:p>[i'kwipmәnt]
n. 装备, 设备, 器材, 装置, 铁道车辆, (一企业除房地产以外的)固定资产, 才能</text:p>
          </table:table-cell>
        </table:table-row>
        <table:table-row>
          <table:table-cell>
            <text:p>3</text:p>
          </table:table-cell>
          <table:table-cell>
            <text:p>ever</text:p>
          </table:table-cell>
          <table:table-cell>
            <text:p>['evә]
adv. 曾经, 永远, 不断地, 在任何时候, 究竟</text:p>
          </table:table-cell>
        </table:table-row>
        <table:table-row>
          <table:table-cell>
            <text:p>3</text:p>
          </table:table-cell>
          <table:table-cell>
            <text:p>except</text:p>
          </table:table-cell>
          <table:table-cell>
            <text:p>[ik'sept]
vt. 除, 把...除外, 反对, 不计
vi. 反对
prep. 除了...之外, 若不是, 除非
conj. 只是, 要不是</text:p>
          </table:table-cell>
        </table:table-row>
        <table:table-row>
          <table:table-cell>
            <text:p>3</text:p>
          </table:table-cell>
          <table:table-cell>
            <text:p>expenses</text:p>
          </table:table-cell>
          <table:table-cell>
            <text:p>n. 费用,开支</text:p>
          </table:table-cell>
        </table:table-row>
        <table:table-row>
          <table:table-cell>
            <text:p>3</text:p>
          </table:table-cell>
          <table:table-cell>
            <text:p>eyes</text:p>
          </table:table-cell>
          <table:table-cell>
            <text:p>~= eye
[ai]
n. 眼睛, 视力, 眼光, 观点, 见解, 眼状物, 风吹来的方向, [气]风眼
vt. 看, 注视, 在...上打眼</text:p>
          </table:table-cell>
        </table:table-row>
        <table:table-row>
          <table:table-cell>
            <text:p>3</text:p>
          </table:table-cell>
          <table:table-cell>
            <text:p>fifty</text:p>
          </table:table-cell>
          <table:table-cell>
            <text:p>['fifti]
adj. 五十</text:p>
          </table:table-cell>
        </table:table-row>
        <table:table-row>
          <table:table-cell>
            <text:p>3</text:p>
          </table:table-cell>
          <table:table-cell>
            <text:p>first</text:p>
          </table:table-cell>
          <table:table-cell>
            <text:p>[fә:st]
adv. 首先, 最初, 第一(列举条目等用), 优先
adj. 第一的
num. 第一(个)
n. 开始, 第一, (比赛)冠军</text:p>
          </table:table-cell>
        </table:table-row>
        <table:table-row>
          <table:table-cell>
            <text:p>3</text:p>
          </table:table-cell>
          <table:table-cell>
            <text:p>five</text:p>
          </table:table-cell>
          <table:table-cell>
            <text:p>[faiv]
num. 五, 五个(人或物)
n. 五个一组, &lt;口&gt;五厘息金的证券</text:p>
          </table:table-cell>
        </table:table-row>
        <table:table-row>
          <table:table-cell>
            <text:p>3</text:p>
          </table:table-cell>
          <table:table-cell>
            <text:p>forgot</text:p>
          </table:table-cell>
          <table:table-cell>
            <text:p>[fә'gɔt]
vbl. forget的过去式</text:p>
          </table:table-cell>
        </table:table-row>
        <table:table-row>
          <table:table-cell>
            <text:p>3</text:p>
          </table:table-cell>
          <table:table-cell>
            <text:p>formats</text:p>
          </table:table-cell>
          <table:table-cell>
            <text:p>~= format
['fɔ:mæt, -mɑ:t]
n. 开本, 版式, 形式, 格式
vt. 安排...的格局(或规格), [计]格式化(磁盘)</text:p>
          </table:table-cell>
        </table:table-row>
        <table:table-row>
          <table:table-cell>
            <text:p>3</text:p>
          </table:table-cell>
          <table:table-cell>
            <text:p>foundation's</text:p>
          </table:table-cell>
          <table:table-cell>
            <text:p>~= foundation
[faun'deiʃәn]
n. 基础, 根本, 建立, 创立, 地基, 基金, 基金会</text:p>
          </table:table-cell>
        </table:table-row>
        <table:table-row>
          <table:table-cell>
            <text:p>3</text:p>
          </table:table-cell>
          <table:table-cell>
            <text:p>future</text:p>
          </table:table-cell>
          <table:table-cell>
            <text:p>['fju:tʃә]
n. 未来, 将来, 前途, 远景
adj. 未来的, 将来的</text:p>
          </table:table-cell>
        </table:table-row>
        <table:table-row>
          <table:table-cell>
            <text:p>3</text:p>
          </table:table-cell>
          <table:table-cell>
            <text:p>given</text:p>
          </table:table-cell>
          <table:table-cell>
            <text:p>['givn]
adj. 赠予的, 沉溺的, 特定的, 假设的
vbl. give的过去分词</text:p>
          </table:table-cell>
        </table:table-row>
        <table:table-row>
          <table:table-cell>
            <text:p>3</text:p>
          </table:table-cell>
          <table:table-cell>
            <text:p>hand</text:p>
          </table:table-cell>
          <table:table-cell>
            <text:p>[hænd]
n. 手, 掌管, 协助, 支配, 插手, 指针, 雇员, 手艺
vt. 支持, 搀扶, 交给</text:p>
          </table:table-cell>
        </table:table-row>
        <table:table-row>
          <table:table-cell>
            <text:p>3</text:p>
          </table:table-cell>
          <table:table-cell>
            <text:p>hands</text:p>
          </table:table-cell>
          <table:table-cell>
            <text:p>n. 拥有, 所有
【计】 动手
相关词组:
  wash one's hands of
  off sb's hands
  play into the hands of sb
  have one's hands full
  lay hands on
  on sb's hands
  sit on one's hands
  Hands off...
  strengthen sb's hands
  with clean hands
  hold hands
  be in the hands
  get sth off one's hands
  throw up one's hands
  change hands
  hands down
  have one's hands free
  wash one's hands</text:p>
          </table:table-cell>
        </table:table-row>
        <table:table-row>
          <table:table-cell>
            <text:p>3</text:p>
          </table:table-cell>
          <table:table-cell>
            <text:p>happy</text:p>
          </table:table-cell>
          <table:table-cell>
            <text:p>['hæpi]
adj. 快乐的, 幸福的, 陶醉于...的, 恰当的</text:p>
          </table:table-cell>
        </table:table-row>
        <table:table-row>
          <table:table-cell>
            <text:p>3</text:p>
          </table:table-cell>
          <table:table-cell>
            <text:p>having</text:p>
          </table:table-cell>
          <table:table-cell>
            <text:p>['hæviŋ]
n. 所有, 持有</text:p>
          </table:table-cell>
        </table:table-row>
        <table:table-row>
          <table:table-cell>
            <text:p>3</text:p>
          </table:table-cell>
          <table:table-cell>
            <text:p>help</text:p>
          </table:table-cell>
          <table:table-cell>
            <text:p>[help]
n. 帮忙, 补救办法, 助手, 治疗, &lt;美&gt;佣工
vt. 帮助, 助长, 接济, 治疗, 款待
vi. 有用, 救命, 招待
[计] 显示命令格式的简短概述</text:p>
          </table:table-cell>
        </table:table-row>
        <table:table-row>
          <table:table-cell>
            <text:p>3</text:p>
          </table:table-cell>
          <table:table-cell>
            <text:p>hope</text:p>
          </table:table-cell>
          <table:table-cell>
            <text:p>[hәup]
n. 希望, 信心
v. 希望, 盼望, 期待, 信赖</text:p>
          </table:table-cell>
        </table:table-row>
        <table:table-row>
          <table:table-cell>
            <text:p>3</text:p>
          </table:table-cell>
          <table:table-cell>
            <text:p>illustration</text:p>
          </table:table-cell>
          <table:table-cell>
            <text:p>[ˏilәs'treiʃәn]
n. 说明, 例证, 例子, 图表, 插图
插图,图解</text:p>
          </table:table-cell>
        </table:table-row>
        <table:table-row>
          <table:table-cell>
            <text:p>3</text:p>
          </table:table-cell>
          <table:table-cell>
            <text:p>immediate</text:p>
          </table:table-cell>
          <table:table-cell>
            <text:p>[i'mi:djәt]
adj. 直接的, 紧接的, 紧靠的, 立即的, 知觉的</text:p>
          </table:table-cell>
        </table:table-row>
        <table:table-row>
          <table:table-cell>
            <text:p>3</text:p>
          </table:table-cell>
          <table:table-cell>
            <text:p>included</text:p>
          </table:table-cell>
          <table:table-cell>
            <text:p>[in'klu:did]
adj. 包括的, 内藏的</text:p>
          </table:table-cell>
        </table:table-row>
        <table:table-row>
          <table:table-cell>
            <text:p>3</text:p>
          </table:table-cell>
          <table:table-cell>
            <text:p>keep</text:p>
          </table:table-cell>
          <table:table-cell>
            <text:p>[ki:p]
n. 保持, 保养, 生计, 监狱, [史]要塞
vt. 保持, 保存, 遵守, 经营, 看守, 拘留, 维持, 记(日记,帐等)
vi. 保持, 继续不断</text:p>
          </table:table-cell>
        </table:table-row>
        <table:table-row>
          <table:table-cell>
            <text:p>3</text:p>
          </table:table-cell>
          <table:table-cell>
            <text:p>keeping</text:p>
          </table:table-cell>
          <table:table-cell>
            <text:p>['ki:piŋ]
n. 保守, 看守, 遵守, 饲养</text:p>
          </table:table-cell>
        </table:table-row>
        <table:table-row>
          <table:table-cell>
            <text:p>3</text:p>
          </table:table-cell>
          <table:table-cell>
            <text:p>knows</text:p>
          </table:table-cell>
          <table:table-cell>
            <text:p>~= know
[nәu]
v. 知道, 了解, 认识, 熟悉, 认出, 分辨, 确信</text:p>
          </table:table-cell>
        </table:table-row>
        <table:table-row>
          <table:table-cell>
            <text:p>3</text:p>
          </table:table-cell>
          <table:table-cell>
            <text:p>left</text:p>
          </table:table-cell>
          <table:table-cell>
            <text:p>[left]
adj. 左边的, 左倾的, 左侧的, 左派的, 左翼的
adv. 在左面
n. 左, 左边, 左派
vbl. leave的过去式和过去分词</text:p>
          </table:table-cell>
        </table:table-row>
        <table:table-row>
          <table:table-cell>
            <text:p>3</text:p>
          </table:table-cell>
          <table:table-cell>
            <text:p>lend</text:p>
          </table:table-cell>
          <table:table-cell>
            <text:p>[lend]
v. 借给, 贷(款)</text:p>
          </table:table-cell>
        </table:table-row>
        <table:table-row>
          <table:table-cell>
            <text:p>3</text:p>
          </table:table-cell>
          <table:table-cell>
            <text:p>liability</text:p>
          </table:table-cell>
          <table:table-cell>
            <text:p>[ˏlaiә'biliti]
n. 责任, 义务, 倾向, 债务, 负债, 与assets相对</text:p>
          </table:table-cell>
        </table:table-row>
        <table:table-row>
          <table:table-cell>
            <text:p>3</text:p>
          </table:table-cell>
          <table:table-cell>
            <text:p>limitation</text:p>
          </table:table-cell>
          <table:table-cell>
            <text:p>[ˏlimi'teiʃәn]
n. 限制, 局限性</text:p>
          </table:table-cell>
        </table:table-row>
        <table:table-row>
          <table:table-cell>
            <text:p>3</text:p>
          </table:table-cell>
          <table:table-cell>
            <text:p>links</text:p>
          </table:table-cell>
          <table:table-cell>
            <text:p>[liŋks]
n. 高尔夫球场, 沙丘
n. link的复数, 链接</text:p>
          </table:table-cell>
        </table:table-row>
        <table:table-row>
          <table:table-cell>
            <text:p>3</text:p>
          </table:table-cell>
          <table:table-cell>
            <text:p>listened</text:p>
          </table:table-cell>
          <table:table-cell>
            <text:p>~= listen
['lisn]
vi. 听, 听从
v. 听, 收听</text:p>
          </table:table-cell>
        </table:table-row>
        <table:table-row>
          <table:table-cell>
            <text:p>3</text:p>
          </table:table-cell>
          <table:table-cell>
            <text:p>matter</text:p>
          </table:table-cell>
          <table:table-cell>
            <text:p>['mætә]
n. 事件, 问题, 物质, 内容, 实质, 原因, (印刷或书写的)文件, (文章或讲话等的)素材
vi. 有关系, 要紧</text:p>
          </table:table-cell>
        </table:table-row>
        <table:table-row>
          <table:table-cell>
            <text:p>3</text:p>
          </table:table-cell>
          <table:table-cell>
            <text:p>means</text:p>
          </table:table-cell>
          <table:table-cell>
            <text:p>[mi:nz]
n. 手段, 方法
v. 意味, 想要</text:p>
          </table:table-cell>
        </table:table-row>
        <table:table-row>
          <table:table-cell>
            <text:p>3</text:p>
          </table:table-cell>
          <table:table-cell>
            <text:p>moment</text:p>
          </table:table-cell>
          <table:table-cell>
            <text:p>['mәumәnt]
adj. 片刻的, 瞬间的, 力矩的
n. 瞬间</text:p>
          </table:table-cell>
        </table:table-row>
        <table:table-row>
          <table:table-cell>
            <text:p>3</text:p>
          </table:table-cell>
          <table:table-cell>
            <text:p>morning</text:p>
          </table:table-cell>
          <table:table-cell>
            <text:p>['mɔ:niŋ]
n. 早晨, 上午</text:p>
          </table:table-cell>
        </table:table-row>
        <table:table-row>
          <table:table-cell>
            <text:p>3</text:p>
          </table:table-cell>
          <table:table-cell>
            <text:p>nearly</text:p>
          </table:table-cell>
          <table:table-cell>
            <text:p>['niәli]
adv. 几乎, 密切地</text:p>
          </table:table-cell>
        </table:table-row>
        <table:table-row>
          <table:table-cell>
            <text:p>3</text:p>
          </table:table-cell>
          <table:table-cell>
            <text:p>night</text:p>
          </table:table-cell>
          <table:table-cell>
            <text:p>[nait]
n. 夜, 夜晚, 黑暗, 死亡</text:p>
          </table:table-cell>
        </table:table-row>
        <table:table-row>
          <table:table-cell>
            <text:p>3</text:p>
          </table:table-cell>
          <table:table-cell>
            <text:p>notice</text:p>
          </table:table-cell>
          <table:table-cell>
            <text:p>['nәutis]
n. 通知, 布告, 注意
v. 注意到</text:p>
          </table:table-cell>
        </table:table-row>
        <table:table-row>
          <table:table-cell>
            <text:p>3</text:p>
          </table:table-cell>
          <table:table-cell>
            <text:p>numbers</text:p>
          </table:table-cell>
          <table:table-cell>
            <text:p>~= number
['nʌmbә]
n. 数, 数字, 数量, 号码, 算术, 诗, 韵律
v. 遍号码, 共计..., 计入, 计算, 算入</text:p>
          </table:table-cell>
        </table:table-row>
        <table:table-row>
          <table:table-cell>
            <text:p>3</text:p>
          </table:table-cell>
          <table:table-cell>
            <text:p>obtain</text:p>
          </table:table-cell>
          <table:table-cell>
            <text:p>[әb'tein]
vt. 获得, 得到</text:p>
          </table:table-cell>
        </table:table-row>
        <table:table-row>
          <table:table-cell>
            <text:p>3</text:p>
          </table:table-cell>
          <table:table-cell>
            <text:p>official</text:p>
          </table:table-cell>
          <table:table-cell>
            <text:p>[ә'fiʃәl]
n. 官员, 公务员
adj. 职务上的, 公务的, 官方的, 正式的</text:p>
          </table:table-cell>
        </table:table-row>
        <table:table-row>
          <table:table-cell>
            <text:p>3</text:p>
          </table:table-cell>
          <table:table-cell>
            <text:p>oh</text:p>
          </table:table-cell>
          <table:table-cell>
            <text:p>[әu]
int. [表示惊讶、害怕等] 哦, 哎哟</text:p>
          </table:table-cell>
        </table:table-row>
        <table:table-row>
          <table:table-cell>
            <text:p>3</text:p>
          </table:table-cell>
          <table:table-cell>
            <text:p>ought</text:p>
          </table:table-cell>
          <table:table-cell>
            <text:p>[ɔ:t]
aux. (～ to [verb] ) 应当, 应该</text:p>
          </table:table-cell>
        </table:table-row>
        <table:table-row>
          <table:table-cell>
            <text:p>3</text:p>
          </table:table-cell>
          <table:table-cell>
            <text:p>ow</text:p>
          </table:table-cell>
          <table:table-cell>
            <text:p>[au]
int. 表示突然疼痛所发出之声</text:p>
          </table:table-cell>
        </table:table-row>
        <table:table-row>
          <table:table-cell>
            <text:p>3</text:p>
          </table:table-cell>
          <table:table-cell>
            <text:p>p'r'aps</text:p>
          </table:table-cell>
          <table:table-cell>
            <text:p>~~~= acapsular
[ә'kæpsjulә]
无荚膜的</text:p>
          </table:table-cell>
        </table:table-row>
        <table:table-row>
          <table:table-cell>
            <text:p>3</text:p>
          </table:table-cell>
          <table:table-cell>
            <text:p>paragraphs</text:p>
          </table:table-cell>
          <table:table-cell>
            <text:p>~= paragraph
['pærәgrɑ:f]
n. (文章)段, 节, 段落</text:p>
          </table:table-cell>
        </table:table-row>
        <table:table-row>
          <table:table-cell>
            <text:p>3</text:p>
          </table:table-cell>
          <table:table-cell>
            <text:p>path</text:p>
          </table:table-cell>
          <table:table-cell>
            <text:p>[pɑ:θ]
n. 小路, 小径, 路线, 轨道, 通道</text:p>
          </table:table-cell>
        </table:table-row>
        <table:table-row>
          <table:table-cell>
            <text:p>3</text:p>
          </table:table-cell>
          <table:table-cell>
            <text:p>paying</text:p>
          </table:table-cell>
          <table:table-cell>
            <text:p>['peiiŋ]
adj. 支付的, 有利的
n. 付, 支付</text:p>
          </table:table-cell>
        </table:table-row>
        <table:table-row>
          <table:table-cell>
            <text:p>3</text:p>
          </table:table-cell>
          <table:table-cell>
            <text:p>payments</text:p>
          </table:table-cell>
          <table:table-cell>
            <text:p>~= payment
['peimәnt]
n. 付款, 支付, 报酬, 偿还, 报应, 惩罚</text:p>
          </table:table-cell>
        </table:table-row>
        <table:table-row>
          <table:table-cell>
            <text:p>3</text:p>
          </table:table-cell>
          <table:table-cell>
            <text:p>performing</text:p>
          </table:table-cell>
          <table:table-cell>
            <text:p>[pә'fɔ:miŋ]
adj. 表演的, 履行的</text:p>
          </table:table-cell>
        </table:table-row>
        <table:table-row>
          <table:table-cell>
            <text:p>3</text:p>
          </table:table-cell>
          <table:table-cell>
            <text:p>plain</text:p>
          </table:table-cell>
          <table:table-cell>
            <text:p>[plein]
n. 平原, 草原
adj. 简单的, 明白的, 平常的, 清晰的, 普通的, 朴素的
adv. 清楚地
n. [计] 无格式</text:p>
          </table:table-cell>
        </table:table-row>
        <table:table-row>
          <table:table-cell>
            <text:p>3</text:p>
          </table:table-cell>
          <table:table-cell>
            <text:p>purpose</text:p>
          </table:table-cell>
          <table:table-cell>
            <text:p>['pә:pәs]
n. 目的, 意图, 用途, 效果, 决心, 意志
vt. 打算, 企图, 决心</text:p>
          </table:table-cell>
        </table:table-row>
        <table:table-row>
          <table:table-cell>
            <text:p>3</text:p>
          </table:table-cell>
          <table:table-cell>
            <text:p>read</text:p>
          </table:table-cell>
          <table:table-cell>
            <text:p>[ri:d]
v. 读, 阅读, 理解, 学习
adj. 有学问的
n. 读取
vbl. read的过去式和过去分词</text:p>
          </table:table-cell>
        </table:table-row>
        <table:table-row>
          <table:table-cell>
            <text:p>3</text:p>
          </table:table-cell>
          <table:table-cell>
            <text:p>receive</text:p>
          </table:table-cell>
          <table:table-cell>
            <text:p>[ri'si:v]
vt. 收到, 接到, 接收, 遭到, 受到, 接待, 接见</text:p>
          </table:table-cell>
        </table:table-row>
        <table:table-row>
          <table:table-cell>
            <text:p>3</text:p>
          </table:table-cell>
          <table:table-cell>
            <text:p>release</text:p>
          </table:table-cell>
          <table:table-cell>
            <text:p>[ri'li:s]
n. 释放, 让渡, 豁免, 发行的书, 释放证书
vt. 释放, 解放, 放弃, 让与, 免除, 发表
n. 版本, 发布</text:p>
          </table:table-cell>
        </table:table-row>
        <table:table-row>
          <table:table-cell>
            <text:p>3</text:p>
          </table:table-cell>
          <table:table-cell>
            <text:p>repeated</text:p>
          </table:table-cell>
          <table:table-cell>
            <text:p>[ri'pi:tid]
adj. 重复的, 再三的</text:p>
          </table:table-cell>
        </table:table-row>
        <table:table-row>
          <table:table-cell>
            <text:p>3</text:p>
          </table:table-cell>
          <table:table-cell>
            <text:p>return</text:p>
          </table:table-cell>
          <table:table-cell>
            <text:p>[ri'tә:n]
n. 回来, 返回, 来回票, 利润, 回答
adj. 返回的, 回程的, 报答的, 反向的, 重现的
vi. 回返, 归还
vt. 归还, 回报, 报告, 获得, 回答, 返回</text:p>
          </table:table-cell>
        </table:table-row>
        <table:table-row>
          <table:table-cell>
            <text:p>3</text:p>
          </table:table-cell>
          <table:table-cell>
            <text:p>rose</text:p>
          </table:table-cell>
          <table:table-cell>
            <text:p>[rәuz]
n. 蔷薇属, 玫瑰, 玫瑰红 
vbl. rise的过去式</text:p>
          </table:table-cell>
        </table:table-row>
        <table:table-row>
          <table:table-cell>
            <text:p>3</text:p>
          </table:table-cell>
          <table:table-cell>
            <text:p>royalty</text:p>
          </table:table-cell>
          <table:table-cell>
            <text:p>['rɔiәlti]
n. 皇室, 王权</text:p>
          </table:table-cell>
        </table:table-row>
        <table:table-row>
          <table:table-cell>
            <text:p>3</text:p>
          </table:table-cell>
          <table:table-cell>
            <text:p>same</text:p>
          </table:table-cell>
          <table:table-cell>
            <text:p>[seim]
adj. 同一的, 相同的, 无变化的, 上述的, 所谓
pron. 同样的事物
adv. 同样地</text:p>
          </table:table-cell>
        </table:table-row>
        <table:table-row>
          <table:table-cell>
            <text:p>3</text:p>
          </table:table-cell>
          <table:table-cell>
            <text:p>search</text:p>
          </table:table-cell>
          <table:table-cell>
            <text:p>[sә:tʃ]
n. 搜寻, 查究
v. 搜索, 搜寻, 探求, 调查</text:p>
          </table:table-cell>
        </table:table-row>
        <table:table-row>
          <table:table-cell>
            <text:p>3</text:p>
          </table:table-cell>
          <table:table-cell>
            <text:p>seemed</text:p>
          </table:table-cell>
          <table:table-cell>
            <text:p>~= seem
[si:m]
vi. 象是, 似乎</text:p>
          </table:table-cell>
        </table:table-row>
        <table:table-row>
          <table:table-cell>
            <text:p>3</text:p>
          </table:table-cell>
          <table:table-cell>
            <text:p>shall</text:p>
          </table:table-cell>
          <table:table-cell>
            <text:p>[ʃæl, ʃәl, ʃl]
v. aux.将, 会</text:p>
          </table:table-cell>
        </table:table-row>
        <table:table-row>
          <table:table-cell>
            <text:p>3</text:p>
          </table:table-cell>
          <table:table-cell>
            <text:p>she's</text:p>
          </table:table-cell>
          <table:table-cell>
            <text:p>/ʃiːz; ʃiz/
contracted form 缩约式 
1 she is =&gt;be. 
2 she has =&gt;have.</text:p>
          </table:table-cell>
        </table:table-row>
        <table:table-row>
          <table:table-cell>
            <text:p>3</text:p>
          </table:table-cell>
          <table:table-cell>
            <text:p>sitting</text:p>
          </table:table-cell>
          <table:table-cell>
            <text:p>['sitiŋ]
n. 入席, 就座, 开会, 孵卵
adj. 坐着的, 就座的, 在任期中的, 孵卵中的, 易击中的</text:p>
          </table:table-cell>
        </table:table-row>
        <table:table-row>
          <table:table-cell>
            <text:p>3</text:p>
          </table:table-cell>
          <table:table-cell>
            <text:p>somewhat</text:p>
          </table:table-cell>
          <table:table-cell>
            <text:p>['sʌm(h)wɔt]
adv. 稍微, 有点, 有些</text:p>
          </table:table-cell>
        </table:table-row>
        <table:table-row>
          <table:table-cell>
            <text:p>3</text:p>
          </table:table-cell>
          <table:table-cell>
            <text:p>soon</text:p>
          </table:table-cell>
          <table:table-cell>
            <text:p>[su:n]
adv. 立刻, 不久, 快, 早, 宁愿</text:p>
          </table:table-cell>
        </table:table-row>
        <table:table-row>
          <table:table-cell>
            <text:p>3</text:p>
          </table:table-cell>
          <table:table-cell>
            <text:p>spoke</text:p>
          </table:table-cell>
          <table:table-cell>
            <text:p>[spәuk]
n. 轮辐, 扶梯棍, 刹车
v. 装辐于, 刹车</text:p>
          </table:table-cell>
        </table:table-row>
        <table:table-row>
          <table:table-cell>
            <text:p>3</text:p>
          </table:table-cell>
          <table:table-cell>
            <text:p>start</text:p>
          </table:table-cell>
          <table:table-cell>
            <text:p>[stɑ:t]
n. 动身, 出发点, 开始, 惊起, 惊跳, 赛跑的先跑权, 优先地位
v. 出发, 起程, 开始, 着手, 惊动, 惊起, 起动, 发动</text:p>
          </table:table-cell>
        </table:table-row>
        <table:table-row>
          <table:table-cell>
            <text:p>3</text:p>
          </table:table-cell>
          <table:table-cell>
            <text:p>stay</text:p>
          </table:table-cell>
          <table:table-cell>
            <text:p>[stei]
n. 逗留, 延缓, 中止, 支柱
v. 在, 暂住, 坚持, 止住, 抑制, 延缓, 停(下)</text:p>
          </table:table-cell>
        </table:table-row>
        <table:table-row>
          <table:table-cell>
            <text:p>3</text:p>
          </table:table-cell>
          <table:table-cell>
            <text:p>sure</text:p>
          </table:table-cell>
          <table:table-cell>
            <text:p>[ʃuә]
adj. 对....有把握, 确信某事, 稳当的, 可靠的
adv. 的确, 当然</text:p>
          </table:table-cell>
        </table:table-row>
        <table:table-row>
          <table:table-cell>
            <text:p>3</text:p>
          </table:table-cell>
          <table:table-cell>
            <text:p>taking</text:p>
          </table:table-cell>
          <table:table-cell>
            <text:p>['teikiŋ]
n. (用复数)营业收入, 取得, 捕获
adj. 吸引人的, 迷人的, 可爱的, 会传染的</text:p>
          </table:table-cell>
        </table:table-row>
        <table:table-row>
          <table:table-cell>
            <text:p>3</text:p>
          </table:table-cell>
          <table:table-cell>
            <text:p>there's</text:p>
          </table:table-cell>
          <table:table-cell>
            <text:p>[ðєәz; ðәz]
(=there is
=there has)那儿有</text:p>
          </table:table-cell>
        </table:table-row>
        <table:table-row>
          <table:table-cell>
            <text:p>3</text:p>
          </table:table-cell>
          <table:table-cell>
            <text:p>thought</text:p>
          </table:table-cell>
          <table:table-cell>
            <text:p>[θɔ:t]
n. 思考, 想法, 思想, 思潮, 关心, 关怀, 挂念
vbl. think的过去式和过去分词</text:p>
          </table:table-cell>
        </table:table-row>
        <table:table-row>
          <table:table-cell>
            <text:p>3</text:p>
          </table:table-cell>
          <table:table-cell>
            <text:p>thoughtful</text:p>
          </table:table-cell>
          <table:table-cell>
            <text:p>['θɔ:tful]
adj. 深思的, 有思想性的, 体贴的, 关切的</text:p>
          </table:table-cell>
        </table:table-row>
        <table:table-row>
          <table:table-cell>
            <text:p>3</text:p>
          </table:table-cell>
          <table:table-cell>
            <text:p>two</text:p>
          </table:table-cell>
          <table:table-cell>
            <text:p>[tu:]
num. 二, 两个</text:p>
          </table:table-cell>
        </table:table-row>
        <table:table-row>
          <table:table-cell>
            <text:p>3</text:p>
          </table:table-cell>
          <table:table-cell>
            <text:p>used</text:p>
          </table:table-cell>
          <table:table-cell>
            <text:p>[ju:st]
adj. 习惯的, 旧的, 用旧了的</text:p>
          </table:table-cell>
        </table:table-row>
        <table:table-row>
          <table:table-cell>
            <text:p>3</text:p>
          </table:table-cell>
          <table:table-cell>
            <text:p>user</text:p>
          </table:table-cell>
          <table:table-cell>
            <text:p>['ju:zә]
n. 使用者, 使用物, [律]权利的实际享有</text:p>
          </table:table-cell>
        </table:table-row>
        <table:table-row>
          <table:table-cell>
            <text:p>3</text:p>
          </table:table-cell>
          <table:table-cell>
            <text:p>vanilla</text:p>
          </table:table-cell>
          <table:table-cell>
            <text:p>[vә'nilә]
n. [植]香草, 香子兰</text:p>
          </table:table-cell>
        </table:table-row>
        <table:table-row>
          <table:table-cell>
            <text:p>3</text:p>
          </table:table-cell>
          <table:table-cell>
            <text:p>very</text:p>
          </table:table-cell>
          <table:table-cell>
            <text:p>['veri]
adv. 很, 甚, 及其, 非常, 完全
adj. 真正的, 真实的, 恰好的, 绝对的, 十足的, 特别的</text:p>
          </table:table-cell>
        </table:table-row>
        <table:table-row>
          <table:table-cell>
            <text:p>3</text:p>
          </table:table-cell>
          <table:table-cell>
            <text:p>warranties</text:p>
          </table:table-cell>
          <table:table-cell>
            <text:p>~= warranty
['wɔrәnti]
n. (正当)理由, (合理)根据, 授权, 担保, 保证, 根据</text:p>
          </table:table-cell>
        </table:table-row>
        <table:table-row>
          <table:table-cell>
            <text:p>3</text:p>
          </table:table-cell>
          <table:table-cell>
            <text:p>water</text:p>
          </table:table-cell>
          <table:table-cell>
            <text:p>['wɔ:tә]
n. 水, 雨水, 海水, 水位, 水面, 流体
vt. 喷淋, 供以水, 注入水, 使湿
vi. 流泪, 加水
adj. 水的, 水上的, 水生的, 含水的</text:p>
          </table:table-cell>
        </table:table-row>
        <table:table-row>
          <table:table-cell>
            <text:p>3</text:p>
          </table:table-cell>
          <table:table-cell>
            <text:p>writing</text:p>
          </table:table-cell>
          <table:table-cell>
            <text:p>['raitiŋ]
n. 笔迹, 作品, 著述</text:p>
          </table:table-cell>
        </table:table-row>
        <table:table-row>
          <table:table-cell>
            <text:p>3</text:p>
          </table:table-cell>
          <table:table-cell>
            <text:p>written</text:p>
          </table:table-cell>
          <table:table-cell>
            <text:p>['ritn]
vbl. write的过去分词</text:p>
          </table:table-cell>
        </table:table-row>
        <table:table-row>
          <table:table-cell>
            <text:p>3</text:p>
          </table:table-cell>
          <table:table-cell>
            <text:p>year</text:p>
          </table:table-cell>
          <table:table-cell>
            <text:p>[jә:, jiә]
n. 年, 年龄, 年岁</text:p>
          </table:table-cell>
        </table:table-row>
        <table:table-row>
          <table:table-cell>
            <text:p>3</text:p>
          </table:table-cell>
          <table:table-cell>
            <text:p>you'd</text:p>
          </table:table-cell>
          <table:table-cell>
            <text:p>/juːd; jud/
contracted form 缩约式 
1 you had =&gt; have. 
2 you would =&gt; will1, would1.</text:p>
          </table:table-cell>
        </table:table-row>
        <table:table-row>
          <table:table-cell>
            <text:p>3</text:p>
          </table:table-cell>
          <table:table-cell>
            <text:p>you'll</text:p>
          </table:table-cell>
          <table:table-cell>
            <text:p>/juːl; jul/
contracted form 缩约式 you will =&gt; will1.</text:p>
          </table:table-cell>
        </table:table-row>
        <table:table-row>
          <table:table-cell>
            <text:p>2</text:p>
          </table:table-cell>
          <table:table-cell>
            <text:p>-</text:p>
          </table:table-cell>
          <table:table-cell>
            <text:p> </text:p>
          </table:table-cell>
        </table:table-row>
        <table:table-row>
          <table:table-cell>
            <text:p>2</text:p>
          </table:table-cell>
          <table:table-cell>
            <text:p>accepted</text:p>
          </table:table-cell>
          <table:table-cell>
            <text:p>[әk'septid]
adj. 一般承认的, 公认的</text:p>
          </table:table-cell>
        </table:table-row>
        <table:table-row>
          <table:table-cell>
            <text:p>2</text:p>
          </table:table-cell>
          <table:table-cell>
            <text:p>accompanied</text:p>
          </table:table-cell>
          <table:table-cell>
            <text:p>~= accompany
[ә'kʌmpәni]
vt. 陪伴, 伴奏</text:p>
          </table:table-cell>
        </table:table-row>
        <table:table-row>
          <table:table-cell>
            <text:p>2</text:p>
          </table:table-cell>
          <table:table-cell>
            <text:p>accordance</text:p>
          </table:table-cell>
          <table:table-cell>
            <text:p>[ә'kɔ:dәns]
n. 一致, 和谐</text:p>
          </table:table-cell>
        </table:table-row>
        <table:table-row>
          <table:table-cell>
            <text:p>2</text:p>
          </table:table-cell>
          <table:table-cell>
            <text:p>active</text:p>
          </table:table-cell>
          <table:table-cell>
            <text:p>['æktiv]
adj. 积极的, 能起作用的, 现行的, [语法]主动的, 活动的, 活跃的, 活性的
n. [语法] 主动语态, 积极分子</text:p>
          </table:table-cell>
        </table:table-row>
        <table:table-row>
          <table:table-cell>
            <text:p>2</text:p>
          </table:table-cell>
          <table:table-cell>
            <text:p>ad</text:p>
          </table:table-cell>
          <table:table-cell>
            <text:p>[æd]
n. 广告
[域] Andorra , 安道尔
abbr. [军] Air Defense, 防空</text:p>
          </table:table-cell>
        </table:table-row>
        <table:table-row>
          <table:table-cell>
            <text:p>2</text:p>
          </table:table-cell>
          <table:table-cell>
            <text:p>addresses</text:p>
          </table:table-cell>
          <table:table-cell>
            <text:p>~= address
[ә'dres]
n. 地址, 致辞, 演讲, 说话的技巧
vt. 向...致辞, 演说, 写姓名地址, 从事, 忙于</text:p>
          </table:table-cell>
        </table:table-row>
        <table:table-row>
          <table:table-cell>
            <text:p>2</text:p>
          </table:table-cell>
          <table:table-cell>
            <text:p>advice</text:p>
          </table:table-cell>
          <table:table-cell>
            <text:p>[әd'vais]
n. 忠告, 建议, [商]通知</text:p>
          </table:table-cell>
        </table:table-row>
        <table:table-row>
          <table:table-cell>
            <text:p>2</text:p>
          </table:table-cell>
          <table:table-cell>
            <text:p>again</text:p>
          </table:table-cell>
          <table:table-cell>
            <text:p>[ә'gein]
adv. 又, 再次, 此外, 再一次</text:p>
          </table:table-cell>
        </table:table-row>
        <table:table-row>
          <table:table-cell>
            <text:p>2</text:p>
          </table:table-cell>
          <table:table-cell>
            <text:p>age</text:p>
          </table:table-cell>
          <table:table-cell>
            <text:p>[eidʒ]
n. 年龄, 成年, 使用年限, 同时期的人, 时代
v. 变老, 上年纪, 成熟</text:p>
          </table:table-cell>
        </table:table-row>
        <table:table-row>
          <table:table-cell>
            <text:p>2</text:p>
          </table:table-cell>
          <table:table-cell>
            <text:p>air</text:p>
          </table:table-cell>
          <table:table-cell>
            <text:p>[єә]
n. 空气, 样子, 天空, 空中, 曲调
vt. 晾干, 使通风, 宣扬, 夸耀, 显示</text:p>
          </table:table-cell>
        </table:table-row>
        <table:table-row>
          <table:table-cell>
            <text:p>2</text:p>
          </table:table-cell>
          <table:table-cell>
            <text:p>already</text:p>
          </table:table-cell>
          <table:table-cell>
            <text:p>[ɔ:l'redi]
adv. 已经</text:p>
          </table:table-cell>
        </table:table-row>
        <table:table-row>
          <table:table-cell>
            <text:p>2</text:p>
          </table:table-cell>
          <table:table-cell>
            <text:p>always</text:p>
          </table:table-cell>
          <table:table-cell>
            <text:p>['ɔ:lwәz, 'ɔ:lweiz]
adv. 总是, 永远, 始终</text:p>
          </table:table-cell>
        </table:table-row>
        <table:table-row>
          <table:table-cell>
            <text:p>2</text:p>
          </table:table-cell>
          <table:table-cell>
            <text:p>am</text:p>
          </table:table-cell>
          <table:table-cell>
            <text:p>[æm,әm]
prep. 是, 在
n. A.M.上午, 午前
[域] Armenia , 亚美尼亚
abbr. [军] Amplitude Modulation, 调幅</text:p>
          </table:table-cell>
        </table:table-row>
        <table:table-row>
          <table:table-cell>
            <text:p>2</text:p>
          </table:table-cell>
          <table:table-cell>
            <text:p>amount</text:p>
          </table:table-cell>
          <table:table-cell>
            <text:p>[ә'maunt]
n. 数量
vi. (to) 总计, 等于</text:p>
          </table:table-cell>
        </table:table-row>
        <table:table-row>
          <table:table-cell>
            <text:p>2</text:p>
          </table:table-cell>
          <table:table-cell>
            <text:p>annoyance</text:p>
          </table:table-cell>
          <table:table-cell>
            <text:p>[ә'nɔiәns]
n. 烦恼, 可厌之事</text:p>
          </table:table-cell>
        </table:table-row>
        <table:table-row>
          <table:table-cell>
            <text:p>2</text:p>
          </table:table-cell>
          <table:table-cell>
            <text:p>anywhere</text:p>
          </table:table-cell>
          <table:table-cell>
            <text:p>['eniwєә]
adv. 无论何处</text:p>
          </table:table-cell>
        </table:table-row>
        <table:table-row>
          <table:table-cell>
            <text:p>2</text:p>
          </table:table-cell>
          <table:table-cell>
            <text:p>appearances</text:p>
          </table:table-cell>
          <table:table-cell>
            <text:p>~= appearance
[ә'piәrәns]
n. 出现, 露面, 外貌, 外观</text:p>
          </table:table-cell>
        </table:table-row>
        <table:table-row>
          <table:table-cell>
            <text:p>2</text:p>
          </table:table-cell>
          <table:table-cell>
            <text:p>asked</text:p>
          </table:table-cell>
          <table:table-cell>
            <text:p>~= ask
[ɑ:sk]
vi. 询问, 问, 要求
vt. 问, 要求, 需要, 邀请</text:p>
          </table:table-cell>
        </table:table-row>
        <table:table-row>
          <table:table-cell>
            <text:p>2</text:p>
          </table:table-cell>
          <table:table-cell>
            <text:p>attempt</text:p>
          </table:table-cell>
          <table:table-cell>
            <text:p>[ә'tempt]
n. 努力, 尝试, 企图
vt. 尝试, 企图</text:p>
          </table:table-cell>
        </table:table-row>
        <table:table-row>
          <table:table-cell>
            <text:p>2</text:p>
          </table:table-cell>
          <table:table-cell>
            <text:p>attention</text:p>
          </table:table-cell>
          <table:table-cell>
            <text:p>[ә'tenʃәn]
n. 注意, 关心, 关注, 注意力, (口令)立正!</text:p>
          </table:table-cell>
        </table:table-row>
        <table:table-row>
          <table:table-cell>
            <text:p>2</text:p>
          </table:table-cell>
          <table:table-cell>
            <text:p>audience</text:p>
          </table:table-cell>
          <table:table-cell>
            <text:p>['ɔ:djәns]
n. 听众, 观众, 接见, 拜见</text:p>
          </table:table-cell>
        </table:table-row>
        <table:table-row>
          <table:table-cell>
            <text:p>2</text:p>
          </table:table-cell>
          <table:table-cell>
            <text:p>available</text:p>
          </table:table-cell>
          <table:table-cell>
            <text:p>[ә'veilәbl]
adj. 可用到的, 可利用的, 有用的, 有空的, 接受探访的</text:p>
          </table:table-cell>
        </table:table-row>
        <table:table-row>
          <table:table-cell>
            <text:p>2</text:p>
          </table:table-cell>
          <table:table-cell>
            <text:p>awful</text:p>
          </table:table-cell>
          <table:table-cell>
            <text:p>['ɔ:ful]
adj. 可怕的, 威严的, &lt;口&gt;极度的, 糟糕的</text:p>
          </table:table-cell>
        </table:table-row>
        <table:table-row>
          <table:table-cell>
            <text:p>2</text:p>
          </table:table-cell>
          <table:table-cell>
            <text:p>aye</text:p>
          </table:table-cell>
          <table:table-cell>
            <text:p>[ai]
n. 赞成票, 投赞成票者
int. 是</text:p>
          </table:table-cell>
        </table:table-row>
        <table:table-row>
          <table:table-cell>
            <text:p>2</text:p>
          </table:table-cell>
          <table:table-cell>
            <text:p>bank</text:p>
          </table:table-cell>
          <table:table-cell>
            <text:p>[bæŋk]
n. 银行, 堤, 岸, 沙洲, 浅滩, 一堆(土), (云)层, 储藏所(库)
vt. 存(款)于银行, 储蓄, (车或飞机)倾斜转弯</text:p>
          </table:table-cell>
        </table:table-row>
        <table:table-row>
          <table:table-cell>
            <text:p>2</text:p>
          </table:table-cell>
          <table:table-cell>
            <text:p>behave</text:p>
          </table:table-cell>
          <table:table-cell>
            <text:p>[bi'heiv]
vi. 举动, 举止, 运转
v. 行为表现</text:p>
          </table:table-cell>
        </table:table-row>
        <table:table-row>
          <table:table-cell>
            <text:p>2</text:p>
          </table:table-cell>
          <table:table-cell>
            <text:p>behind</text:p>
          </table:table-cell>
          <table:table-cell>
            <text:p>[bi'haind]
adv. 在后地
prep. 在...之后</text:p>
          </table:table-cell>
        </table:table-row>
        <table:table-row>
          <table:table-cell>
            <text:p>2</text:p>
          </table:table-cell>
          <table:table-cell>
            <text:p>blushing</text:p>
          </table:table-cell>
          <table:table-cell>
            <text:p>['blʌʃiŋ]
红色的
雾浊</text:p>
          </table:table-cell>
        </table:table-row>
        <table:table-row>
          <table:table-cell>
            <text:p>2</text:p>
          </table:table-cell>
          <table:table-cell>
            <text:p>both</text:p>
          </table:table-cell>
          <table:table-cell>
            <text:p>[bәuθ]
adj. 两者, 双方的
pron. 双方, 两者</text:p>
          </table:table-cell>
        </table:table-row>
        <table:table-row>
          <table:table-cell>
            <text:p>2</text:p>
          </table:table-cell>
          <table:table-cell>
            <text:p>breach</text:p>
          </table:table-cell>
          <table:table-cell>
            <text:p>[bri:tʃ]
n. 违背, 破坏, 破裂, 裂口
vt. 打破, 突破</text:p>
          </table:table-cell>
        </table:table-row>
        <table:table-row>
          <table:table-cell>
            <text:p>2</text:p>
          </table:table-cell>
          <table:table-cell>
            <text:p>breakfast</text:p>
          </table:table-cell>
          <table:table-cell>
            <text:p>['brekfәst]
n. 早餐
vi. 进早餐</text:p>
          </table:table-cell>
        </table:table-row>
        <table:table-row>
          <table:table-cell>
            <text:p>2</text:p>
          </table:table-cell>
          <table:table-cell>
            <text:p>cab</text:p>
          </table:table-cell>
          <table:table-cell>
            <text:p>[kæb]
一种压缩文件格式
n. 出租马车, 出租汽车, 计程车, (机车, 卡车, 起重机的)司机室, 驾驶室
vi. 乘出租马车</text:p>
          </table:table-cell>
        </table:table-row>
        <table:table-row>
          <table:table-cell>
            <text:p>2</text:p>
          </table:table-cell>
          <table:table-cell>
            <text:p>call</text:p>
          </table:table-cell>
          <table:table-cell>
            <text:p>[kɔ:l]
n. 喊声, 叫声, 命令, 号召, 访问, 叫牌, 通话, 必要
v. 呼叫, 召集, 称呼, 认为, 命名, 打电话</text:p>
          </table:table-cell>
        </table:table-row>
        <table:table-row>
          <table:table-cell>
            <text:p>2</text:p>
          </table:table-cell>
          <table:table-cell>
            <text:p>careful</text:p>
          </table:table-cell>
          <table:table-cell>
            <text:p>['kєәful]
adj. 小心的, 仔细的</text:p>
          </table:table-cell>
        </table:table-row>
        <table:table-row>
          <table:table-cell>
            <text:p>2</text:p>
          </table:table-cell>
          <table:table-cell>
            <text:p>cause</text:p>
          </table:table-cell>
          <table:table-cell>
            <text:p>[kɔ:z]
n. 原因, 导致某事发生的人或事, 动机, 理由, 根据, 目标, 理想, 事业
vt. 引起, 惹起, 使(发生), 促成</text:p>
          </table:table-cell>
        </table:table-row>
        <table:table-row>
          <table:table-cell>
            <text:p>2</text:p>
          </table:table-cell>
          <table:table-cell>
            <text:p>chain</text:p>
          </table:table-cell>
          <table:table-cell>
            <text:p>[tʃein]
n. 链(条),镣铐, 一连串, 一系列
vt. 用链条拴住</text:p>
          </table:table-cell>
        </table:table-row>
        <table:table-row>
          <table:table-cell>
            <text:p>2</text:p>
          </table:table-cell>
          <table:table-cell>
            <text:p>cheaper</text:p>
          </table:table-cell>
          <table:table-cell>
            <text:p>~= cheap
[tʃi:p]
adj. 便宜的, 不值钱的</text:p>
          </table:table-cell>
        </table:table-row>
        <table:table-row>
          <table:table-cell>
            <text:p>2</text:p>
          </table:table-cell>
          <table:table-cell>
            <text:p>check</text:p>
          </table:table-cell>
          <table:table-cell>
            <text:p>[tʃek]
n. 阻止, 制止, 控制, 阻止物, 支票, 检讫的记号, 饭馆的帐单
vt. 检查, 制止, 核对, 寄存, 托运
vi. 证明无误, 核对无误, 逐项相符, [象棋]将军</text:p>
          </table:table-cell>
        </table:table-row>
        <table:table-row>
          <table:table-cell>
            <text:p>2</text:p>
          </table:table-cell>
          <table:table-cell>
            <text:p>chest</text:p>
          </table:table-cell>
          <table:table-cell>
            <text:p>[tʃest]
n. 胸腔, 胸膛, 箱, 柜</text:p>
          </table:table-cell>
        </table:table-row>
        <table:table-row>
          <table:table-cell>
            <text:p>2</text:p>
          </table:table-cell>
          <table:table-cell>
            <text:p>clear</text:p>
          </table:table-cell>
          <table:table-cell>
            <text:p>[kliә]
adj. 清楚的, 清晰的, 清澈的, 光亮的, 空旷的, 有条理的
adv. 清楚地, 完全地
v. 扫除, 清除, 晴, 跳过, 净得</text:p>
          </table:table-cell>
        </table:table-row>
        <table:table-row>
          <table:table-cell>
            <text:p>2</text:p>
          </table:table-cell>
          <table:table-cell>
            <text:p>comfortable</text:p>
          </table:table-cell>
          <table:table-cell>
            <text:p>['kʌmfәtәbl]
adj. 舒适的</text:p>
          </table:table-cell>
        </table:table-row>
        <table:table-row>
          <table:table-cell>
            <text:p>2</text:p>
          </table:table-cell>
          <table:table-cell>
            <text:p>compressed</text:p>
          </table:table-cell>
          <table:table-cell>
            <text:p>[kәm'prest]
adj. 被压缩的, 扁平的</text:p>
          </table:table-cell>
        </table:table-row>
        <table:table-row>
          <table:table-cell>
            <text:p>2</text:p>
          </table:table-cell>
          <table:table-cell>
            <text:p>computer</text:p>
          </table:table-cell>
          <table:table-cell>
            <text:p>[kәm'pju:tә]
n. 计算机, 电脑</text:p>
          </table:table-cell>
        </table:table-row>
        <table:table-row>
          <table:table-cell>
            <text:p>2</text:p>
          </table:table-cell>
          <table:table-cell>
            <text:p>computers</text:p>
          </table:table-cell>
          <table:table-cell>
            <text:p>~= computer
[kәm'pju:tә]
n. 计算机, 电脑</text:p>
          </table:table-cell>
        </table:table-row>
        <table:table-row>
          <table:table-cell>
            <text:p>2</text:p>
          </table:table-cell>
          <table:table-cell>
            <text:p>concept</text:p>
          </table:table-cell>
          <table:table-cell>
            <text:p>['kɔnsept]
n. 观念, 概念</text:p>
          </table:table-cell>
        </table:table-row>
        <table:table-row>
          <table:table-cell>
            <text:p>2</text:p>
          </table:table-cell>
          <table:table-cell>
            <text:p>concerning</text:p>
          </table:table-cell>
          <table:table-cell>
            <text:p>[kәn'sә:niŋ]
prep. 关于</text:p>
          </table:table-cell>
        </table:table-row>
        <table:table-row>
          <table:table-cell>
            <text:p>2</text:p>
          </table:table-cell>
          <table:table-cell>
            <text:p>concluded</text:p>
          </table:table-cell>
          <table:table-cell>
            <text:p>~= conclude
[kәn'klu:d]
v. 结束, 终止, 决定, 作出结论
vt. 推断, 断定, 缔结, 议定</text:p>
          </table:table-cell>
        </table:table-row>
        <table:table-row>
          <table:table-cell>
            <text:p>2</text:p>
          </table:table-cell>
          <table:table-cell>
            <text:p>confirmed</text:p>
          </table:table-cell>
          <table:table-cell>
            <text:p>[kәn'fә:md]
adj. 证实的, 惯常的, 慢性的</text:p>
          </table:table-cell>
        </table:table-row>
        <table:table-row>
          <table:table-cell>
            <text:p>2</text:p>
          </table:table-cell>
          <table:table-cell>
            <text:p>considerable</text:p>
          </table:table-cell>
          <table:table-cell>
            <text:p>[kәn'sidәrәbl]
adj. 相当大(或多)的, 值得考虑的, 相当可观的</text:p>
          </table:table-cell>
        </table:table-row>
        <table:table-row>
          <table:table-cell>
            <text:p>2</text:p>
          </table:table-cell>
          <table:table-cell>
            <text:p>contain</text:p>
          </table:table-cell>
          <table:table-cell>
            <text:p>[kәn'tein]
vt. 包含, 容纳, 容忍
vi. 自制
v. [军]牵制(敌军)
v. [数]可被...除尽</text:p>
          </table:table-cell>
        </table:table-row>
        <table:table-row>
          <table:table-cell>
            <text:p>2</text:p>
          </table:table-cell>
          <table:table-cell>
            <text:p>continued</text:p>
          </table:table-cell>
          <table:table-cell>
            <text:p>[kәn'tinju:d]
adj. 继续的, 延续的</text:p>
          </table:table-cell>
        </table:table-row>
        <table:table-row>
          <table:table-cell>
            <text:p>2</text:p>
          </table:table-cell>
          <table:table-cell>
            <text:p>contributions</text:p>
          </table:table-cell>
          <table:table-cell>
            <text:p>~= contribution
[ˏkɔntri'bju:ʃәn]
n. 捐献, 贡献, 投稿</text:p>
          </table:table-cell>
        </table:table-row>
        <table:table-row>
          <table:table-cell>
            <text:p>2</text:p>
          </table:table-cell>
          <table:table-cell>
            <text:p>copied</text:p>
          </table:table-cell>
          <table:table-cell>
            <text:p>~= copy
['kɔpi]
n. 副本, 拷贝, 摹仿, 一册
v. 复印, 复制, 拷贝, 抄袭</text:p>
          </table:table-cell>
        </table:table-row>
        <table:table-row>
          <table:table-cell>
            <text:p>2</text:p>
          </table:table-cell>
          <table:table-cell>
            <text:p>costs</text:p>
          </table:table-cell>
          <table:table-cell>
            <text:p>~= cost
[kɔst]
n. 成本, 价钱, 代价
vt. 价值为, (使)花费(金钱,时间,劳力等), 使失去(生命,健康等), 令人付出
vi. 花费</text:p>
          </table:table-cell>
        </table:table-row>
        <table:table-row>
          <table:table-cell>
            <text:p>2</text:p>
          </table:table-cell>
          <table:table-cell>
            <text:p>country</text:p>
          </table:table-cell>
          <table:table-cell>
            <text:p>['kʌntri]
n. 国家, 国土, [总称]国民, 乡村, 故乡
adj. 乡下的, 乡村的, [方]祖国的, 故乡的</text:p>
          </table:table-cell>
        </table:table-row>
        <table:table-row>
          <table:table-cell>
            <text:p>2</text:p>
          </table:table-cell>
          <table:table-cell>
            <text:p>course</text:p>
          </table:table-cell>
          <table:table-cell>
            <text:p>[kɔ:s]
n. 过程, 经过, 进程, 方针, 路线, 跑道, 课程, 一道菜
v. 追猎, 急行, 运行, 流动
学业</text:p>
          </table:table-cell>
        </table:table-row>
        <table:table-row>
          <table:table-cell>
            <text:p>2</text:p>
          </table:table-cell>
          <table:table-cell>
            <text:p>created</text:p>
          </table:table-cell>
          <table:table-cell>
            <text:p>adj. 创造的</text:p>
          </table:table-cell>
        </table:table-row>
        <table:table-row>
          <table:table-cell>
            <text:p>2</text:p>
          </table:table-cell>
          <table:table-cell>
            <text:p>damage</text:p>
          </table:table-cell>
          <table:table-cell>
            <text:p>['dæmidʒ]
n. 损害, 伤害
v. 招致损害
n. [律] (用复数)赔偿金</text:p>
          </table:table-cell>
        </table:table-row>
        <table:table-row>
          <table:table-cell>
            <text:p>2</text:p>
          </table:table-cell>
          <table:table-cell>
            <text:p>david</text:p>
          </table:table-cell>
          <table:table-cell>
            <text:p>~= David
['deivid]
n. 大卫</text:p>
          </table:table-cell>
        </table:table-row>
        <table:table-row>
          <table:table-cell>
            <text:p>2</text:p>
          </table:table-cell>
          <table:table-cell>
            <text:p>dear</text:p>
          </table:table-cell>
          <table:table-cell>
            <text:p>[diә]
adj. 昂贵的, 亲爱的
int. [表示惊讶, 怜悯等], Oh, ～!</text:p>
          </table:table-cell>
        </table:table-row>
        <table:table-row>
          <table:table-cell>
            <text:p>2</text:p>
          </table:table-cell>
          <table:table-cell>
            <text:p>destroy</text:p>
          </table:table-cell>
          <table:table-cell>
            <text:p>[dis'trɔi]
vt. 破坏, 毁坏, 消灭
v. 消灭, 摧毁</text:p>
          </table:table-cell>
        </table:table-row>
        <table:table-row>
          <table:table-cell>
            <text:p>2</text:p>
          </table:table-cell>
          <table:table-cell>
            <text:p>different</text:p>
          </table:table-cell>
          <table:table-cell>
            <text:p>['difrәnt]
adj. 不同的</text:p>
          </table:table-cell>
        </table:table-row>
        <table:table-row>
          <table:table-cell>
            <text:p>2</text:p>
          </table:table-cell>
          <table:table-cell>
            <text:p>dignity</text:p>
          </table:table-cell>
          <table:table-cell>
            <text:p>['digniti]
n. 尊严, 高贵</text:p>
          </table:table-cell>
        </table:table-row>
        <table:table-row>
          <table:table-cell>
            <text:p>2</text:p>
          </table:table-cell>
          <table:table-cell>
            <text:p>directly</text:p>
          </table:table-cell>
          <table:table-cell>
            <text:p>[di'rektli, dai'rektli]
adv. 直接地, 立即</text:p>
          </table:table-cell>
        </table:table-row>
        <table:table-row>
          <table:table-cell>
            <text:p>2</text:p>
          </table:table-cell>
          <table:table-cell>
            <text:p>discovered</text:p>
          </table:table-cell>
          <table:table-cell>
            <text:p>~= discover
[dis'kʌvә]
vt. 发现, 发觉
v. 发现</text:p>
          </table:table-cell>
        </table:table-row>
        <table:table-row>
          <table:table-cell>
            <text:p>2</text:p>
          </table:table-cell>
          <table:table-cell>
            <text:p>dismay</text:p>
          </table:table-cell>
          <table:table-cell>
            <text:p>[dis'mei]
n. 沮丧, 惊慌
v. 使沮丧, 使惊慌</text:p>
          </table:table-cell>
        </table:table-row>
        <table:table-row>
          <table:table-cell>
            <text:p>2</text:p>
          </table:table-cell>
          <table:table-cell>
            <text:p>download</text:p>
          </table:table-cell>
          <table:table-cell>
            <text:p>【计】 卸载, 下栽</text:p>
          </table:table-cell>
        </table:table-row>
        <table:table-row>
          <table:table-cell>
            <text:p>2</text:p>
          </table:table-cell>
          <table:table-cell>
            <text:p>dr</text:p>
          </table:table-cell>
          <table:table-cell>
            <text:p>abbr 缩写 = 
1 drachma(s)
*dr
500 500德拉克马. 
2 dram(s).</text:p>
          </table:table-cell>
        </table:table-row>
        <table:table-row>
          <table:table-cell>
            <text:p>2</text:p>
          </table:table-cell>
          <table:table-cell>
            <text:p>dream</text:p>
          </table:table-cell>
          <table:table-cell>
            <text:p>[dri:m]
v. 做梦, 梦见, 梦想, 想到
n. 梦, 梦想</text:p>
          </table:table-cell>
        </table:table-row>
        <table:table-row>
          <table:table-cell>
            <text:p>2</text:p>
          </table:table-cell>
          <table:table-cell>
            <text:p>ears</text:p>
          </table:table-cell>
          <table:table-cell>
            <text:p>~= ear
[iә]
n. 耳朵, 倾听, 听觉, 听力, 穗
vi. 抽穗</text:p>
          </table:table-cell>
        </table:table-row>
        <table:table-row>
          <table:table-cell>
            <text:p>2</text:p>
          </table:table-cell>
          <table:table-cell>
            <text:p>easy</text:p>
          </table:table-cell>
          <table:table-cell>
            <text:p>['i:zi]
adj. 容易的, 安逸的, 舒适的, 宽裕的, 小康的, 从容的, 宽容的, 流畅的
adv. 不费力的, 轻松, 悠闲, 慢慢地
n. 短暂的休息</text:p>
          </table:table-cell>
        </table:table-row>
        <table:table-row>
          <table:table-cell>
            <text:p>2</text:p>
          </table:table-cell>
          <table:table-cell>
            <text:p>either</text:p>
          </table:table-cell>
          <table:table-cell>
            <text:p>['aiðә(r)]
adj. 任一的, (两方中的)每一方的
pron. 任一, 随便任一个
conj. 或者, 也</text:p>
          </table:table-cell>
        </table:table-row>
        <table:table-row>
          <table:table-cell>
            <text:p>2</text:p>
          </table:table-cell>
          <table:table-cell>
            <text:p>electronically</text:p>
          </table:table-cell>
          <table:table-cell>
            <text:p>adv. 电子地</text:p>
          </table:table-cell>
        </table:table-row>
        <table:table-row>
          <table:table-cell>
            <text:p>2</text:p>
          </table:table-cell>
          <table:table-cell>
            <text:p>employees</text:p>
          </table:table-cell>
          <table:table-cell>
            <text:p>~= employee
[ˏemplɔi'i:, im'plɔii]
n. 职工, 雇员, 店员</text:p>
          </table:table-cell>
        </table:table-row>
        <table:table-row>
          <table:table-cell>
            <text:p>2</text:p>
          </table:table-cell>
          <table:table-cell>
            <text:p>even</text:p>
          </table:table-cell>
          <table:table-cell>
            <text:p>['i:vәn]
adj. 平的, 平滑的, 偶数的, 一致的, 平静的, 恰好的, 平均的, 连贯的
adv. [加强语气]甚至(...也), 连...都, 即使, 恰好, 正当
vt. 使平坦, 使相等
vi. 变平, 相等
n. 偶数, 偶校验</text:p>
          </table:table-cell>
        </table:table-row>
        <table:table-row>
          <table:table-cell>
            <text:p>2</text:p>
          </table:table-cell>
          <table:table-cell>
            <text:p>exempt</text:p>
          </table:table-cell>
          <table:table-cell>
            <text:p>[ig'zempt]
v. 免除
adj. 被免除的</text:p>
          </table:table-cell>
        </table:table-row>
        <table:table-row>
          <table:table-cell>
            <text:p>2</text:p>
          </table:table-cell>
          <table:table-cell>
            <text:p>explanation</text:p>
          </table:table-cell>
          <table:table-cell>
            <text:p>[ˏeksplә'neiʃәn]
n. 解释, 解说, 说明, 辩解, 互相讲明</text:p>
          </table:table-cell>
        </table:table-row>
        <table:table-row>
          <table:table-cell>
            <text:p>2</text:p>
          </table:table-cell>
          <table:table-cell>
            <text:p>eye</text:p>
          </table:table-cell>
          <table:table-cell>
            <text:p>[ai]
n. 眼睛, 视力, 眼光, 观点, 见解, 眼状物, 风吹来的方向, [气]风眼
vt. 看, 注视, 在...上打眼</text:p>
          </table:table-cell>
        </table:table-row>
        <table:table-row>
          <table:table-cell>
            <text:p>2</text:p>
          </table:table-cell>
          <table:table-cell>
            <text:p>face</text:p>
          </table:table-cell>
          <table:table-cell>
            <text:p>[feis]
n. 脸, 面容, 表情, 威信, 正面, 地形, 外观
vt. 面对, 面向, 面临, 承认, 抹盖
vi. 朝, 向</text:p>
          </table:table-cell>
        </table:table-row>
        <table:table-row>
          <table:table-cell>
            <text:p>2</text:p>
          </table:table-cell>
          <table:table-cell>
            <text:p>family</text:p>
          </table:table-cell>
          <table:table-cell>
            <text:p>['fæmili]
n. 家庭, 家族, 家属, 亲属, 子女, 僚属
adj. 家庭的, 家族的</text:p>
          </table:table-cell>
        </table:table-row>
        <table:table-row>
          <table:table-cell>
            <text:p>2</text:p>
          </table:table-cell>
          <table:table-cell>
            <text:p>farthing</text:p>
          </table:table-cell>
          <table:table-cell>
            <text:p>['fɑ:ðiŋ]
n. &lt;英&gt;1/4旧便士, 英国最小的钱币, 极少量, 一点儿</text:p>
          </table:table-cell>
        </table:table-row>
        <table:table-row>
          <table:table-cell>
            <text:p>2</text:p>
          </table:table-cell>
          <table:table-cell>
            <text:p>federal</text:p>
          </table:table-cell>
          <table:table-cell>
            <text:p>['fedәrәl]
adj. 联邦的, 联合的, 联邦制的, 同盟的
n. (南北战争时期)北部联邦同盟盟员
北京连邦软件产业发展公司，国内主要的正版软件经销商</text:p>
          </table:table-cell>
        </table:table-row>
        <table:table-row>
          <table:table-cell>
            <text:p>2</text:p>
          </table:table-cell>
          <table:table-cell>
            <text:p>feels</text:p>
          </table:table-cell>
          <table:table-cell>
            <text:p>~= feel
[fi:l]
vt. 摸, 触, 试探, 感觉, 觉得, 触摸, 以为
vi. 有知觉, (人)有某种感觉, 摸索, 同情
n. 感觉, 觉得, 触摸</text:p>
          </table:table-cell>
        </table:table-row>
        <table:table-row>
          <table:table-cell>
            <text:p>2</text:p>
          </table:table-cell>
          <table:table-cell>
            <text:p>fellow</text:p>
          </table:table-cell>
          <table:table-cell>
            <text:p>['felәu]
n. 人, 家伙, 伙伴, 学会特别会员, 朋友, 同事
adj. 同伴的, 同事的, 同道的</text:p>
          </table:table-cell>
        </table:table-row>
        <table:table-row>
          <table:table-cell>
            <text:p>2</text:p>
          </table:table-cell>
          <table:table-cell>
            <text:p>fetch</text:p>
          </table:table-cell>
          <table:table-cell>
            <text:p>[fetʃ]
vt. 接来, 取来, 带来, 售得, 引出, 吸引, 到达, 演绎出
vi. 取物, 绕道而行n.取得, 拿, 诡计, 魂</text:p>
          </table:table-cell>
        </table:table-row>
        <table:table-row>
          <table:table-cell>
            <text:p>2</text:p>
          </table:table-cell>
          <table:table-cell>
            <text:p>filed</text:p>
          </table:table-cell>
          <table:table-cell>
            <text:p>~= fil
n. 费尔(伊拉克的钱币)</text:p>
          </table:table-cell>
        </table:table-row>
        <table:table-row>
          <table:table-cell>
            <text:p>2</text:p>
          </table:table-cell>
          <table:table-cell>
            <text:p>files</text:p>
          </table:table-cell>
          <table:table-cell>
            <text:p>~= file
[fail]
n. 文件, 档案, 文件夹, 卷宗, 锉刀
vt. 把...归档, 提出(申请等), 锉, 琢磨
vi. 列队行进, 用锉刀锉</text:p>
          </table:table-cell>
        </table:table-row>
        <table:table-row>
          <table:table-cell>
            <text:p>2</text:p>
          </table:table-cell>
          <table:table-cell>
            <text:p>gasped</text:p>
          </table:table-cell>
          <table:table-cell>
            <text:p>~= gasp
[gɑ:sp]
vi. 喘息, 气喘
vt. 气吁吁地说</text:p>
          </table:table-cell>
        </table:table-row>
        <table:table-row>
          <table:table-cell>
            <text:p>2</text:p>
          </table:table-cell>
          <table:table-cell>
            <text:p>generations</text:p>
          </table:table-cell>
          <table:table-cell>
            <text:p>~= generation
[ˏdʒenә'reiʃәn]
n. 产生, 发生, 一代, 一代人</text:p>
          </table:table-cell>
        </table:table-row>
        <table:table-row>
          <table:table-cell>
            <text:p>2</text:p>
          </table:table-cell>
          <table:table-cell>
            <text:p>georgie</text:p>
          </table:table-cell>
          <table:table-cell>
            <text:p>~= Georgie
['dʒɔ:dʒi]
n. George 的昵称</text:p>
          </table:table-cell>
        </table:table-row>
        <table:table-row>
          <table:table-cell>
            <text:p>2</text:p>
          </table:table-cell>
          <table:table-cell>
            <text:p>girl</text:p>
          </table:table-cell>
          <table:table-cell>
            <text:p>[gә:l]
n. 女孩, 少女, 女仆, (商店等的)女工作人员</text:p>
          </table:table-cell>
        </table:table-row>
        <table:table-row>
          <table:table-cell>
            <text:p>2</text:p>
          </table:table-cell>
          <table:table-cell>
            <text:p>glance</text:p>
          </table:table-cell>
          <table:table-cell>
            <text:p>[glɑ:ns]
vi. 扫视, 匆匆一看
n. 一瞥, 眼光, 匆匆一看</text:p>
          </table:table-cell>
        </table:table-row>
        <table:table-row>
          <table:table-cell>
            <text:p>2</text:p>
          </table:table-cell>
          <table:table-cell>
            <text:p>good-looking</text:p>
          </table:table-cell>
          <table:table-cell>
            <text:p>漂亮的</text:p>
          </table:table-cell>
        </table:table-row>
        <table:table-row>
          <table:table-cell>
            <text:p>2</text:p>
          </table:table-cell>
          <table:table-cell>
            <text:p>grin</text:p>
          </table:table-cell>
          <table:table-cell>
            <text:p>[grin]
n. 露齿笑, 裂口笑
v. 露齿而笑</text:p>
          </table:table-cell>
        </table:table-row>
        <table:table-row>
          <table:table-cell>
            <text:p>2</text:p>
          </table:table-cell>
          <table:table-cell>
            <text:p>hadn't</text:p>
          </table:table-cell>
          <table:table-cell>
            <text:p>had not</text:p>
          </table:table-cell>
        </table:table-row>
        <table:table-row>
          <table:table-cell>
            <text:p>2</text:p>
          </table:table-cell>
          <table:table-cell>
            <text:p>hart</text:p>
          </table:table-cell>
          <table:table-cell>
            <text:p>[hɑ:t]
n. 雄赤鹿, 雄鹿</text:p>
          </table:table-cell>
        </table:table-row>
        <table:table-row>
          <table:table-cell>
            <text:p>2</text:p>
          </table:table-cell>
          <table:table-cell>
            <text:p>hat</text:p>
          </table:table-cell>
          <table:table-cell>
            <text:p>[hæt]
n. 帽子
vt. 戴帽子</text:p>
          </table:table-cell>
        </table:table-row>
        <table:table-row>
          <table:table-cell>
            <text:p>2</text:p>
          </table:table-cell>
          <table:table-cell>
            <text:p>heard</text:p>
          </table:table-cell>
          <table:table-cell>
            <text:p>[hә:d]
vbl. hear的过去式和过去分词</text:p>
          </table:table-cell>
        </table:table-row>
        <table:table-row>
          <table:table-cell>
            <text:p>2</text:p>
          </table:table-cell>
          <table:table-cell>
            <text:p>helped</text:p>
          </table:table-cell>
          <table:table-cell>
            <text:p>~= help
[help]
n. 帮忙, 补救办法, 助手, 治疗, &lt;美&gt;佣工
vt. 帮助, 助长, 接济, 治疗, 款待
vi. 有用, 救命, 招待
[计] 显示命令格式的简短概述</text:p>
          </table:table-cell>
        </table:table-row>
        <table:table-row>
          <table:table-cell>
            <text:p>2</text:p>
          </table:table-cell>
          <table:table-cell>
            <text:p>hesitating</text:p>
          </table:table-cell>
          <table:table-cell>
            <text:p>adj. 犹豫的, 踌躇的</text:p>
          </table:table-cell>
        </table:table-row>
        <table:table-row>
          <table:table-cell>
            <text:p>2</text:p>
          </table:table-cell>
          <table:table-cell>
            <text:p>hold</text:p>
          </table:table-cell>
          <table:table-cell>
            <text:p>[hәuld]
n. 把握, 把持力, 柄, 控制, 监禁, 掌握, 货舱
vt. 拿着, 保存, 支持, 占据, 持有, 拥有
vi. 支持, 保持, 有效
n. 控制, 保留</text:p>
          </table:table-cell>
        </table:table-row>
        <table:table-row>
          <table:table-cell>
            <text:p>2</text:p>
          </table:table-cell>
          <table:table-cell>
            <text:p>huge</text:p>
          </table:table-cell>
          <table:table-cell>
            <text:p>[hju:dʒ]
adj. 巨大的, 极大的, 无限的</text:p>
          </table:table-cell>
        </table:table-row>
        <table:table-row>
          <table:table-cell>
            <text:p>2</text:p>
          </table:table-cell>
          <table:table-cell>
            <text:p>implied</text:p>
          </table:table-cell>
          <table:table-cell>
            <text:p>[im'plaid]
adj. 暗指的, 含蓄的</text:p>
          </table:table-cell>
        </table:table-row>
        <table:table-row>
          <table:table-cell>
            <text:p>2</text:p>
          </table:table-cell>
          <table:table-cell>
            <text:p>indicate</text:p>
          </table:table-cell>
          <table:table-cell>
            <text:p>['indikeit]
vt. 指出, 显示, 象征, 预示, 需要, 简要地说明</text:p>
          </table:table-cell>
        </table:table-row>
        <table:table-row>
          <table:table-cell>
            <text:p>2</text:p>
          </table:table-cell>
          <table:table-cell>
            <text:p>intellectual</text:p>
          </table:table-cell>
          <table:table-cell>
            <text:p>[ˏinti'lektjuәl]
adj. 智力的, 有智力的, 显示智力的
n. 知识分子</text:p>
          </table:table-cell>
        </table:table-row>
        <table:table-row>
          <table:table-cell>
            <text:p>2</text:p>
          </table:table-cell>
          <table:table-cell>
            <text:p>keen</text:p>
          </table:table-cell>
          <table:table-cell>
            <text:p>[ki:n]
adj. 锋利的, 敏锐的, 敏捷的, 热心的, 渴望的</text:p>
          </table:table-cell>
        </table:table-row>
        <table:table-row>
          <table:table-cell>
            <text:p>2</text:p>
          </table:table-cell>
          <table:table-cell>
            <text:p>known</text:p>
          </table:table-cell>
          <table:table-cell>
            <text:p>[nәun]
adj. 知名的, 大家知道的
vbl. know的过去分词</text:p>
          </table:table-cell>
        </table:table-row>
        <table:table-row>
          <table:table-cell>
            <text:p>2</text:p>
          </table:table-cell>
          <table:table-cell>
            <text:p>ladies</text:p>
          </table:table-cell>
          <table:table-cell>
            <text:p>~= lady
['leidi]
n. 女士, 夫人, 小姐</text:p>
          </table:table-cell>
        </table:table-row>
        <table:table-row>
          <table:table-cell>
            <text:p>2</text:p>
          </table:table-cell>
          <table:table-cell>
            <text:p>lady</text:p>
          </table:table-cell>
          <table:table-cell>
            <text:p>['leidi]
n. 女士, 夫人, 小姐</text:p>
          </table:table-cell>
        </table:table-row>
        <table:table-row>
          <table:table-cell>
            <text:p>2</text:p>
          </table:table-cell>
          <table:table-cell>
            <text:p>law</text:p>
          </table:table-cell>
          <table:table-cell>
            <text:p>[lɔ:]
n. 法律, 诉讼, 法学, 法治, 司法界, 规律
v. 对...起诉, 控告
abbr. [军] Light Anti-Tank Weapon, 轻型反坦克武器</text:p>
          </table:table-cell>
        </table:table-row>
        <table:table-row>
          <table:table-cell>
            <text:p>2</text:p>
          </table:table-cell>
          <table:table-cell>
            <text:p>legal</text:p>
          </table:table-cell>
          <table:table-cell>
            <text:p>['li:gәl]
adj. 法律的, 法定的, 合法</text:p>
          </table:table-cell>
        </table:table-row>
        <table:table-row>
          <table:table-cell>
            <text:p>2</text:p>
          </table:table-cell>
          <table:table-cell>
            <text:p>lent</text:p>
          </table:table-cell>
          <table:table-cell>
            <text:p>[lent]
vbl. lend的过去式和过去分词</text:p>
          </table:table-cell>
        </table:table-row>
        <table:table-row>
          <table:table-cell>
            <text:p>2</text:p>
          </table:table-cell>
          <table:table-cell>
            <text:p>lieu</text:p>
          </table:table-cell>
          <table:table-cell>
            <text:p>['lju:]
n. 场所</text:p>
          </table:table-cell>
        </table:table-row>
        <table:table-row>
          <table:table-cell>
            <text:p>2</text:p>
          </table:table-cell>
          <table:table-cell>
            <text:p>locations</text:p>
          </table:table-cell>
          <table:table-cell>
            <text:p>~= location
[lәu'keiʃәn]
n. 位置, 场所, 特定区域，&lt;美&gt;[电影]外景拍摄场地</text:p>
          </table:table-cell>
        </table:table-row>
        <table:table-row>
          <table:table-cell>
            <text:p>2</text:p>
          </table:table-cell>
          <table:table-cell>
            <text:p>longer</text:p>
          </table:table-cell>
          <table:table-cell>
            <text:p>adj. 比较久的
adv. 比较久</text:p>
          </table:table-cell>
        </table:table-row>
        <table:table-row>
          <table:table-cell>
            <text:p>2</text:p>
          </table:table-cell>
          <table:table-cell>
            <text:p>looked</text:p>
          </table:table-cell>
          <table:table-cell>
            <text:p>~= look
[luk]
n. 看, 注视, 脸色, 面容, 外表
vi. 看, 注意, 朝着, 好象, 显得
vt. 打量, 注视, 用眼神(或脸色)表示, 期待</text:p>
          </table:table-cell>
        </table:table-row>
        <table:table-row>
          <table:table-cell>
            <text:p>2</text:p>
          </table:table-cell>
          <table:table-cell>
            <text:p>lost</text:p>
          </table:table-cell>
          <table:table-cell>
            <text:p>[lɔst]
adj. 失去的, 丧失的, 错过的, 迷惑的, 不为人知的
vbl. lose的过去式和过去分词</text:p>
          </table:table-cell>
        </table:table-row>
        <table:table-row>
          <table:table-cell>
            <text:p>2</text:p>
          </table:table-cell>
          <table:table-cell>
            <text:p>making</text:p>
          </table:table-cell>
          <table:table-cell>
            <text:p>['meikiŋ]
n. 制造, 发展, 素质</text:p>
          </table:table-cell>
        </table:table-row>
        <table:table-row>
          <table:table-cell>
            <text:p>2</text:p>
          </table:table-cell>
          <table:table-cell>
            <text:p>man's</text:p>
          </table:table-cell>
          <table:table-cell>
            <text:p>~= man
[mæn]
n. 男人, 人类, 人, 丈夫, 雇工
vt. 为...配备人手, 操纵, 在...就位, 使振奋</text:p>
          </table:table-cell>
        </table:table-row>
        <table:table-row>
          <table:table-cell>
            <text:p>2</text:p>
          </table:table-cell>
          <table:table-cell>
            <text:p>many</text:p>
          </table:table-cell>
          <table:table-cell>
            <text:p>['meni]
n. 多数, 群众
adj. 许多的
pron. 许多人, 许多</text:p>
          </table:table-cell>
        </table:table-row>
        <table:table-row>
          <table:table-cell>
            <text:p>2</text:p>
          </table:table-cell>
          <table:table-cell>
            <text:p>marked</text:p>
          </table:table-cell>
          <table:table-cell>
            <text:p>[mɑ:kt]
adj. 有记号的, 显著的</text:p>
          </table:table-cell>
        </table:table-row>
        <table:table-row>
          <table:table-cell>
            <text:p>2</text:p>
          </table:table-cell>
          <table:table-cell>
            <text:p>marry</text:p>
          </table:table-cell>
          <table:table-cell>
            <text:p>['mæri]
vt. 娶, 嫁, 和...结婚</text:p>
          </table:table-cell>
        </table:table-row>
        <table:table-row>
          <table:table-cell>
            <text:p>2</text:p>
          </table:table-cell>
          <table:table-cell>
            <text:p>met</text:p>
          </table:table-cell>
          <table:table-cell>
            <text:p>[met]
vbl. meet的过去式和过去分词</text:p>
          </table:table-cell>
        </table:table-row>
        <table:table-row>
          <table:table-cell>
            <text:p>2</text:p>
          </table:table-cell>
          <table:table-cell>
            <text:p>method</text:p>
          </table:table-cell>
          <table:table-cell>
            <text:p>['meθәd]
n. 方法</text:p>
          </table:table-cell>
        </table:table-row>
        <table:table-row>
          <table:table-cell>
            <text:p>2</text:p>
          </table:table-cell>
          <table:table-cell>
            <text:p>michael</text:p>
          </table:table-cell>
          <table:table-cell>
            <text:p>~= Michael
['maikl]
n. 迈克尔(男子名)</text:p>
          </table:table-cell>
        </table:table-row>
        <table:table-row>
          <table:table-cell>
            <text:p>2</text:p>
          </table:table-cell>
          <table:table-cell>
            <text:p>millionaire</text:p>
          </table:table-cell>
          <table:table-cell>
            <text:p>[ˏmiljә'nєә]
n. 百万富翁, 大富豪</text:p>
          </table:table-cell>
        </table:table-row>
        <table:table-row>
          <table:table-cell>
            <text:p>2</text:p>
          </table:table-cell>
          <table:table-cell>
            <text:p>mug</text:p>
          </table:table-cell>
          <table:table-cell>
            <text:p>[mʌg]
n. 杯子</text:p>
          </table:table-cell>
        </table:table-row>
        <table:table-row>
          <table:table-cell>
            <text:p>2</text:p>
          </table:table-cell>
          <table:table-cell>
            <text:p>nodded</text:p>
          </table:table-cell>
          <table:table-cell>
            <text:p>~~~= podded
['pɔdid]
adj. 有荚的, 富裕的</text:p>
          </table:table-cell>
        </table:table-row>
        <table:table-row>
          <table:table-cell>
            <text:p>2</text:p>
          </table:table-cell>
          <table:table-cell>
            <text:p>november</text:p>
          </table:table-cell>
          <table:table-cell>
            <text:p>~= November
[nәu'vembә]
n. 十一月(略作Nov)</text:p>
          </table:table-cell>
        </table:table-row>
        <table:table-row>
          <table:table-cell>
            <text:p>2</text:p>
          </table:table-cell>
          <table:table-cell>
            <text:p>obtaining</text:p>
          </table:table-cell>
          <table:table-cell>
            <text:p>【法】 获得, 得到</text:p>
          </table:table-cell>
        </table:table-row>
        <table:table-row>
          <table:table-cell>
            <text:p>2</text:p>
          </table:table-cell>
          <table:table-cell>
            <text:p>office</text:p>
          </table:table-cell>
          <table:table-cell>
            <text:p>['ɔfis]
n. 办公室, 办事处, 事务所, &lt;英&gt;政府机关, 部, 公职, 职责, 帮助</text:p>
          </table:table-cell>
        </table:table-row>
        <table:table-row>
          <table:table-cell>
            <text:p>2</text:p>
          </table:table-cell>
          <table:table-cell>
            <text:p>often</text:p>
          </table:table-cell>
          <table:table-cell>
            <text:p>['ɔ(:)fn, 'ɔ:ftәn]
adv. 常常, 经常</text:p>
          </table:table-cell>
        </table:table-row>
        <table:table-row>
          <table:table-cell>
            <text:p>2</text:p>
          </table:table-cell>
          <table:table-cell>
            <text:p>once</text:p>
          </table:table-cell>
          <table:table-cell>
            <text:p>[wʌns]
n. adv.一次, 从前, 曾经
conj. 一旦</text:p>
          </table:table-cell>
        </table:table-row>
        <table:table-row>
          <table:table-cell>
            <text:p>2</text:p>
          </table:table-cell>
          <table:table-cell>
            <text:p>others</text:p>
          </table:table-cell>
          <table:table-cell>
            <text:p>和some对比使用时, 是“有些”的意思而不是做“其他”讲。</text:p>
          </table:table-cell>
        </table:table-row>
        <table:table-row>
          <table:table-cell>
            <text:p>2</text:p>
          </table:table-cell>
          <table:table-cell>
            <text:p>own</text:p>
          </table:table-cell>
          <table:table-cell>
            <text:p>[әun]
adj. 自己的, 特有的, (不用所有格)嫡亲的, 同胞的
vt. 拥有, 自认, 承认
vi. 承认</text:p>
          </table:table-cell>
        </table:table-row>
        <table:table-row>
          <table:table-cell>
            <text:p>2</text:p>
          </table:table-cell>
          <table:table-cell>
            <text:p>owns</text:p>
          </table:table-cell>
          <table:table-cell>
            <text:p>~= own
[әun]
adj. 自己的, 特有的, (不用所有格)嫡亲的, 同胞的
vt. 拥有, 自认, 承认
vi. 承认</text:p>
          </table:table-cell>
        </table:table-row>
        <table:table-row>
          <table:table-cell>
            <text:p>2</text:p>
          </table:table-cell>
          <table:table-cell>
            <text:p>page</text:p>
          </table:table-cell>
          <table:table-cell>
            <text:p>[peidʒ]
n. 页, 记录, 事件, 专栏
vt. 标明...的页数, 翻...的书页
vi. 翻书页</text:p>
          </table:table-cell>
        </table:table-row>
        <table:table-row>
          <table:table-cell>
            <text:p>2</text:p>
          </table:table-cell>
          <table:table-cell>
            <text:p>particular</text:p>
          </table:table-cell>
          <table:table-cell>
            <text:p>[pә'tikjulә]
n. 细节, 详细
adj. 特殊的, 特别的, 独特的, 详细的, 精确的, 挑剔</text:p>
          </table:table-cell>
        </table:table-row>
        <table:table-row>
          <table:table-cell>
            <text:p>2</text:p>
          </table:table-cell>
          <table:table-cell>
            <text:p>patted</text:p>
          </table:table-cell>
          <table:table-cell>
            <text:p>~= patte
[pæt]
[法](绘画的)手法灵巧</text:p>
          </table:table-cell>
        </table:table-row>
        <table:table-row>
          <table:table-cell>
            <text:p>2</text:p>
          </table:table-cell>
          <table:table-cell>
            <text:p>paused</text:p>
          </table:table-cell>
          <table:table-cell>
            <text:p>~= pause
[pɔ:z]
n. 中止, 暂停, 休止符
vi. 暂停, 中止, 停顿, 踌躇
n. 暂停
n. DOS命令：暂停批文件处理, 在继续处理之前等待按任一键</text:p>
          </table:table-cell>
        </table:table-row>
        <table:table-row>
          <table:table-cell>
            <text:p>2</text:p>
          </table:table-cell>
          <table:table-cell>
            <text:p>pay</text:p>
          </table:table-cell>
          <table:table-cell>
            <text:p>[pei]
n. 薪水, 工资
v. 支付, 交纳, 给予, 有利, 值得, 合算</text:p>
          </table:table-cell>
        </table:table-row>
        <table:table-row>
          <table:table-cell>
            <text:p>2</text:p>
          </table:table-cell>
          <table:table-cell>
            <text:p>permitted</text:p>
          </table:table-cell>
          <table:table-cell>
            <text:p>~~~= unintermitted
[ˏʌnintә'mitid]
adj. 不间断的
连续的</text:p>
          </table:table-cell>
        </table:table-row>
        <table:table-row>
          <table:table-cell>
            <text:p>2</text:p>
          </table:table-cell>
          <table:table-cell>
            <text:p>physical</text:p>
          </table:table-cell>
          <table:table-cell>
            <text:p>['fizikәl]
adj. 身体的, 物质的, 自然的, 物理的
n. 体格检查</text:p>
          </table:table-cell>
        </table:table-row>
        <table:table-row>
          <table:table-cell>
            <text:p>2</text:p>
          </table:table-cell>
          <table:table-cell>
            <text:p>place</text:p>
          </table:table-cell>
          <table:table-cell>
            <text:p>[pleis]
n. 地方, 地点, 位置, 职位, 处境, 住所, 地位
vt. 放置, 寄予, 任命
vi. 名次列前</text:p>
          </table:table-cell>
        </table:table-row>
        <table:table-row>
          <table:table-cell>
            <text:p>2</text:p>
          </table:table-cell>
          <table:table-cell>
            <text:p>play</text:p>
          </table:table-cell>
          <table:table-cell>
            <text:p>[plei]
n. 游戏, 比赛, 运动, 赌博, 剧本
v. 玩, 扮演, 播放, 进行比赛
v. 播放</text:p>
          </table:table-cell>
        </table:table-row>
        <table:table-row>
          <table:table-cell>
            <text:p>2</text:p>
          </table:table-cell>
          <table:table-cell>
            <text:p>possession</text:p>
          </table:table-cell>
          <table:table-cell>
            <text:p>[pә'zeʃәn]
n. 拥有, 占有, 所有, 着迷, 领土, 领地, 财产(常用复数), 自制</text:p>
          </table:table-cell>
        </table:table-row>
        <table:table-row>
          <table:table-cell>
            <text:p>2</text:p>
          </table:table-cell>
          <table:table-cell>
            <text:p>prepare</text:p>
          </table:table-cell>
          <table:table-cell>
            <text:p>[pri'pєә]
v. 准备, 预备, 有能力而且愿意</text:p>
          </table:table-cell>
        </table:table-row>
        <table:table-row>
          <table:table-cell>
            <text:p>2</text:p>
          </table:table-cell>
          <table:table-cell>
            <text:p>prevent</text:p>
          </table:table-cell>
          <table:table-cell>
            <text:p>[pri'vent]
v. 防止, 预防</text:p>
          </table:table-cell>
        </table:table-row>
        <table:table-row>
          <table:table-cell>
            <text:p>2</text:p>
          </table:table-cell>
          <table:table-cell>
            <text:p>printed</text:p>
          </table:table-cell>
          <table:table-cell>
            <text:p>adj. 印刷的, 已印好的</text:p>
          </table:table-cell>
        </table:table-row>
        <table:table-row>
          <table:table-cell>
            <text:p>2</text:p>
          </table:table-cell>
          <table:table-cell>
            <text:p>prominently</text:p>
          </table:table-cell>
          <table:table-cell>
            <text:p>['prɔminәntli]
adv. 显著地</text:p>
          </table:table-cell>
        </table:table-row>
        <table:table-row>
          <table:table-cell>
            <text:p>2</text:p>
          </table:table-cell>
          <table:table-cell>
            <text:p>promise</text:p>
          </table:table-cell>
          <table:table-cell>
            <text:p>['prɔmis]
vt. 允诺, 答应
n. 允诺, 答应, 许诺</text:p>
          </table:table-cell>
        </table:table-row>
        <table:table-row>
          <table:table-cell>
            <text:p>2</text:p>
          </table:table-cell>
          <table:table-cell>
            <text:p>promoting</text:p>
          </table:table-cell>
          <table:table-cell>
            <text:p>~= promote
[prә'mәut]
vt. 促进, 发扬, 提升, 提拔, 晋升为</text:p>
          </table:table-cell>
        </table:table-row>
        <table:table-row>
          <table:table-cell>
            <text:p>2</text:p>
          </table:table-cell>
          <table:table-cell>
            <text:p>property</text:p>
          </table:table-cell>
          <table:table-cell>
            <text:p>['prɔpәti]
n. 财产, 所有物, 所有权, 性质, 特性, (小)道具</text:p>
          </table:table-cell>
        </table:table-row>
        <table:table-row>
          <table:table-cell>
            <text:p>2</text:p>
          </table:table-cell>
          <table:table-cell>
            <text:p>protect</text:p>
          </table:table-cell>
          <table:table-cell>
            <text:p>[prә'tekt]
vt. 保护</text:p>
          </table:table-cell>
        </table:table-row>
        <table:table-row>
          <table:table-cell>
            <text:p>2</text:p>
          </table:table-cell>
          <table:table-cell>
            <text:p>question</text:p>
          </table:table-cell>
          <table:table-cell>
            <text:p>['kwestʃәn]
n. 问题, 疑问, 询问
v. 询问, 审问, 怀疑</text:p>
          </table:table-cell>
        </table:table-row>
        <table:table-row>
          <table:table-cell>
            <text:p>2</text:p>
          </table:table-cell>
          <table:table-cell>
            <text:p>rage</text:p>
          </table:table-cell>
          <table:table-cell>
            <text:p>[reidʒ]
n. 愤怒, 情绪激动, 狂暴, 精神错乱
vi. 大怒, 狂吹, 风行</text:p>
          </table:table-cell>
        </table:table-row>
        <table:table-row>
          <table:table-cell>
            <text:p>2</text:p>
          </table:table-cell>
          <table:table-cell>
            <text:p>rapidly</text:p>
          </table:table-cell>
          <table:table-cell>
            <text:p>['ræpidli]
adv. 迅速地</text:p>
          </table:table-cell>
        </table:table-row>
        <table:table-row>
          <table:table-cell>
            <text:p>2</text:p>
          </table:table-cell>
          <table:table-cell>
            <text:p>re-use</text:p>
          </table:table-cell>
          <table:table-cell>
            <text:p>re use</text:p>
          </table:table-cell>
        </table:table-row>
        <table:table-row>
          <table:table-cell>
            <text:p>2</text:p>
          </table:table-cell>
          <table:table-cell>
            <text:p>readable</text:p>
          </table:table-cell>
          <table:table-cell>
            <text:p>['ri:dәb(ә)l]
adj. 易读的</text:p>
          </table:table-cell>
        </table:table-row>
        <table:table-row>
          <table:table-cell>
            <text:p>2</text:p>
          </table:table-cell>
          <table:table-cell>
            <text:p>receipt</text:p>
          </table:table-cell>
          <table:table-cell>
            <text:p>[ri'si:t]
n. 收条, 收据, 收到
v. 收到</text:p>
          </table:table-cell>
        </table:table-row>
        <table:table-row>
          <table:table-cell>
            <text:p>2</text:p>
          </table:table-cell>
          <table:table-cell>
            <text:p>receiving</text:p>
          </table:table-cell>
          <table:table-cell>
            <text:p>[ri'si:viŋ]
n. 接受
adj. 接受的</text:p>
          </table:table-cell>
        </table:table-row>
        <table:table-row>
          <table:table-cell>
            <text:p>2</text:p>
          </table:table-cell>
          <table:table-cell>
            <text:p>redistributing</text:p>
          </table:table-cell>
          <table:table-cell>
            <text:p>~= redistribute
['ri:dis'tribju(:)t]
vt. 重新分配, 再区分, 重新分布</text:p>
          </table:table-cell>
        </table:table-row>
        <table:table-row>
          <table:table-cell>
            <text:p>2</text:p>
          </table:table-cell>
          <table:table-cell>
            <text:p>redistribution</text:p>
          </table:table-cell>
          <table:table-cell>
            <text:p>['ri:distri'bju:ʃәn]
n. 重新分配, 再区分</text:p>
          </table:table-cell>
        </table:table-row>
        <table:table-row>
          <table:table-cell>
            <text:p>2</text:p>
          </table:table-cell>
          <table:table-cell>
            <text:p>references</text:p>
          </table:table-cell>
          <table:table-cell>
            <text:p>~= reference
['refrәns]
n. 提及, 涉及, 参考, 参考书目, 证明书(人), 介绍信(人)</text:p>
          </table:table-cell>
        </table:table-row>
        <table:table-row>
          <table:table-cell>
            <text:p>2</text:p>
          </table:table-cell>
          <table:table-cell>
            <text:p>refused</text:p>
          </table:table-cell>
          <table:table-cell>
            <text:p>~= refuse
[ri'fju:z]
vt. 拒绝, 谢绝
n. 废物, 垃圾</text:p>
          </table:table-cell>
        </table:table-row>
        <table:table-row>
          <table:table-cell>
            <text:p>2</text:p>
          </table:table-cell>
          <table:table-cell>
            <text:p>regaining</text:p>
          </table:table-cell>
          <table:table-cell>
            <text:p>~= regain
[ri'gein]
v. 收回, 恢复, 重到, 重新夺得</text:p>
          </table:table-cell>
        </table:table-row>
        <table:table-row>
          <table:table-cell>
            <text:p>2</text:p>
          </table:table-cell>
          <table:table-cell>
            <text:p>registered</text:p>
          </table:table-cell>
          <table:table-cell>
            <text:p>['redʒistәd]
adj. 已注册的, 已登记的, 记名的</text:p>
          </table:table-cell>
        </table:table-row>
        <table:table-row>
          <table:table-cell>
            <text:p>2</text:p>
          </table:table-cell>
          <table:table-cell>
            <text:p>relation</text:p>
          </table:table-cell>
          <table:table-cell>
            <text:p>[ri'leiʃәn]
n. 关系, 联系, 叙述, 故事, 亲戚</text:p>
          </table:table-cell>
        </table:table-row>
        <table:table-row>
          <table:table-cell>
            <text:p>2</text:p>
          </table:table-cell>
          <table:table-cell>
            <text:p>removed</text:p>
          </table:table-cell>
          <table:table-cell>
            <text:p>[ri'mu:vd]
adj. 离开的, 远离...的, 与...无关的</text:p>
          </table:table-cell>
        </table:table-row>
        <table:table-row>
          <table:table-cell>
            <text:p>2</text:p>
          </table:table-cell>
          <table:table-cell>
            <text:p>renamed</text:p>
          </table:table-cell>
          <table:table-cell>
            <text:p>~= rename
['ri:'neim]
vt. 重新命名, 再命名, 改名</text:p>
          </table:table-cell>
        </table:table-row>
        <table:table-row>
          <table:table-cell>
            <text:p>2</text:p>
          </table:table-cell>
          <table:table-cell>
            <text:p>replace</text:p>
          </table:table-cell>
          <table:table-cell>
            <text:p>[ri(:)'pleis]
vt. 取代, 替换, 代替, 把...放回原处</text:p>
          </table:table-cell>
        </table:table-row>
        <table:table-row>
          <table:table-cell>
            <text:p>2</text:p>
          </table:table-cell>
          <table:table-cell>
            <text:p>replied</text:p>
          </table:table-cell>
          <table:table-cell>
            <text:p>~= reply
[ri'plai]
n. 答复, 报复, 答辩
vi. 答复, 回击, 报复, 答辩
vt. 回答</text:p>
          </table:table-cell>
        </table:table-row>
        <table:table-row>
          <table:table-cell>
            <text:p>2</text:p>
          </table:table-cell>
          <table:table-cell>
            <text:p>research</text:p>
          </table:table-cell>
          <table:table-cell>
            <text:p>[ri'sә:tʃ]
n. 研究, 调查
vi. 研究, 调查</text:p>
          </table:table-cell>
        </table:table-row>
        <table:table-row>
          <table:table-cell>
            <text:p>2</text:p>
          </table:table-cell>
          <table:table-cell>
            <text:p>rest</text:p>
          </table:table-cell>
          <table:table-cell>
            <text:p>[rest]
n. 休息, 静止, 支持物, 台, 架, [音]休止符, 其余, 其他
vi. 休息, 睡眠, 静止, 依靠, 搁在, 保持(状态), 取决于
vt. 使休息, 使静止, 睡眠, 依靠, 搁在</text:p>
          </table:table-cell>
        </table:table-row>
        <table:table-row>
          <table:table-cell>
            <text:p>2</text:p>
          </table:table-cell>
          <table:table-cell>
            <text:p>restrictions</text:p>
          </table:table-cell>
          <table:table-cell>
            <text:p>~= restriction
[ris'trikʃәn]
n. 限制, 约束</text:p>
          </table:table-cell>
        </table:table-row>
        <table:table-row>
          <table:table-cell>
            <text:p>2</text:p>
          </table:table-cell>
          <table:table-cell>
            <text:p>royalties</text:p>
          </table:table-cell>
          <table:table-cell>
            <text:p>版税</text:p>
          </table:table-cell>
        </table:table-row>
        <table:table-row>
          <table:table-cell>
            <text:p>2</text:p>
          </table:table-cell>
          <table:table-cell>
            <text:p>rules</text:p>
          </table:table-cell>
          <table:table-cell>
            <text:p>~= rule
[ru:l]
n. 规则, 惯例, 统治, 章程, 破折号, 准则, 标准, 控制
vt. 规定, 统治, 支配, 裁决
vi. 统治, 管辖, 裁定
n. 规则, 水线</text:p>
          </table:table-cell>
        </table:table-row>
        <table:table-row>
          <table:table-cell>
            <text:p>2</text:p>
          </table:table-cell>
          <table:table-cell>
            <text:p>saw</text:p>
          </table:table-cell>
          <table:table-cell>
            <text:p>[sɔ:]
n. 锯
v. 锯
vbl. see的过去式</text:p>
          </table:table-cell>
        </table:table-row>
        <table:table-row>
          <table:table-cell>
            <text:p>2</text:p>
          </table:table-cell>
          <table:table-cell>
            <text:p>scratched</text:p>
          </table:table-cell>
          <table:table-cell>
            <text:p>~= scratch
[skrætʃ]
n. 乱写, 刮擦声, 抓痕, 擦伤
vt. 乱涂, 勾抹掉, 擦, 刮, 搔, 抓, 挖出
vi. 发刮擦声, 搔, 抓
adj. 打草稿用的, 凑合的</text:p>
          </table:table-cell>
        </table:table-row>
        <table:table-row>
          <table:table-cell>
            <text:p>2</text:p>
          </table:table-cell>
          <table:table-cell>
            <text:p>second</text:p>
          </table:table-cell>
          <table:table-cell>
            <text:p>['sekәnd]
n. 秒, 片刻, 第二者, 第二人, 助手, 次货, 二等品
adj. 另一个, 又一个
num. 第二
vt. 赞成, 支持</text:p>
          </table:table-cell>
        </table:table-row>
        <table:table-row>
          <table:table-cell>
            <text:p>2</text:p>
          </table:table-cell>
          <table:table-cell>
            <text:p>secure</text:p>
          </table:table-cell>
          <table:table-cell>
            <text:p>[si'kjuә]
adj. 安全的, 可靠的, 放心的, 无虑的
v. 保护</text:p>
          </table:table-cell>
        </table:table-row>
        <table:table-row>
          <table:table-cell>
            <text:p>2</text:p>
          </table:table-cell>
          <table:table-cell>
            <text:p>sentence</text:p>
          </table:table-cell>
          <table:table-cell>
            <text:p>['sentәns]
n. 句子, 判决, 宣判, 文句
vt. 宜判, 判决</text:p>
          </table:table-cell>
        </table:table-row>
        <table:table-row>
          <table:table-cell>
            <text:p>2</text:p>
          </table:table-cell>
          <table:table-cell>
            <text:p>several</text:p>
          </table:table-cell>
          <table:table-cell>
            <text:p>['sevәrәl]
adj. 几个, 个别的, 单独的
pron. 几个</text:p>
          </table:table-cell>
        </table:table-row>
        <table:table-row>
          <table:table-cell>
            <text:p>2</text:p>
          </table:table-cell>
          <table:table-cell>
            <text:p>share</text:p>
          </table:table-cell>
          <table:table-cell>
            <text:p>[ʃєә]
n. 共享, 参与, 一份, 部分, 份额, 参股
vt. 分享, 均分, 共有, 分配
vi. 分享
[计] 使DOS支持文件共享和锁定</text:p>
          </table:table-cell>
        </table:table-row>
        <table:table-row>
          <table:table-cell>
            <text:p>2</text:p>
          </table:table-cell>
          <table:table-cell>
            <text:p>ship's</text:p>
          </table:table-cell>
          <table:table-cell>
            <text:p>~= ship
[ʃip]
n. 船, 海船, 舰
v. 装上船, 航运, 载运, 在船上工作</text:p>
          </table:table-cell>
        </table:table-row>
        <table:table-row>
          <table:table-cell>
            <text:p>2</text:p>
          </table:table-cell>
          <table:table-cell>
            <text:p>shouted</text:p>
          </table:table-cell>
          <table:table-cell>
            <text:p>~= shout
[ʃaut]
v. 呼喊, 呼叫
n. 呼喊, 呼叫</text:p>
          </table:table-cell>
        </table:table-row>
        <table:table-row>
          <table:table-cell>
            <text:p>2</text:p>
          </table:table-cell>
          <table:table-cell>
            <text:p>since</text:p>
          </table:table-cell>
          <table:table-cell>
            <text:p>[sins]
adv. 以后, 后来, 以前
prep. 自从, 自...以来
conj. 自...以后, 自...以来, 因为, 既然</text:p>
          </table:table-cell>
        </table:table-row>
        <table:table-row>
          <table:table-cell>
            <text:p>2</text:p>
          </table:table-cell>
          <table:table-cell>
            <text:p>single</text:p>
          </table:table-cell>
          <table:table-cell>
            <text:p>['siŋgl]
adj. 单一的, 单身的, 单纯的, 孤独的, 专一的, 个别的
n. 一个, 单打, 单精度型
vt. 选出
vi. [棒]作一垒打</text:p>
          </table:table-cell>
        </table:table-row>
        <table:table-row>
          <table:table-cell>
            <text:p>2</text:p>
          </table:table-cell>
          <table:table-cell>
            <text:p>sixpenny</text:p>
          </table:table-cell>
          <table:table-cell>
            <text:p>adj. 六便士的, 便宜的, 不值钱的</text:p>
          </table:table-cell>
        </table:table-row>
        <table:table-row>
          <table:table-cell>
            <text:p>2</text:p>
          </table:table-cell>
          <table:table-cell>
            <text:p>smiled</text:p>
          </table:table-cell>
          <table:table-cell>
            <text:p>~= smile
[smail]
vi. (～ at) 微笑
n. 微笑</text:p>
          </table:table-cell>
        </table:table-row>
        <table:table-row>
          <table:table-cell>
            <text:p>2</text:p>
          </table:table-cell>
          <table:table-cell>
            <text:p>smiling</text:p>
          </table:table-cell>
          <table:table-cell>
            <text:p>['smailiŋ]
adj. 微笑的, 晴朗美好的</text:p>
          </table:table-cell>
        </table:table-row>
        <table:table-row>
          <table:table-cell>
            <text:p>2</text:p>
          </table:table-cell>
          <table:table-cell>
            <text:p>solicit</text:p>
          </table:table-cell>
          <table:table-cell>
            <text:p>[sә'lisit]
v. 恳求</text:p>
          </table:table-cell>
        </table:table-row>
        <table:table-row>
          <table:table-cell>
            <text:p>2</text:p>
          </table:table-cell>
          <table:table-cell>
            <text:p>something</text:p>
          </table:table-cell>
          <table:table-cell>
            <text:p>['sʌmθiŋ]
pron. 某事, 某物
adj. 有点象, 大约</text:p>
          </table:table-cell>
        </table:table-row>
        <table:table-row>
          <table:table-cell>
            <text:p>2</text:p>
          </table:table-cell>
          <table:table-cell>
            <text:p>sooner</text:p>
          </table:table-cell>
          <table:table-cell>
            <text:p>['su:nә]
[美](在政府开放西部前)抢先取得占有权的人, 用不正当手段先下手的人</text:p>
          </table:table-cell>
        </table:table-row>
        <table:table-row>
          <table:table-cell>
            <text:p>2</text:p>
          </table:table-cell>
          <table:table-cell>
            <text:p>sort</text:p>
          </table:table-cell>
          <table:table-cell>
            <text:p>[sɔ:t]
n. 种类, 类别
v. 分类, 拣选</text:p>
          </table:table-cell>
        </table:table-row>
        <table:table-row>
          <table:table-cell>
            <text:p>2</text:p>
          </table:table-cell>
          <table:table-cell>
            <text:p>specified</text:p>
          </table:table-cell>
          <table:table-cell>
            <text:p>~= specify
['spesifai]
vt. 指定, 详细说明, 列入清单</text:p>
          </table:table-cell>
        </table:table-row>
        <table:table-row>
          <table:table-cell>
            <text:p>2</text:p>
          </table:table-cell>
          <table:table-cell>
            <text:p>spend</text:p>
          </table:table-cell>
          <table:table-cell>
            <text:p>[spend]
v. 花费, 消耗, 用尽
vt. 度过, 消磨</text:p>
          </table:table-cell>
        </table:table-row>
        <table:table-row>
          <table:table-cell>
            <text:p>2</text:p>
          </table:table-cell>
          <table:table-cell>
            <text:p>spent</text:p>
          </table:table-cell>
          <table:table-cell>
            <text:p>[spent]
adj. 用尽的, 精疲力尽的, 失去效能的</text:p>
          </table:table-cell>
        </table:table-row>
        <table:table-row>
          <table:table-cell>
            <text:p>2</text:p>
          </table:table-cell>
          <table:table-cell>
            <text:p>subject</text:p>
          </table:table-cell>
          <table:table-cell>
            <text:p>['sʌbdʒikt]
n. 题目, 主题, 科目, 学科, 国民, [语法]主语
adj. 受他国统治的, 未独立的, 受制于...的, 受...影响的, 以...为条件的
vt. 使屈从于...,使隶属</text:p>
          </table:table-cell>
        </table:table-row>
        <table:table-row>
          <table:table-cell>
            <text:p>2</text:p>
          </table:table-cell>
          <table:table-cell>
            <text:p>surprise</text:p>
          </table:table-cell>
          <table:table-cell>
            <text:p>[sә'praiz]
n. 惊奇, 诧异, 惊人之事, 奇袭
vt. 使惊奇, 奇袭
adj. 令人惊讶的</text:p>
          </table:table-cell>
        </table:table-row>
        <table:table-row>
          <table:table-cell>
            <text:p>2</text:p>
          </table:table-cell>
          <table:table-cell>
            <text:p>telegram</text:p>
          </table:table-cell>
          <table:table-cell>
            <text:p>['teligræm]
n. 电报</text:p>
          </table:table-cell>
        </table:table-row>
        <table:table-row>
          <table:table-cell>
            <text:p>2</text:p>
          </table:table-cell>
          <table:table-cell>
            <text:p>their</text:p>
          </table:table-cell>
          <table:table-cell>
            <text:p>[ðєә, ðәr]
pron. 他们的, 她们的, 它们的</text:p>
          </table:table-cell>
        </table:table-row>
        <table:table-row>
          <table:table-cell>
            <text:p>2</text:p>
          </table:table-cell>
          <table:table-cell>
            <text:p>through</text:p>
          </table:table-cell>
          <table:table-cell>
            <text:p>[θru:]
prep. 穿过, 通过, 从开始到结束, 经由, 以
adv. 从头到尾, 自始至终, 直达地, 彻底, 完全
adj. 直达的, 直通的</text:p>
          </table:table-cell>
        </table:table-row>
        <table:table-row>
          <table:table-cell>
            <text:p>2</text:p>
          </table:table-cell>
          <table:table-cell>
            <text:p>tip</text:p>
          </table:table-cell>
          <table:table-cell>
            <text:p>[tip]
n. 顶, 尖端, 梢, 倾斜, 轻击, 末端, 小费, 秘密消息
vt. 在...顶端装附加物, 使倾斜, 使翻倒, 暗示, 轻击, 给, 泄露, 给小费
vi. 倾斜, 翻倒, 倾覆, 踮脚走, 给小费
n. 提示, 技巧</text:p>
          </table:table-cell>
        </table:table-row>
        <table:table-row>
          <table:table-cell>
            <text:p>2</text:p>
          </table:table-cell>
          <table:table-cell>
            <text:p>treated</text:p>
          </table:table-cell>
          <table:table-cell>
            <text:p>['tri:tid]
已处理过的, 精制过的, 加工过的</text:p>
          </table:table-cell>
        </table:table-row>
        <table:table-row>
          <table:table-cell>
            <text:p>2</text:p>
          </table:table-cell>
          <table:table-cell>
            <text:p>unheeded</text:p>
          </table:table-cell>
          <table:table-cell>
            <text:p>[ʌn'hi:did]
adj. 未被注意的, 被忽视的</text:p>
          </table:table-cell>
        </table:table-row>
        <table:table-row>
          <table:table-cell>
            <text:p>2</text:p>
          </table:table-cell>
          <table:table-cell>
            <text:p>vain</text:p>
          </table:table-cell>
          <table:table-cell>
            <text:p>[vein]
adj. 徒然的, 无益的, 虚荣的, 空虚的, 自负的, 愚蠢的</text:p>
          </table:table-cell>
        </table:table-row>
        <table:table-row>
          <table:table-cell>
            <text:p>2</text:p>
          </table:table-cell>
          <table:table-cell>
            <text:p>various</text:p>
          </table:table-cell>
          <table:table-cell>
            <text:p>['vєәriәs]
adj. 不同的, 各种各样的, 多方面的, 多样的</text:p>
          </table:table-cell>
        </table:table-row>
        <table:table-row>
          <table:table-cell>
            <text:p>2</text:p>
          </table:table-cell>
          <table:table-cell>
            <text:p>visit</text:p>
          </table:table-cell>
          <table:table-cell>
            <text:p>['vizit]
n. 拜访, 访问, 游览, 参观, (作客)逗留, 视察, 调查
vt. 拜访, 访问, 参观, 视察, 降临
vi. 访问, 参观, 闲谈</text:p>
          </table:table-cell>
        </table:table-row>
        <table:table-row>
          <table:table-cell>
            <text:p>2</text:p>
          </table:table-cell>
          <table:table-cell>
            <text:p>walked</text:p>
          </table:table-cell>
          <table:table-cell>
            <text:p>~= walk
[wɔ:k]
vi. 步, 行, 走
n. 步行, 散步, 步, 行道</text:p>
          </table:table-cell>
        </table:table-row>
        <table:table-row>
          <table:table-cell>
            <text:p>2</text:p>
          </table:table-cell>
          <table:table-cell>
            <text:p>wants</text:p>
          </table:table-cell>
          <table:table-cell>
            <text:p>n. 需求, 欲望, 必需品
【经】 消费者的欲望; 希望, 要, 想要</text:p>
          </table:table-cell>
        </table:table-row>
        <table:table-row>
          <table:table-cell>
            <text:p>2</text:p>
          </table:table-cell>
          <table:table-cell>
            <text:p>warranty</text:p>
          </table:table-cell>
          <table:table-cell>
            <text:p>['wɔrәnti]
n. (正当)理由, (合理)根据, 授权, 担保, 保证, 根据</text:p>
          </table:table-cell>
        </table:table-row>
        <table:table-row>
          <table:table-cell>
            <text:p>2</text:p>
          </table:table-cell>
          <table:table-cell>
            <text:p>watch</text:p>
          </table:table-cell>
          <table:table-cell>
            <text:p>[wɔtʃ]
n. 注视, 注意, 手表, 看守, 守护, 监视, 值班人
vt. 看, 注视, 照顾, 监视, 警戒, 守护, 看守
vi. 观看, 注视, 守侯
adj. 手表的, 挂表的</text:p>
          </table:table-cell>
        </table:table-row>
        <table:table-row>
          <table:table-cell>
            <text:p>2</text:p>
          </table:table-cell>
          <table:table-cell>
            <text:p>what's</text:p>
          </table:table-cell>
          <table:table-cell>
            <text:p>~= what
[(h)wɔt]
pron. 什么
int. 怎么, 多么
adj. 什么
adv. 到什么程度, 在哪一方面
n. 本质, 实质, 要素</text:p>
          </table:table-cell>
        </table:table-row>
        <table:table-row>
          <table:table-cell>
            <text:p>2</text:p>
          </table:table-cell>
          <table:table-cell>
            <text:p>whatsoever</text:p>
          </table:table-cell>
          <table:table-cell>
            <text:p>[wɔtsәu'evә(r)]
pron. 无论什么</text:p>
          </table:table-cell>
        </table:table-row>
        <table:table-row>
          <table:table-cell>
            <text:p>2</text:p>
          </table:table-cell>
          <table:table-cell>
            <text:p>where's</text:p>
          </table:table-cell>
          <table:table-cell>
            <text:p>~= where
[(h)wєә]
adv. 什么地方, 在哪里, ...的(地方)</text:p>
          </table:table-cell>
        </table:table-row>
        <table:table-row>
          <table:table-cell>
            <text:p>2</text:p>
          </table:table-cell>
          <table:table-cell>
            <text:p>widest</text:p>
          </table:table-cell>
          <table:table-cell>
            <text:p>adj. 宽的,广阔的</text:p>
          </table:table-cell>
        </table:table-row>
        <table:table-row>
          <table:table-cell>
            <text:p>2</text:p>
          </table:table-cell>
          <table:table-cell>
            <text:p>widger</text:p>
          </table:table-cell>
          <table:table-cell>
            <text:p>['widʒә(r)]
n. 小锄(移苗、栽培盆栽植物等用的园艺工具)</text:p>
          </table:table-cell>
        </table:table-row>
        <table:table-row>
          <table:table-cell>
            <text:p>2</text:p>
          </table:table-cell>
          <table:table-cell>
            <text:p>woman</text:p>
          </table:table-cell>
          <table:table-cell>
            <text:p>['wumәn]
n. 女人, 妇女, 女仆
adj. 女人的, 女性的, 妇女的
vt. 为...配备妇女, 使成女人腔</text:p>
          </table:table-cell>
        </table:table-row>
        <table:table-row>
          <table:table-cell>
            <text:p>2</text:p>
          </table:table-cell>
          <table:table-cell>
            <text:p>wonderful</text:p>
          </table:table-cell>
          <table:table-cell>
            <text:p>['wʌndәful]
adj. 令人惊奇的, 奇妙的, 极好的, 令人愉快的</text:p>
          </table:table-cell>
        </table:table-row>
        <table:table-row>
          <table:table-cell>
            <text:p>2</text:p>
          </table:table-cell>
          <table:table-cell>
            <text:p>years</text:p>
          </table:table-cell>
          <table:table-cell>
            <text:p>~= year
[jә:, jiә]
n. 年, 年龄, 年岁</text:p>
          </table:table-cell>
        </table:table-row>
        <table:table-row>
          <table:table-cell>
            <text:p>2</text:p>
          </table:table-cell>
          <table:table-cell>
            <text:p>yes</text:p>
          </table:table-cell>
          <table:table-cell>
            <text:p>[jes]
adv. n.是</text:p>
          </table:table-cell>
        </table:table-row>
        <table:table-row>
          <table:table-cell>
            <text:p>1</text:p>
          </table:table-cell>
          <table:table-cell>
            <text:p>a-doing</text:p>
          </table:table-cell>
          <table:table-cell>
            <text:p>a doing</text:p>
          </table:table-cell>
        </table:table-row>
        <table:table-row>
          <table:table-cell>
            <text:p>1</text:p>
          </table:table-cell>
          <table:table-cell>
            <text:p>abide</text:p>
          </table:table-cell>
          <table:table-cell>
            <text:p>[ә'baid]
vi. 坚持, 遵守
vt. 忍受, 容忍</text:p>
          </table:table-cell>
        </table:table-row>
        <table:table-row>
          <table:table-cell>
            <text:p>1</text:p>
          </table:table-cell>
          <table:table-cell>
            <text:p>accents</text:p>
          </table:table-cell>
          <table:table-cell>
            <text:p>~= accent
['æksәnt]
n. 重音, 口音, 重音符</text:p>
          </table:table-cell>
        </table:table-row>
        <table:table-row>
          <table:table-cell>
            <text:p>1</text:p>
          </table:table-cell>
          <table:table-cell>
            <text:p>accept</text:p>
          </table:table-cell>
          <table:table-cell>
            <text:p>[әk'sept]
vt. 接受, 认可, 承担, 承兑
vi. 同意, 承认</text:p>
          </table:table-cell>
        </table:table-row>
        <table:table-row>
          <table:table-cell>
            <text:p>1</text:p>
          </table:table-cell>
          <table:table-cell>
            <text:p>accepting</text:p>
          </table:table-cell>
          <table:table-cell>
            <text:p>~= accept
[әk'sept]
vt. 接受, 认可, 承担, 承兑
vi. 同意, 承认</text:p>
          </table:table-cell>
        </table:table-row>
        <table:table-row>
          <table:table-cell>
            <text:p>1</text:p>
          </table:table-cell>
          <table:table-cell>
            <text:p>accessed</text:p>
          </table:table-cell>
          <table:table-cell>
            <text:p>~= access
['ækses]
n. 通路, 访问, 入门
vt. 存取, 接近</text:p>
          </table:table-cell>
        </table:table-row>
        <table:table-row>
          <table:table-cell>
            <text:p>1</text:p>
          </table:table-cell>
          <table:table-cell>
            <text:p>accessible</text:p>
          </table:table-cell>
          <table:table-cell>
            <text:p>[әk'sesәbl]
adj. 易接近的, 可到达的, 易受影响的, 可理解的</text:p>
          </table:table-cell>
        </table:table-row>
        <table:table-row>
          <table:table-cell>
            <text:p>1</text:p>
          </table:table-cell>
          <table:table-cell>
            <text:p>acquiring</text:p>
          </table:table-cell>
          <table:table-cell>
            <text:p>~= acquire
[ә'kwaiә]
vt. 获得, 学到</text:p>
          </table:table-cell>
        </table:table-row>
        <table:table-row>
          <table:table-cell>
            <text:p>1</text:p>
          </table:table-cell>
          <table:table-cell>
            <text:p>actual</text:p>
          </table:table-cell>
          <table:table-cell>
            <text:p>['æktjuәl]
adj. 实际的, 真实的, 现行的, 目前的</text:p>
          </table:table-cell>
        </table:table-row>
        <table:table-row>
          <table:table-cell>
            <text:p>1</text:p>
          </table:table-cell>
          <table:table-cell>
            <text:p>added</text:p>
          </table:table-cell>
          <table:table-cell>
            <text:p>['ædid]
adj. 更多的, 附加的, 额外的</text:p>
          </table:table-cell>
        </table:table-row>
        <table:table-row>
          <table:table-cell>
            <text:p>1</text:p>
          </table:table-cell>
          <table:table-cell>
            <text:p>addition</text:p>
          </table:table-cell>
          <table:table-cell>
            <text:p>[ә'diʃәn]
n. 加, 加起来, 增加物, 增加, 加法</text:p>
          </table:table-cell>
        </table:table-row>
        <table:table-row>
          <table:table-cell>
            <text:p>1</text:p>
          </table:table-cell>
          <table:table-cell>
            <text:p>additions</text:p>
          </table:table-cell>
          <table:table-cell>
            <text:p>~= addition
[ә'diʃәn]
n. 加, 加起来, 增加物, 增加, 加法</text:p>
          </table:table-cell>
        </table:table-row>
        <table:table-row>
          <table:table-cell>
            <text:p>1</text:p>
          </table:table-cell>
          <table:table-cell>
            <text:p>address</text:p>
          </table:table-cell>
          <table:table-cell>
            <text:p>[ә'dres]
n. 地址, 致辞, 演讲, 说话的技巧
vt. 向...致辞, 演说, 写姓名地址, 从事, 忙于</text:p>
          </table:table-cell>
        </table:table-row>
        <table:table-row>
          <table:table-cell>
            <text:p>1</text:p>
          </table:table-cell>
          <table:table-cell>
            <text:p>admiration</text:p>
          </table:table-cell>
          <table:table-cell>
            <text:p>[ˏædmә'reiʃәn]
n. 钦佩, 赞美, 羡慕</text:p>
          </table:table-cell>
        </table:table-row>
        <table:table-row>
          <table:table-cell>
            <text:p>1</text:p>
          </table:table-cell>
          <table:table-cell>
            <text:p>admiring</text:p>
          </table:table-cell>
          <table:table-cell>
            <text:p>[әd'maiәriŋ]
adj. 赞赏的, 钦佩的</text:p>
          </table:table-cell>
        </table:table-row>
        <table:table-row>
          <table:table-cell>
            <text:p>1</text:p>
          </table:table-cell>
          <table:table-cell>
            <text:p>admission</text:p>
          </table:table-cell>
          <table:table-cell>
            <text:p>[әd'miʃәn]
n. 允许进入, 承认某事之陈述, 供认</text:p>
          </table:table-cell>
        </table:table-row>
        <table:table-row>
          <table:table-cell>
            <text:p>1</text:p>
          </table:table-cell>
          <table:table-cell>
            <text:p>adopting</text:p>
          </table:table-cell>
          <table:table-cell>
            <text:p>~= adopt
[ә'dɔpt]
vt. 采用, 收养</text:p>
          </table:table-cell>
        </table:table-row>
        <table:table-row>
          <table:table-cell>
            <text:p>1</text:p>
          </table:table-cell>
          <table:table-cell>
            <text:p>advance</text:p>
          </table:table-cell>
          <table:table-cell>
            <text:p>[әd'vɑ:ns]
n. 前进, 提升, 预付款
v. 前进, 提前, 预付
adj. 前面的, 预先的
预付(款项)</text:p>
          </table:table-cell>
        </table:table-row>
        <table:table-row>
          <table:table-cell>
            <text:p>1</text:p>
          </table:table-cell>
          <table:table-cell>
            <text:p>affair</text:p>
          </table:table-cell>
          <table:table-cell>
            <text:p>[ә'fєә]
n. 事务, 事件, 私事, 恋爱事件, (尤指关系不长久的)风流韵事</text:p>
          </table:table-cell>
        </table:table-row>
        <table:table-row>
          <table:table-cell>
            <text:p>1</text:p>
          </table:table-cell>
          <table:table-cell>
            <text:p>afore</text:p>
          </table:table-cell>
          <table:table-cell>
            <text:p>[ә'fɔ:]
adv. prep.在前</text:p>
          </table:table-cell>
        </table:table-row>
        <table:table-row>
          <table:table-cell>
            <text:p>1</text:p>
          </table:table-cell>
          <table:table-cell>
            <text:p>afternoon</text:p>
          </table:table-cell>
          <table:table-cell>
            <text:p>['ɑ:ftә'nu:n]
n. 午后, 下午
adv. 下午的, 晚期</text:p>
          </table:table-cell>
        </table:table-row>
        <table:table-row>
          <table:table-cell>
            <text:p>1</text:p>
          </table:table-cell>
          <table:table-cell>
            <text:p>against</text:p>
          </table:table-cell>
          <table:table-cell>
            <text:p>[ә'genst, ә'geinst]
prep. 相反, 反对, 逆着, 靠着, 倚着</text:p>
          </table:table-cell>
        </table:table-row>
        <table:table-row>
          <table:table-cell>
            <text:p>1</text:p>
          </table:table-cell>
          <table:table-cell>
            <text:p>agent</text:p>
          </table:table-cell>
          <table:table-cell>
            <text:p>['eidʒәnt]
n. 代理(商)</text:p>
          </table:table-cell>
        </table:table-row>
        <table:table-row>
          <table:table-cell>
            <text:p>1</text:p>
          </table:table-cell>
          <table:table-cell>
            <text:p>agreed</text:p>
          </table:table-cell>
          <table:table-cell>
            <text:p>[ә'gri:d]
adj. 已经过协议的, 同意的</text:p>
          </table:table-cell>
        </table:table-row>
        <table:table-row>
          <table:table-cell>
            <text:p>1</text:p>
          </table:table-cell>
          <table:table-cell>
            <text:p>ak</text:p>
          </table:table-cell>
          <table:table-cell>
            <text:p>~= AK
美国阿拉斯加邮递区号</text:p>
          </table:table-cell>
        </table:table-row>
        <table:table-row>
          <table:table-cell>
            <text:p>1</text:p>
          </table:table-cell>
          <table:table-cell>
            <text:p>alarmed</text:p>
          </table:table-cell>
          <table:table-cell>
            <text:p>~= alarm
[ә'lɑ:m]
n. 警报, 惊慌, 警告器
vt. 恐吓, 警告</text:p>
          </table:table-cell>
        </table:table-row>
        <table:table-row>
          <table:table-cell>
            <text:p>1</text:p>
          </table:table-cell>
          <table:table-cell>
            <text:p>allow</text:p>
          </table:table-cell>
          <table:table-cell>
            <text:p>[ә'lau]
vt. 允许, 承认</text:p>
          </table:table-cell>
        </table:table-row>
        <table:table-row>
          <table:table-cell>
            <text:p>1</text:p>
          </table:table-cell>
          <table:table-cell>
            <text:p>along</text:p>
          </table:table-cell>
          <table:table-cell>
            <text:p>[ә'lɔŋ]
adv. 往前, 向前
prep. 顺着, 沿着</text:p>
          </table:table-cell>
        </table:table-row>
        <table:table-row>
          <table:table-cell>
            <text:p>1</text:p>
          </table:table-cell>
          <table:table-cell>
            <text:p>alteration</text:p>
          </table:table-cell>
          <table:table-cell>
            <text:p>[ˏɔ:ltә'reiʃәn]
n. 变更, 改造</text:p>
          </table:table-cell>
        </table:table-row>
        <table:table-row>
          <table:table-cell>
            <text:p>1</text:p>
          </table:table-cell>
          <table:table-cell>
            <text:p>alternate</text:p>
          </table:table-cell>
          <table:table-cell>
            <text:p>[ɔ:l'tә:nit]
adj. 交替的, 轮流的, 预备的
v. 交替, 轮流, 改变</text:p>
          </table:table-cell>
        </table:table-row>
        <table:table-row>
          <table:table-cell>
            <text:p>1</text:p>
          </table:table-cell>
          <table:table-cell>
            <text:p>alternative</text:p>
          </table:table-cell>
          <table:table-cell>
            <text:p>[ɔ:l'tә:nәtiv]
n. 二中择一, 可供选择的办法, 事物
adj. 选择性的, 二中择一的</text:p>
          </table:table-cell>
        </table:table-row>
        <table:table-row>
          <table:table-cell>
            <text:p>1</text:p>
          </table:table-cell>
          <table:table-cell>
            <text:p>apart</text:p>
          </table:table-cell>
          <table:table-cell>
            <text:p>[ә'pɑ:t]
adv. 分离, 分成零件, 分别地, 分离着
adj. 分开的</text:p>
          </table:table-cell>
        </table:table-row>
        <table:table-row>
          <table:table-cell>
            <text:p>1</text:p>
          </table:table-cell>
          <table:table-cell>
            <text:p>apologizing</text:p>
          </table:table-cell>
          <table:table-cell>
            <text:p>~= apologize
[ә'pɔlәdʒaiz]
vi. 道歉, 辩白</text:p>
          </table:table-cell>
        </table:table-row>
        <table:table-row>
          <table:table-cell>
            <text:p>1</text:p>
          </table:table-cell>
          <table:table-cell>
            <text:p>appeal</text:p>
          </table:table-cell>
          <table:table-cell>
            <text:p>[ә'pi:l]
n. 请求, 呼吁, 上诉, 吸引力, 要求
vi. 求助, 诉请, 要求
vt. 控诉</text:p>
          </table:table-cell>
        </table:table-row>
        <table:table-row>
          <table:table-cell>
            <text:p>1</text:p>
          </table:table-cell>
          <table:table-cell>
            <text:p>appear</text:p>
          </table:table-cell>
          <table:table-cell>
            <text:p>[ә'piә]
vi. 出现, 看来, 似乎, 公开露面, 出版, 发表</text:p>
          </table:table-cell>
        </table:table-row>
        <table:table-row>
          <table:table-cell>
            <text:p>1</text:p>
          </table:table-cell>
          <table:table-cell>
            <text:p>appeared</text:p>
          </table:table-cell>
          <table:table-cell>
            <text:p>(vbl.Appear) 出现,出席,发表</text:p>
          </table:table-cell>
        </table:table-row>
        <table:table-row>
          <table:table-cell>
            <text:p>1</text:p>
          </table:table-cell>
          <table:table-cell>
            <text:p>appearing</text:p>
          </table:table-cell>
          <table:table-cell>
            <text:p>~= appear
[ә'piә]
vi. 出现, 看来, 似乎, 公开露面, 出版, 发表</text:p>
          </table:table-cell>
        </table:table-row>
        <table:table-row>
          <table:table-cell>
            <text:p>1</text:p>
          </table:table-cell>
          <table:table-cell>
            <text:p>appears</text:p>
          </table:table-cell>
          <table:table-cell>
            <text:p>~= appear
[ә'piә]
vi. 出现, 看来, 似乎, 公开露面, 出版, 发表</text:p>
          </table:table-cell>
        </table:table-row>
        <table:table-row>
          <table:table-cell>
            <text:p>1</text:p>
          </table:table-cell>
          <table:table-cell>
            <text:p>appens</text:p>
          </table:table-cell>
          <table:table-cell>
            <text:p>~~~= happenstance
['hæpәnstæns]
n. 偶然事件, 意外事件</text:p>
          </table:table-cell>
        </table:table-row>
        <table:table-row>
          <table:table-cell>
            <text:p>1</text:p>
          </table:table-cell>
          <table:table-cell>
            <text:p>apply</text:p>
          </table:table-cell>
          <table:table-cell>
            <text:p>[ә'plai]
vt. 申请, 应用
vi. 申请, 适用</text:p>
          </table:table-cell>
        </table:table-row>
        <table:table-row>
          <table:table-cell>
            <text:p>1</text:p>
          </table:table-cell>
          <table:table-cell>
            <text:p>approach</text:p>
          </table:table-cell>
          <table:table-cell>
            <text:p>[ә'prәutʃ]
n. 接近, 逼近, 走进, 方法, 步骤, 途径, 通路
vt. 接近, 动手处理
vi. 靠近</text:p>
          </table:table-cell>
        </table:table-row>
        <table:table-row>
          <table:table-cell>
            <text:p>1</text:p>
          </table:table-cell>
          <table:table-cell>
            <text:p>approaching</text:p>
          </table:table-cell>
          <table:table-cell>
            <text:p>~= approach
[ә'prәutʃ]
n. 接近, 逼近, 走进, 方法, 步骤, 途径, 通路
vt. 接近, 动手处理
vi. 靠近</text:p>
          </table:table-cell>
        </table:table-row>
        <table:table-row>
          <table:table-cell>
            <text:p>1</text:p>
          </table:table-cell>
          <table:table-cell>
            <text:p>archly</text:p>
          </table:table-cell>
          <table:table-cell>
            <text:p>adv. 狡猾地, 顽皮地, 主要地</text:p>
          </table:table-cell>
        </table:table-row>
        <table:table-row>
          <table:table-cell>
            <text:p>1</text:p>
          </table:table-cell>
          <table:table-cell>
            <text:p>arise</text:p>
          </table:table-cell>
          <table:table-cell>
            <text:p>[ә'raiz]
vi. 出现, 发生, 起因于</text:p>
          </table:table-cell>
        </table:table-row>
        <table:table-row>
          <table:table-cell>
            <text:p>1</text:p>
          </table:table-cell>
          <table:table-cell>
            <text:p>ark</text:p>
          </table:table-cell>
          <table:table-cell>
            <text:p>[ɑ:k]
n. 方舟, 约柜, 箱子</text:p>
          </table:table-cell>
        </table:table-row>
        <table:table-row>
          <table:table-cell>
            <text:p>1</text:p>
          </table:table-cell>
          <table:table-cell>
            <text:p>arm</text:p>
          </table:table-cell>
          <table:table-cell>
            <text:p>[ɑ:m]
n. 臂, 臂状物, 衣袖, 海湾, 武器
vt. 供给, 提供, 武装, 装备
vi. 武装起来</text:p>
          </table:table-cell>
        </table:table-row>
        <table:table-row>
          <table:table-cell>
            <text:p>1</text:p>
          </table:table-cell>
          <table:table-cell>
            <text:p>arose</text:p>
          </table:table-cell>
          <table:table-cell>
            <text:p>[ә'rәuz]
vbl. 引发, 激起, 唤起</text:p>
          </table:table-cell>
        </table:table-row>
        <table:table-row>
          <table:table-cell>
            <text:p>1</text:p>
          </table:table-cell>
          <table:table-cell>
            <text:p>array</text:p>
          </table:table-cell>
          <table:table-cell>
            <text:p>[ә'rei]
n. 排列, 编队, 军队, 衣服, 大批
vt. 部署, 穿着, 排列</text:p>
          </table:table-cell>
        </table:table-row>
        <table:table-row>
          <table:table-cell>
            <text:p>1</text:p>
          </table:table-cell>
          <table:table-cell>
            <text:p>as-is</text:p>
          </table:table-cell>
          <table:table-cell>
            <text:p>as is</text:p>
          </table:table-cell>
        </table:table-row>
        <table:table-row>
          <table:table-cell>
            <text:p>1</text:p>
          </table:table-cell>
          <table:table-cell>
            <text:p>assented</text:p>
          </table:table-cell>
          <table:table-cell>
            <text:p>~= assent
[ә'sent]
n. 赞成
vi. 同意</text:p>
          </table:table-cell>
        </table:table-row>
        <table:table-row>
          <table:table-cell>
            <text:p>1</text:p>
          </table:table-cell>
          <table:table-cell>
            <text:p>assistance</text:p>
          </table:table-cell>
          <table:table-cell>
            <text:p>[ә'sistәns]
n. 协助, 援助, 补助, &lt;英&gt;国家补助</text:p>
          </table:table-cell>
        </table:table-row>
        <table:table-row>
          <table:table-cell>
            <text:p>1</text:p>
          </table:table-cell>
          <table:table-cell>
            <text:p>assumed</text:p>
          </table:table-cell>
          <table:table-cell>
            <text:p>[ә'sju:md]
adj. 假定的, 假装的, 装的</text:p>
          </table:table-cell>
        </table:table-row>
        <table:table-row>
          <table:table-cell>
            <text:p>1</text:p>
          </table:table-cell>
          <table:table-cell>
            <text:p>attached</text:p>
          </table:table-cell>
          <table:table-cell>
            <text:p>[ә'tætʃt]
附上...的</text:p>
          </table:table-cell>
        </table:table-row>
        <table:table-row>
          <table:table-cell>
            <text:p>1</text:p>
          </table:table-cell>
          <table:table-cell>
            <text:p>author</text:p>
          </table:table-cell>
          <table:table-cell>
            <text:p>['ɔ:θә]
n. 作家, 创造者</text:p>
          </table:table-cell>
        </table:table-row>
        <table:table-row>
          <table:table-cell>
            <text:p>1</text:p>
          </table:table-cell>
          <table:table-cell>
            <text:p>avoided</text:p>
          </table:table-cell>
          <table:table-cell>
            <text:p>~= avoid
[ә'vɔid]
vt. 避免, 消除</text:p>
          </table:table-cell>
        </table:table-row>
        <table:table-row>
          <table:table-cell>
            <text:p>1</text:p>
          </table:table-cell>
          <table:table-cell>
            <text:p>away--you</text:p>
          </table:table-cell>
          <table:table-cell>
            <text:p>away you</text:p>
          </table:table-cell>
        </table:table-row>
        <table:table-row>
          <table:table-cell>
            <text:p>1</text:p>
          </table:table-cell>
          <table:table-cell>
            <text:p>awed</text:p>
          </table:table-cell>
          <table:table-cell>
            <text:p>[ɔ:d]
adj. 充满敬畏的, 表示敬畏的</text:p>
          </table:table-cell>
        </table:table-row>
        <table:table-row>
          <table:table-cell>
            <text:p>1</text:p>
          </table:table-cell>
          <table:table-cell>
            <text:p>axis</text:p>
          </table:table-cell>
          <table:table-cell>
            <text:p>['æksis]
n. 轴</text:p>
          </table:table-cell>
        </table:table-row>
        <table:table-row>
          <table:table-cell>
            <text:p>1</text:p>
          </table:table-cell>
          <table:table-cell>
            <text:p>back--a</text:p>
          </table:table-cell>
          <table:table-cell>
            <text:p>back a</text:p>
          </table:table-cell>
        </table:table-row>
        <table:table-row>
          <table:table-cell>
            <text:p>1</text:p>
          </table:table-cell>
          <table:table-cell>
            <text:p>bang</text:p>
          </table:table-cell>
          <table:table-cell>
            <text:p>[bæŋ]
n. 重击, 突然巨响
v. 发巨响, 重击</text:p>
          </table:table-cell>
        </table:table-row>
        <table:table-row>
          <table:table-cell>
            <text:p>1</text:p>
          </table:table-cell>
          <table:table-cell>
            <text:p>bar</text:p>
          </table:table-cell>
          <table:table-cell>
            <text:p>[bɑ:(r)]
n. 条, 棒(常用作栅栏,扣栓物), 横木, 酒吧间, 栅, 障碍物
vt. 禁止, 阻挡, 妨碍, 把门关住, 除...之外, (Bar)律师业</text:p>
          </table:table-cell>
        </table:table-row>
        <table:table-row>
          <table:table-cell>
            <text:p>1</text:p>
          </table:table-cell>
          <table:table-cell>
            <text:p>barber's</text:p>
          </table:table-cell>
          <table:table-cell>
            <text:p>~= barber
['bɑ:bә]
n. 理发员, 理发师
vt. 为...理发, 刮脸等</text:p>
          </table:table-cell>
        </table:table-row>
        <table:table-row>
          <table:table-cell>
            <text:p>1</text:p>
          </table:table-cell>
          <table:table-cell>
            <text:p>beamed</text:p>
          </table:table-cell>
          <table:table-cell>
            <text:p>[bi:md]
adj. 有梁的, [无线电]定向的</text:p>
          </table:table-cell>
        </table:table-row>
        <table:table-row>
          <table:table-cell>
            <text:p>1</text:p>
          </table:table-cell>
          <table:table-cell>
            <text:p>because</text:p>
          </table:table-cell>
          <table:table-cell>
            <text:p>[bi'kɔz, bә'kɔz, bi'kәz]
conj. adv.因为</text:p>
          </table:table-cell>
        </table:table-row>
        <table:table-row>
          <table:table-cell>
            <text:p>1</text:p>
          </table:table-cell>
          <table:table-cell>
            <text:p>becoming</text:p>
          </table:table-cell>
          <table:table-cell>
            <text:p>[bi'kʌmiŋ]
adj. 合适的, 适当的</text:p>
          </table:table-cell>
        </table:table-row>
        <table:table-row>
          <table:table-cell>
            <text:p>1</text:p>
          </table:table-cell>
          <table:table-cell>
            <text:p>bed</text:p>
          </table:table-cell>
          <table:table-cell>
            <text:p>[bed]
n. 床, 基础, 路基, 河底, 海底, 一堆, 一层
vt. 安置, 嵌入, 使睡, 栽种
vi. 上床, 分层</text:p>
          </table:table-cell>
        </table:table-row>
        <table:table-row>
          <table:table-cell>
            <text:p>1</text:p>
          </table:table-cell>
          <table:table-cell>
            <text:p>bedroom</text:p>
          </table:table-cell>
          <table:table-cell>
            <text:p>['bedrum]
n. 卧室</text:p>
          </table:table-cell>
        </table:table-row>
        <table:table-row>
          <table:table-cell>
            <text:p>1</text:p>
          </table:table-cell>
          <table:table-cell>
            <text:p>beer--the</text:p>
          </table:table-cell>
          <table:table-cell>
            <text:p>beer the</text:p>
          </table:table-cell>
        </table:table-row>
        <table:table-row>
          <table:table-cell>
            <text:p>1</text:p>
          </table:table-cell>
          <table:table-cell>
            <text:p>began</text:p>
          </table:table-cell>
          <table:table-cell>
            <text:p>[bi'gæn]
vbl. begin的过去式</text:p>
          </table:table-cell>
        </table:table-row>
        <table:table-row>
          <table:table-cell>
            <text:p>1</text:p>
          </table:table-cell>
          <table:table-cell>
            <text:p>beginning</text:p>
          </table:table-cell>
          <table:table-cell>
            <text:p>[bi'giniŋ]
n. 开始</text:p>
          </table:table-cell>
        </table:table-row>
        <table:table-row>
          <table:table-cell>
            <text:p>1</text:p>
          </table:table-cell>
          <table:table-cell>
            <text:p>being</text:p>
          </table:table-cell>
          <table:table-cell>
            <text:p>*['bi:iŋ]
n. 存在, 性质, 生命, 人, 生物, be的现在分词
相关词组:
  come into being
  for the time being
  in being</text:p>
          </table:table-cell>
        </table:table-row>
        <table:table-row>
          <table:table-cell>
            <text:p>1</text:p>
          </table:table-cell>
          <table:table-cell>
            <text:p>believe</text:p>
          </table:table-cell>
          <table:table-cell>
            <text:p>[bi'li:v]
v. 有坚定的宗教信仰的, 相信, 信任, 认为, 想</text:p>
          </table:table-cell>
        </table:table-row>
        <table:table-row>
          <table:table-cell>
            <text:p>1</text:p>
          </table:table-cell>
          <table:table-cell>
            <text:p>beside</text:p>
          </table:table-cell>
          <table:table-cell>
            <text:p>[bi'said]
prep. 在旁边, 和...比较</text:p>
          </table:table-cell>
        </table:table-row>
        <table:table-row>
          <table:table-cell>
            <text:p>1</text:p>
          </table:table-cell>
          <table:table-cell>
            <text:p>besides</text:p>
          </table:table-cell>
          <table:table-cell>
            <text:p>[bi'saidz]
adv. 此外
prep. 除...之外</text:p>
          </table:table-cell>
        </table:table-row>
        <table:table-row>
          <table:table-cell>
            <text:p>1</text:p>
          </table:table-cell>
          <table:table-cell>
            <text:p>bestowed</text:p>
          </table:table-cell>
          <table:table-cell>
            <text:p>~= bestow
[bi'stәu]
vt. 给予, 安放</text:p>
          </table:table-cell>
        </table:table-row>
        <table:table-row>
          <table:table-cell>
            <text:p>1</text:p>
          </table:table-cell>
          <table:table-cell>
            <text:p>binary</text:p>
          </table:table-cell>
          <table:table-cell>
            <text:p>['bainәri]
adj. 二进位的, 二元的</text:p>
          </table:table-cell>
        </table:table-row>
        <table:table-row>
          <table:table-cell>
            <text:p>1</text:p>
          </table:table-cell>
          <table:table-cell>
            <text:p>blood</text:p>
          </table:table-cell>
          <table:table-cell>
            <text:p>[blʌd]
n. 血, 血液, 血统
v. 使(某人)先取得经验</text:p>
          </table:table-cell>
        </table:table-row>
        <table:table-row>
          <table:table-cell>
            <text:p>1</text:p>
          </table:table-cell>
          <table:table-cell>
            <text:p>bluffly</text:p>
          </table:table-cell>
          <table:table-cell>
            <text:p>adv. 率直地, 粗率地</text:p>
          </table:table-cell>
        </table:table-row>
        <table:table-row>
          <table:table-cell>
            <text:p>1</text:p>
          </table:table-cell>
          <table:table-cell>
            <text:p>boarding-house</text:p>
          </table:table-cell>
          <table:table-cell>
            <text:p>n house providing meals and accommodation 供膳宿的宿舍.</text:p>
          </table:table-cell>
        </table:table-row>
        <table:table-row>
          <table:table-cell>
            <text:p>1</text:p>
          </table:table-cell>
          <table:table-cell>
            <text:p>bones</text:p>
          </table:table-cell>
          <table:table-cell>
            <text:p>n. 骨骼, 尸体</text:p>
          </table:table-cell>
        </table:table-row>
        <table:table-row>
          <table:table-cell>
            <text:p>1</text:p>
          </table:table-cell>
          <table:table-cell>
            <text:p>bonnet</text:p>
          </table:table-cell>
          <table:table-cell>
            <text:p>['bɔnit]
n. 无边女帽, 童帽, 烟囱帽, 阀帽</text:p>
          </table:table-cell>
        </table:table-row>
        <table:table-row>
          <table:table-cell>
            <text:p>1</text:p>
          </table:table-cell>
          <table:table-cell>
            <text:p>boots</text:p>
          </table:table-cell>
          <table:table-cell>
            <text:p>[bu:ts]
n. 擦靴人</text:p>
          </table:table-cell>
        </table:table-row>
        <table:table-row>
          <table:table-cell>
            <text:p>1</text:p>
          </table:table-cell>
          <table:table-cell>
            <text:p>boy</text:p>
          </table:table-cell>
          <table:table-cell>
            <text:p>[bɔi]
n. 男孩, 儿子, 孩子气的人, 男仆</text:p>
          </table:table-cell>
        </table:table-row>
        <table:table-row>
          <table:table-cell>
            <text:p>1</text:p>
          </table:table-cell>
          <table:table-cell>
            <text:p>brass</text:p>
          </table:table-cell>
          <table:table-cell>
            <text:p>[brɑ:s]
n. 黄铜, 黄铜制品, 厚脸皮</text:p>
          </table:table-cell>
        </table:table-row>
        <table:table-row>
          <table:table-cell>
            <text:p>1</text:p>
          </table:table-cell>
          <table:table-cell>
            <text:p>breast-pocket</text:p>
          </table:table-cell>
          <table:table-cell>
            <text:p>breast pocket</text:p>
          </table:table-cell>
        </table:table-row>
        <table:table-row>
          <table:table-cell>
            <text:p>1</text:p>
          </table:table-cell>
          <table:table-cell>
            <text:p>breath</text:p>
          </table:table-cell>
          <table:table-cell>
            <text:p>[breθ]
n. 呼吸, 气息, 气味, 空气, 微风, 暂停, 瞬间</text:p>
          </table:table-cell>
        </table:table-row>
        <table:table-row>
          <table:table-cell>
            <text:p>1</text:p>
          </table:table-cell>
          <table:table-cell>
            <text:p>breathed</text:p>
          </table:table-cell>
          <table:table-cell>
            <text:p>[breθt, bri:ðd]
adj. 无声的, 有气的</text:p>
          </table:table-cell>
        </table:table-row>
        <table:table-row>
          <table:table-cell>
            <text:p>1</text:p>
          </table:table-cell>
          <table:table-cell>
            <text:p>bright</text:p>
          </table:table-cell>
          <table:table-cell>
            <text:p>[brait]
adj. 明亮的, 辉煌的, 欢快的, 聪明的, 伶俐的</text:p>
          </table:table-cell>
        </table:table-row>
        <table:table-row>
          <table:table-cell>
            <text:p>1</text:p>
          </table:table-cell>
          <table:table-cell>
            <text:p>bring</text:p>
          </table:table-cell>
          <table:table-cell>
            <text:p>[briŋ]
vt. 拿来, 带来, 产生, 引起, 提出(诉讼)
vi. 停下</text:p>
          </table:table-cell>
        </table:table-row>
        <table:table-row>
          <table:table-cell>
            <text:p>1</text:p>
          </table:table-cell>
          <table:table-cell>
            <text:p>broached</text:p>
          </table:table-cell>
          <table:table-cell>
            <text:p>~= broach
[brәutʃ]
vt. 给...开口, 钻孔, 开始讨论, 提出</text:p>
          </table:table-cell>
        </table:table-row>
        <table:table-row>
          <table:table-cell>
            <text:p>1</text:p>
          </table:table-cell>
          <table:table-cell>
            <text:p>bulging</text:p>
          </table:table-cell>
          <table:table-cell>
            <text:p>['bʌldʒiŋ]
膨胀, 凸出(部)
打气
折皱</text:p>
          </table:table-cell>
        </table:table-row>
        <table:table-row>
          <table:table-cell>
            <text:p>1</text:p>
          </table:table-cell>
          <table:table-cell>
            <text:p>buttoned</text:p>
          </table:table-cell>
          <table:table-cell>
            <text:p>用钮扣装饰的, 扣紧的</text:p>
          </table:table-cell>
        </table:table-row>
        <table:table-row>
          <table:table-cell>
            <text:p>1</text:p>
          </table:table-cell>
          <table:table-cell>
            <text:p>buttons</text:p>
          </table:table-cell>
          <table:table-cell>
            <text:p>~= button
['bʌtn]
n. 钮扣, [计]按钮
v. 扣住, 扣紧</text:p>
          </table:table-cell>
        </table:table-row>
        <table:table-row>
          <table:table-cell>
            <text:p>1</text:p>
          </table:table-cell>
          <table:table-cell>
            <text:p>buy</text:p>
          </table:table-cell>
          <table:table-cell>
            <text:p>[bai]
v. 买
n. 购买, 买卖</text:p>
          </table:table-cell>
        </table:table-row>
        <table:table-row>
          <table:table-cell>
            <text:p>1</text:p>
          </table:table-cell>
          <table:table-cell>
            <text:p>cab--found</text:p>
          </table:table-cell>
          <table:table-cell>
            <text:p>cab found</text:p>
          </table:table-cell>
        </table:table-row>
        <table:table-row>
          <table:table-cell>
            <text:p>1</text:p>
          </table:table-cell>
          <table:table-cell>
            <text:p>cabling</text:p>
          </table:table-cell>
          <table:table-cell>
            <text:p>['keibliŋ]
[建]卷缆柱
卷绳状雕饰</text:p>
          </table:table-cell>
        </table:table-row>
        <table:table-row>
          <table:table-cell>
            <text:p>1</text:p>
          </table:table-cell>
          <table:table-cell>
            <text:p>cabs</text:p>
          </table:table-cell>
          <table:table-cell>
            <text:p>~= cab
[kæb]
一种压缩文件格式
n. 出租马车, 出租汽车, 计程车, (机车, 卡车, 起重机的)司机室, 驾驶室
vi. 乘出租马车</text:p>
          </table:table-cell>
        </table:table-row>
        <table:table-row>
          <table:table-cell>
            <text:p>1</text:p>
          </table:table-cell>
          <table:table-cell>
            <text:p>calculate</text:p>
          </table:table-cell>
          <table:table-cell>
            <text:p>['kælkjuleit]
v. 计算, 考虑, 计划, 打算
v. &lt;美&gt;以为, 认为</text:p>
          </table:table-cell>
        </table:table-row>
        <table:table-row>
          <table:table-cell>
            <text:p>1</text:p>
          </table:table-cell>
          <table:table-cell>
            <text:p>calculated</text:p>
          </table:table-cell>
          <table:table-cell>
            <text:p>['kælkjuleitid]
adj. 计算出的, 有计划的, 适当的, 适合的</text:p>
          </table:table-cell>
        </table:table-row>
        <table:table-row>
          <table:table-cell>
            <text:p>1</text:p>
          </table:table-cell>
          <table:table-cell>
            <text:p>calculation</text:p>
          </table:table-cell>
          <table:table-cell>
            <text:p>[ˏkælkju'leiʃәn]
n. 计算, 考虑</text:p>
          </table:table-cell>
        </table:table-row>
        <table:table-row>
          <table:table-cell>
            <text:p>1</text:p>
          </table:table-cell>
          <table:table-cell>
            <text:p>called</text:p>
          </table:table-cell>
          <table:table-cell>
            <text:p>~= call
[kɔ:l]
n. 喊声, 叫声, 命令, 号召, 访问, 叫牌, 通话, 必要
v. 呼叫, 召集, 称呼, 认为, 命名, 打电话</text:p>
          </table:table-cell>
        </table:table-row>
        <table:table-row>
          <table:table-cell>
            <text:p>1</text:p>
          </table:table-cell>
          <table:table-cell>
            <text:p>calmly</text:p>
          </table:table-cell>
          <table:table-cell>
            <text:p>['kɑ:mli]
adv. 平静地, 安静地, 冷静地</text:p>
          </table:table-cell>
        </table:table-row>
        <table:table-row>
          <table:table-cell>
            <text:p>1</text:p>
          </table:table-cell>
          <table:table-cell>
            <text:p>candidly</text:p>
          </table:table-cell>
          <table:table-cell>
            <text:p>adv. 率直地, 坦白地</text:p>
          </table:table-cell>
        </table:table-row>
        <table:table-row>
          <table:table-cell>
            <text:p>1</text:p>
          </table:table-cell>
          <table:table-cell>
            <text:p>carcass</text:p>
          </table:table-cell>
          <table:table-cell>
            <text:p>['kɑ:kәs]
n. (屠宰后)畜体</text:p>
          </table:table-cell>
        </table:table-row>
        <table:table-row>
          <table:table-cell>
            <text:p>1</text:p>
          </table:table-cell>
          <table:table-cell>
            <text:p>card</text:p>
          </table:table-cell>
          <table:table-cell>
            <text:p>[kɑ:d]
n. 纸牌, 卡片</text:p>
          </table:table-cell>
        </table:table-row>
        <table:table-row>
          <table:table-cell>
            <text:p>1</text:p>
          </table:table-cell>
          <table:table-cell>
            <text:p>care</text:p>
          </table:table-cell>
          <table:table-cell>
            <text:p>[kєә]
n. 注意, 照料, 烦恼, 忧虑, 由...转交
vi. 关心, 顾虑, 照顾, 喜爱
vt. 在意</text:p>
          </table:table-cell>
        </table:table-row>
        <table:table-row>
          <table:table-cell>
            <text:p>1</text:p>
          </table:table-cell>
          <table:table-cell>
            <text:p>caressing</text:p>
          </table:table-cell>
          <table:table-cell>
            <text:p>adj. 爱抚的, 表现爱情的, 亲切的</text:p>
          </table:table-cell>
        </table:table-row>
        <table:table-row>
          <table:table-cell>
            <text:p>1</text:p>
          </table:table-cell>
          <table:table-cell>
            <text:p>carry</text:p>
          </table:table-cell>
          <table:table-cell>
            <text:p>['kæri]
n. 进位, 射程, 运载
vt. 携带, 运送, 支持, 支撑, 传送, 意味
vi. 被携带, 能达到</text:p>
          </table:table-cell>
        </table:table-row>
        <table:table-row>
          <table:table-cell>
            <text:p>1</text:p>
          </table:table-cell>
          <table:table-cell>
            <text:p>catch</text:p>
          </table:table-cell>
          <table:table-cell>
            <text:p>[kætʃ]
n. 捕捉, 捕获物, (窗)钩
v. 捕获, 赶上(车船等), 发觉, 感染（疾病）
vi. 抓住，燃着</text:p>
          </table:table-cell>
        </table:table-row>
        <table:table-row>
          <table:table-cell>
            <text:p>1</text:p>
          </table:table-cell>
          <table:table-cell>
            <text:p>cease</text:p>
          </table:table-cell>
          <table:table-cell>
            <text:p>[si:s]
v. 停止, 终了</text:p>
          </table:table-cell>
        </table:table-row>
        <table:table-row>
          <table:table-cell>
            <text:p>1</text:p>
          </table:table-cell>
          <table:table-cell>
            <text:p>ceremony</text:p>
          </table:table-cell>
          <table:table-cell>
            <text:p>['serimәni]
n. 典礼, 仪式, 礼节, 报幕员</text:p>
          </table:table-cell>
        </table:table-row>
        <table:table-row>
          <table:table-cell>
            <text:p>1</text:p>
          </table:table-cell>
          <table:table-cell>
            <text:p>chap</text:p>
          </table:table-cell>
          <table:table-cell>
            <text:p>[tʃæp]
n. &lt;俗&gt;伙伴, 家伙, 小伙子, 颚, 颊
v. (使)皲裂</text:p>
          </table:table-cell>
        </table:table-row>
        <table:table-row>
          <table:table-cell>
            <text:p>1</text:p>
          </table:table-cell>
          <table:table-cell>
            <text:p>characterized</text:p>
          </table:table-cell>
          <table:table-cell>
            <text:p>~= characterize
['kæriktәraiz]
vt. 表现...的特色, 刻画的...性格</text:p>
          </table:table-cell>
        </table:table-row>
        <table:table-row>
          <table:table-cell>
            <text:p>1</text:p>
          </table:table-cell>
          <table:table-cell>
            <text:p>charges</text:p>
          </table:table-cell>
          <table:table-cell>
            <text:p>~= charge
[tʃɑ:dʒ]
n. 负荷, 电荷, 费用, 主管, 掌管, 充电, 充气, 装料
v. 装满, 控诉, 责令, 告诫, 指示, 加罪于, 冲锋, 收费</text:p>
          </table:table-cell>
        </table:table-row>
        <table:table-row>
          <table:table-cell>
            <text:p>1</text:p>
          </table:table-cell>
          <table:table-cell>
            <text:p>charitable</text:p>
          </table:table-cell>
          <table:table-cell>
            <text:p>['tʃæritәbl]
adj. 仁慈的, (为)慈善事业的,宽恕的</text:p>
          </table:table-cell>
        </table:table-row>
        <table:table-row>
          <table:table-cell>
            <text:p>1</text:p>
          </table:table-cell>
          <table:table-cell>
            <text:p>charities</text:p>
          </table:table-cell>
          <table:table-cell>
            <text:p>~= charity
['tʃæriti]
n. 慈善, 施舍, 慈善团体</text:p>
          </table:table-cell>
        </table:table-row>
        <table:table-row>
          <table:table-cell>
            <text:p>1</text:p>
          </table:table-cell>
          <table:table-cell>
            <text:p>charmed</text:p>
          </table:table-cell>
          <table:table-cell>
            <text:p>[tʃɑ:md]
adj. 喜悦的, 着迷的</text:p>
          </table:table-cell>
        </table:table-row>
        <table:table-row>
          <table:table-cell>
            <text:p>1</text:p>
          </table:table-cell>
          <table:table-cell>
            <text:p>chatting</text:p>
          </table:table-cell>
          <table:table-cell>
            <text:p>~~~= hatting
['hætiŋ]
n. 制帽</text:p>
          </table:table-cell>
        </table:table-row>
        <table:table-row>
          <table:table-cell>
            <text:p>1</text:p>
          </table:table-cell>
          <table:table-cell>
            <text:p>checks</text:p>
          </table:table-cell>
          <table:table-cell>
            <text:p>~= check
[tʃek]
n. 阻止, 制止, 控制, 阻止物, 支票, 检讫的记号, 饭馆的帐单
vt. 检查, 制止, 核对, 寄存, 托运
vi. 证明无误, 核对无误, 逐项相符, [象棋]将军</text:p>
          </table:table-cell>
        </table:table-row>
        <table:table-row>
          <table:table-cell>
            <text:p>1</text:p>
          </table:table-cell>
          <table:table-cell>
            <text:p>cheer</text:p>
          </table:table-cell>
          <table:table-cell>
            <text:p>[tʃiә]
n. 愉快, 欢呼
v. (使)快活, (对)欢呼</text:p>
          </table:table-cell>
        </table:table-row>
        <table:table-row>
          <table:table-cell>
            <text:p>1</text:p>
          </table:table-cell>
          <table:table-cell>
            <text:p>cheerful</text:p>
          </table:table-cell>
          <table:table-cell>
            <text:p>['tʃiәful]
adj. 愉快的, 高兴的</text:p>
          </table:table-cell>
        </table:table-row>
        <table:table-row>
          <table:table-cell>
            <text:p>1</text:p>
          </table:table-cell>
          <table:table-cell>
            <text:p>chief</text:p>
          </table:table-cell>
          <table:table-cell>
            <text:p>[tʃi:f]
n. 首领, 领袖, 酋长, 长官, 主要部分, 最有价值的部分
adj. 主要的, 首要的, 首席的, 主任的</text:p>
          </table:table-cell>
        </table:table-row>
        <table:table-row>
          <table:table-cell>
            <text:p>1</text:p>
          </table:table-cell>
          <table:table-cell>
            <text:p>chill</text:p>
          </table:table-cell>
          <table:table-cell>
            <text:p>[tʃil]
n. 寒意, 寒战, 寒心
adj. 寒冷的, 扫兴的
v. 使冷, 变冷, 冷藏</text:p>
          </table:table-cell>
        </table:table-row>
        <table:table-row>
          <table:table-cell>
            <text:p>1</text:p>
          </table:table-cell>
          <table:table-cell>
            <text:p>chill--just</text:p>
          </table:table-cell>
          <table:table-cell>
            <text:p>chill just</text:p>
          </table:table-cell>
        </table:table-row>
        <table:table-row>
          <table:table-cell>
            <text:p>1</text:p>
          </table:table-cell>
          <table:table-cell>
            <text:p>choose</text:p>
          </table:table-cell>
          <table:table-cell>
            <text:p>[tʃu:z]
v. 选择, 选定</text:p>
          </table:table-cell>
        </table:table-row>
        <table:table-row>
          <table:table-cell>
            <text:p>1</text:p>
          </table:table-cell>
          <table:table-cell>
            <text:p>chorus</text:p>
          </table:table-cell>
          <table:table-cell>
            <text:p>['kɔ:rәs]
n. 合唱, 合唱队, 齐声</text:p>
          </table:table-cell>
        </table:table-row>
        <table:table-row>
          <table:table-cell>
            <text:p>1</text:p>
          </table:table-cell>
          <table:table-cell>
            <text:p>chuck</text:p>
          </table:table-cell>
          <table:table-cell>
            <text:p>[tʃʌk]
n. 抚弄, 赶走, 扔, 抛弃, （牛）颈肉, 咯咯声, 卡盘, 解雇
vt. 轻拍, 抛掷, 驱逐, 丢弃, 用卡盘夹住；iv.作咯咯声</text:p>
          </table:table-cell>
        </table:table-row>
        <table:table-row>
          <table:table-cell>
            <text:p>1</text:p>
          </table:table-cell>
          <table:table-cell>
            <text:p>chucked</text:p>
          </table:table-cell>
          <table:table-cell>
            <text:p>~= chuck
[tʃʌk]
n. 抚弄, 赶走, 扔, 抛弃, （牛）颈肉, 咯咯声, 卡盘, 解雇
vt. 轻拍, 抛掷, 驱逐, 丢弃, 用卡盘夹住；iv.作咯咯声</text:p>
          </table:table-cell>
        </table:table-row>
        <table:table-row>
          <table:table-cell>
            <text:p>1</text:p>
          </table:table-cell>
          <table:table-cell>
            <text:p>cigars</text:p>
          </table:table-cell>
          <table:table-cell>
            <text:p>~= cigar
[si'gɑ:]
n. 雪茄</text:p>
          </table:table-cell>
        </table:table-row>
        <table:table-row>
          <table:table-cell>
            <text:p>1</text:p>
          </table:table-cell>
          <table:table-cell>
            <text:p>city</text:p>
          </table:table-cell>
          <table:table-cell>
            <text:p>['siti]
n. 城市, 都市, 全体居民, 城邦</text:p>
          </table:table-cell>
        </table:table-row>
        <table:table-row>
          <table:table-cell>
            <text:p>1</text:p>
          </table:table-cell>
          <table:table-cell>
            <text:p>claim</text:p>
          </table:table-cell>
          <table:table-cell>
            <text:p>[kleim]
n. (根据权利提出)要求, 要求权, 主张, 要求而得到的东西
vt. (根据权利)要求, 认领, 声称, 主张, 需要</text:p>
          </table:table-cell>
        </table:table-row>
        <table:table-row>
          <table:table-cell>
            <text:p>1</text:p>
          </table:table-cell>
          <table:table-cell>
            <text:p>clearly</text:p>
          </table:table-cell>
          <table:table-cell>
            <text:p>['kliәli]
adv. 明朗地, 明显地, 无疑地</text:p>
          </table:table-cell>
        </table:table-row>
        <table:table-row>
          <table:table-cell>
            <text:p>1</text:p>
          </table:table-cell>
          <table:table-cell>
            <text:p>clever</text:p>
          </table:table-cell>
          <table:table-cell>
            <text:p>['klevә]
adj. 机灵的, 聪明的</text:p>
          </table:table-cell>
        </table:table-row>
        <table:table-row>
          <table:table-cell>
            <text:p>1</text:p>
          </table:table-cell>
          <table:table-cell>
            <text:p>closed</text:p>
          </table:table-cell>
          <table:table-cell>
            <text:p>[klәuzd]
adj. 关闭的, 限于少数人的</text:p>
          </table:table-cell>
        </table:table-row>
        <table:table-row>
          <table:table-cell>
            <text:p>1</text:p>
          </table:table-cell>
          <table:table-cell>
            <text:p>clothes</text:p>
          </table:table-cell>
          <table:table-cell>
            <text:p>[klәuðz]
n. 衣服, [总称]被褥, 各种衣服, &lt;美俚&gt;家丑</text:p>
          </table:table-cell>
        </table:table-row>
        <table:table-row>
          <table:table-cell>
            <text:p>1</text:p>
          </table:table-cell>
          <table:table-cell>
            <text:p>coat</text:p>
          </table:table-cell>
          <table:table-cell>
            <text:p>[kәut]
n. 外套, (动物的)皮毛, (植物的)表皮, (漆等的)层, 涂层
vt. 涂上, 包上</text:p>
          </table:table-cell>
        </table:table-row>
        <table:table-row>
          <table:table-cell>
            <text:p>1</text:p>
          </table:table-cell>
          <table:table-cell>
            <text:p>codes</text:p>
          </table:table-cell>
          <table:table-cell>
            <text:p>~= code
[kәud]
n. 代码, 代号, 密码, 编码
v. 编码</text:p>
          </table:table-cell>
        </table:table-row>
        <table:table-row>
          <table:table-cell>
            <text:p>1</text:p>
          </table:table-cell>
          <table:table-cell>
            <text:p>cold</text:p>
          </table:table-cell>
          <table:table-cell>
            <text:p>[kәuld]
n. 寒冷, [物]零下温度, 伤风, 感冒
adj. 寒冷的, 使人战栗的, 冷淡的, 不热情的, 失去知觉的</text:p>
          </table:table-cell>
        </table:table-row>
        <table:table-row>
          <table:table-cell>
            <text:p>1</text:p>
          </table:table-cell>
          <table:table-cell>
            <text:p>coldly</text:p>
          </table:table-cell>
          <table:table-cell>
            <text:p>adv. 冷淡地</text:p>
          </table:table-cell>
        </table:table-row>
        <table:table-row>
          <table:table-cell>
            <text:p>1</text:p>
          </table:table-cell>
          <table:table-cell>
            <text:p>combined</text:p>
          </table:table-cell>
          <table:table-cell>
            <text:p>[kәm'baind]
adj. 组合的, 结合的</text:p>
          </table:table-cell>
        </table:table-row>
        <table:table-row>
          <table:table-cell>
            <text:p>1</text:p>
          </table:table-cell>
          <table:table-cell>
            <text:p>commercial</text:p>
          </table:table-cell>
          <table:table-cell>
            <text:p>[kә'mә:ʃәl]
adj. 商业的, 贸易的</text:p>
          </table:table-cell>
        </table:table-row>
        <table:table-row>
          <table:table-cell>
            <text:p>1</text:p>
          </table:table-cell>
          <table:table-cell>
            <text:p>committed</text:p>
          </table:table-cell>
          <table:table-cell>
            <text:p>adj. 效忠的；忠于…的</text:p>
          </table:table-cell>
        </table:table-row>
        <table:table-row>
          <table:table-cell>
            <text:p>1</text:p>
          </table:table-cell>
          <table:table-cell>
            <text:p>communicated</text:p>
          </table:table-cell>
          <table:table-cell>
            <text:p>~= communicate
[kә'mju:nikeit]
v. 沟通, 通信, (房间、道路、花园等)相通, 传达, 感染</text:p>
          </table:table-cell>
        </table:table-row>
        <table:table-row>
          <table:table-cell>
            <text:p>1</text:p>
          </table:table-cell>
          <table:table-cell>
            <text:p>compilation</text:p>
          </table:table-cell>
          <table:table-cell>
            <text:p>[ˏkɔmpi'leiʃәn]
n. 编辑</text:p>
          </table:table-cell>
        </table:table-row>
        <table:table-row>
          <table:table-cell>
            <text:p>1</text:p>
          </table:table-cell>
          <table:table-cell>
            <text:p>composure</text:p>
          </table:table-cell>
          <table:table-cell>
            <text:p>[kәm'pәuʒә]
n. 镇静, 沉着</text:p>
          </table:table-cell>
        </table:table-row>
        <table:table-row>
          <table:table-cell>
            <text:p>1</text:p>
          </table:table-cell>
          <table:table-cell>
            <text:p>compounded</text:p>
          </table:table-cell>
          <table:table-cell>
            <text:p>['kɔmpaudid]
混［复］合的</text:p>
          </table:table-cell>
        </table:table-row>
        <table:table-row>
          <table:table-cell>
            <text:p>1</text:p>
          </table:table-cell>
          <table:table-cell>
            <text:p>concealing</text:p>
          </table:table-cell>
          <table:table-cell>
            <text:p>~= conceal
[kәn'si:l]
vt. 隐藏, 隐蔽, 隐瞒
v. 隐蔽</text:p>
          </table:table-cell>
        </table:table-row>
        <table:table-row>
          <table:table-cell>
            <text:p>1</text:p>
          </table:table-cell>
          <table:table-cell>
            <text:p>confirmation</text:p>
          </table:table-cell>
          <table:table-cell>
            <text:p>[ˏkɔnfә'meiʃәn]
n. 证实, 确认, 批准</text:p>
          </table:table-cell>
        </table:table-row>
        <table:table-row>
          <table:table-cell>
            <text:p>1</text:p>
          </table:table-cell>
          <table:table-cell>
            <text:p>consequential</text:p>
          </table:table-cell>
          <table:table-cell>
            <text:p>[ˏkɔnsi'kwenʃәl]
adj. 结果的, 相因而生的</text:p>
          </table:table-cell>
        </table:table-row>
        <table:table-row>
          <table:table-cell>
            <text:p>1</text:p>
          </table:table-cell>
          <table:table-cell>
            <text:p>considered</text:p>
          </table:table-cell>
          <table:table-cell>
            <text:p>[kәn'sidәd]
adj. 考虑过的, 被尊重的</text:p>
          </table:table-cell>
        </table:table-row>
        <table:table-row>
          <table:table-cell>
            <text:p>1</text:p>
          </table:table-cell>
          <table:table-cell>
            <text:p>constant</text:p>
          </table:table-cell>
          <table:table-cell>
            <text:p>['kɔnstәnt]
n. [数、物]常数, 恒量
adj. 不变的, 持续的, 坚决的</text:p>
          </table:table-cell>
        </table:table-row>
        <table:table-row>
          <table:table-cell>
            <text:p>1</text:p>
          </table:table-cell>
          <table:table-cell>
            <text:p>contained</text:p>
          </table:table-cell>
          <table:table-cell>
            <text:p>[kәn'teind]
v. 包含
vbl. 包含</text:p>
          </table:table-cell>
        </table:table-row>
        <table:table-row>
          <table:table-cell>
            <text:p>1</text:p>
          </table:table-cell>
          <table:table-cell>
            <text:p>containing</text:p>
          </table:table-cell>
          <table:table-cell>
            <text:p>~= contain
[kәn'tein]
vt. 包含, 容纳, 容忍
vi. 自制
v. [军]牵制(敌军)
v. [数]可被...除尽</text:p>
          </table:table-cell>
        </table:table-row>
        <table:table-row>
          <table:table-cell>
            <text:p>1</text:p>
          </table:table-cell>
          <table:table-cell>
            <text:p>contents</text:p>
          </table:table-cell>
          <table:table-cell>
            <text:p>*['kɒntents]
n. 目录
【计】 目录
【经】 目录, 内容</text:p>
          </table:table-cell>
        </table:table-row>
        <table:table-row>
          <table:table-cell>
            <text:p>1</text:p>
          </table:table-cell>
          <table:table-cell>
            <text:p>contract</text:p>
          </table:table-cell>
          <table:table-cell>
            <text:p>['kɔntrækt]
n. 合同, 契约, 婚约
v. 使缩短, 感染, 订约</text:p>
          </table:table-cell>
        </table:table-row>
        <table:table-row>
          <table:table-cell>
            <text:p>1</text:p>
          </table:table-cell>
          <table:table-cell>
            <text:p>convert</text:p>
          </table:table-cell>
          <table:table-cell>
            <text:p>[kәn'vә:t]
n. 皈依者
vt. 使转变, 转换...,使...改变信仰</text:p>
          </table:table-cell>
        </table:table-row>
        <table:table-row>
          <table:table-cell>
            <text:p>1</text:p>
          </table:table-cell>
          <table:table-cell>
            <text:p>corporation</text:p>
          </table:table-cell>
          <table:table-cell>
            <text:p>[ˏkɔ:pә'reiʃәn]
n. [律]社团, 法人, 公司, 企业, &lt;美&gt;有限公司, (市, 镇的)自治机关, &lt;口&gt;大肚皮</text:p>
          </table:table-cell>
        </table:table-row>
        <table:table-row>
          <table:table-cell>
            <text:p>1</text:p>
          </table:table-cell>
          <table:table-cell>
            <text:p>corrected</text:p>
          </table:table-cell>
          <table:table-cell>
            <text:p>[kә'rektid]
折算的，修正的，校正的</text:p>
          </table:table-cell>
        </table:table-row>
        <table:table-row>
          <table:table-cell>
            <text:p>1</text:p>
          </table:table-cell>
          <table:table-cell>
            <text:p>corresponding</text:p>
          </table:table-cell>
          <table:table-cell>
            <text:p>[ˏkɔris'pɔndiŋ]
adj. 相应的, 通讯的</text:p>
          </table:table-cell>
        </table:table-row>
        <table:table-row>
          <table:table-cell>
            <text:p>1</text:p>
          </table:table-cell>
          <table:table-cell>
            <text:p>corrupt</text:p>
          </table:table-cell>
          <table:table-cell>
            <text:p>[kә'rʌpt]
adj. 腐败的, 贪污的, 被破坏的, 混浊的, (语法)误用的
vt. 使腐烂, 腐蚀, 使恶化
vi. 腐烂, 堕落</text:p>
          </table:table-cell>
        </table:table-row>
        <table:table-row>
          <table:table-cell>
            <text:p>1</text:p>
          </table:table-cell>
          <table:table-cell>
            <text:p>cough</text:p>
          </table:table-cell>
          <table:table-cell>
            <text:p>[kɔ:f]
n. 咳嗽
v. 咳嗽</text:p>
          </table:table-cell>
        </table:table-row>
        <table:table-row>
          <table:table-cell>
            <text:p>1</text:p>
          </table:table-cell>
          <table:table-cell>
            <text:p>coughing</text:p>
          </table:table-cell>
          <table:table-cell>
            <text:p>~= cough
[kɔ:f]
n. 咳嗽
v. 咳嗽</text:p>
          </table:table-cell>
        </table:table-row>
        <table:table-row>
          <table:table-cell>
            <text:p>1</text:p>
          </table:table-cell>
          <table:table-cell>
            <text:p>coughs</text:p>
          </table:table-cell>
          <table:table-cell>
            <text:p>~= cough
[kɔ:f]
n. 咳嗽
v. 咳嗽</text:p>
          </table:table-cell>
        </table:table-row>
        <table:table-row>
          <table:table-cell>
            <text:p>1</text:p>
          </table:table-cell>
          <table:table-cell>
            <text:p>couldn't</text:p>
          </table:table-cell>
          <table:table-cell>
            <text:p>['kudnt]
(=could not)不能</text:p>
          </table:table-cell>
        </table:table-row>
        <table:table-row>
          <table:table-cell>
            <text:p>1</text:p>
          </table:table-cell>
          <table:table-cell>
            <text:p>countries</text:p>
          </table:table-cell>
          <table:table-cell>
            <text:p>~= country
['kʌntri]
n. 国家, 国土, [总称]国民, 乡村, 故乡
adj. 乡下的, 乡村的, [方]祖国的, 故乡的</text:p>
          </table:table-cell>
        </table:table-row>
        <table:table-row>
          <table:table-cell>
            <text:p>1</text:p>
          </table:table-cell>
          <table:table-cell>
            <text:p>court</text:p>
          </table:table-cell>
          <table:table-cell>
            <text:p>[kɔ:t]
n. 法院, 庭院, 朝廷, 宫庭, 球场, 奉承, 求爱, 殷勤
vt. 向...献殷勤, 追求, 设法获得(他人的支持等), 博得(喝彩), 招致(失败、危险等)
vi. 求爱</text:p>
          </table:table-cell>
        </table:table-row>
        <table:table-row>
          <table:table-cell>
            <text:p>1</text:p>
          </table:table-cell>
          <table:table-cell>
            <text:p>creation</text:p>
          </table:table-cell>
          <table:table-cell>
            <text:p>[kri'eiʃәn]
n. 创造, 创作物</text:p>
          </table:table-cell>
        </table:table-row>
        <table:table-row>
          <table:table-cell>
            <text:p>1</text:p>
          </table:table-cell>
          <table:table-cell>
            <text:p>credit</text:p>
          </table:table-cell>
          <table:table-cell>
            <text:p>['kredit]
n. 信任, 信用, 声望, 荣誉, [财务]贷方, 银行存款
vt. 相信, 信任, 把...归给</text:p>
          </table:table-cell>
        </table:table-row>
        <table:table-row>
          <table:table-cell>
            <text:p>1</text:p>
          </table:table-cell>
          <table:table-cell>
            <text:p>critical</text:p>
          </table:table-cell>
          <table:table-cell>
            <text:p>['kritikәl]
adj. 评论的, 鉴定的, 批评的, 危急的, 临界的</text:p>
          </table:table-cell>
        </table:table-row>
        <table:table-row>
          <table:table-cell>
            <text:p>1</text:p>
          </table:table-cell>
          <table:table-cell>
            <text:p>croaker</text:p>
          </table:table-cell>
          <table:table-cell>
            <text:p>['krәukә]
n. 嘎声的人, 喊冤者</text:p>
          </table:table-cell>
        </table:table-row>
        <table:table-row>
          <table:table-cell>
            <text:p>1</text:p>
          </table:table-cell>
          <table:table-cell>
            <text:p>current</text:p>
          </table:table-cell>
          <table:table-cell>
            <text:p>['kʌrәnt]
adj. 当前的, 通用的, 流通的, 现在的, 草写的, 最近的
n. 涌流, 趋势, 电流, 水流, 气流</text:p>
          </table:table-cell>
        </table:table-row>
        <table:table-row>
          <table:table-cell>
            <text:p>1</text:p>
          </table:table-cell>
          <table:table-cell>
            <text:p>damaged</text:p>
          </table:table-cell>
          <table:table-cell>
            <text:p>adj. 被损坏的</text:p>
          </table:table-cell>
        </table:table-row>
        <table:table-row>
          <table:table-cell>
            <text:p>1</text:p>
          </table:table-cell>
          <table:table-cell>
            <text:p>dare</text:p>
          </table:table-cell>
          <table:table-cell>
            <text:p>[dєә]
n. 挑战
vi. 敢, 胆敢
vt. 敢冒, 不惧</text:p>
          </table:table-cell>
        </table:table-row>
        <table:table-row>
          <table:table-cell>
            <text:p>1</text:p>
          </table:table-cell>
          <table:table-cell>
            <text:p>darkly</text:p>
          </table:table-cell>
          <table:table-cell>
            <text:p>['dɑ:kli]
adv. 暗黑, 呈黑色</text:p>
          </table:table-cell>
        </table:table-row>
        <table:table-row>
          <table:table-cell>
            <text:p>1</text:p>
          </table:table-cell>
          <table:table-cell>
            <text:p>data</text:p>
          </table:table-cell>
          <table:table-cell>
            <text:p>['deitә]
n. datum的复数, [计] 资料, 数据</text:p>
          </table:table-cell>
        </table:table-row>
        <table:table-row>
          <table:table-cell>
            <text:p>1</text:p>
          </table:table-cell>
          <table:table-cell>
            <text:p>deal</text:p>
          </table:table-cell>
          <table:table-cell>
            <text:p>[di:l]
n. 交易, (政治上的)密约, 待遇, 份量, &lt;口&gt;买卖
vi. 处理, 应付, 做生意
vt. 分配, 分给(out), 发牌, 给予</text:p>
          </table:table-cell>
        </table:table-row>
        <table:table-row>
          <table:table-cell>
            <text:p>1</text:p>
          </table:table-cell>
          <table:table-cell>
            <text:p>declined</text:p>
          </table:table-cell>
          <table:table-cell>
            <text:p>~= decline
[di'klain]
vi. 下倾, 下降, 下垂
v. 拒绝, 衰落
n. 下倾, 下降, 下垂, 斜面, 斜坡, 衰败, 衰落</text:p>
          </table:table-cell>
        </table:table-row>
        <table:table-row>
          <table:table-cell>
            <text:p>1</text:p>
          </table:table-cell>
          <table:table-cell>
            <text:p>deductible</text:p>
          </table:table-cell>
          <table:table-cell>
            <text:p>[di'dʌktәbl]
adj. 可扣除的</text:p>
          </table:table-cell>
        </table:table-row>
        <table:table-row>
          <table:table-cell>
            <text:p>1</text:p>
          </table:table-cell>
          <table:table-cell>
            <text:p>defects</text:p>
          </table:table-cell>
          <table:table-cell>
            <text:p>~= defect
[di'fekt]
n. 过失, 缺点</text:p>
          </table:table-cell>
        </table:table-row>
        <table:table-row>
          <table:table-cell>
            <text:p>1</text:p>
          </table:table-cell>
          <table:table-cell>
            <text:p>degrees</text:p>
          </table:table-cell>
          <table:table-cell>
            <text:p>~= degree
[di'gri:]
n. 度数, 度, 程度, [律](罪行的)轻重, 学位, 地位, 身份, [数]次数</text:p>
          </table:table-cell>
        </table:table-row>
        <table:table-row>
          <table:table-cell>
            <text:p>1</text:p>
          </table:table-cell>
          <table:table-cell>
            <text:p>deletions</text:p>
          </table:table-cell>
          <table:table-cell>
            <text:p>~= deletion
[di'li:ʃәn]
n. 删除, 删除部分, 被删除的字句、章节</text:p>
          </table:table-cell>
        </table:table-row>
        <table:table-row>
          <table:table-cell>
            <text:p>1</text:p>
          </table:table-cell>
          <table:table-cell>
            <text:p>demand</text:p>
          </table:table-cell>
          <table:table-cell>
            <text:p>[di'mɑ:nd]
n. 要求, 需求(量), 需要
v. 要求, 需要, 要求知道, 查询</text:p>
          </table:table-cell>
        </table:table-row>
        <table:table-row>
          <table:table-cell>
            <text:p>1</text:p>
          </table:table-cell>
          <table:table-cell>
            <text:p>depart</text:p>
          </table:table-cell>
          <table:table-cell>
            <text:p>[di'pɑ:t]
vi. 离开, 起程, 不按照, 逝世
adj. 过去的, 逝世的</text:p>
          </table:table-cell>
        </table:table-row>
        <table:table-row>
          <table:table-cell>
            <text:p>1</text:p>
          </table:table-cell>
          <table:table-cell>
            <text:p>departed</text:p>
          </table:table-cell>
          <table:table-cell>
            <text:p>[di'pɑ:tid]
adj. 死了的, 已往的, 过去的</text:p>
          </table:table-cell>
        </table:table-row>
        <table:table-row>
          <table:table-cell>
            <text:p>1</text:p>
          </table:table-cell>
          <table:table-cell>
            <text:p>departing</text:p>
          </table:table-cell>
          <table:table-cell>
            <text:p>~= depart
[di'pɑ:t]
vi. 离开, 起程, 不按照, 逝世
adj. 过去的, 逝世的</text:p>
          </table:table-cell>
        </table:table-row>
        <table:table-row>
          <table:table-cell>
            <text:p>1</text:p>
          </table:table-cell>
          <table:table-cell>
            <text:p>departure</text:p>
          </table:table-cell>
          <table:table-cell>
            <text:p>[di'pɑ:tʃә]
n. 启程, 出发, 离开</text:p>
          </table:table-cell>
        </table:table-row>
        <table:table-row>
          <table:table-cell>
            <text:p>1</text:p>
          </table:table-cell>
          <table:table-cell>
            <text:p>depends</text:p>
          </table:table-cell>
          <table:table-cell>
            <text:p>~= depend
[di'pend]
vi. 依靠, 依赖</text:p>
          </table:table-cell>
        </table:table-row>
        <table:table-row>
          <table:table-cell>
            <text:p>1</text:p>
          </table:table-cell>
          <table:table-cell>
            <text:p>derive</text:p>
          </table:table-cell>
          <table:table-cell>
            <text:p>[di'raiv]
vt. 得自
vi. 起源</text:p>
          </table:table-cell>
        </table:table-row>
        <table:table-row>
          <table:table-cell>
            <text:p>1</text:p>
          </table:table-cell>
          <table:table-cell>
            <text:p>derived</text:p>
          </table:table-cell>
          <table:table-cell>
            <text:p>~= derive
[di'raiv]
vt. 得自
vi. 起源</text:p>
          </table:table-cell>
        </table:table-row>
        <table:table-row>
          <table:table-cell>
            <text:p>1</text:p>
          </table:table-cell>
          <table:table-cell>
            <text:p>despite</text:p>
          </table:table-cell>
          <table:table-cell>
            <text:p>[dis'pait]
prep. 不管, 尽管, 不论</text:p>
          </table:table-cell>
        </table:table-row>
        <table:table-row>
          <table:table-cell>
            <text:p>1</text:p>
          </table:table-cell>
          <table:table-cell>
            <text:p>dessay</text:p>
          </table:table-cell>
          <table:table-cell>
            <text:p>~~~= essay
['esei, 'esi]
vt. 企图, 尝试
n. 企图, 散文, 小品文, 随笔, 短文, 评论</text:p>
          </table:table-cell>
        </table:table-row>
        <table:table-row>
          <table:table-cell>
            <text:p>1</text:p>
          </table:table-cell>
          <table:table-cell>
            <text:p>detach</text:p>
          </table:table-cell>
          <table:table-cell>
            <text:p>[di'tætʃ]
vt. 分开, 分离, 分遣, 派遣(军队)</text:p>
          </table:table-cell>
        </table:table-row>
        <table:table-row>
          <table:table-cell>
            <text:p>1</text:p>
          </table:table-cell>
          <table:table-cell>
            <text:p>determination</text:p>
          </table:table-cell>
          <table:table-cell>
            <text:p>[di tә:mi'neiʃәn]
n. 决心, 果断</text:p>
          </table:table-cell>
        </table:table-row>
        <table:table-row>
          <table:table-cell>
            <text:p>1</text:p>
          </table:table-cell>
          <table:table-cell>
            <text:p>determine</text:p>
          </table:table-cell>
          <table:table-cell>
            <text:p>[di'tә:min]
v. 决定, 确定, 测定, 使下定决心, [律]使终止</text:p>
          </table:table-cell>
        </table:table-row>
        <table:table-row>
          <table:table-cell>
            <text:p>1</text:p>
          </table:table-cell>
          <table:table-cell>
            <text:p>diamonds</text:p>
          </table:table-cell>
          <table:table-cell>
            <text:p>【医】 荨麻疹样丹毒</text:p>
          </table:table-cell>
        </table:table-row>
        <table:table-row>
          <table:table-cell>
            <text:p>1</text:p>
          </table:table-cell>
          <table:table-cell>
            <text:p>difficulties</text:p>
          </table:table-cell>
          <table:table-cell>
            <text:p>~= difficulty
['difikәlti]
n. 困难, 难点</text:p>
          </table:table-cell>
        </table:table-row>
        <table:table-row>
          <table:table-cell>
            <text:p>1</text:p>
          </table:table-cell>
          <table:table-cell>
            <text:p>digit</text:p>
          </table:table-cell>
          <table:table-cell>
            <text:p>['didʒit]
n. 阿拉伯数字, 手指或足趾, 一指宽(约四分之三英寸)</text:p>
          </table:table-cell>
        </table:table-row>
        <table:table-row>
          <table:table-cell>
            <text:p>1</text:p>
          </table:table-cell>
          <table:table-cell>
            <text:p>digits</text:p>
          </table:table-cell>
          <table:table-cell>
            <text:p>~= digit
['didʒit]
n. 阿拉伯数字, 手指或足趾, 一指宽(约四分之三英寸)</text:p>
          </table:table-cell>
        </table:table-row>
        <table:table-row>
          <table:table-cell>
            <text:p>1</text:p>
          </table:table-cell>
          <table:table-cell>
            <text:p>dimensions</text:p>
          </table:table-cell>
          <table:table-cell>
            <text:p>n. 面积, 大小, 容积</text:p>
          </table:table-cell>
        </table:table-row>
        <table:table-row>
          <table:table-cell>
            <text:p>1</text:p>
          </table:table-cell>
          <table:table-cell>
            <text:p>direct</text:p>
          </table:table-cell>
          <table:table-cell>
            <text:p>[di'rekt, dai'rekt]
adj. 径直的, 直接的, 直系的, 直率的, [天]由西向东运行的, 顺行的
adv. 直接地
vt. 指引, 指示, 指挥, 命令, 导演
vi. 指导, 指挥</text:p>
          </table:table-cell>
        </table:table-row>
        <table:table-row>
          <table:table-cell>
            <text:p>1</text:p>
          </table:table-cell>
          <table:table-cell>
            <text:p>director</text:p>
          </table:table-cell>
          <table:table-cell>
            <text:p>[di'rektә, dai'rektә]
n. 主任, 主管, 导演, (机关)首长, (团体)理事, (公司)董事, 指挥仪, 控制器</text:p>
          </table:table-cell>
        </table:table-row>
        <table:table-row>
          <table:table-cell>
            <text:p>1</text:p>
          </table:table-cell>
          <table:table-cell>
            <text:p>directories</text:p>
          </table:table-cell>
          <table:table-cell>
            <text:p>~= directory
[di'rektәri]
n. 姓名地址录, 目录</text:p>
          </table:table-cell>
        </table:table-row>
        <table:table-row>
          <table:table-cell>
            <text:p>1</text:p>
          </table:table-cell>
          <table:table-cell>
            <text:p>directory</text:p>
          </table:table-cell>
          <table:table-cell>
            <text:p>[di'rektәri]
n. 姓名地址录, 目录</text:p>
          </table:table-cell>
        </table:table-row>
        <table:table-row>
          <table:table-cell>
            <text:p>1</text:p>
          </table:table-cell>
          <table:table-cell>
            <text:p>disagreeably</text:p>
          </table:table-cell>
          <table:table-cell>
            <text:p>adv. 不愉快地, 不合口味地</text:p>
          </table:table-cell>
        </table:table-row>
        <table:table-row>
          <table:table-cell>
            <text:p>1</text:p>
          </table:table-cell>
          <table:table-cell>
            <text:p>disclaim</text:p>
          </table:table-cell>
          <table:table-cell>
            <text:p>[dis'kleim]
v. 放弃, 弃权, 拒绝</text:p>
          </table:table-cell>
        </table:table-row>
        <table:table-row>
          <table:table-cell>
            <text:p>1</text:p>
          </table:table-cell>
          <table:table-cell>
            <text:p>disclaimers</text:p>
          </table:table-cell>
          <table:table-cell>
            <text:p>~= disclaimer
[dis'kleimә(r)]
n. 放弃, 拒绝, 放弃者, 不承诺</text:p>
          </table:table-cell>
        </table:table-row>
        <table:table-row>
          <table:table-cell>
            <text:p>1</text:p>
          </table:table-cell>
          <table:table-cell>
            <text:p>discontinue</text:p>
          </table:table-cell>
          <table:table-cell>
            <text:p>['diskәn'tinju(:)]
v. 停止, 废止, 放弃</text:p>
          </table:table-cell>
        </table:table-row>
        <table:table-row>
          <table:table-cell>
            <text:p>1</text:p>
          </table:table-cell>
          <table:table-cell>
            <text:p>discover</text:p>
          </table:table-cell>
          <table:table-cell>
            <text:p>[dis'kʌvә]
vt. 发现, 发觉
v. 发现</text:p>
          </table:table-cell>
        </table:table-row>
        <table:table-row>
          <table:table-cell>
            <text:p>1</text:p>
          </table:table-cell>
          <table:table-cell>
            <text:p>disengaged</text:p>
          </table:table-cell>
          <table:table-cell>
            <text:p>['disin'geidʒd]
adj. 自由的, 闲散的, 空闲的</text:p>
          </table:table-cell>
        </table:table-row>
        <table:table-row>
          <table:table-cell>
            <text:p>1</text:p>
          </table:table-cell>
          <table:table-cell>
            <text:p>disgrace</text:p>
          </table:table-cell>
          <table:table-cell>
            <text:p>[dis'greis]
n. 耻辱, 失宠, 丢脸的人(或事)
v. 玷污</text:p>
          </table:table-cell>
        </table:table-row>
        <table:table-row>
          <table:table-cell>
            <text:p>1</text:p>
          </table:table-cell>
          <table:table-cell>
            <text:p>disk</text:p>
          </table:table-cell>
          <table:table-cell>
            <text:p>[disk]
n. (=disc) 磁盘, 磁碟片, 圆板, 圆盘, 圆盘状物</text:p>
          </table:table-cell>
        </table:table-row>
        <table:table-row>
          <table:table-cell>
            <text:p>1</text:p>
          </table:table-cell>
          <table:table-cell>
            <text:p>display</text:p>
          </table:table-cell>
          <table:table-cell>
            <text:p>[di'splei]
vt. 陈列, 展览, 显示
n. 陈列, 展览, 显示
显示,显示器</text:p>
          </table:table-cell>
        </table:table-row>
        <table:table-row>
          <table:table-cell>
            <text:p>1</text:p>
          </table:table-cell>
          <table:table-cell>
            <text:p>displayed</text:p>
          </table:table-cell>
          <table:table-cell>
            <text:p>~= display
[di'splei]
vt. 陈列, 展览, 显示
n. 陈列, 展览, 显示
显示,显示器</text:p>
          </table:table-cell>
        </table:table-row>
        <table:table-row>
          <table:table-cell>
            <text:p>1</text:p>
          </table:table-cell>
          <table:table-cell>
            <text:p>distaste</text:p>
          </table:table-cell>
          <table:table-cell>
            <text:p>['dis'teist]
n. 讨厌, 嫌恶</text:p>
          </table:table-cell>
        </table:table-row>
        <table:table-row>
          <table:table-cell>
            <text:p>1</text:p>
          </table:table-cell>
          <table:table-cell>
            <text:p>distributor</text:p>
          </table:table-cell>
          <table:table-cell>
            <text:p>[dis'tribjutә]
n. 发行人</text:p>
          </table:table-cell>
        </table:table-row>
        <table:table-row>
          <table:table-cell>
            <text:p>1</text:p>
          </table:table-cell>
          <table:table-cell>
            <text:p>disturbing</text:p>
          </table:table-cell>
          <table:table-cell>
            <text:p>[di'stә:biŋ]
adj. 烦扰的</text:p>
          </table:table-cell>
        </table:table-row>
        <table:table-row>
          <table:table-cell>
            <text:p>1</text:p>
          </table:table-cell>
          <table:table-cell>
            <text:p>doggedly</text:p>
          </table:table-cell>
          <table:table-cell>
            <text:p>adv. 固执地, 顽强地</text:p>
          </table:table-cell>
        </table:table-row>
        <table:table-row>
          <table:table-cell>
            <text:p>1</text:p>
          </table:table-cell>
          <table:table-cell>
            <text:p>doing</text:p>
          </table:table-cell>
          <table:table-cell>
            <text:p>['du(:)iŋ]
n. 做, 干, 行为, [复]活动, 所作所为</text:p>
          </table:table-cell>
        </table:table-row>
        <table:table-row>
          <table:table-cell>
            <text:p>1</text:p>
          </table:table-cell>
          <table:table-cell>
            <text:p>donation</text:p>
          </table:table-cell>
          <table:table-cell>
            <text:p>[dәu'neiʃәn]
n. 捐赠品, 捐款, 贡献</text:p>
          </table:table-cell>
        </table:table-row>
        <table:table-row>
          <table:table-cell>
            <text:p>1</text:p>
          </table:table-cell>
          <table:table-cell>
            <text:p>done</text:p>
          </table:table-cell>
          <table:table-cell>
            <text:p>[dʌn]
adj. 妥当的, 合乎礼仪的, 完成了, 做好了的, 注定要完蛋的
vbl. 做(do的过去分词)</text:p>
          </table:table-cell>
        </table:table-row>
        <table:table-row>
          <table:table-cell>
            <text:p>1</text:p>
          </table:table-cell>
          <table:table-cell>
            <text:p>donors</text:p>
          </table:table-cell>
          <table:table-cell>
            <text:p>~= donor
['dәunә]
n. 捐赠人
n. [化] 原料物质</text:p>
          </table:table-cell>
        </table:table-row>
        <table:table-row>
          <table:table-cell>
            <text:p>1</text:p>
          </table:table-cell>
          <table:table-cell>
            <text:p>downloading</text:p>
          </table:table-cell>
          <table:table-cell>
            <text:p>下载</text:p>
          </table:table-cell>
        </table:table-row>
        <table:table-row>
          <table:table-cell>
            <text:p>1</text:p>
          </table:table-cell>
          <table:table-cell>
            <text:p>drank</text:p>
          </table:table-cell>
          <table:table-cell>
            <text:p>[dræŋk]
vbl. drink的过去式</text:p>
          </table:table-cell>
        </table:table-row>
        <table:table-row>
          <table:table-cell>
            <text:p>1</text:p>
          </table:table-cell>
          <table:table-cell>
            <text:p>draw</text:p>
          </table:table-cell>
          <table:table-cell>
            <text:p>[drɔ:]
v. 拉, 曳, 牵, 画, 绘制, 拖曳
vt. 汲取, 领取, 提取, 引起, 吸引
vi. 向...移动, 挨近
n. 平局, 和局, 拖曳</text:p>
          </table:table-cell>
        </table:table-row>
        <table:table-row>
          <table:table-cell>
            <text:p>1</text:p>
          </table:table-cell>
          <table:table-cell>
            <text:p>drawer</text:p>
          </table:table-cell>
          <table:table-cell>
            <text:p>['drɔ:ә]
n. 抽屉, 画家, 制图员, (用复数)衬裤、内裤</text:p>
          </table:table-cell>
        </table:table-row>
        <table:table-row>
          <table:table-cell>
            <text:p>1</text:p>
          </table:table-cell>
          <table:table-cell>
            <text:p>dreamt</text:p>
          </table:table-cell>
          <table:table-cell>
            <text:p>[dremt]
vbl. dream的过去式和过去分词</text:p>
          </table:table-cell>
        </table:table-row>
        <table:table-row>
          <table:table-cell>
            <text:p>1</text:p>
          </table:table-cell>
          <table:table-cell>
            <text:p>dressed</text:p>
          </table:table-cell>
          <table:table-cell>
            <text:p>[drest]
(畜、禽、鱼)剥皮[或去毛、鳞]、去内脏及分割加工好的</text:p>
          </table:table-cell>
        </table:table-row>
        <table:table-row>
          <table:table-cell>
            <text:p>1</text:p>
          </table:table-cell>
          <table:table-cell>
            <text:p>dropping</text:p>
          </table:table-cell>
          <table:table-cell>
            <text:p>['drɔpiŋ]
n. 滴下, 滴下物, 空投, 兽粪</text:p>
          </table:table-cell>
        </table:table-row>
        <table:table-row>
          <table:table-cell>
            <text:p>1</text:p>
          </table:table-cell>
          <table:table-cell>
            <text:p>drowned</text:p>
          </table:table-cell>
          <table:table-cell>
            <text:p>~= drown
[draun]
v. 溺死, 淹死
vt. 淹没</text:p>
          </table:table-cell>
        </table:table-row>
        <table:table-row>
          <table:table-cell>
            <text:p>1</text:p>
          </table:table-cell>
          <table:table-cell>
            <text:p>e-mail</text:p>
          </table:table-cell>
          <table:table-cell>
            <text:p>n. 电子邮件 (electronic mail)</text:p>
          </table:table-cell>
        </table:table-row>
        <table:table-row>
          <table:table-cell>
            <text:p>1</text:p>
          </table:table-cell>
          <table:table-cell>
            <text:p>ear</text:p>
          </table:table-cell>
          <table:table-cell>
            <text:p>[iә]
n. 耳朵, 倾听, 听觉, 听力, 穗
vi. 抽穗</text:p>
          </table:table-cell>
        </table:table-row>
        <table:table-row>
          <table:table-cell>
            <text:p>1</text:p>
          </table:table-cell>
          <table:table-cell>
            <text:p>easily</text:p>
          </table:table-cell>
          <table:table-cell>
            <text:p>['i:zili]
adv. 容易地, 不费力地</text:p>
          </table:table-cell>
        </table:table-row>
        <table:table-row>
          <table:table-cell>
            <text:p>1</text:p>
          </table:table-cell>
          <table:table-cell>
            <text:p>ebook's</text:p>
          </table:table-cell>
          <table:table-cell>
            <text:p>~~~= casebook
['keisbuk]
n. 个案记录簿</text:p>
          </table:table-cell>
        </table:table-row>
        <table:table-row>
          <table:table-cell>
            <text:p>1</text:p>
          </table:table-cell>
          <table:table-cell>
            <text:p>economy</text:p>
          </table:table-cell>
          <table:table-cell>
            <text:p>[i(:)'kɔnәmi]
n. 经济, 节约, 节约措施, 经济实惠, 系统, 机体, 经济制度的状况</text:p>
          </table:table-cell>
        </table:table-row>
        <table:table-row>
          <table:table-cell>
            <text:p>1</text:p>
          </table:table-cell>
          <table:table-cell>
            <text:p>edge</text:p>
          </table:table-cell>
          <table:table-cell>
            <text:p>[edʒ]
n. 刀口, 利刃, 锋, 优势, 边缘, 优势, 尖锐
vt. 使锋利, 挤进, 镶边, 开刃
vi. 缓缓移动, 侧着移动</text:p>
          </table:table-cell>
        </table:table-row>
        <table:table-row>
          <table:table-cell>
            <text:p>1</text:p>
          </table:table-cell>
          <table:table-cell>
            <text:p>edging</text:p>
          </table:table-cell>
          <table:table-cell>
            <text:p>['edʒiŋ]
n. 边饰, 缘饰, 边缘, 流苏</text:p>
          </table:table-cell>
        </table:table-row>
        <table:table-row>
          <table:table-cell>
            <text:p>1</text:p>
          </table:table-cell>
          <table:table-cell>
            <text:p>edition</text:p>
          </table:table-cell>
          <table:table-cell>
            <text:p>[i'diʃәn]
n. 版本, 版</text:p>
          </table:table-cell>
        </table:table-row>
        <table:table-row>
          <table:table-cell>
            <text:p>1</text:p>
          </table:table-cell>
          <table:table-cell>
            <text:p>educational</text:p>
          </table:table-cell>
          <table:table-cell>
            <text:p>[ˏedju(:)'keiʃәnl]
adj. 教育的, 教育性的</text:p>
          </table:table-cell>
        </table:table-row>
        <table:table-row>
          <table:table-cell>
            <text:p>1</text:p>
          </table:table-cell>
          <table:table-cell>
            <text:p>eh</text:p>
          </table:table-cell>
          <table:table-cell>
            <text:p>[ei]
[域] Western Sahara , 西撒哈拉</text:p>
          </table:table-cell>
        </table:table-row>
        <table:table-row>
          <table:table-cell>
            <text:p>1</text:p>
          </table:table-cell>
          <table:table-cell>
            <text:p>ein</text:p>
          </table:table-cell>
          <table:table-cell>
            <text:p>~= EIN
【计】 欧洲情报网</text:p>
          </table:table-cell>
        </table:table-row>
        <table:table-row>
          <table:table-cell>
            <text:p>1</text:p>
          </table:table-cell>
          <table:table-cell>
            <text:p>elated</text:p>
          </table:table-cell>
          <table:table-cell>
            <text:p>[i'leitid]
adj. 兴高采烈的, 得意洋洋</text:p>
          </table:table-cell>
        </table:table-row>
        <table:table-row>
          <table:table-cell>
            <text:p>1</text:p>
          </table:table-cell>
          <table:table-cell>
            <text:p>elect</text:p>
          </table:table-cell>
          <table:table-cell>
            <text:p>[i'lekt]
vt. 选举, 推选
v. 选择, 作出选择, 选举, 选举, 选举</text:p>
          </table:table-cell>
        </table:table-row>
        <table:table-row>
          <table:table-cell>
            <text:p>1</text:p>
          </table:table-cell>
          <table:table-cell>
            <text:p>eleven</text:p>
          </table:table-cell>
          <table:table-cell>
            <text:p>[i'levәn]
n. 十一</text:p>
          </table:table-cell>
        </table:table-row>
        <table:table-row>
          <table:table-cell>
            <text:p>1</text:p>
          </table:table-cell>
          <table:table-cell>
            <text:p>else</text:p>
          </table:table-cell>
          <table:table-cell>
            <text:p>[els]
adj. 别的, 其他的
adv. 另外, 其他</text:p>
          </table:table-cell>
        </table:table-row>
        <table:table-row>
          <table:table-cell>
            <text:p>1</text:p>
          </table:table-cell>
          <table:table-cell>
            <text:p>employee</text:p>
          </table:table-cell>
          <table:table-cell>
            <text:p>[ˏemplɔi'i:, im'plɔii]
n. 职工, 雇员, 店员</text:p>
          </table:table-cell>
        </table:table-row>
        <table:table-row>
          <table:table-cell>
            <text:p>1</text:p>
          </table:table-cell>
          <table:table-cell>
            <text:p>emptied</text:p>
          </table:table-cell>
          <table:table-cell>
            <text:p>['emptid]
耗尽的</text:p>
          </table:table-cell>
        </table:table-row>
        <table:table-row>
          <table:table-cell>
            <text:p>1</text:p>
          </table:table-cell>
          <table:table-cell>
            <text:p>energetic</text:p>
          </table:table-cell>
          <table:table-cell>
            <text:p>[ˏenә'dʒetik]
adj. 精力充沛的, 积极的</text:p>
          </table:table-cell>
        </table:table-row>
        <table:table-row>
          <table:table-cell>
            <text:p>1</text:p>
          </table:table-cell>
          <table:table-cell>
            <text:p>english</text:p>
          </table:table-cell>
          <table:table-cell>
            <text:p>~= English
['iŋgliʃ]
adj. 英文的, 英国人的, 英格兰的
n. 英国人, 英语</text:p>
          </table:table-cell>
        </table:table-row>
        <table:table-row>
          <table:table-cell>
            <text:p>1</text:p>
          </table:table-cell>
          <table:table-cell>
            <text:p>enjoy</text:p>
          </table:table-cell>
          <table:table-cell>
            <text:p>[in'dʒɔi]
vt. 享受...的乐趣, 欣赏, 喜爱
v. 满意</text:p>
          </table:table-cell>
        </table:table-row>
        <table:table-row>
          <table:table-cell>
            <text:p>1</text:p>
          </table:table-cell>
          <table:table-cell>
            <text:p>ensuring</text:p>
          </table:table-cell>
          <table:table-cell>
            <text:p>~= ensure
[in'ʃuә]
vt. 保证, 担保, 使安全, 保证得到
v. 确保, 确保, 保证</text:p>
          </table:table-cell>
        </table:table-row>
        <table:table-row>
          <table:table-cell>
            <text:p>1</text:p>
          </table:table-cell>
          <table:table-cell>
            <text:p>entering</text:p>
          </table:table-cell>
          <table:table-cell>
            <text:p>插入, 输入, 记入</text:p>
          </table:table-cell>
        </table:table-row>
        <table:table-row>
          <table:table-cell>
            <text:p>1</text:p>
          </table:table-cell>
          <table:table-cell>
            <text:p>enthralled</text:p>
          </table:table-cell>
          <table:table-cell>
            <text:p>~= enthrall
[in'θrɔ:l]
vt. 迷惑, 迷住, 奴役</text:p>
          </table:table-cell>
        </table:table-row>
        <table:table-row>
          <table:table-cell>
            <text:p>1</text:p>
          </table:table-cell>
          <table:table-cell>
            <text:p>equably</text:p>
          </table:table-cell>
          <table:table-cell>
            <text:p>adv. 稳定地</text:p>
          </table:table-cell>
        </table:table-row>
        <table:table-row>
          <table:table-cell>
            <text:p>1</text:p>
          </table:table-cell>
          <table:table-cell>
            <text:p>er</text:p>
          </table:table-cell>
          <table:table-cell>
            <text:p>[ʌ:, ә:ˏә]
int. 嗯</text:p>
          </table:table-cell>
        </table:table-row>
        <table:table-row>
          <table:table-cell>
            <text:p>1</text:p>
          </table:table-cell>
          <table:table-cell>
            <text:p>errors</text:p>
          </table:table-cell>
          <table:table-cell>
            <text:p>~= error
['erә]
n. 错误, 过失, 误差</text:p>
          </table:table-cell>
        </table:table-row>
        <table:table-row>
          <table:table-cell>
            <text:p>1</text:p>
          </table:table-cell>
          <table:table-cell>
            <text:p>especially</text:p>
          </table:table-cell>
          <table:table-cell>
            <text:p>[is'peʃәli]
adv. 特别, 尤其</text:p>
          </table:table-cell>
        </table:table-row>
        <table:table-row>
          <table:table-cell>
            <text:p>1</text:p>
          </table:table-cell>
          <table:table-cell>
            <text:p>example</text:p>
          </table:table-cell>
          <table:table-cell>
            <text:p>[ig'zɑ:mpl, ig'zæm-]
n. 例子, 实例, 例题, 范例, 榜样, 鉴戒, 实例</text:p>
          </table:table-cell>
        </table:table-row>
        <table:table-row>
          <table:table-cell>
            <text:p>1</text:p>
          </table:table-cell>
          <table:table-cell>
            <text:p>excitement</text:p>
          </table:table-cell>
          <table:table-cell>
            <text:p>[ik'saitmәnt]
n. 刺激, 兴奋, 激动, 搔动</text:p>
          </table:table-cell>
        </table:table-row>
        <table:table-row>
          <table:table-cell>
            <text:p>1</text:p>
          </table:table-cell>
          <table:table-cell>
            <text:p>exclaimed</text:p>
          </table:table-cell>
          <table:table-cell>
            <text:p>~= exclaim
[iks'kleim]
v. 呼喊, 惊叫, 大声叫</text:p>
          </table:table-cell>
        </table:table-row>
        <table:table-row>
          <table:table-cell>
            <text:p>1</text:p>
          </table:table-cell>
          <table:table-cell>
            <text:p>exclusion</text:p>
          </table:table-cell>
          <table:table-cell>
            <text:p>[iks'klu:ʒәn]
n. 排除, 除外, 被排除在外的事物</text:p>
          </table:table-cell>
        </table:table-row>
        <table:table-row>
          <table:table-cell>
            <text:p>1</text:p>
          </table:table-cell>
          <table:table-cell>
            <text:p>executive</text:p>
          </table:table-cell>
          <table:table-cell>
            <text:p>[ig'zekjutiv]
adj. 实行的, 执行的, 行政的
n. 执行者, 经理主管人员</text:p>
          </table:table-cell>
        </table:table-row>
        <table:table-row>
          <table:table-cell>
            <text:p>1</text:p>
          </table:table-cell>
          <table:table-cell>
            <text:p>exhaustion</text:p>
          </table:table-cell>
          <table:table-cell>
            <text:p>[ig'zɔ:stʃәn]
n. 耗尽枯竭, 疲惫, 筋疲力尽, 竭尽, 详尽无遗的论述</text:p>
          </table:table-cell>
        </table:table-row>
        <table:table-row>
          <table:table-cell>
            <text:p>1</text:p>
          </table:table-cell>
          <table:table-cell>
            <text:p>exists</text:p>
          </table:table-cell>
          <table:table-cell>
            <text:p>~= exist
[ig'zist]
vi. 存在, 生存, 生活, 继续存在</text:p>
          </table:table-cell>
        </table:table-row>
        <table:table-row>
          <table:table-cell>
            <text:p>1</text:p>
          </table:table-cell>
          <table:table-cell>
            <text:p>expected</text:p>
          </table:table-cell>
          <table:table-cell>
            <text:p>adj [usu attrib 通常作定语] that is expected 预料的; 预期的; 期望的
*expected objections to the plan 预料到的对该计划的反对意见.</text:p>
          </table:table-cell>
        </table:table-row>
        <table:table-row>
          <table:table-cell>
            <text:p>1</text:p>
          </table:table-cell>
          <table:table-cell>
            <text:p>expend</text:p>
          </table:table-cell>
          <table:table-cell>
            <text:p>[iks'pend]
vt. 花费, 消耗, 支出, [海]把(暂时不用的绳)绕在杆上</text:p>
          </table:table-cell>
        </table:table-row>
        <table:table-row>
          <table:table-cell>
            <text:p>1</text:p>
          </table:table-cell>
          <table:table-cell>
            <text:p>expenditure</text:p>
          </table:table-cell>
          <table:table-cell>
            <text:p>[iks'penditʃә, eks-]
n. 支出, 花费</text:p>
          </table:table-cell>
        </table:table-row>
        <table:table-row>
          <table:table-cell>
            <text:p>1</text:p>
          </table:table-cell>
          <table:table-cell>
            <text:p>expense</text:p>
          </table:table-cell>
          <table:table-cell>
            <text:p>[ik'spens]
n. 费用, 代价, 损失, 开支, 费钱之物</text:p>
          </table:table-cell>
        </table:table-row>
        <table:table-row>
          <table:table-cell>
            <text:p>1</text:p>
          </table:table-cell>
          <table:table-cell>
            <text:p>expensive</text:p>
          </table:table-cell>
          <table:table-cell>
            <text:p>[iks'pensiv]
adj. 花费的, 昂贵的</text:p>
          </table:table-cell>
        </table:table-row>
        <table:table-row>
          <table:table-cell>
            <text:p>1</text:p>
          </table:table-cell>
          <table:table-cell>
            <text:p>exploded</text:p>
          </table:table-cell>
          <table:table-cell>
            <text:p>[iks'plәudid]
adj. 爆破了的, 被打破的</text:p>
          </table:table-cell>
        </table:table-row>
        <table:table-row>
          <table:table-cell>
            <text:p>1</text:p>
          </table:table-cell>
          <table:table-cell>
            <text:p>exporting</text:p>
          </table:table-cell>
          <table:table-cell>
            <text:p>~= export
['ekspɔ:t]
vt. 输出
n. 出口货, 输出, 出口, 出口商品
v. 出口</text:p>
          </table:table-cell>
        </table:table-row>
        <table:table-row>
          <table:table-cell>
            <text:p>1</text:p>
          </table:table-cell>
          <table:table-cell>
            <text:p>express</text:p>
          </table:table-cell>
          <table:table-cell>
            <text:p>[iks'pres]
adj. 急速的, 特殊的, 明确的
n. 快车, 快递, 专使
vt. 表达, 表示
adv. 乘快车, 以快递方式</text:p>
          </table:table-cell>
        </table:table-row>
        <table:table-row>
          <table:table-cell>
            <text:p>1</text:p>
          </table:table-cell>
          <table:table-cell>
            <text:p>extent</text:p>
          </table:table-cell>
          <table:table-cell>
            <text:p>[iks'tent]
n. 广度, 宽度, 长度, 范围, 程度, 区域, [律]&lt;英&gt;扣押, &lt;美&gt;临时所有权令</text:p>
          </table:table-cell>
        </table:table-row>
        <table:table-row>
          <table:table-cell>
            <text:p>1</text:p>
          </table:table-cell>
          <table:table-cell>
            <text:p>extravagant</text:p>
          </table:table-cell>
          <table:table-cell>
            <text:p>[iks'trævәgәnt]
adj. 奢侈的, 浪费的, 过分的, 放纵的</text:p>
          </table:table-cell>
        </table:table-row>
        <table:table-row>
          <table:table-cell>
            <text:p>1</text:p>
          </table:table-cell>
          <table:table-cell>
            <text:p>eyed</text:p>
          </table:table-cell>
          <table:table-cell>
            <text:p>[aid]
adj. 有眼的</text:p>
          </table:table-cell>
        </table:table-row>
        <table:table-row>
          <table:table-cell>
            <text:p>1</text:p>
          </table:table-cell>
          <table:table-cell>
            <text:p>facility</text:p>
          </table:table-cell>
          <table:table-cell>
            <text:p>[fә'siliti]
n. 容易, 简易, 灵巧, 熟练, 便利, 敏捷, 设备, 工具</text:p>
          </table:table-cell>
        </table:table-row>
        <table:table-row>
          <table:table-cell>
            <text:p>1</text:p>
          </table:table-cell>
          <table:table-cell>
            <text:p>fact</text:p>
          </table:table-cell>
          <table:table-cell>
            <text:p>[fækt]
n. 事实, 实际, 实情, 真相, (犯罪)行为, 论据</text:p>
          </table:table-cell>
        </table:table-row>
        <table:table-row>
          <table:table-cell>
            <text:p>1</text:p>
          </table:table-cell>
          <table:table-cell>
            <text:p>factor</text:p>
          </table:table-cell>
          <table:table-cell>
            <text:p>['fæktә]
n. 因素, 要素, 因数, 代理人</text:p>
          </table:table-cell>
        </table:table-row>
        <table:table-row>
          <table:table-cell>
            <text:p>1</text:p>
          </table:table-cell>
          <table:table-cell>
            <text:p>fair</text:p>
          </table:table-cell>
          <table:table-cell>
            <text:p>[fєә]
adj. 美丽的, 女性的, (肤色)白皙的, (头发)金黄的, 干净的, 公平的, (天气)晴朗的
adv. 公平地, 公正地, 直接地, 清楚地
n. 美好的事物, 美人, 展览会, 市集
vi. 转晴</text:p>
          </table:table-cell>
        </table:table-row>
        <table:table-row>
          <table:table-cell>
            <text:p>1</text:p>
          </table:table-cell>
          <table:table-cell>
            <text:p>fairbanks</text:p>
          </table:table-cell>
          <table:table-cell>
            <text:p>~= Fairbanks
['fєәbæŋks]
费尔班克斯</text:p>
          </table:table-cell>
        </table:table-row>
        <table:table-row>
          <table:table-cell>
            <text:p>1</text:p>
          </table:table-cell>
          <table:table-cell>
            <text:p>fall</text:p>
          </table:table-cell>
          <table:table-cell>
            <text:p>[fɔ:l]
n. 秋天, 落下, 瀑布, 降低, 落差, 采伐量, 堕落, 下降
vi. 倒下, 落下, 来临, 失守, 变成, 垮台, 下跌, 阵亡
vt. &lt;美&gt;&lt;英方&gt;击倒, 砍倒(树木)
adj. 秋天的</text:p>
          </table:table-cell>
        </table:table-row>
        <table:table-row>
          <table:table-cell>
            <text:p>1</text:p>
          </table:table-cell>
          <table:table-cell>
            <text:p>fashion</text:p>
          </table:table-cell>
          <table:table-cell>
            <text:p>['fæʃәn]
n. 样子, 方式, 流行, 风尚, 时样
vt. 形成, 造, 作, 把...塑造成, 使适应, 使适合, 改革, 改变</text:p>
          </table:table-cell>
        </table:table-row>
        <table:table-row>
          <table:table-cell>
            <text:p>1</text:p>
          </table:table-cell>
          <table:table-cell>
            <text:p>feather</text:p>
          </table:table-cell>
          <table:table-cell>
            <text:p>['feðә]
n. 翎毛, 轻的东西, 羽毛
vi. 长羽毛
vt. 用羽毛装饰, 射掉(飞禽)的羽毛</text:p>
          </table:table-cell>
        </table:table-row>
        <table:table-row>
          <table:table-cell>
            <text:p>1</text:p>
          </table:table-cell>
          <table:table-cell>
            <text:p>features</text:p>
          </table:table-cell>
          <table:table-cell>
            <text:p>~= feature
['fi:tʃә]
n. 面貌的一部分(眼,口,鼻等)特征, 容貌, 特色, 特写
vt. 是...的特色, 特写, 放映
vi. 起重要作用</text:p>
          </table:table-cell>
        </table:table-row>
        <table:table-row>
          <table:table-cell>
            <text:p>1</text:p>
          </table:table-cell>
          <table:table-cell>
            <text:p>feebly</text:p>
          </table:table-cell>
          <table:table-cell>
            <text:p>adv. 柔弱地, 微弱地, 无力地</text:p>
          </table:table-cell>
        </table:table-row>
        <table:table-row>
          <table:table-cell>
            <text:p>1</text:p>
          </table:table-cell>
          <table:table-cell>
            <text:p>feel</text:p>
          </table:table-cell>
          <table:table-cell>
            <text:p>[fi:l]
vt. 摸, 触, 试探, 感觉, 觉得, 触摸, 以为
vi. 有知觉, (人)有某种感觉, 摸索, 同情
n. 感觉, 觉得, 触摸</text:p>
          </table:table-cell>
        </table:table-row>
        <table:table-row>
          <table:table-cell>
            <text:p>1</text:p>
          </table:table-cell>
          <table:table-cell>
            <text:p>feeling</text:p>
          </table:table-cell>
          <table:table-cell>
            <text:p>['fi:liŋ]
n. 触觉, 知觉, 感觉, 情绪, 同情
adj. 富于感情的, 富于同情心的, 衷心的, 有同情心的, 有感觉的, 仁慈的</text:p>
          </table:table-cell>
        </table:table-row>
        <table:table-row>
          <table:table-cell>
            <text:p>1</text:p>
          </table:table-cell>
          <table:table-cell>
            <text:p>feet</text:p>
          </table:table-cell>
          <table:table-cell>
            <text:p>[fi:t]
n. 脚,(foot的复数), 英尺, 韵脚</text:p>
          </table:table-cell>
        </table:table-row>
        <table:table-row>
          <table:table-cell>
            <text:p>1</text:p>
          </table:table-cell>
          <table:table-cell>
            <text:p>felt</text:p>
          </table:table-cell>
          <table:table-cell>
            <text:p>[felt]
n. 毡, 毡制品, (造纸用的)毛布
vt. 把...制成毡, 使粘结
vi. 粘结
vbl. feel的过去式和过去分词</text:p>
          </table:table-cell>
        </table:table-row>
        <table:table-row>
          <table:table-cell>
            <text:p>1</text:p>
          </table:table-cell>
          <table:table-cell>
            <text:p>feminine</text:p>
          </table:table-cell>
          <table:table-cell>
            <text:p>['feminin]
adj. 妇女(似)的, 娇柔的, 阴性的, 女性的</text:p>
          </table:table-cell>
        </table:table-row>
        <table:table-row>
          <table:table-cell>
            <text:p>1</text:p>
          </table:table-cell>
          <table:table-cell>
            <text:p>ferocious</text:p>
          </table:table-cell>
          <table:table-cell>
            <text:p>[fә'rәuʃәs]
adj. 凶恶的, 残忍的, 凶猛的, &lt;口&gt;十分强烈的, 极度的</text:p>
          </table:table-cell>
        </table:table-row>
        <table:table-row>
          <table:table-cell>
            <text:p>1</text:p>
          </table:table-cell>
          <table:table-cell>
            <text:p>fetched</text:p>
          </table:table-cell>
          <table:table-cell>
            <text:p>~= fetch
[fetʃ]
vt. 接来, 取来, 带来, 售得, 引出, 吸引, 到达, 演绎出
vi. 取物, 绕道而行n.取得, 拿, 诡计, 魂</text:p>
          </table:table-cell>
        </table:table-row>
        <table:table-row>
          <table:table-cell>
            <text:p>1</text:p>
          </table:table-cell>
          <table:table-cell>
            <text:p>fifty-pound</text:p>
          </table:table-cell>
          <table:table-cell>
            <text:p>fifty pound</text:p>
          </table:table-cell>
        </table:table-row>
        <table:table-row>
          <table:table-cell>
            <text:p>1</text:p>
          </table:table-cell>
          <table:table-cell>
            <text:p>filenames</text:p>
          </table:table-cell>
          <table:table-cell>
            <text:p>~= filename
[fail'neim]
n. 文件名</text:p>
          </table:table-cell>
        </table:table-row>
        <table:table-row>
          <table:table-cell>
            <text:p>1</text:p>
          </table:table-cell>
          <table:table-cell>
            <text:p>finally</text:p>
          </table:table-cell>
          <table:table-cell>
            <text:p>['fainәli]
adv. 最后, 终于, 不可更改地, 决定性地</text:p>
          </table:table-cell>
        </table:table-row>
        <table:table-row>
          <table:table-cell>
            <text:p>1</text:p>
          </table:table-cell>
          <table:table-cell>
            <text:p>financial</text:p>
          </table:table-cell>
          <table:table-cell>
            <text:p>[fai'nænʃәl, ˏfi-]
adj. 财政的, 金融的</text:p>
          </table:table-cell>
        </table:table-row>
        <table:table-row>
          <table:table-cell>
            <text:p>1</text:p>
          </table:table-cell>
          <table:table-cell>
            <text:p>finds</text:p>
          </table:table-cell>
          <table:table-cell>
            <text:p>~= find
[faind]
vt. 找到, 发现, 感到, 查明, 得到, 认为, 见到...的存在
vi. 裁决
n. 发现
[计] 在文件中查找指定的字符串</text:p>
          </table:table-cell>
        </table:table-row>
        <table:table-row>
          <table:table-cell>
            <text:p>1</text:p>
          </table:table-cell>
          <table:table-cell>
            <text:p>finger</text:p>
          </table:table-cell>
          <table:table-cell>
            <text:p>['fiŋgә]
n. 手指(尤指大拇指以外的手指), 指状物, 指针
v. 用手指拨弄, 伸出</text:p>
          </table:table-cell>
        </table:table-row>
        <table:table-row>
          <table:table-cell>
            <text:p>1</text:p>
          </table:table-cell>
          <table:table-cell>
            <text:p>fitness</text:p>
          </table:table-cell>
          <table:table-cell>
            <text:p>['fitnis]
n. 适当, 适切性</text:p>
          </table:table-cell>
        </table:table-row>
        <table:table-row>
          <table:table-cell>
            <text:p>1</text:p>
          </table:table-cell>
          <table:table-cell>
            <text:p>fix</text:p>
          </table:table-cell>
          <table:table-cell>
            <text:p>[fiks]
vt. 使固定, 装置, 修理, 准备, 安装, 凝视, 整理, 牢记
vi. 固定, 注视, 决定, 选定, 确定
n. 困境, 方位, 贿赂</text:p>
          </table:table-cell>
        </table:table-row>
        <table:table-row>
          <table:table-cell>
            <text:p>1</text:p>
          </table:table-cell>
          <table:table-cell>
            <text:p>flattering</text:p>
          </table:table-cell>
          <table:table-cell>
            <text:p>['flætәriŋ]
adj. 谄媚的, 讨人欢喜的, 奉承的, (肖像等)比真容更美丽</text:p>
          </table:table-cell>
        </table:table-row>
        <table:table-row>
          <table:table-cell>
            <text:p>1</text:p>
          </table:table-cell>
          <table:table-cell>
            <text:p>flushed</text:p>
          </table:table-cell>
          <table:table-cell>
            <text:p>adj ~ (with sth) very excited (by sth); filled with emotion （因某事物）非常激动的; 充满感情的
*flushed with success, pride, joy, etc 因成功、得意、喜悦等而激动.</text:p>
          </table:table-cell>
        </table:table-row>
        <table:table-row>
          <table:table-cell>
            <text:p>1</text:p>
          </table:table-cell>
          <table:table-cell>
            <text:p>follow</text:p>
          </table:table-cell>
          <table:table-cell>
            <text:p>['fɔlәu]
vt. 跟随, 追随, 沿...而行, 理解, 遵循, 从事, 追求, 注视
vi. 跟随, 接着
n. 跟随, 追随</text:p>
          </table:table-cell>
        </table:table-row>
        <table:table-row>
          <table:table-cell>
            <text:p>1</text:p>
          </table:table-cell>
          <table:table-cell>
            <text:p>followed</text:p>
          </table:table-cell>
          <table:table-cell>
            <text:p>~= follow
['fɔlәu]
vt. 跟随, 追随, 沿...而行, 理解, 遵循, 从事, 追求, 注视
vi. 跟随, 接着
n. 跟随, 追随</text:p>
          </table:table-cell>
        </table:table-row>
        <table:table-row>
          <table:table-cell>
            <text:p>1</text:p>
          </table:table-cell>
          <table:table-cell>
            <text:p>fool</text:p>
          </table:table-cell>
          <table:table-cell>
            <text:p>[fu:l]
n. 愚人, 白痴, 莽汉, 受骗者, 奶油拌水果
vt. 愚弄, 欺骗, 浪费
vi. 干傻事, 开玩笑, 游荡
adj. 傻的</text:p>
          </table:table-cell>
        </table:table-row>
        <table:table-row>
          <table:table-cell>
            <text:p>1</text:p>
          </table:table-cell>
          <table:table-cell>
            <text:p>foot</text:p>
          </table:table-cell>
          <table:table-cell>
            <text:p>[fut]
n. 足, 底部, 英尺, 音步(英诗), 步调, 步兵, 末尾
vt. 走在...上, 支付, 给...换底, 结算
vi. 步行, 跳舞, 总计</text:p>
          </table:table-cell>
        </table:table-row>
        <table:table-row>
          <table:table-cell>
            <text:p>1</text:p>
          </table:table-cell>
          <table:table-cell>
            <text:p>for--cabled</text:p>
          </table:table-cell>
          <table:table-cell>
            <text:p>for cabled</text:p>
          </table:table-cell>
        </table:table-row>
        <table:table-row>
          <table:table-cell>
            <text:p>1</text:p>
          </table:table-cell>
          <table:table-cell>
            <text:p>for--fun</text:p>
          </table:table-cell>
          <table:table-cell>
            <text:p>for fun</text:p>
          </table:table-cell>
        </table:table-row>
        <table:table-row>
          <table:table-cell>
            <text:p>1</text:p>
          </table:table-cell>
          <table:table-cell>
            <text:p>forget</text:p>
          </table:table-cell>
          <table:table-cell>
            <text:p>[fә'get]
vt. 忘记, 忽略
vi. 忘记, 忘形, 忘乎所以</text:p>
          </table:table-cell>
        </table:table-row>
        <table:table-row>
          <table:table-cell>
            <text:p>1</text:p>
          </table:table-cell>
          <table:table-cell>
            <text:p>fortunately</text:p>
          </table:table-cell>
          <table:table-cell>
            <text:p>['fɔ:tʃәnәtli]
adv. 幸运地</text:p>
          </table:table-cell>
        </table:table-row>
        <table:table-row>
          <table:table-cell>
            <text:p>1</text:p>
          </table:table-cell>
          <table:table-cell>
            <text:p>fortune</text:p>
          </table:table-cell>
          <table:table-cell>
            <text:p>['fɔ:tʃәn]
n. 财富, 运气, 大量财产, 好运, 命运
vt. &lt;古&gt;偶然发生
vt. 给...以大宗财富</text:p>
          </table:table-cell>
        </table:table-row>
        <table:table-row>
          <table:table-cell>
            <text:p>1</text:p>
          </table:table-cell>
          <table:table-cell>
            <text:p>fought</text:p>
          </table:table-cell>
          <table:table-cell>
            <text:p>[fɔ:t]
vbl. fight的过去式和过去分词</text:p>
          </table:table-cell>
        </table:table-row>
        <table:table-row>
          <table:table-cell>
            <text:p>1</text:p>
          </table:table-cell>
          <table:table-cell>
            <text:p>fourth--and</text:p>
          </table:table-cell>
          <table:table-cell>
            <text:p>fourth and</text:p>
          </table:table-cell>
        </table:table-row>
        <table:table-row>
          <table:table-cell>
            <text:p>1</text:p>
          </table:table-cell>
          <table:table-cell>
            <text:p>frame</text:p>
          </table:table-cell>
          <table:table-cell>
            <text:p>[freim]
n. 结构, 体格
vt. 构成, 设计, 制定, 使适合, 陷害
vi. &lt;英方&gt;有成功希望
n. 帧,画面,框架</text:p>
          </table:table-cell>
        </table:table-row>
        <table:table-row>
          <table:table-cell>
            <text:p>1</text:p>
          </table:table-cell>
          <table:table-cell>
            <text:p>frantic</text:p>
          </table:table-cell>
          <table:table-cell>
            <text:p>['fræntik]
adj. 狂乱的, 疯狂的</text:p>
          </table:table-cell>
        </table:table-row>
        <table:table-row>
          <table:table-cell>
            <text:p>1</text:p>
          </table:table-cell>
          <table:table-cell>
            <text:p>friendly</text:p>
          </table:table-cell>
          <table:table-cell>
            <text:p>['frendli]
adj. 友好的, 友谊的</text:p>
          </table:table-cell>
        </table:table-row>
        <table:table-row>
          <table:table-cell>
            <text:p>1</text:p>
          </table:table-cell>
          <table:table-cell>
            <text:p>front</text:p>
          </table:table-cell>
          <table:table-cell>
            <text:p>[frʌnt]
n. 前面, 开头, 前线, (政治上的)阵线, 态度, 外表
vt. 面对, 朝向, 对付
vi. 朝向</text:p>
          </table:table-cell>
        </table:table-row>
        <table:table-row>
          <table:table-cell>
            <text:p>1</text:p>
          </table:table-cell>
          <table:table-cell>
            <text:p>frowned</text:p>
          </table:table-cell>
          <table:table-cell>
            <text:p>~= frown
[fraun]
vi. 皱眉, 蹙额, 不赞成, 反对
v. 皱眉</text:p>
          </table:table-cell>
        </table:table-row>
        <table:table-row>
          <table:table-cell>
            <text:p>1</text:p>
          </table:table-cell>
          <table:table-cell>
            <text:p>frowning</text:p>
          </table:table-cell>
          <table:table-cell>
            <text:p>~= frown
[fraun]
vi. 皱眉, 蹙额, 不赞成, 反对
v. 皱眉</text:p>
          </table:table-cell>
        </table:table-row>
        <table:table-row>
          <table:table-cell>
            <text:p>1</text:p>
          </table:table-cell>
          <table:table-cell>
            <text:p>fundraising</text:p>
          </table:table-cell>
          <table:table-cell>
            <text:p>n. 筹款, 募款
adj. 筹款的</text:p>
          </table:table-cell>
        </table:table-row>
        <table:table-row>
          <table:table-cell>
            <text:p>1</text:p>
          </table:table-cell>
          <table:table-cell>
            <text:p>further</text:p>
          </table:table-cell>
          <table:table-cell>
            <text:p>['fә:ðә]
adj. 更远的, 更多的, 深一层的
vt. 促进, 增进, 助长
adv. 更进一步地, 更远地, 此外</text:p>
          </table:table-cell>
        </table:table-row>
        <table:table-row>
          <table:table-cell>
            <text:p>1</text:p>
          </table:table-cell>
          <table:table-cell>
            <text:p>fury</text:p>
          </table:table-cell>
          <table:table-cell>
            <text:p>['fjuәri]
n. 狂怒, 狂暴, 激烈, 狂怒的人</text:p>
          </table:table-cell>
        </table:table-row>
        <table:table-row>
          <table:table-cell>
            <text:p>1</text:p>
          </table:table-cell>
          <table:table-cell>
            <text:p>fuss</text:p>
          </table:table-cell>
          <table:table-cell>
            <text:p>[fʌs]
n. 忙乱, 大惊小怪, 大惊小怪的人
v. 忙乱, 大惊小怪</text:p>
          </table:table-cell>
        </table:table-row>
        <table:table-row>
          <table:table-cell>
            <text:p>1</text:p>
          </table:table-cell>
          <table:table-cell>
            <text:p>gal--a</text:p>
          </table:table-cell>
          <table:table-cell>
            <text:p>gal a</text:p>
          </table:table-cell>
        </table:table-row>
        <table:table-row>
          <table:table-cell>
            <text:p>1</text:p>
          </table:table-cell>
          <table:table-cell>
            <text:p>gal--he's--the</text:p>
          </table:table-cell>
          <table:table-cell>
            <text:p>gal he's the</text:p>
          </table:table-cell>
        </table:table-row>
        <table:table-row>
          <table:table-cell>
            <text:p>1</text:p>
          </table:table-cell>
          <table:table-cell>
            <text:p>game</text:p>
          </table:table-cell>
          <table:table-cell>
            <text:p>[geim]
n. 比赛, 游戏, 竞赛, [复]运动会, 玩耍, 比分, 比赛规则, 策略
vi. 赌博
adj. 勇敢的, 有胆量的, 关于野味的, 跛的</text:p>
          </table:table-cell>
        </table:table-row>
        <table:table-row>
          <table:table-cell>
            <text:p>1</text:p>
          </table:table-cell>
          <table:table-cell>
            <text:p>gbnewby</text:p>
          </table:table-cell>
          <table:table-cell>
            <text:p>~~~= newberyite
['nju:bәriait]
镁磷石</text:p>
          </table:table-cell>
        </table:table-row>
        <table:table-row>
          <table:table-cell>
            <text:p>1</text:p>
          </table:table-cell>
          <table:table-cell>
            <text:p>gentle</text:p>
          </table:table-cell>
          <table:table-cell>
            <text:p>['dʒentl]
adj. 温和的, 文雅的</text:p>
          </table:table-cell>
        </table:table-row>
        <table:table-row>
          <table:table-cell>
            <text:p>1</text:p>
          </table:table-cell>
          <table:table-cell>
            <text:p>george'll</text:p>
          </table:table-cell>
          <table:table-cell>
            <text:p>george will</text:p>
          </table:table-cell>
        </table:table-row>
        <table:table-row>
          <table:table-cell>
            <text:p>1</text:p>
          </table:table-cell>
          <table:table-cell>
            <text:p>gesture</text:p>
          </table:table-cell>
          <table:table-cell>
            <text:p>['dʒestʃә]
n. 姿态, 手势, 表示
v. 作手势, 以手势表示</text:p>
          </table:table-cell>
        </table:table-row>
        <table:table-row>
          <table:table-cell>
            <text:p>1</text:p>
          </table:table-cell>
          <table:table-cell>
            <text:p>gilded</text:p>
          </table:table-cell>
          <table:table-cell>
            <text:p>['gildid]
adj. 镀金的</text:p>
          </table:table-cell>
        </table:table-row>
        <table:table-row>
          <table:table-cell>
            <text:p>1</text:p>
          </table:table-cell>
          <table:table-cell>
            <text:p>gives</text:p>
          </table:table-cell>
          <table:table-cell>
            <text:p>~= give
[giv]
n. 弹性, 可弯性
vt. 给, 授予, 供给, 献出, 让步, 引起, 发表, 捐助
vi. 捐赠, 让步</text:p>
          </table:table-cell>
        </table:table-row>
        <table:table-row>
          <table:table-cell>
            <text:p>1</text:p>
          </table:table-cell>
          <table:table-cell>
            <text:p>giving</text:p>
          </table:table-cell>
          <table:table-cell>
            <text:p>['giviŋ]
n. 礼物, 给予物</text:p>
          </table:table-cell>
        </table:table-row>
        <table:table-row>
          <table:table-cell>
            <text:p>1</text:p>
          </table:table-cell>
          <table:table-cell>
            <text:p>glad</text:p>
          </table:table-cell>
          <table:table-cell>
            <text:p>[glæd]
adj. 高兴的, 乐意的, 感到高兴的</text:p>
          </table:table-cell>
        </table:table-row>
        <table:table-row>
          <table:table-cell>
            <text:p>1</text:p>
          </table:table-cell>
          <table:table-cell>
            <text:p>glanced</text:p>
          </table:table-cell>
          <table:table-cell>
            <text:p>~= glance
[glɑ:ns]
vi. 扫视, 匆匆一看
n. 一瞥, 眼光, 匆匆一看</text:p>
          </table:table-cell>
        </table:table-row>
        <table:table-row>
          <table:table-cell>
            <text:p>1</text:p>
          </table:table-cell>
          <table:table-cell>
            <text:p>glass</text:p>
          </table:table-cell>
          <table:table-cell>
            <text:p>[glɑ:s]
n. 玻璃, 玻璃制品, 玻璃杯, 镜子, 眼镜, 望远镜, 气压计, 晴雨表
vt. 装玻璃于, 反映
vi. 成玻璃状</text:p>
          </table:table-cell>
        </table:table-row>
        <table:table-row>
          <table:table-cell>
            <text:p>1</text:p>
          </table:table-cell>
          <table:table-cell>
            <text:p>goals</text:p>
          </table:table-cell>
          <table:table-cell>
            <text:p>~= goal
[gәul]
n. 目的, 目标, 守门员, 球门, (球赛等的)得分</text:p>
          </table:table-cell>
        </table:table-row>
        <table:table-row>
          <table:table-cell>
            <text:p>1</text:p>
          </table:table-cell>
          <table:table-cell>
            <text:p>goes</text:p>
          </table:table-cell>
          <table:table-cell>
            <text:p>[gәuz]
vbl. go 的第三人称单数现在式
n. go的复数</text:p>
          </table:table-cell>
        </table:table-row>
        <table:table-row>
          <table:table-cell>
            <text:p>1</text:p>
          </table:table-cell>
          <table:table-cell>
            <text:p>gold</text:p>
          </table:table-cell>
          <table:table-cell>
            <text:p>[gәuld]
n. 黄金, 金币
adj. 金的, 金制的</text:p>
          </table:table-cell>
        </table:table-row>
        <table:table-row>
          <table:table-cell>
            <text:p>1</text:p>
          </table:table-cell>
          <table:table-cell>
            <text:p>gold-mining</text:p>
          </table:table-cell>
          <table:table-cell>
            <text:p>~= gold-mine
n 
1 place where gold is mined 金矿. 
2 (fig 比喻) any source of wealth; prosperous business 富源; 繁荣的企业
*This shop is a regular gold-mine. 这家商店日进斗金.</text:p>
          </table:table-cell>
        </table:table-row>
        <table:table-row>
          <table:table-cell>
            <text:p>1</text:p>
          </table:table-cell>
          <table:table-cell>
            <text:p>gone</text:p>
          </table:table-cell>
          <table:table-cell>
            <text:p>[gɔn, gɔ:n]
adj. 离去的, 死去的, 深重的, 入迷的, 用光的
vbl. go的过去分词</text:p>
          </table:table-cell>
        </table:table-row>
        <table:table-row>
          <table:table-cell>
            <text:p>1</text:p>
          </table:table-cell>
          <table:table-cell>
            <text:p>good-'arted</text:p>
          </table:table-cell>
          <table:table-cell>
            <text:p>good 'arted</text:p>
          </table:table-cell>
        </table:table-row>
        <table:table-row>
          <table:table-cell>
            <text:p>1</text:p>
          </table:table-cell>
          <table:table-cell>
            <text:p>good-bye</text:p>
          </table:table-cell>
          <table:table-cell>
            <text:p>['gud'bai]
int. 再见, 再会
n. 告别</text:p>
          </table:table-cell>
        </table:table-row>
        <table:table-row>
          <table:table-cell>
            <text:p>1</text:p>
          </table:table-cell>
          <table:table-cell>
            <text:p>govern</text:p>
          </table:table-cell>
          <table:table-cell>
            <text:p>['gʌvәn]
v. 统治, 支配, 管理</text:p>
          </table:table-cell>
        </table:table-row>
        <table:table-row>
          <table:table-cell>
            <text:p>1</text:p>
          </table:table-cell>
          <table:table-cell>
            <text:p>granted</text:p>
          </table:table-cell>
          <table:table-cell>
            <text:p>ad. 算是如此, 但是
相关词组:
  granted that...</text:p>
          </table:table-cell>
        </table:table-row>
        <table:table-row>
          <table:table-cell>
            <text:p>1</text:p>
          </table:table-cell>
          <table:table-cell>
            <text:p>gratefully</text:p>
          </table:table-cell>
          <table:table-cell>
            <text:p>adv. 感激地</text:p>
          </table:table-cell>
        </table:table-row>
        <table:table-row>
          <table:table-cell>
            <text:p>1</text:p>
          </table:table-cell>
          <table:table-cell>
            <text:p>grating</text:p>
          </table:table-cell>
          <table:table-cell>
            <text:p>['greitiŋ]
n. 门窗的栅栏, [物理]光栅, 摩擦, 摩擦声
adj. 刺耳的</text:p>
          </table:table-cell>
        </table:table-row>
        <table:table-row>
          <table:table-cell>
            <text:p>1</text:p>
          </table:table-cell>
          <table:table-cell>
            <text:p>gregory</text:p>
          </table:table-cell>
          <table:table-cell>
            <text:p>~= Gregory
['gregәri]
n. 男子名, 古代罗马教皇之名</text:p>
          </table:table-cell>
        </table:table-row>
        <table:table-row>
          <table:table-cell>
            <text:p>1</text:p>
          </table:table-cell>
          <table:table-cell>
            <text:p>grievance</text:p>
          </table:table-cell>
          <table:table-cell>
            <text:p>['gri:vәns]
n. 委屈, 冤情, 不平</text:p>
          </table:table-cell>
        </table:table-row>
        <table:table-row>
          <table:table-cell>
            <text:p>1</text:p>
          </table:table-cell>
          <table:table-cell>
            <text:p>groaned</text:p>
          </table:table-cell>
          <table:table-cell>
            <text:p>~= groan
[grәun]
n. 呻吟, 叹息
vi. 呻吟, 受折磨, 受压迫发出嘎吱声
vt. 呻吟着说</text:p>
          </table:table-cell>
        </table:table-row>
        <table:table-row>
          <table:table-cell>
            <text:p>1</text:p>
          </table:table-cell>
          <table:table-cell>
            <text:p>gross</text:p>
          </table:table-cell>
          <table:table-cell>
            <text:p>[grәus]
adj. 总的, 毛重的
n. 总额</text:p>
          </table:table-cell>
        </table:table-row>
        <table:table-row>
          <table:table-cell>
            <text:p>1</text:p>
          </table:table-cell>
          <table:table-cell>
            <text:p>group</text:p>
          </table:table-cell>
          <table:table-cell>
            <text:p>[gru:p]
n. 团体, 组, 团, 群, 批, [地]界, [化]基
v. 聚合, 成群</text:p>
          </table:table-cell>
        </table:table-row>
        <table:table-row>
          <table:table-cell>
            <text:p>1</text:p>
          </table:table-cell>
          <table:table-cell>
            <text:p>guileless</text:p>
          </table:table-cell>
          <table:table-cell>
            <text:p>['gaillis]
adj. 不狡诈的, 坦率的, 正直的</text:p>
          </table:table-cell>
        </table:table-row>
        <table:table-row>
          <table:table-cell>
            <text:p>1</text:p>
          </table:table-cell>
          <table:table-cell>
            <text:p>gutenberg-tm's</text:p>
          </table:table-cell>
          <table:table-cell>
            <text:p>gutenberg tm's</text:p>
          </table:table-cell>
        </table:table-row>
        <table:table-row>
          <table:table-cell>
            <text:p>1</text:p>
          </table:table-cell>
          <table:table-cell>
            <text:p>gutindex</text:p>
          </table:table-cell>
          <table:table-cell>
            <text:p>~~~= postindexing
[ˏpәust'indeksiŋ]
[自]后变址</text:p>
          </table:table-cell>
        </table:table-row>
        <table:table-row>
          <table:table-cell>
            <text:p>1</text:p>
          </table:table-cell>
          <table:table-cell>
            <text:p>halloa</text:p>
          </table:table-cell>
          <table:table-cell>
            <text:p>[hә'lәu]
n. 喂, 啊呀
v. 喊叫</text:p>
          </table:table-cell>
        </table:table-row>
        <table:table-row>
          <table:table-cell>
            <text:p>1</text:p>
          </table:table-cell>
          <table:table-cell>
            <text:p>halting</text:p>
          </table:table-cell>
          <table:table-cell>
            <text:p>['hɔ:ltiŋ]
adj. 跛的, 犹豫的, 蹒跚的</text:p>
          </table:table-cell>
        </table:table-row>
        <table:table-row>
          <table:table-cell>
            <text:p>1</text:p>
          </table:table-cell>
          <table:table-cell>
            <text:p>handkerchief</text:p>
          </table:table-cell>
          <table:table-cell>
            <text:p>['hæŋkәtʃi:f]
n. 手帕</text:p>
          </table:table-cell>
        </table:table-row>
        <table:table-row>
          <table:table-cell>
            <text:p>1</text:p>
          </table:table-cell>
          <table:table-cell>
            <text:p>hansom-cab</text:p>
          </table:table-cell>
          <table:table-cell>
            <text:p>hansom cab</text:p>
          </table:table-cell>
        </table:table-row>
        <table:table-row>
          <table:table-cell>
            <text:p>1</text:p>
          </table:table-cell>
          <table:table-cell>
            <text:p>happen</text:p>
          </table:table-cell>
          <table:table-cell>
            <text:p>['hæpәn]
vi. 发生, 碰巧, 偶然
v. 发生, 恰巧, 偶然发现</text:p>
          </table:table-cell>
        </table:table-row>
        <table:table-row>
          <table:table-cell>
            <text:p>1</text:p>
          </table:table-cell>
          <table:table-cell>
            <text:p>hard</text:p>
          </table:table-cell>
          <table:table-cell>
            <text:p>[hɑ:d]
adj. 硬的, 坚固的, (问题, 工作等)困难的, 艰苦的, 猛烈的, 确实的
adv. 努力地, 辛苦地, 坚硬地, 牢固地, 接近地, 猛烈地</text:p>
          </table:table-cell>
        </table:table-row>
        <table:table-row>
          <table:table-cell>
            <text:p>1</text:p>
          </table:table-cell>
          <table:table-cell>
            <text:p>harmless</text:p>
          </table:table-cell>
          <table:table-cell>
            <text:p>['hɑ:mlis]
adj. 无害的</text:p>
          </table:table-cell>
        </table:table-row>
        <table:table-row>
          <table:table-cell>
            <text:p>1</text:p>
          </table:table-cell>
          <table:table-cell>
            <text:p>harmlessly</text:p>
          </table:table-cell>
          <table:table-cell>
            <text:p>adv. 无害地, 无恶意地</text:p>
          </table:table-cell>
        </table:table-row>
        <table:table-row>
          <table:table-cell>
            <text:p>1</text:p>
          </table:table-cell>
          <table:table-cell>
            <text:p>harsh</text:p>
          </table:table-cell>
          <table:table-cell>
            <text:p>[hɑ:ʃ]
adj. 粗糙的, 荒芜的, 苛刻的, 刺耳的, 刺目的</text:p>
          </table:table-cell>
        </table:table-row>
        <table:table-row>
          <table:table-cell>
            <text:p>1</text:p>
          </table:table-cell>
          <table:table-cell>
            <text:p>haste</text:p>
          </table:table-cell>
          <table:table-cell>
            <text:p>[heist]
n. 匆忙, 急忙</text:p>
          </table:table-cell>
        </table:table-row>
        <table:table-row>
          <table:table-cell>
            <text:p>1</text:p>
          </table:table-cell>
          <table:table-cell>
            <text:p>hastily</text:p>
          </table:table-cell>
          <table:table-cell>
            <text:p>['heistili]
adv. 急速地, 轻率地, 慌忙地, 草率地</text:p>
          </table:table-cell>
        </table:table-row>
        <table:table-row>
          <table:table-cell>
            <text:p>1</text:p>
          </table:table-cell>
          <table:table-cell>
            <text:p>haven't</text:p>
          </table:table-cell>
          <table:table-cell>
            <text:p>have not</text:p>
          </table:table-cell>
        </table:table-row>
        <table:table-row>
          <table:table-cell>
            <text:p>1</text:p>
          </table:table-cell>
          <table:table-cell>
            <text:p>hay</text:p>
          </table:table-cell>
          <table:table-cell>
            <text:p>[hei]
n. 干草</text:p>
          </table:table-cell>
        </table:table-row>
        <table:table-row>
          <table:table-cell>
            <text:p>1</text:p>
          </table:table-cell>
          <table:table-cell>
            <text:p>headache</text:p>
          </table:table-cell>
          <table:table-cell>
            <text:p>['hedeik]
n. 头痛, 令人头痛之事</text:p>
          </table:table-cell>
        </table:table-row>
        <table:table-row>
          <table:table-cell>
            <text:p>1</text:p>
          </table:table-cell>
          <table:table-cell>
            <text:p>heart</text:p>
          </table:table-cell>
          <table:table-cell>
            <text:p>[hɑ:t]
n. 心, 心脏, 中心, 心地, 心情, 精神, 宝贝儿, 感情
vt. 把...放在中心</text:p>
          </table:table-cell>
        </table:table-row>
        <table:table-row>
          <table:table-cell>
            <text:p>1</text:p>
          </table:table-cell>
          <table:table-cell>
            <text:p>held</text:p>
          </table:table-cell>
          <table:table-cell>
            <text:p>[held]
vbl. hold的过去式和过去分词</text:p>
          </table:table-cell>
        </table:table-row>
        <table:table-row>
          <table:table-cell>
            <text:p>1</text:p>
          </table:table-cell>
          <table:table-cell>
            <text:p>her--i'll</text:p>
          </table:table-cell>
          <table:table-cell>
            <text:p>her--i will</text:p>
          </table:table-cell>
        </table:table-row>
        <table:table-row>
          <table:table-cell>
            <text:p>1</text:p>
          </table:table-cell>
          <table:table-cell>
            <text:p>hid</text:p>
          </table:table-cell>
          <table:table-cell>
            <text:p>[hid]
vbl. hide的过去式和过去分词</text:p>
          </table:table-cell>
        </table:table-row>
        <table:table-row>
          <table:table-cell>
            <text:p>1</text:p>
          </table:table-cell>
          <table:table-cell>
            <text:p>hint</text:p>
          </table:table-cell>
          <table:table-cell>
            <text:p>[hint]
n. 暗示, 提示, 线索</text:p>
          </table:table-cell>
        </table:table-row>
        <table:table-row>
          <table:table-cell>
            <text:p>1</text:p>
          </table:table-cell>
          <table:table-cell>
            <text:p>history</text:p>
          </table:table-cell>
          <table:table-cell>
            <text:p>['histәri]
n. 历史, 历史学, 过去的事(的记载), 来历, 历史记录</text:p>
          </table:table-cell>
        </table:table-row>
        <table:table-row>
          <table:table-cell>
            <text:p>1</text:p>
          </table:table-cell>
          <table:table-cell>
            <text:p>hoarse</text:p>
          </table:table-cell>
          <table:table-cell>
            <text:p>[hɔ:s]
adj. 嘶哑的</text:p>
          </table:table-cell>
        </table:table-row>
        <table:table-row>
          <table:table-cell>
            <text:p>1</text:p>
          </table:table-cell>
          <table:table-cell>
            <text:p>holding</text:p>
          </table:table-cell>
          <table:table-cell>
            <text:p>['hәuldiŋ]
n. 把握, 支持, 持有, 所有物, 财产</text:p>
          </table:table-cell>
        </table:table-row>
        <table:table-row>
          <table:table-cell>
            <text:p>1</text:p>
          </table:table-cell>
          <table:table-cell>
            <text:p>holiday</text:p>
          </table:table-cell>
          <table:table-cell>
            <text:p>['hɔlәdi, 'hɔlidei]
n. 假日, 节日, 假期</text:p>
          </table:table-cell>
        </table:table-row>
        <table:table-row>
          <table:table-cell>
            <text:p>1</text:p>
          </table:table-cell>
          <table:table-cell>
            <text:p>hooked</text:p>
          </table:table-cell>
          <table:table-cell>
            <text:p>[hukt]
adj. 钩状的</text:p>
          </table:table-cell>
        </table:table-row>
        <table:table-row>
          <table:table-cell>
            <text:p>1</text:p>
          </table:table-cell>
          <table:table-cell>
            <text:p>horrified</text:p>
          </table:table-cell>
          <table:table-cell>
            <text:p>['hɔrifaid]
adj. 惊悸的, 带有恐怖感的, 惊骇的</text:p>
          </table:table-cell>
        </table:table-row>
        <table:table-row>
          <table:table-cell>
            <text:p>1</text:p>
          </table:table-cell>
          <table:table-cell>
            <text:p>horse</text:p>
          </table:table-cell>
          <table:table-cell>
            <text:p>[hɔ:s]
n. 马, [总称]骑兵, 脚架, 马力
vi. 骑马, 作弄人
vt. 使骑马, 系马于</text:p>
          </table:table-cell>
        </table:table-row>
        <table:table-row>
          <table:table-cell>
            <text:p>1</text:p>
          </table:table-cell>
          <table:table-cell>
            <text:p>hospital</text:p>
          </table:table-cell>
          <table:table-cell>
            <text:p>['hɔspitl]
n. 医院</text:p>
          </table:table-cell>
        </table:table-row>
        <table:table-row>
          <table:table-cell>
            <text:p>1</text:p>
          </table:table-cell>
          <table:table-cell>
            <text:p>host</text:p>
          </table:table-cell>
          <table:table-cell>
            <text:p>[hәust]
n. 主人, 旅馆招待 许多
vt. 当主人招待
主机</text:p>
          </table:table-cell>
        </table:table-row>
        <table:table-row>
          <table:table-cell>
            <text:p>1</text:p>
          </table:table-cell>
          <table:table-cell>
            <text:p>hotly</text:p>
          </table:table-cell>
          <table:table-cell>
            <text:p>['hɔtli]
adv. 暑热地, 热心地, 激烈地</text:p>
          </table:table-cell>
        </table:table-row>
        <table:table-row>
          <table:table-cell>
            <text:p>1</text:p>
          </table:table-cell>
          <table:table-cell>
            <text:p>hour</text:p>
          </table:table-cell>
          <table:table-cell>
            <text:p>['auә]
n. 小时, 钟头, ...点钟, 课时, (一段)时间</text:p>
          </table:table-cell>
        </table:table-row>
        <table:table-row>
          <table:table-cell>
            <text:p>1</text:p>
          </table:table-cell>
          <table:table-cell>
            <text:p>however</text:p>
          </table:table-cell>
          <table:table-cell>
            <text:p>[hau'evә]
adv. 无论如何, 可是, 仍然, 究竟
conj. 不管用何种方法, 然而, 可是</text:p>
          </table:table-cell>
        </table:table-row>
        <table:table-row>
          <table:table-cell>
            <text:p>1</text:p>
          </table:table-cell>
          <table:table-cell>
            <text:p>html</text:p>
          </table:table-cell>
          <table:table-cell>
            <text:p>~= HTML
Hypertext Markup Language, 超文本链接标示语言</text:p>
          </table:table-cell>
        </table:table-row>
        <table:table-row>
          <table:table-cell>
            <text:p>1</text:p>
          </table:table-cell>
          <table:table-cell>
            <text:p>hundreds</text:p>
          </table:table-cell>
          <table:table-cell>
            <text:p>n. 数百</text:p>
          </table:table-cell>
        </table:table-row>
        <table:table-row>
          <table:table-cell>
            <text:p>1</text:p>
          </table:table-cell>
          <table:table-cell>
            <text:p>hypertext</text:p>
          </table:table-cell>
          <table:table-cell>
            <text:p>【计】 超文本系统</text:p>
          </table:table-cell>
        </table:table-row>
        <table:table-row>
          <table:table-cell>
            <text:p>1</text:p>
          </table:table-cell>
          <table:table-cell>
            <text:p>i--i</text:p>
          </table:table-cell>
          <table:table-cell>
            <text:p>i i</text:p>
          </table:table-cell>
        </table:table-row>
        <table:table-row>
          <table:table-cell>
            <text:p>1</text:p>
          </table:table-cell>
          <table:table-cell>
            <text:p>identical</text:p>
          </table:table-cell>
          <table:table-cell>
            <text:p>[ai'dentikәl]
adj. 同一的, 同样的</text:p>
          </table:table-cell>
        </table:table-row>
        <table:table-row>
          <table:table-cell>
            <text:p>1</text:p>
          </table:table-cell>
          <table:table-cell>
            <text:p>identification</text:p>
          </table:table-cell>
          <table:table-cell>
            <text:p>[aiˏdentifi'keiʃәn]
n. 辨认, 鉴定, 证明, 视为同一</text:p>
          </table:table-cell>
        </table:table-row>
        <table:table-row>
          <table:table-cell>
            <text:p>1</text:p>
          </table:table-cell>
          <table:table-cell>
            <text:p>identify</text:p>
          </table:table-cell>
          <table:table-cell>
            <text:p>[ai'dentifai]
vt. 识别, 鉴别, 把...和...看成一样
v. 确定</text:p>
          </table:table-cell>
        </table:table-row>
        <table:table-row>
          <table:table-cell>
            <text:p>1</text:p>
          </table:table-cell>
          <table:table-cell>
            <text:p>im</text:p>
          </table:table-cell>
          <table:table-cell>
            <text:p>~= IM
=Induction Motor 感应电动机</text:p>
          </table:table-cell>
        </table:table-row>
        <table:table-row>
          <table:table-cell>
            <text:p>1</text:p>
          </table:table-cell>
          <table:table-cell>
            <text:p>image</text:p>
          </table:table-cell>
          <table:table-cell>
            <text:p>['imidʒ]
n. 图象, 肖像, 偶像, 形象化的比喻, 极为相象, 映像, 典型
vt. 想象, 作...的像, 反映, 象征</text:p>
          </table:table-cell>
        </table:table-row>
        <table:table-row>
          <table:table-cell>
            <text:p>1</text:p>
          </table:table-cell>
          <table:table-cell>
            <text:p>important</text:p>
          </table:table-cell>
          <table:table-cell>
            <text:p>[im'pɔ:tәnt]
adj. 重要的, 重大的, 有权力的, 有地位的</text:p>
          </table:table-cell>
        </table:table-row>
        <table:table-row>
          <table:table-cell>
            <text:p>1</text:p>
          </table:table-cell>
          <table:table-cell>
            <text:p>imposed</text:p>
          </table:table-cell>
          <table:table-cell>
            <text:p>~= impose
[im'pәuz]
vt. 征税, 强加, 以...欺骗
vi. 利用, 欺骗, 施影响</text:p>
          </table:table-cell>
        </table:table-row>
        <table:table-row>
          <table:table-cell>
            <text:p>1</text:p>
          </table:table-cell>
          <table:table-cell>
            <text:p>impotent</text:p>
          </table:table-cell>
          <table:table-cell>
            <text:p>['impәtәnt]
adj. 无力的, 虚弱的, 无效的, [医]阳萎的</text:p>
          </table:table-cell>
        </table:table-row>
        <table:table-row>
          <table:table-cell>
            <text:p>1</text:p>
          </table:table-cell>
          <table:table-cell>
            <text:p>improve</text:p>
          </table:table-cell>
          <table:table-cell>
            <text:p>[im'pru:v]
v. 改善, 改进</text:p>
          </table:table-cell>
        </table:table-row>
        <table:table-row>
          <table:table-cell>
            <text:p>1</text:p>
          </table:table-cell>
          <table:table-cell>
            <text:p>inaccurate</text:p>
          </table:table-cell>
          <table:table-cell>
            <text:p>[in'ækjurit]
adj. 错误的, 不准确的</text:p>
          </table:table-cell>
        </table:table-row>
        <table:table-row>
          <table:table-cell>
            <text:p>1</text:p>
          </table:table-cell>
          <table:table-cell>
            <text:p>incensed</text:p>
          </table:table-cell>
          <table:table-cell>
            <text:p>~= incense
[in'sens]
n. 熏香, 熏香的烟
vt. 激怒</text:p>
          </table:table-cell>
        </table:table-row>
        <table:table-row>
          <table:table-cell>
            <text:p>1</text:p>
          </table:table-cell>
          <table:table-cell>
            <text:p>incidental</text:p>
          </table:table-cell>
          <table:table-cell>
            <text:p>[ˏinsi'dentl]
adj. 附带的, 伴随的, 非主要的, 偶然的, 容易发生的
n. 伴随事件, (用复数)杂项、杂费</text:p>
          </table:table-cell>
        </table:table-row>
        <table:table-row>
          <table:table-cell>
            <text:p>1</text:p>
          </table:table-cell>
          <table:table-cell>
            <text:p>include</text:p>
          </table:table-cell>
          <table:table-cell>
            <text:p>[in' klu:d]
vt. 包括, 包含</text:p>
          </table:table-cell>
        </table:table-row>
        <table:table-row>
          <table:table-cell>
            <text:p>1</text:p>
          </table:table-cell>
          <table:table-cell>
            <text:p>includes</text:p>
          </table:table-cell>
          <table:table-cell>
            <text:p>~= include
[in' klu:d]
vt. 包括, 包含</text:p>
          </table:table-cell>
        </table:table-row>
        <table:table-row>
          <table:table-cell>
            <text:p>1</text:p>
          </table:table-cell>
          <table:table-cell>
            <text:p>incomplete</text:p>
          </table:table-cell>
          <table:table-cell>
            <text:p>[ˏinkәm'pli:t]
adj. 不完全的, 不完善的</text:p>
          </table:table-cell>
        </table:table-row>
        <table:table-row>
          <table:table-cell>
            <text:p>1</text:p>
          </table:table-cell>
          <table:table-cell>
            <text:p>increasing</text:p>
          </table:table-cell>
          <table:table-cell>
            <text:p>[in'kri:siŋ]
vbl. 渐增的,越来越多的</text:p>
          </table:table-cell>
        </table:table-row>
        <table:table-row>
          <table:table-cell>
            <text:p>1</text:p>
          </table:table-cell>
          <table:table-cell>
            <text:p>incurred</text:p>
          </table:table-cell>
          <table:table-cell>
            <text:p>~~~= incurrence
[in'kә:rәns]
n. 招致</text:p>
          </table:table-cell>
        </table:table-row>
        <table:table-row>
          <table:table-cell>
            <text:p>1</text:p>
          </table:table-cell>
          <table:table-cell>
            <text:p>indemnify</text:p>
          </table:table-cell>
          <table:table-cell>
            <text:p>[in'demnifai]
v. 赔偿</text:p>
          </table:table-cell>
        </table:table-row>
        <table:table-row>
          <table:table-cell>
            <text:p>1</text:p>
          </table:table-cell>
          <table:table-cell>
            <text:p>indemnity</text:p>
          </table:table-cell>
          <table:table-cell>
            <text:p>[in'demniti]
n. 保证物, 赔偿物, 赔款, 补偿, 保证</text:p>
          </table:table-cell>
        </table:table-row>
        <table:table-row>
          <table:table-cell>
            <text:p>1</text:p>
          </table:table-cell>
          <table:table-cell>
            <text:p>indicating</text:p>
          </table:table-cell>
          <table:table-cell>
            <text:p>['indikeitiŋ]
指示, 标志</text:p>
          </table:table-cell>
        </table:table-row>
        <table:table-row>
          <table:table-cell>
            <text:p>1</text:p>
          </table:table-cell>
          <table:table-cell>
            <text:p>indignant</text:p>
          </table:table-cell>
          <table:table-cell>
            <text:p>[in'dignәnt]
adj. 愤怒的, 愤慨的</text:p>
          </table:table-cell>
        </table:table-row>
        <table:table-row>
          <table:table-cell>
            <text:p>1</text:p>
          </table:table-cell>
          <table:table-cell>
            <text:p>indignantly</text:p>
          </table:table-cell>
          <table:table-cell>
            <text:p>adv. 愤怒地</text:p>
          </table:table-cell>
        </table:table-row>
        <table:table-row>
          <table:table-cell>
            <text:p>1</text:p>
          </table:table-cell>
          <table:table-cell>
            <text:p>indirect</text:p>
          </table:table-cell>
          <table:table-cell>
            <text:p>[ˏindi'rekt, indai'rekt]
adj. 间接的, 迂回的</text:p>
          </table:table-cell>
        </table:table-row>
        <table:table-row>
          <table:table-cell>
            <text:p>1</text:p>
          </table:table-cell>
          <table:table-cell>
            <text:p>indirectly</text:p>
          </table:table-cell>
          <table:table-cell>
            <text:p>adv. 间接地, 拐弯抹角地</text:p>
          </table:table-cell>
        </table:table-row>
        <table:table-row>
          <table:table-cell>
            <text:p>1</text:p>
          </table:table-cell>
          <table:table-cell>
            <text:p>infringement</text:p>
          </table:table-cell>
          <table:table-cell>
            <text:p>[in'frindʒmәnt]
n. 违反, 侵害</text:p>
          </table:table-cell>
        </table:table-row>
        <table:table-row>
          <table:table-cell>
            <text:p>1</text:p>
          </table:table-cell>
          <table:table-cell>
            <text:p>ingratitude</text:p>
          </table:table-cell>
          <table:table-cell>
            <text:p>[in'grætitju:d]
n. 忘恩, 不知恩</text:p>
          </table:table-cell>
        </table:table-row>
        <table:table-row>
          <table:table-cell>
            <text:p>1</text:p>
          </table:table-cell>
          <table:table-cell>
            <text:p>innermost</text:p>
          </table:table-cell>
          <table:table-cell>
            <text:p>['inәmәust]
adj. 最里面的, 内心的, 秘密的</text:p>
          </table:table-cell>
        </table:table-row>
        <table:table-row>
          <table:table-cell>
            <text:p>1</text:p>
          </table:table-cell>
          <table:table-cell>
            <text:p>innocent</text:p>
          </table:table-cell>
          <table:table-cell>
            <text:p>['inәsnt]
adj. (～ of) 清白的, 无罪的, 天真的, 无知的</text:p>
          </table:table-cell>
        </table:table-row>
        <table:table-row>
          <table:table-cell>
            <text:p>1</text:p>
          </table:table-cell>
          <table:table-cell>
            <text:p>intended</text:p>
          </table:table-cell>
          <table:table-cell>
            <text:p>[in'tendid]
adj. 有意的, 故意的, 已经订婚的
n
已经订婚者</text:p>
          </table:table-cell>
        </table:table-row>
        <table:table-row>
          <table:table-cell>
            <text:p>1</text:p>
          </table:table-cell>
          <table:table-cell>
            <text:p>interests</text:p>
          </table:table-cell>
          <table:table-cell>
            <text:p>~= interest
['intrist]
n. 兴趣, 关心, 重要性, 影响, 利息,利益, 利害
vt. 使发生兴趣, 引起...的注意</text:p>
          </table:table-cell>
        </table:table-row>
        <table:table-row>
          <table:table-cell>
            <text:p>1</text:p>
          </table:table-cell>
          <table:table-cell>
            <text:p>interminable</text:p>
          </table:table-cell>
          <table:table-cell>
            <text:p>[in'tә:minәbl]
adj. 无限的, 冗长的</text:p>
          </table:table-cell>
        </table:table-row>
        <table:table-row>
          <table:table-cell>
            <text:p>1</text:p>
          </table:table-cell>
          <table:table-cell>
            <text:p>internal</text:p>
          </table:table-cell>
          <table:table-cell>
            <text:p>[in'tә:nl]
adj. 内在的, 国内的</text:p>
          </table:table-cell>
        </table:table-row>
        <table:table-row>
          <table:table-cell>
            <text:p>1</text:p>
          </table:table-cell>
          <table:table-cell>
            <text:p>international</text:p>
          </table:table-cell>
          <table:table-cell>
            <text:p>[ˏintә(:)'næʃәnәl]
adj. 国际的, 世界的
n. 国际性组织, 国际比赛</text:p>
          </table:table-cell>
        </table:table-row>
        <table:table-row>
          <table:table-cell>
            <text:p>1</text:p>
          </table:table-cell>
          <table:table-cell>
            <text:p>interpreted</text:p>
          </table:table-cell>
          <table:table-cell>
            <text:p>~= interpret
[in'tә:prit]
v. 解释, 说明, 口译, 通译, 认为是...的意思</text:p>
          </table:table-cell>
        </table:table-row>
        <table:table-row>
          <table:table-cell>
            <text:p>1</text:p>
          </table:table-cell>
          <table:table-cell>
            <text:p>interrupted</text:p>
          </table:table-cell>
          <table:table-cell>
            <text:p>[ˏintә'rʌptid]
被 遮断的, 被 阻止的, 不通的, 中断的</text:p>
          </table:table-cell>
        </table:table-row>
        <table:table-row>
          <table:table-cell>
            <text:p>1</text:p>
          </table:table-cell>
          <table:table-cell>
            <text:p>intruder</text:p>
          </table:table-cell>
          <table:table-cell>
            <text:p>[in'tru:dә]
n. 入侵者</text:p>
          </table:table-cell>
        </table:table-row>
        <table:table-row>
          <table:table-cell>
            <text:p>1</text:p>
          </table:table-cell>
          <table:table-cell>
            <text:p>invalidity</text:p>
          </table:table-cell>
          <table:table-cell>
            <text:p>[ˏinvә'lidәti]
n. 无效力</text:p>
          </table:table-cell>
        </table:table-row>
        <table:table-row>
          <table:table-cell>
            <text:p>1</text:p>
          </table:table-cell>
          <table:table-cell>
            <text:p>invited</text:p>
          </table:table-cell>
          <table:table-cell>
            <text:p>v. 邀请,招致,引起
vbl. 邀请,招致,引起</text:p>
          </table:table-cell>
        </table:table-row>
        <table:table-row>
          <table:table-cell>
            <text:p>1</text:p>
          </table:table-cell>
          <table:table-cell>
            <text:p>irs</text:p>
          </table:table-cell>
          <table:table-cell>
            <text:p>~= ir
[域] Iran , 伊朗
abbr. [军] Infra-red, 红外线</text:p>
          </table:table-cell>
        </table:table-row>
        <table:table-row>
          <table:table-cell>
            <text:p>1</text:p>
          </table:table-cell>
          <table:table-cell>
            <text:p>january</text:p>
          </table:table-cell>
          <table:table-cell>
            <text:p>~= January
['dʒænjuәri]
n. 一月(略作Jan)</text:p>
          </table:table-cell>
        </table:table-row>
        <table:table-row>
          <table:table-cell>
            <text:p>1</text:p>
          </table:table-cell>
          <table:table-cell>
            <text:p>jezebel</text:p>
          </table:table-cell>
          <table:table-cell>
            <text:p>['dʒezәˏbel, -bl]
“杰泽贝尔”空投声纳</text:p>
          </table:table-cell>
        </table:table-row>
        <table:table-row>
          <table:table-cell>
            <text:p>1</text:p>
          </table:table-cell>
          <table:table-cell>
            <text:p>jubilant</text:p>
          </table:table-cell>
          <table:table-cell>
            <text:p>['dʒu:bilәnt]
adj. 欢呼的, 喜悦的, 喜洋洋的</text:p>
          </table:table-cell>
        </table:table-row>
        <table:table-row>
          <table:table-cell>
            <text:p>1</text:p>
          </table:table-cell>
          <table:table-cell>
            <text:p>kemp's</text:p>
          </table:table-cell>
          <table:table-cell>
            <text:p>~= kemp
[kemp]
n. 冠军</text:p>
          </table:table-cell>
        </table:table-row>
        <table:table-row>
          <table:table-cell>
            <text:p>1</text:p>
          </table:table-cell>
          <table:table-cell>
            <text:p>kind</text:p>
          </table:table-cell>
          <table:table-cell>
            <text:p>[kaind]
n. 种类, 性质
adj. 仁慈的, 和蔼的, 亲切的, 友爱的</text:p>
          </table:table-cell>
        </table:table-row>
        <table:table-row>
          <table:table-cell>
            <text:p>1</text:p>
          </table:table-cell>
          <table:table-cell>
            <text:p>kindly</text:p>
          </table:table-cell>
          <table:table-cell>
            <text:p>['kaindli]
adj. 和善的, 温和的, 好意的, 爽快的
adv. 温和地, 亲切地</text:p>
          </table:table-cell>
        </table:table-row>
        <table:table-row>
          <table:table-cell>
            <text:p>1</text:p>
          </table:table-cell>
          <table:table-cell>
            <text:p>knew</text:p>
          </table:table-cell>
          <table:table-cell>
            <text:p>[nju:]
vbl. know的过去式</text:p>
          </table:table-cell>
        </table:table-row>
        <table:table-row>
          <table:table-cell>
            <text:p>1</text:p>
          </table:table-cell>
          <table:table-cell>
            <text:p>knocked</text:p>
          </table:table-cell>
          <table:table-cell>
            <text:p>~= knock
[nɔk]
v. 敲, 敲打, 敲击, (使)碰撞
n. 敲, 击, 敲打</text:p>
          </table:table-cell>
        </table:table-row>
        <table:table-row>
          <table:table-cell>
            <text:p>1</text:p>
          </table:table-cell>
          <table:table-cell>
            <text:p>know--i</text:p>
          </table:table-cell>
          <table:table-cell>
            <text:p>know i</text:p>
          </table:table-cell>
        </table:table-row>
        <table:table-row>
          <table:table-cell>
            <text:p>1</text:p>
          </table:table-cell>
          <table:table-cell>
            <text:p>knowledge</text:p>
          </table:table-cell>
          <table:table-cell>
            <text:p>['nɔlidʒ]
n. 知识, 学问, 认识, 知道, &lt;古&gt;学科</text:p>
          </table:table-cell>
        </table:table-row>
        <table:table-row>
          <table:table-cell>
            <text:p>1</text:p>
          </table:table-cell>
          <table:table-cell>
            <text:p>lagging</text:p>
          </table:table-cell>
          <table:table-cell>
            <text:p>['lægiŋ]
n. 绝缘层材料</text:p>
          </table:table-cell>
        </table:table-row>
        <table:table-row>
          <table:table-cell>
            <text:p>1</text:p>
          </table:table-cell>
          <table:table-cell>
            <text:p>lake</text:p>
          </table:table-cell>
          <table:table-cell>
            <text:p>[leik]
n. 湖</text:p>
          </table:table-cell>
        </table:table-row>
        <table:table-row>
          <table:table-cell>
            <text:p>1</text:p>
          </table:table-cell>
          <table:table-cell>
            <text:p>lamentation</text:p>
          </table:table-cell>
          <table:table-cell>
            <text:p>[ˏlæmen'teiʃәn]
n. 悲叹, 哀悼</text:p>
          </table:table-cell>
        </table:table-row>
        <table:table-row>
          <table:table-cell>
            <text:p>1</text:p>
          </table:table-cell>
          <table:table-cell>
            <text:p>language</text:p>
          </table:table-cell>
          <table:table-cell>
            <text:p>['læŋgwidʒ]
n. 语言, 语言文学, 术语, 语言表达能力, (运用语言的)方式、能力、风格, [自]（机器）代码</text:p>
          </table:table-cell>
        </table:table-row>
        <table:table-row>
          <table:table-cell>
            <text:p>1</text:p>
          </table:table-cell>
          <table:table-cell>
            <text:p>large</text:p>
          </table:table-cell>
          <table:table-cell>
            <text:p>[lɑ:dʒ]
adj. 大的, 巨大的, 宽大的, 夸大的
adv. 大大地, 夸大地, 顺风地
n. 大</text:p>
          </table:table-cell>
        </table:table-row>
        <table:table-row>
          <table:table-cell>
            <text:p>1</text:p>
          </table:table-cell>
          <table:table-cell>
            <text:p>lasted</text:p>
          </table:table-cell>
          <table:table-cell>
            <text:p>~= last
[lɑ:st]
adj. 最后的, 临终的, 末尾的, 最近的, 结论性的
vi. 持续, 支持, 维持
vt. 使维持, 楦
adv. 最后, 后来
n. 最后, 末尾, 临终, 鞋楦头</text:p>
          </table:table-cell>
        </table:table-row>
        <table:table-row>
          <table:table-cell>
            <text:p>1</text:p>
          </table:table-cell>
          <table:table-cell>
            <text:p>later</text:p>
          </table:table-cell>
          <table:table-cell>
            <text:p>['leitә]
adj. 更迟的,更后的
adv. 稍后,随后</text:p>
          </table:table-cell>
        </table:table-row>
        <table:table-row>
          <table:table-cell>
            <text:p>1</text:p>
          </table:table-cell>
          <table:table-cell>
            <text:p>latter's</text:p>
          </table:table-cell>
          <table:table-cell>
            <text:p>~= latter
['lætә]
adj. 后面的, (两者中)后者的, 较后的, 近来的</text:p>
          </table:table-cell>
        </table:table-row>
        <table:table-row>
          <table:table-cell>
            <text:p>1</text:p>
          </table:table-cell>
          <table:table-cell>
            <text:p>laughed</text:p>
          </table:table-cell>
          <table:table-cell>
            <text:p>~= laugh
[lɑ:f]
vi. 笑, 讥笑
n. 笑, 笑声</text:p>
          </table:table-cell>
        </table:table-row>
        <table:table-row>
          <table:table-cell>
            <text:p>1</text:p>
          </table:table-cell>
          <table:table-cell>
            <text:p>laughing</text:p>
          </table:table-cell>
          <table:table-cell>
            <text:p>['lɑ:fiŋ]
adj. 带笑的, 可笑的
n. 笑</text:p>
          </table:table-cell>
        </table:table-row>
        <table:table-row>
          <table:table-cell>
            <text:p>1</text:p>
          </table:table-cell>
          <table:table-cell>
            <text:p>lawyer</text:p>
          </table:table-cell>
          <table:table-cell>
            <text:p>['lɔ:jә]
n. 律师</text:p>
          </table:table-cell>
        </table:table-row>
        <table:table-row>
          <table:table-cell>
            <text:p>1</text:p>
          </table:table-cell>
          <table:table-cell>
            <text:p>lay</text:p>
          </table:table-cell>
          <table:table-cell>
            <text:p>[lei]
vt. 放置, 铺设, 产(卵)提出, 平息, 布置
vi. 下蛋, 打赌
n. 位置, 层面, 形势, 短叙事诗
adj. 世俗的, 外行的
vbl. lie的过去式</text:p>
          </table:table-cell>
        </table:table-row>
        <table:table-row>
          <table:table-cell>
            <text:p>1</text:p>
          </table:table-cell>
          <table:table-cell>
            <text:p>leaned</text:p>
          </table:table-cell>
          <table:table-cell>
            <text:p>lean的过去式和过去分词</text:p>
          </table:table-cell>
        </table:table-row>
        <table:table-row>
          <table:table-cell>
            <text:p>1</text:p>
          </table:table-cell>
          <table:table-cell>
            <text:p>leaning</text:p>
          </table:table-cell>
          <table:table-cell>
            <text:p>['li:niŋ]
n. 倾斜, 倾向, 爱好
v. 清洁,清洗</text:p>
          </table:table-cell>
        </table:table-row>
        <table:table-row>
          <table:table-cell>
            <text:p>1</text:p>
          </table:table-cell>
          <table:table-cell>
            <text:p>learn</text:p>
          </table:table-cell>
          <table:table-cell>
            <text:p>[lә:n]
vi. 学习, 听到, 获悉
vt. 学习, 学会, 认识到</text:p>
          </table:table-cell>
        </table:table-row>
        <table:table-row>
          <table:table-cell>
            <text:p>1</text:p>
          </table:table-cell>
          <table:table-cell>
            <text:p>leaving</text:p>
          </table:table-cell>
          <table:table-cell>
            <text:p>['li:viŋ]
n. 离开</text:p>
          </table:table-cell>
        </table:table-row>
        <table:table-row>
          <table:table-cell>
            <text:p>1</text:p>
          </table:table-cell>
          <table:table-cell>
            <text:p>led</text:p>
          </table:table-cell>
          <table:table-cell>
            <text:p>[led]
vbl. lead的过去式和过去分词
abbr. [军] Low Emitting Diode, 发光二极管</text:p>
          </table:table-cell>
        </table:table-row>
        <table:table-row>
          <table:table-cell>
            <text:p>1</text:p>
          </table:table-cell>
          <table:table-cell>
            <text:p>legally</text:p>
          </table:table-cell>
          <table:table-cell>
            <text:p>adv. 法律上, 合法地</text:p>
          </table:table-cell>
        </table:table-row>
        <table:table-row>
          <table:table-cell>
            <text:p>1</text:p>
          </table:table-cell>
          <table:table-cell>
            <text:p>legs</text:p>
          </table:table-cell>
          <table:table-cell>
            <text:p>n. 木头支架</text:p>
          </table:table-cell>
        </table:table-row>
        <table:table-row>
          <table:table-cell>
            <text:p>1</text:p>
          </table:table-cell>
          <table:table-cell>
            <text:p>length</text:p>
          </table:table-cell>
          <table:table-cell>
            <text:p>[l eŋθ]
n. 长度, 长, 时间的长短, [语]音长</text:p>
          </table:table-cell>
        </table:table-row>
        <table:table-row>
          <table:table-cell>
            <text:p>1</text:p>
          </table:table-cell>
          <table:table-cell>
            <text:p>liable</text:p>
          </table:table-cell>
          <table:table-cell>
            <text:p>['laiәbl]
adj. 有责任的, 有义务的, 易...的, 有...倾向的, 负有责任的, 很有可能的</text:p>
          </table:table-cell>
        </table:table-row>
        <table:table-row>
          <table:table-cell>
            <text:p>1</text:p>
          </table:table-cell>
          <table:table-cell>
            <text:p>library</text:p>
          </table:table-cell>
          <table:table-cell>
            <text:p>['laibrәri]
n. 图书馆, 藏书室, 库</text:p>
          </table:table-cell>
        </table:table-row>
        <table:table-row>
          <table:table-cell>
            <text:p>1</text:p>
          </table:table-cell>
          <table:table-cell>
            <text:p>licensed</text:p>
          </table:table-cell>
          <table:table-cell>
            <text:p>['laisәnst]
adj. 得到许可的</text:p>
          </table:table-cell>
        </table:table-row>
        <table:table-row>
          <table:table-cell>
            <text:p>1</text:p>
          </table:table-cell>
          <table:table-cell>
            <text:p>linked</text:p>
          </table:table-cell>
          <table:table-cell>
            <text:p>[liŋkt]
adj. 连接的, 显示连环遗传的</text:p>
          </table:table-cell>
        </table:table-row>
        <table:table-row>
          <table:table-cell>
            <text:p>1</text:p>
          </table:table-cell>
          <table:table-cell>
            <text:p>lips</text:p>
          </table:table-cell>
          <table:table-cell>
            <text:p>~= lip
[lip]
n. 嘴唇, 唇缘</text:p>
          </table:table-cell>
        </table:table-row>
        <table:table-row>
          <table:table-cell>
            <text:p>1</text:p>
          </table:table-cell>
          <table:table-cell>
            <text:p>listen</text:p>
          </table:table-cell>
          <table:table-cell>
            <text:p>['lisn]
vi. 听, 听从
v. 听, 收听</text:p>
          </table:table-cell>
        </table:table-row>
        <table:table-row>
          <table:table-cell>
            <text:p>1</text:p>
          </table:table-cell>
          <table:table-cell>
            <text:p>listeners</text:p>
          </table:table-cell>
          <table:table-cell>
            <text:p>~= listener
['lisnә]
n. 收听者, 听众</text:p>
          </table:table-cell>
        </table:table-row>
        <table:table-row>
          <table:table-cell>
            <text:p>1</text:p>
          </table:table-cell>
          <table:table-cell>
            <text:p>live</text:p>
          </table:table-cell>
          <table:table-cell>
            <text:p>[liv]
adj. 活的, 生动的, 精力充沛的, 实况转播的, 点燃的
vi. 活着, 生活, 居住, 流在人们记忆中
vt. 过着, 度过, 经历
adv. 以实况地</text:p>
          </table:table-cell>
        </table:table-row>
        <table:table-row>
          <table:table-cell>
            <text:p>1</text:p>
          </table:table-cell>
          <table:table-cell>
            <text:p>living</text:p>
          </table:table-cell>
          <table:table-cell>
            <text:p>['liviŋ]
n. 生活, 生计, 生存空间, 居住面积
adj. 活的, 起作用的, 逼真的, 现存的</text:p>
          </table:table-cell>
        </table:table-row>
        <table:table-row>
          <table:table-cell>
            <text:p>1</text:p>
          </table:table-cell>
          <table:table-cell>
            <text:p>locating</text:p>
          </table:table-cell>
          <table:table-cell>
            <text:p>~= locate
[lәu'keit]
vt. 查找...的地点, 使...坐落于, 位于
v. 定位, 位于</text:p>
          </table:table-cell>
        </table:table-row>
        <table:table-row>
          <table:table-cell>
            <text:p>1</text:p>
          </table:table-cell>
          <table:table-cell>
            <text:p>lock</text:p>
          </table:table-cell>
          <table:table-cell>
            <text:p>[lɔk]
n. 锁
v. 锁, 锁上, 锁住</text:p>
          </table:table-cell>
        </table:table-row>
        <table:table-row>
          <table:table-cell>
            <text:p>1</text:p>
          </table:table-cell>
          <table:table-cell>
            <text:p>lodgings</text:p>
          </table:table-cell>
          <table:table-cell>
            <text:p>n. 出租的房舍, 寄宿舍</text:p>
          </table:table-cell>
        </table:table-row>
        <table:table-row>
          <table:table-cell>
            <text:p>1</text:p>
          </table:table-cell>
          <table:table-cell>
            <text:p>lookout</text:p>
          </table:table-cell>
          <table:table-cell>
            <text:p>['luk'aut]
n. 望员, 监视哨, 看守</text:p>
          </table:table-cell>
        </table:table-row>
        <table:table-row>
          <table:table-cell>
            <text:p>1</text:p>
          </table:table-cell>
          <table:table-cell>
            <text:p>loose</text:p>
          </table:table-cell>
          <table:table-cell>
            <text:p>[lu:s]
n. 解放, 放任, 放纵
adj. 宽松的, 不精确的, 不牢固的, 散漫的, 自由的
vt. 释放, 放枪, 开船
vi. 变松, 开火
adv. 松散地</text:p>
          </table:table-cell>
        </table:table-row>
        <table:table-row>
          <table:table-cell>
            <text:p>1</text:p>
          </table:table-cell>
          <table:table-cell>
            <text:p>lose</text:p>
          </table:table-cell>
          <table:table-cell>
            <text:p>[lu:z]
vt. 遗失, 浪费, 错过, 输去, 使失去, 使迷路, 使沉溺于
vi. 受损失, 失败</text:p>
          </table:table-cell>
        </table:table-row>
        <table:table-row>
          <table:table-cell>
            <text:p>1</text:p>
          </table:table-cell>
          <table:table-cell>
            <text:p>lot</text:p>
          </table:table-cell>
          <table:table-cell>
            <text:p>[lɔt]
n. 签, 抽签, 一堆, 许多, 命运, 一块地, 份额
vt. 划分
vi. 抽签, 抓阄</text:p>
          </table:table-cell>
        </table:table-row>
        <table:table-row>
          <table:table-cell>
            <text:p>1</text:p>
          </table:table-cell>
          <table:table-cell>
            <text:p>love</text:p>
          </table:table-cell>
          <table:table-cell>
            <text:p>[lʌv]
n. 爱, 热爱, 爱情, 爱好, 性爱, 情人, 零
vt. 爱, 热爱, 爱好, 爱慕
vi. 爱</text:p>
          </table:table-cell>
        </table:table-row>
        <table:table-row>
          <table:table-cell>
            <text:p>1</text:p>
          </table:table-cell>
          <table:table-cell>
            <text:p>low</text:p>
          </table:table-cell>
          <table:table-cell>
            <text:p>[lәu]
n. 低, 低价, 牛叫声
adj. 低的, 浅的, 消沉的, 微弱的, 粗俗的, 卑贱的, 体质弱的
adv. 低下地, 谦卑地, 低声地, 低价地
vi. 牛叫</text:p>
          </table:table-cell>
        </table:table-row>
        <table:table-row>
          <table:table-cell>
            <text:p>1</text:p>
          </table:table-cell>
          <table:table-cell>
            <text:p>lowering</text:p>
          </table:table-cell>
          <table:table-cell>
            <text:p>['lәuәriŋ]
adj. 使低劣的, 减少体力的, 昏暗的</text:p>
          </table:table-cell>
        </table:table-row>
        <table:table-row>
          <table:table-cell>
            <text:p>1</text:p>
          </table:table-cell>
          <table:table-cell>
            <text:p>luck</text:p>
          </table:table-cell>
          <table:table-cell>
            <text:p>[lʌk]
n. 运气, 好运, 幸运</text:p>
          </table:table-cell>
        </table:table-row>
        <table:table-row>
          <table:table-cell>
            <text:p>1</text:p>
          </table:table-cell>
          <table:table-cell>
            <text:p>machine</text:p>
          </table:table-cell>
          <table:table-cell>
            <text:p>[mә'ʃi:n]
n. 机器, 机械, 机动车辆, 机构, 设计, 机械般工作的人, (政党的)领导集团, 核心组织
vt. 机器制造, 用车床加工</text:p>
          </table:table-cell>
        </table:table-row>
        <table:table-row>
          <table:table-cell>
            <text:p>1</text:p>
          </table:table-cell>
          <table:table-cell>
            <text:p>main</text:p>
          </table:table-cell>
          <table:table-cell>
            <text:p>[mein]
n. 主要部分, 体力, 力量, 大陆, 要点, 干线
adj. 主要的, 重要的, 全力的
n. [计] 主群组</text:p>
          </table:table-cell>
        </table:table-row>
        <table:table-row>
          <table:table-cell>
            <text:p>1</text:p>
          </table:table-cell>
          <table:table-cell>
            <text:p>maintaining</text:p>
          </table:table-cell>
          <table:table-cell>
            <text:p>【化】 维护; 保养</text:p>
          </table:table-cell>
        </table:table-row>
        <table:table-row>
          <table:table-cell>
            <text:p>1</text:p>
          </table:table-cell>
          <table:table-cell>
            <text:p>makes</text:p>
          </table:table-cell>
          <table:table-cell>
            <text:p>~= make
[meik]
vt. 制造, 安排, 使成为, 认为, 产生, 获得, 进行, 构成
vi. 开始, 前进, 增大, 被制造, 被处理
n. 制造, 构造, 性情</text:p>
          </table:table-cell>
        </table:table-row>
        <table:table-row>
          <table:table-cell>
            <text:p>1</text:p>
          </table:table-cell>
          <table:table-cell>
            <text:p>manage</text:p>
          </table:table-cell>
          <table:table-cell>
            <text:p>['mænidʒ]
vi. 处理, 应付过去
vt. 管理, 控制, 操纵, 维持, 运用, 搞成, 设法, 达成</text:p>
          </table:table-cell>
        </table:table-row>
        <table:table-row>
          <table:table-cell>
            <text:p>1</text:p>
          </table:table-cell>
          <table:table-cell>
            <text:p>managing</text:p>
          </table:table-cell>
          <table:table-cell>
            <text:p>['mænidʒiŋ]
adj. 管理的, 节约的</text:p>
          </table:table-cell>
        </table:table-row>
        <table:table-row>
          <table:table-cell>
            <text:p>1</text:p>
          </table:table-cell>
          <table:table-cell>
            <text:p>manner</text:p>
          </table:table-cell>
          <table:table-cell>
            <text:p>['mænә]
n. 礼貌, 风格, 方式, 样式, 习惯</text:p>
          </table:table-cell>
        </table:table-row>
        <table:table-row>
          <table:table-cell>
            <text:p>1</text:p>
          </table:table-cell>
          <table:table-cell>
            <text:p>martyr</text:p>
          </table:table-cell>
          <table:table-cell>
            <text:p>['mɑ:tә]
n. 烈士, 殉教者
v. 杀害, 折磨</text:p>
          </table:table-cell>
        </table:table-row>
        <table:table-row>
          <table:table-cell>
            <text:p>1</text:p>
          </table:table-cell>
          <table:table-cell>
            <text:p>maximum</text:p>
          </table:table-cell>
          <table:table-cell>
            <text:p>['mæksimәm]
n. 最大量, 最大限度, 极大
adj. 最高的, 最多的, 最大极限的</text:p>
          </table:table-cell>
        </table:table-row>
        <table:table-row>
          <table:table-cell>
            <text:p>1</text:p>
          </table:table-cell>
          <table:table-cell>
            <text:p>mean</text:p>
          </table:table-cell>
          <table:table-cell>
            <text:p>[mi:n, min]
adj. 低劣的, 卑鄙的, 普通的, 吝啬的, 简陋的, 平均的, 惭愧的, 不舒服的
vt. 意谓, 想要, 预定
vi. 用意, 有意义
n. 平均数, 中间, 中庸</text:p>
          </table:table-cell>
        </table:table-row>
        <table:table-row>
          <table:table-cell>
            <text:p>1</text:p>
          </table:table-cell>
          <table:table-cell>
            <text:p>meant</text:p>
          </table:table-cell>
          <table:table-cell>
            <text:p>[ment]
vbl. mean的过去式和过去分词</text:p>
          </table:table-cell>
        </table:table-row>
        <table:table-row>
          <table:table-cell>
            <text:p>1</text:p>
          </table:table-cell>
          <table:table-cell>
            <text:p>medical</text:p>
          </table:table-cell>
          <table:table-cell>
            <text:p>['medikәl]
n. 医生, 体格检查
adj. 医学的, 内科的, &lt;古&gt;(医)药的</text:p>
          </table:table-cell>
        </table:table-row>
        <table:table-row>
          <table:table-cell>
            <text:p>1</text:p>
          </table:table-cell>
          <table:table-cell>
            <text:p>meet</text:p>
          </table:table-cell>
          <table:table-cell>
            <text:p>[mi:t]
n. 会, 集会
adj. 适宜的, 合适的
vt. 遇见, (迎)接, 与(某人目光)相遇, (赴约)和...会面, (经介绍)与...相识, 对付
vi. 相遇, 接触</text:p>
          </table:table-cell>
        </table:table-row>
        <table:table-row>
          <table:table-cell>
            <text:p>1</text:p>
          </table:table-cell>
          <table:table-cell>
            <text:p>melan</text:p>
          </table:table-cell>
          <table:table-cell>
            <text:p>['melәn]
草木犀浆</text:p>
          </table:table-cell>
        </table:table-row>
        <table:table-row>
          <table:table-cell>
            <text:p>1</text:p>
          </table:table-cell>
          <table:table-cell>
            <text:p>men</text:p>
          </table:table-cell>
          <table:table-cell>
            <text:p>[men]
n. man 的复数</text:p>
          </table:table-cell>
        </table:table-row>
        <table:table-row>
          <table:table-cell>
            <text:p>1</text:p>
          </table:table-cell>
          <table:table-cell>
            <text:p>merchantibility</text:p>
          </table:table-cell>
          <table:table-cell>
            <text:p>~~~= antibilious
[ˏænti'biljәs]
adj. 治胆病的</text:p>
          </table:table-cell>
        </table:table-row>
        <table:table-row>
          <table:table-cell>
            <text:p>1</text:p>
          </table:table-cell>
          <table:table-cell>
            <text:p>merely</text:p>
          </table:table-cell>
          <table:table-cell>
            <text:p>['miәli]
adv. 仅仅, 只, 不过</text:p>
          </table:table-cell>
        </table:table-row>
        <table:table-row>
          <table:table-cell>
            <text:p>1</text:p>
          </table:table-cell>
          <table:table-cell>
            <text:p>methods</text:p>
          </table:table-cell>
          <table:table-cell>
            <text:p>~= method
['meθәd]
n. 方法</text:p>
          </table:table-cell>
        </table:table-row>
        <table:table-row>
          <table:table-cell>
            <text:p>1</text:p>
          </table:table-cell>
          <table:table-cell>
            <text:p>middle-aged</text:p>
          </table:table-cell>
          <table:table-cell>
            <text:p>['midl'eidʒd]
adj. 中年的, 具有中年人特点的</text:p>
          </table:table-cell>
        </table:table-row>
        <table:table-row>
          <table:table-cell>
            <text:p>1</text:p>
          </table:table-cell>
          <table:table-cell>
            <text:p>midnight--in</text:p>
          </table:table-cell>
          <table:table-cell>
            <text:p>midnight in</text:p>
          </table:table-cell>
        </table:table-row>
        <table:table-row>
          <table:table-cell>
            <text:p>1</text:p>
          </table:table-cell>
          <table:table-cell>
            <text:p>midst</text:p>
          </table:table-cell>
          <table:table-cell>
            <text:p>['midst]
n. 中间
prep. 在...中间</text:p>
          </table:table-cell>
        </table:table-row>
        <table:table-row>
          <table:table-cell>
            <text:p>1</text:p>
          </table:table-cell>
          <table:table-cell>
            <text:p>midway</text:p>
          </table:table-cell>
          <table:table-cell>
            <text:p>['mid'wei]
n. 中途, 半路
adj. 中途的
adv. 在中途</text:p>
          </table:table-cell>
        </table:table-row>
        <table:table-row>
          <table:table-cell>
            <text:p>1</text:p>
          </table:table-cell>
          <table:table-cell>
            <text:p>mild</text:p>
          </table:table-cell>
          <table:table-cell>
            <text:p>[maild]
adj. 温和的, 温柔的, 淡味的, 轻微的, 适度的, 不含有害物质的的</text:p>
          </table:table-cell>
        </table:table-row>
        <table:table-row>
          <table:table-cell>
            <text:p>1</text:p>
          </table:table-cell>
          <table:table-cell>
            <text:p>mile</text:p>
          </table:table-cell>
          <table:table-cell>
            <text:p>[mail]
n. 英里, 较大的距离</text:p>
          </table:table-cell>
        </table:table-row>
        <table:table-row>
          <table:table-cell>
            <text:p>1</text:p>
          </table:table-cell>
          <table:table-cell>
            <text:p>minded</text:p>
          </table:table-cell>
          <table:table-cell>
            <text:p>['maindid]
adj. 有...思想的</text:p>
          </table:table-cell>
        </table:table-row>
        <table:table-row>
          <table:table-cell>
            <text:p>1</text:p>
          </table:table-cell>
          <table:table-cell>
            <text:p>mindful</text:p>
          </table:table-cell>
          <table:table-cell>
            <text:p>['maindful]
adj. 留心的, 不忘的
n. 留心</text:p>
          </table:table-cell>
        </table:table-row>
        <table:table-row>
          <table:table-cell>
            <text:p>1</text:p>
          </table:table-cell>
          <table:table-cell>
            <text:p>mine</text:p>
          </table:table-cell>
          <table:table-cell>
            <text:p>[main]
n. 矿, 矿山, 矿井, 源泉, 宝库, 地雷, 水雷
vt. 挖掘, 开采, 在...布雷, 破坏
vi. 开矿, 埋设地雷
pron. 我的</text:p>
          </table:table-cell>
        </table:table-row>
        <table:table-row>
          <table:table-cell>
            <text:p>1</text:p>
          </table:table-cell>
          <table:table-cell>
            <text:p>minute</text:p>
          </table:table-cell>
          <table:table-cell>
            <text:p>[mai'nju:t]
n. 分, 分钟, 片刻, 一瞬间, 备忘录, 笔记
vt. 记录, 摘录, 测定时间
adj. 微小的, 详细的, 仔细而准确的</text:p>
          </table:table-cell>
        </table:table-row>
        <table:table-row>
          <table:table-cell>
            <text:p>1</text:p>
          </table:table-cell>
          <table:table-cell>
            <text:p>minutes</text:p>
          </table:table-cell>
          <table:table-cell>
            <text:p>n. 会议记录
【法】 备忘录, 会议记录, 审判记录</text:p>
          </table:table-cell>
        </table:table-row>
        <table:table-row>
          <table:table-cell>
            <text:p>1</text:p>
          </table:table-cell>
          <table:table-cell>
            <text:p>mississippi</text:p>
          </table:table-cell>
          <table:table-cell>
            <text:p>~= Mississippi
[ˏmisi'sipi]
n. 密西西比河(发源于美国中北部湖沼区,南注墨西哥湾,是世界上最大的河流之一), 密西西比州(美国州名)</text:p>
          </table:table-cell>
        </table:table-row>
        <table:table-row>
          <table:table-cell>
            <text:p>1</text:p>
          </table:table-cell>
          <table:table-cell>
            <text:p>misunderstandings</text:p>
          </table:table-cell>
          <table:table-cell>
            <text:p>~= misunderstanding
[misʌndә'stændiŋ]
n. 误会, 误解</text:p>
          </table:table-cell>
        </table:table-row>
        <table:table-row>
          <table:table-cell>
            <text:p>1</text:p>
          </table:table-cell>
          <table:table-cell>
            <text:p>modification</text:p>
          </table:table-cell>
          <table:table-cell>
            <text:p>[ˏmɔdifi'keiʃәn]
n. 更改, 修改, 修正</text:p>
          </table:table-cell>
        </table:table-row>
        <table:table-row>
          <table:table-cell>
            <text:p>1</text:p>
          </table:table-cell>
          <table:table-cell>
            <text:p>modified</text:p>
          </table:table-cell>
          <table:table-cell>
            <text:p>['mɔdifaid]
改良的, 改进的, 修正的</text:p>
          </table:table-cell>
        </table:table-row>
        <table:table-row>
          <table:table-cell>
            <text:p>1</text:p>
          </table:table-cell>
          <table:table-cell>
            <text:p>more--never</text:p>
          </table:table-cell>
          <table:table-cell>
            <text:p>more never</text:p>
          </table:table-cell>
        </table:table-row>
        <table:table-row>
          <table:table-cell>
            <text:p>1</text:p>
          </table:table-cell>
          <table:table-cell>
            <text:p>moreover</text:p>
          </table:table-cell>
          <table:table-cell>
            <text:p>[mɔ:'rәuvә]
adv. 而且, 此外</text:p>
          </table:table-cell>
        </table:table-row>
        <table:table-row>
          <table:table-cell>
            <text:p>1</text:p>
          </table:table-cell>
          <table:table-cell>
            <text:p>mother-in-law</text:p>
          </table:table-cell>
          <table:table-cell>
            <text:p>n. 婆母, 岳母</text:p>
          </table:table-cell>
        </table:table-row>
        <table:table-row>
          <table:table-cell>
            <text:p>1</text:p>
          </table:table-cell>
          <table:table-cell>
            <text:p>motor-cars</text:p>
          </table:table-cell>
          <table:table-cell>
            <text:p>motor cars</text:p>
          </table:table-cell>
        </table:table-row>
        <table:table-row>
          <table:table-cell>
            <text:p>1</text:p>
          </table:table-cell>
          <table:table-cell>
            <text:p>moustache</text:p>
          </table:table-cell>
          <table:table-cell>
            <text:p>[mәs'tɑ:ʃ, mus-]
n. 小胡子, (哺乳动物的)触须</text:p>
          </table:table-cell>
        </table:table-row>
        <table:table-row>
          <table:table-cell>
            <text:p>1</text:p>
          </table:table-cell>
          <table:table-cell>
            <text:p>moved</text:p>
          </table:table-cell>
          <table:table-cell>
            <text:p>~= move
[mu:v]
n. 移动, 迁居, 步骤
vt. 移动, 感动, 鼓动
vi. 移动, 离开, 运行, 迁移, 搬家</text:p>
          </table:table-cell>
        </table:table-row>
        <table:table-row>
          <table:table-cell>
            <text:p>1</text:p>
          </table:table-cell>
          <table:table-cell>
            <text:p>murmur</text:p>
          </table:table-cell>
          <table:table-cell>
            <text:p>['mә:mә]
n. 低沉连续的声音, 咕哝, 怨言, 低语
v. 发低沉连续的声音, 发怨言, 低声说, 低语</text:p>
          </table:table-cell>
        </table:table-row>
        <table:table-row>
          <table:table-cell>
            <text:p>1</text:p>
          </table:table-cell>
          <table:table-cell>
            <text:p>mustn't</text:p>
          </table:table-cell>
          <table:table-cell>
            <text:p>['mʌsnt]
must not 之缩写</text:p>
          </table:table-cell>
        </table:table-row>
        <table:table-row>
          <table:table-cell>
            <text:p>1</text:p>
          </table:table-cell>
          <table:table-cell>
            <text:p>myself</text:p>
          </table:table-cell>
          <table:table-cell>
            <text:p>[mai'self]
pron. 我自己, 我亲自, 我本人</text:p>
          </table:table-cell>
        </table:table-row>
        <table:table-row>
          <table:table-cell>
            <text:p>1</text:p>
          </table:table-cell>
          <table:table-cell>
            <text:p>mystified</text:p>
          </table:table-cell>
          <table:table-cell>
            <text:p>~= mystify
['mistifai]
v. 迷惑</text:p>
          </table:table-cell>
        </table:table-row>
        <table:table-row>
          <table:table-cell>
            <text:p>1</text:p>
          </table:table-cell>
          <table:table-cell>
            <text:p>name</text:p>
          </table:table-cell>
          <table:table-cell>
            <text:p>[neim]
n. 名字, 名称, 姓名, 名誉
vt. 命名, 提名, 叫出, 指定
adj. 姓名的, 据以取名的</text:p>
          </table:table-cell>
        </table:table-row>
        <table:table-row>
          <table:table-cell>
            <text:p>1</text:p>
          </table:table-cell>
          <table:table-cell>
            <text:p>named</text:p>
          </table:table-cell>
          <table:table-cell>
            <text:p>[neimd]
指定的</text:p>
          </table:table-cell>
        </table:table-row>
        <table:table-row>
          <table:table-cell>
            <text:p>1</text:p>
          </table:table-cell>
          <table:table-cell>
            <text:p>natural</text:p>
          </table:table-cell>
          <table:table-cell>
            <text:p>['nætʃәrәl]
adj. 自然的, 自然界的, 关于自然界的, 天生的, 天赋的, 普通的, 正常的, 简单自然的
本位号</text:p>
          </table:table-cell>
        </table:table-row>
        <table:table-row>
          <table:table-cell>
            <text:p>1</text:p>
          </table:table-cell>
          <table:table-cell>
            <text:p>nature</text:p>
          </table:table-cell>
          <table:table-cell>
            <text:p>['neitʃә]
n. 自然, 自然界, 大自然, 自然状态, 本性, 天性, 种类</text:p>
          </table:table-cell>
        </table:table-row>
        <table:table-row>
          <table:table-cell>
            <text:p>1</text:p>
          </table:table-cell>
          <table:table-cell>
            <text:p>necessarily</text:p>
          </table:table-cell>
          <table:table-cell>
            <text:p>['nesisәrili; nesi'serili]
adv. 必要地</text:p>
          </table:table-cell>
        </table:table-row>
        <table:table-row>
          <table:table-cell>
            <text:p>1</text:p>
          </table:table-cell>
          <table:table-cell>
            <text:p>necessary</text:p>
          </table:table-cell>
          <table:table-cell>
            <text:p>['nesisәri]
n. 必需品
adj. 必要的, 必需的, 必然的</text:p>
          </table:table-cell>
        </table:table-row>
        <table:table-row>
          <table:table-cell>
            <text:p>1</text:p>
          </table:table-cell>
          <table:table-cell>
            <text:p>neck</text:p>
          </table:table-cell>
          <table:table-cell>
            <text:p>[nek]
n. 脖子, 颈, 颈壮物</text:p>
          </table:table-cell>
        </table:table-row>
        <table:table-row>
          <table:table-cell>
            <text:p>1</text:p>
          </table:table-cell>
          <table:table-cell>
            <text:p>need</text:p>
          </table:table-cell>
          <table:table-cell>
            <text:p>[ni:d]
n. 需要, 必需, 必需品, 要求, 贫困
vt. 需要
modal v.必要, 必须</text:p>
          </table:table-cell>
        </table:table-row>
        <table:table-row>
          <table:table-cell>
            <text:p>1</text:p>
          </table:table-cell>
          <table:table-cell>
            <text:p>negligence</text:p>
          </table:table-cell>
          <table:table-cell>
            <text:p>['neglidʒәns]
n. 疏忽</text:p>
          </table:table-cell>
        </table:table-row>
        <table:table-row>
          <table:table-cell>
            <text:p>1</text:p>
          </table:table-cell>
          <table:table-cell>
            <text:p>nephew</text:p>
          </table:table-cell>
          <table:table-cell>
            <text:p>['nevju(:), 'nefju(:)]
n. 侄子, 外甥</text:p>
          </table:table-cell>
        </table:table-row>
        <table:table-row>
          <table:table-cell>
            <text:p>1</text:p>
          </table:table-cell>
          <table:table-cell>
            <text:p>network</text:p>
          </table:table-cell>
          <table:table-cell>
            <text:p>['netwә:k]
n. 网络, 网状物, 广播网</text:p>
          </table:table-cell>
        </table:table-row>
        <table:table-row>
          <table:table-cell>
            <text:p>1</text:p>
          </table:table-cell>
          <table:table-cell>
            <text:p>newby</text:p>
          </table:table-cell>
          <table:table-cell>
            <text:p>~~~= newberyite
['nju:bәriait]
镁磷石</text:p>
          </table:table-cell>
        </table:table-row>
        <table:table-row>
          <table:table-cell>
            <text:p>1</text:p>
          </table:table-cell>
          <table:table-cell>
            <text:p>news</text:p>
          </table:table-cell>
          <table:table-cell>
            <text:p>[nju:z]
n. 新闻, 消息</text:p>
          </table:table-cell>
        </table:table-row>
        <table:table-row>
          <table:table-cell>
            <text:p>1</text:p>
          </table:table-cell>
          <table:table-cell>
            <text:p>newsletter</text:p>
          </table:table-cell>
          <table:table-cell>
            <text:p>['nju:zˏletә(r)]
n. 时事通讯</text:p>
          </table:table-cell>
        </table:table-row>
        <table:table-row>
          <table:table-cell>
            <text:p>1</text:p>
          </table:table-cell>
          <table:table-cell>
            <text:p>nice</text:p>
          </table:table-cell>
          <table:table-cell>
            <text:p>[nais]
adj. 美好的, 和蔼的, 正派的, 细微的, 挑剔的, 精密的, 拘泥的</text:p>
          </table:table-cell>
        </table:table-row>
        <table:table-row>
          <table:table-cell>
            <text:p>1</text:p>
          </table:table-cell>
          <table:table-cell>
            <text:p>nodding</text:p>
          </table:table-cell>
          <table:table-cell>
            <text:p>['nɔdiŋ]
adj. 点头的, 低垂的,昏昏欲睡的</text:p>
          </table:table-cell>
        </table:table-row>
        <table:table-row>
          <table:table-cell>
            <text:p>1</text:p>
          </table:table-cell>
          <table:table-cell>
            <text:p>non</text:p>
          </table:table-cell>
          <table:table-cell>
            <text:p>[nuŋ]
adv. 非, 不</text:p>
          </table:table-cell>
        </table:table-row>
        <table:table-row>
          <table:table-cell>
            <text:p>1</text:p>
          </table:table-cell>
          <table:table-cell>
            <text:p>nonproprietary</text:p>
          </table:table-cell>
          <table:table-cell>
            <text:p>~~~= proprietary
[prә'praiәtәri]
adj. 所有的, 私人拥有的
n. 所有者, 所有权</text:p>
          </table:table-cell>
        </table:table-row>
        <table:table-row>
          <table:table-cell>
            <text:p>1</text:p>
          </table:table-cell>
          <table:table-cell>
            <text:p>north</text:p>
          </table:table-cell>
          <table:table-cell>
            <text:p>[nɔ:θ]
n. 北, 北方, 北部
adj. 北, 北方的
adv. 在北方, 向北方</text:p>
          </table:table-cell>
        </table:table-row>
        <table:table-row>
          <table:table-cell>
            <text:p>1</text:p>
          </table:table-cell>
          <table:table-cell>
            <text:p>note</text:p>
          </table:table-cell>
          <table:table-cell>
            <text:p>[nәut]
n. 笔记, 短信, (外交)照会, 注解, 注释, 票据, 纸币, 音符
vt. 注意, 记录, 笔记</text:p>
          </table:table-cell>
        </table:table-row>
        <table:table-row>
          <table:table-cell>
            <text:p>1</text:p>
          </table:table-cell>
          <table:table-cell>
            <text:p>nothing</text:p>
          </table:table-cell>
          <table:table-cell>
            <text:p>['nʌθiŋ]
n. 无, 不关紧要之事, [数]零
adv. 毫不, 决不
int. 什么也没有, 无</text:p>
          </table:table-cell>
        </table:table-row>
        <table:table-row>
          <table:table-cell>
            <text:p>1</text:p>
          </table:table-cell>
          <table:table-cell>
            <text:p>notifies</text:p>
          </table:table-cell>
          <table:table-cell>
            <text:p>~= notify
['nәutifai]
v. 通报</text:p>
          </table:table-cell>
        </table:table-row>
        <table:table-row>
          <table:table-cell>
            <text:p>1</text:p>
          </table:table-cell>
          <table:table-cell>
            <text:p>nourishment</text:p>
          </table:table-cell>
          <table:table-cell>
            <text:p>['nʌriʃmәnt]
n. 食物, 营养品</text:p>
          </table:table-cell>
        </table:table-row>
        <table:table-row>
          <table:table-cell>
            <text:p>1</text:p>
          </table:table-cell>
          <table:table-cell>
            <text:p>nudge</text:p>
          </table:table-cell>
          <table:table-cell>
            <text:p>[nʌdʒ]
n. 用肘轻推, 轻推为引起注意</text:p>
          </table:table-cell>
        </table:table-row>
        <table:table-row>
          <table:table-cell>
            <text:p>1</text:p>
          </table:table-cell>
          <table:table-cell>
            <text:p>numerous</text:p>
          </table:table-cell>
          <table:table-cell>
            <text:p>['nju:mәrәs]
adj. 众多的, 许多的, 无数的</text:p>
          </table:table-cell>
        </table:table-row>
        <table:table-row>
          <table:table-cell>
            <text:p>1</text:p>
          </table:table-cell>
          <table:table-cell>
            <text:p>oath</text:p>
          </table:table-cell>
          <table:table-cell>
            <text:p>['әuθ]
n. 誓言, 宣誓, 诅咒</text:p>
          </table:table-cell>
        </table:table-row>
        <table:table-row>
          <table:table-cell>
            <text:p>1</text:p>
          </table:table-cell>
          <table:table-cell>
            <text:p>obeyed</text:p>
          </table:table-cell>
          <table:table-cell>
            <text:p>~= obey
[ә'bei]
v. 服从, 顺从</text:p>
          </table:table-cell>
        </table:table-row>
        <table:table-row>
          <table:table-cell>
            <text:p>1</text:p>
          </table:table-cell>
          <table:table-cell>
            <text:p>objected</text:p>
          </table:table-cell>
          <table:table-cell>
            <text:p>~= object
['ɔbdʒikt]
n. 物体, 目标, 宾语, 对象
vi. 反对, 拒绝, 抗议
vt. 提出...来反对</text:p>
          </table:table-cell>
        </table:table-row>
        <table:table-row>
          <table:table-cell>
            <text:p>1</text:p>
          </table:table-cell>
          <table:table-cell>
            <text:p>obsolete</text:p>
          </table:table-cell>
          <table:table-cell>
            <text:p>['ɔbsәli:t]
adj. 荒废的, 陈旧的
n. 废词, 陈腐的人</text:p>
          </table:table-cell>
        </table:table-row>
        <table:table-row>
          <table:table-cell>
            <text:p>1</text:p>
          </table:table-cell>
          <table:table-cell>
            <text:p>occur</text:p>
          </table:table-cell>
          <table:table-cell>
            <text:p>[ә'kә:]
vi. 发生, 出现</text:p>
          </table:table-cell>
        </table:table-row>
        <table:table-row>
          <table:table-cell>
            <text:p>1</text:p>
          </table:table-cell>
          <table:table-cell>
            <text:p>odd</text:p>
          </table:table-cell>
          <table:table-cell>
            <text:p>[ɔd]
adj. 奇数的, 单数的, 单只的, 不成对的, 临时的, 不固定的, 带零头的, 余的</text:p>
          </table:table-cell>
        </table:table-row>
        <table:table-row>
          <table:table-cell>
            <text:p>1</text:p>
          </table:table-cell>
          <table:table-cell>
            <text:p>offender</text:p>
          </table:table-cell>
          <table:table-cell>
            <text:p>[ә'fendә]
n. 罪犯, 冒犯者</text:p>
          </table:table-cell>
        </table:table-row>
        <table:table-row>
          <table:table-cell>
            <text:p>1</text:p>
          </table:table-cell>
          <table:table-cell>
            <text:p>offered</text:p>
          </table:table-cell>
          <table:table-cell>
            <text:p>~= offer
['ɔfә]
n. 出价, 提议, 意图
vt. 提供, 出价, 贡献, 使出现, 企图, 演出
vi. (机会、时机等)出现, 献祭, 提议</text:p>
          </table:table-cell>
        </table:table-row>
        <table:table-row>
          <table:table-cell>
            <text:p>1</text:p>
          </table:table-cell>
          <table:table-cell>
            <text:p>offers</text:p>
          </table:table-cell>
          <table:table-cell>
            <text:p>~= offer
['ɔfә]
n. 出价, 提议, 意图
vt. 提供, 出价, 贡献, 使出现, 企图, 演出
vi. (机会、时机等)出现, 献祭, 提议</text:p>
          </table:table-cell>
        </table:table-row>
        <table:table-row>
          <table:table-cell>
            <text:p>1</text:p>
          </table:table-cell>
          <table:table-cell>
            <text:p>older</text:p>
          </table:table-cell>
          <table:table-cell>
            <text:p>adj. 年长的</text:p>
          </table:table-cell>
        </table:table-row>
        <table:table-row>
          <table:table-cell>
            <text:p>1</text:p>
          </table:table-cell>
          <table:table-cell>
            <text:p>oldest</text:p>
          </table:table-cell>
          <table:table-cell>
            <text:p>~= old
[әuld]
adj. 年老的, 老的, ...岁的, 陈旧的, 古老的</text:p>
          </table:table-cell>
        </table:table-row>
        <table:table-row>
          <table:table-cell>
            <text:p>1</text:p>
          </table:table-cell>
          <table:table-cell>
            <text:p>one--the</text:p>
          </table:table-cell>
          <table:table-cell>
            <text:p>one the</text:p>
          </table:table-cell>
        </table:table-row>
        <table:table-row>
          <table:table-cell>
            <text:p>1</text:p>
          </table:table-cell>
          <table:table-cell>
            <text:p>open</text:p>
          </table:table-cell>
          <table:table-cell>
            <text:p>['әupәn]
n. 公开, 户外, 空旷
adj. 开着的, 敞开的, (车等)无篷的, 开阔的, 营业着的, 公开的, 坦率的, 未决定的
vt. 打开, 公开, 开放
vi. 展开, 开始, 展现</text:p>
          </table:table-cell>
        </table:table-row>
        <table:table-row>
          <table:table-cell>
            <text:p>1</text:p>
          </table:table-cell>
          <table:table-cell>
            <text:p>opportunities</text:p>
          </table:table-cell>
          <table:table-cell>
            <text:p>~= opportunity
[ˏɔpә'tju:niti]
n. 机会, 时机</text:p>
          </table:table-cell>
        </table:table-row>
        <table:table-row>
          <table:table-cell>
            <text:p>1</text:p>
          </table:table-cell>
          <table:table-cell>
            <text:p>opportunity</text:p>
          </table:table-cell>
          <table:table-cell>
            <text:p>[ˏɔpә'tju:niti]
n. 机会, 时机</text:p>
          </table:table-cell>
        </table:table-row>
        <table:table-row>
          <table:table-cell>
            <text:p>1</text:p>
          </table:table-cell>
          <table:table-cell>
            <text:p>ordered</text:p>
          </table:table-cell>
          <table:table-cell>
            <text:p>adj. 安排好的；整齐的；规则的</text:p>
          </table:table-cell>
        </table:table-row>
        <table:table-row>
          <table:table-cell>
            <text:p>1</text:p>
          </table:table-cell>
          <table:table-cell>
            <text:p>organized</text:p>
          </table:table-cell>
          <table:table-cell>
            <text:p>['ɔ:gәnaizd]
adj. 有组织的参加工会的</text:p>
          </table:table-cell>
        </table:table-row>
        <table:table-row>
          <table:table-cell>
            <text:p>1</text:p>
          </table:table-cell>
          <table:table-cell>
            <text:p>original</text:p>
          </table:table-cell>
          <table:table-cell>
            <text:p>[ә'ridʒәnәl]
adj. 最初的, 原始的, 独创的, 新颖的
n. 原物, 原作</text:p>
          </table:table-cell>
        </table:table-row>
        <table:table-row>
          <table:table-cell>
            <text:p>1</text:p>
          </table:table-cell>
          <table:table-cell>
            <text:p>originator</text:p>
          </table:table-cell>
          <table:table-cell>
            <text:p>[ә'ridʒәneitә(r)]
n. 创作者,发明人</text:p>
          </table:table-cell>
        </table:table-row>
        <table:table-row>
          <table:table-cell>
            <text:p>1</text:p>
          </table:table-cell>
          <table:table-cell>
            <text:p>orse--spotted-grey</text:p>
          </table:table-cell>
          <table:table-cell>
            <text:p>orse spotted grey</text:p>
          </table:table-cell>
        </table:table-row>
        <table:table-row>
          <table:table-cell>
            <text:p>1</text:p>
          </table:table-cell>
          <table:table-cell>
            <text:p>outdated</text:p>
          </table:table-cell>
          <table:table-cell>
            <text:p>[aut'deitid]
adj. 过时的, 不流行的</text:p>
          </table:table-cell>
        </table:table-row>
        <table:table-row>
          <table:table-cell>
            <text:p>1</text:p>
          </table:table-cell>
          <table:table-cell>
            <text:p>overboard</text:p>
          </table:table-cell>
          <table:table-cell>
            <text:p>['әuvәbɔ:d]
adv. 自船上落下, 在船外</text:p>
          </table:table-cell>
        </table:table-row>
        <table:table-row>
          <table:table-cell>
            <text:p>1</text:p>
          </table:table-cell>
          <table:table-cell>
            <text:p>overdoing</text:p>
          </table:table-cell>
          <table:table-cell>
            <text:p>~= overdo
['әuvә'du:]
vt. 做得过分, 过度, 夸张, 做作, 使过火
vi. 过火</text:p>
          </table:table-cell>
        </table:table-row>
        <table:table-row>
          <table:table-cell>
            <text:p>1</text:p>
          </table:table-cell>
          <table:table-cell>
            <text:p>owed</text:p>
          </table:table-cell>
          <table:table-cell>
            <text:p>~= ow
[au]
int. 表示突然疼痛所发出之声</text:p>
          </table:table-cell>
        </table:table-row>
        <table:table-row>
          <table:table-cell>
            <text:p>1</text:p>
          </table:table-cell>
          <table:table-cell>
            <text:p>pacing</text:p>
          </table:table-cell>
          <table:table-cell>
            <text:p>【计】 调步, 匀速</text:p>
          </table:table-cell>
        </table:table-row>
        <table:table-row>
          <table:table-cell>
            <text:p>1</text:p>
          </table:table-cell>
          <table:table-cell>
            <text:p>pages</text:p>
          </table:table-cell>
          <table:table-cell>
            <text:p>~= page
[peidʒ]
n. 页, 记录, 事件, 专栏
vt. 标明...的页数, 翻...的书页
vi. 翻书页</text:p>
          </table:table-cell>
        </table:table-row>
        <table:table-row>
          <table:table-cell>
            <text:p>1</text:p>
          </table:table-cell>
          <table:table-cell>
            <text:p>painful</text:p>
          </table:table-cell>
          <table:table-cell>
            <text:p>['peinful]
adj. 疼痛的, 使痛苦的</text:p>
          </table:table-cell>
        </table:table-row>
        <table:table-row>
          <table:table-cell>
            <text:p>1</text:p>
          </table:table-cell>
          <table:table-cell>
            <text:p>pal</text:p>
          </table:table-cell>
          <table:table-cell>
            <text:p>[pæl]
n. &lt;口&gt;好朋友, 伙伴, 同志
vi. 结为朋友
abbr. Phase Alternating Line
PAL制式(逐行倒相制式)</text:p>
          </table:table-cell>
        </table:table-row>
        <table:table-row>
          <table:table-cell>
            <text:p>1</text:p>
          </table:table-cell>
          <table:table-cell>
            <text:p>panting</text:p>
          </table:table-cell>
          <table:table-cell>
            <text:p>['pæntiŋ]
adj. 喘气的
v. 脉动, 波动, 晃动, 振动</text:p>
          </table:table-cell>
        </table:table-row>
        <table:table-row>
          <table:table-cell>
            <text:p>1</text:p>
          </table:table-cell>
          <table:table-cell>
            <text:p>paper</text:p>
          </table:table-cell>
          <table:table-cell>
            <text:p>['peipә]
n. 纸, 报纸, 文件, 证件, 论文, 考卷
vt. 用纸糊(墙壁等), 用纸包装
adj. 纸的, 象纸的, 纸上的</text:p>
          </table:table-cell>
        </table:table-row>
        <table:table-row>
          <table:table-cell>
            <text:p>1</text:p>
          </table:table-cell>
          <table:table-cell>
            <text:p>paperwork</text:p>
          </table:table-cell>
          <table:table-cell>
            <text:p>['peipәwә:k]
n. 文书工作</text:p>
          </table:table-cell>
        </table:table-row>
        <table:table-row>
          <table:table-cell>
            <text:p>1</text:p>
          </table:table-cell>
          <table:table-cell>
            <text:p>particularly</text:p>
          </table:table-cell>
          <table:table-cell>
            <text:p>[pә'tikjulәli]
adv. 独特地, 显著地</text:p>
          </table:table-cell>
        </table:table-row>
        <table:table-row>
          <table:table-cell>
            <text:p>1</text:p>
          </table:table-cell>
          <table:table-cell>
            <text:p>party</text:p>
          </table:table-cell>
          <table:table-cell>
            <text:p>['pɑ:ti]
n. 党, 政党, 随行人员, [律]当事人, 社交会</text:p>
          </table:table-cell>
        </table:table-row>
        <table:table-row>
          <table:table-cell>
            <text:p>1</text:p>
          </table:table-cell>
          <table:table-cell>
            <text:p>past</text:p>
          </table:table-cell>
          <table:table-cell>
            <text:p>[pɑ:st]
n. 过去, 往时
adj. 过去的, 结束的
prep. 越过, 晚于
vbl. pass的过去分词</text:p>
          </table:table-cell>
        </table:table-row>
        <table:table-row>
          <table:table-cell>
            <text:p>1</text:p>
          </table:table-cell>
          <table:table-cell>
            <text:p>patch</text:p>
          </table:table-cell>
          <table:table-cell>
            <text:p>[pætʃ]
n. 片, 补缀, 碎片, 斑纹, 斑点, 小块地, 眼罩, 傻瓜
vt. 修补, 补缀, 掩饰, 平息</text:p>
          </table:table-cell>
        </table:table-row>
        <table:table-row>
          <table:table-cell>
            <text:p>1</text:p>
          </table:table-cell>
          <table:table-cell>
            <text:p>pause</text:p>
          </table:table-cell>
          <table:table-cell>
            <text:p>[pɔ:z]
n. 中止, 暂停, 休止符
vi. 暂停, 中止, 停顿, 踌躇
n. 暂停
n. DOS命令：暂停批文件处理, 在继续处理之前等待按任一键</text:p>
          </table:table-cell>
        </table:table-row>
        <table:table-row>
          <table:table-cell>
            <text:p>1</text:p>
          </table:table-cell>
          <table:table-cell>
            <text:p>pausing</text:p>
          </table:table-cell>
          <table:table-cell>
            <text:p>~= pause
[pɔ:z]
n. 中止, 暂停, 休止符
vi. 暂停, 中止, 停顿, 踌躇
n. 暂停
n. DOS命令：暂停批文件处理, 在继续处理之前等待按任一键</text:p>
          </table:table-cell>
        </table:table-row>
        <table:table-row>
          <table:table-cell>
            <text:p>1</text:p>
          </table:table-cell>
          <table:table-cell>
            <text:p>pavement</text:p>
          </table:table-cell>
          <table:table-cell>
            <text:p>['peivmәnt]
n. 人行道, 公路</text:p>
          </table:table-cell>
        </table:table-row>
        <table:table-row>
          <table:table-cell>
            <text:p>1</text:p>
          </table:table-cell>
          <table:table-cell>
            <text:p>penetrating</text:p>
          </table:table-cell>
          <table:table-cell>
            <text:p>['penitreitiŋ]
adj. 敏锐的, 明察秋毫的, (指声音、喊叫等)尖锐的</text:p>
          </table:table-cell>
        </table:table-row>
        <table:table-row>
          <table:table-cell>
            <text:p>1</text:p>
          </table:table-cell>
          <table:table-cell>
            <text:p>perform</text:p>
          </table:table-cell>
          <table:table-cell>
            <text:p>[pә'fɔ:m]
vt. 履行, 执行, 表演, 演出
v. 完成任务</text:p>
          </table:table-cell>
        </table:table-row>
        <table:table-row>
          <table:table-cell>
            <text:p>1</text:p>
          </table:table-cell>
          <table:table-cell>
            <text:p>performances</text:p>
          </table:table-cell>
          <table:table-cell>
            <text:p>~= performance
[pә'fɔ:mәns]
n. 履行, 执行, 成绩, 性能, 表演, 演奏</text:p>
          </table:table-cell>
        </table:table-row>
        <table:table-row>
          <table:table-cell>
            <text:p>1</text:p>
          </table:table-cell>
          <table:table-cell>
            <text:p>performed</text:p>
          </table:table-cell>
          <table:table-cell>
            <text:p>~= perform
[pә'fɔ:m]
vt. 履行, 执行, 表演, 演出
v. 完成任务</text:p>
          </table:table-cell>
        </table:table-row>
        <table:table-row>
          <table:table-cell>
            <text:p>1</text:p>
          </table:table-cell>
          <table:table-cell>
            <text:p>periodic</text:p>
          </table:table-cell>
          <table:table-cell>
            <text:p>[piәri'ɔdik]
adj. 周期的, 定期的</text:p>
          </table:table-cell>
        </table:table-row>
        <table:table-row>
          <table:table-cell>
            <text:p>1</text:p>
          </table:table-cell>
          <table:table-cell>
            <text:p>permanent</text:p>
          </table:table-cell>
          <table:table-cell>
            <text:p>['pә:mәnәnt]
adj. 永久的, 持久的</text:p>
          </table:table-cell>
        </table:table-row>
        <table:table-row>
          <table:table-cell>
            <text:p>1</text:p>
          </table:table-cell>
          <table:table-cell>
            <text:p>perspiration</text:p>
          </table:table-cell>
          <table:table-cell>
            <text:p>[ˏpә:spә'reiʃәn]
n. 排汗</text:p>
          </table:table-cell>
        </table:table-row>
        <table:table-row>
          <table:table-cell>
            <text:p>1</text:p>
          </table:table-cell>
          <table:table-cell>
            <text:p>pg</text:p>
          </table:table-cell>
          <table:table-cell>
            <text:p>[域] Papua New Guinea , 巴布亚新几内亚</text:p>
          </table:table-cell>
        </table:table-row>
        <table:table-row>
          <table:table-cell>
            <text:p>1</text:p>
          </table:table-cell>
          <table:table-cell>
            <text:p>pick</text:p>
          </table:table-cell>
          <table:table-cell>
            <text:p>[pik]
n. 精选, 掘, 鹤嘴锄
vt. 摘, 掘, 凿, 挑选, 挖, 挑剔
vi. 摘, 掘, 凿, 挖, 挑选
v. 拾取</text:p>
          </table:table-cell>
        </table:table-row>
        <table:table-row>
          <table:table-cell>
            <text:p>1</text:p>
          </table:table-cell>
          <table:table-cell>
            <text:p>piously</text:p>
          </table:table-cell>
          <table:table-cell>
            <text:p>adv 虔诚地</text:p>
          </table:table-cell>
        </table:table-row>
        <table:table-row>
          <table:table-cell>
            <text:p>1</text:p>
          </table:table-cell>
          <table:table-cell>
            <text:p>pity</text:p>
          </table:table-cell>
          <table:table-cell>
            <text:p>['piti]
v. (觉得)可怜
n. 憾事, 怜悯, 同情</text:p>
          </table:table-cell>
        </table:table-row>
        <table:table-row>
          <table:table-cell>
            <text:p>1</text:p>
          </table:table-cell>
          <table:table-cell>
            <text:p>placing</text:p>
          </table:table-cell>
          <table:table-cell>
            <text:p>['pleisiŋ]
n. (未经许可)出售</text:p>
          </table:table-cell>
        </table:table-row>
        <table:table-row>
          <table:table-cell>
            <text:p>1</text:p>
          </table:table-cell>
          <table:table-cell>
            <text:p>plainly</text:p>
          </table:table-cell>
          <table:table-cell>
            <text:p>['pleinli]
adv. 平坦地, 明白地</text:p>
          </table:table-cell>
        </table:table-row>
        <table:table-row>
          <table:table-cell>
            <text:p>1</text:p>
          </table:table-cell>
          <table:table-cell>
            <text:p>pleaded</text:p>
          </table:table-cell>
          <table:table-cell>
            <text:p>为...辩护, 以...作为答辩, 以...为借口, 以...为理由, 辩护, 申明, 抗辩, 恳求</text:p>
          </table:table-cell>
        </table:table-row>
        <table:table-row>
          <table:table-cell>
            <text:p>1</text:p>
          </table:table-cell>
          <table:table-cell>
            <text:p>pleasure</text:p>
          </table:table-cell>
          <table:table-cell>
            <text:p>['pleʒә]
n. 愉快, 快乐, 乐事, 乐趣, 意志, 愿望</text:p>
          </table:table-cell>
        </table:table-row>
        <table:table-row>
          <table:table-cell>
            <text:p>1</text:p>
          </table:table-cell>
          <table:table-cell>
            <text:p>plenty</text:p>
          </table:table-cell>
          <table:table-cell>
            <text:p>['plenti]
n. 丰富, 大量</text:p>
          </table:table-cell>
        </table:table-row>
        <table:table-row>
          <table:table-cell>
            <text:p>1</text:p>
          </table:table-cell>
          <table:table-cell>
            <text:p>pocket</text:p>
          </table:table-cell>
          <table:table-cell>
            <text:p>['pɔkit]
n. 衣袋, 口袋, 钱, 财
vt. 装...在口袋里, 隐藏(感情), 据为己有, 击...入袋
adj. 袖珍的, 小型的</text:p>
          </table:table-cell>
        </table:table-row>
        <table:table-row>
          <table:table-cell>
            <text:p>1</text:p>
          </table:table-cell>
          <table:table-cell>
            <text:p>pointed</text:p>
          </table:table-cell>
          <table:table-cell>
            <text:p>['pɔintid]
adj. 尖角的, 敏锐的, 锐利的, 率直的, 突出的</text:p>
          </table:table-cell>
        </table:table-row>
        <table:table-row>
          <table:table-cell>
            <text:p>1</text:p>
          </table:table-cell>
          <table:table-cell>
            <text:p>pondered</text:p>
          </table:table-cell>
          <table:table-cell>
            <text:p>~= ponder
['pɔndә]
v. 沉思, 考虑</text:p>
          </table:table-cell>
        </table:table-row>
        <table:table-row>
          <table:table-cell>
            <text:p>1</text:p>
          </table:table-cell>
          <table:table-cell>
            <text:p>poor</text:p>
          </table:table-cell>
          <table:table-cell>
            <text:p>[puә]
adj. 贫穷的, 可怜的, 乏味的, 卑鄙的</text:p>
          </table:table-cell>
        </table:table-row>
        <table:table-row>
          <table:table-cell>
            <text:p>1</text:p>
          </table:table-cell>
          <table:table-cell>
            <text:p>position</text:p>
          </table:table-cell>
          <table:table-cell>
            <text:p>[pә'ziʃәn]
n. 位置, 职位, 立场, 形势, 阵地
vt. 安置, 决定...的位置</text:p>
          </table:table-cell>
        </table:table-row>
        <table:table-row>
          <table:table-cell>
            <text:p>1</text:p>
          </table:table-cell>
          <table:table-cell>
            <text:p>possessed</text:p>
          </table:table-cell>
          <table:table-cell>
            <text:p>[pә'zest]
adj. 着魔的, 疯狂的</text:p>
          </table:table-cell>
        </table:table-row>
        <table:table-row>
          <table:table-cell>
            <text:p>1</text:p>
          </table:table-cell>
          <table:table-cell>
            <text:p>possibility</text:p>
          </table:table-cell>
          <table:table-cell>
            <text:p>[ˏpɔsi'biliti]
n. 可能性, 可能发生的事物</text:p>
          </table:table-cell>
        </table:table-row>
        <table:table-row>
          <table:table-cell>
            <text:p>1</text:p>
          </table:table-cell>
          <table:table-cell>
            <text:p>practically</text:p>
          </table:table-cell>
          <table:table-cell>
            <text:p>['præktikәli]
adv. 实际上, 事实上, 在实践上
adv. 几乎, 简直</text:p>
          </table:table-cell>
        </table:table-row>
        <table:table-row>
          <table:table-cell>
            <text:p>1</text:p>
          </table:table-cell>
          <table:table-cell>
            <text:p>pray</text:p>
          </table:table-cell>
          <table:table-cell>
            <text:p>[prei]
v. 祈祷, 恳求, 请</text:p>
          </table:table-cell>
        </table:table-row>
        <table:table-row>
          <table:table-cell>
            <text:p>1</text:p>
          </table:table-cell>
          <table:table-cell>
            <text:p>prefer</text:p>
          </table:table-cell>
          <table:table-cell>
            <text:p>[pri'fә:]
vt. 更喜欢, 宁愿</text:p>
          </table:table-cell>
        </table:table-row>
        <table:table-row>
          <table:table-cell>
            <text:p>1</text:p>
          </table:table-cell>
          <table:table-cell>
            <text:p>preserve</text:p>
          </table:table-cell>
          <table:table-cell>
            <text:p>[pri'zә:v]
vt. 保护, 保持, 保存, 保藏
vi. 做蜜饯, 禁猎
n. 蜜饯, 果酱, 禁猎地, 禁区, 防护物</text:p>
          </table:table-cell>
        </table:table-row>
        <table:table-row>
          <table:table-cell>
            <text:p>1</text:p>
          </table:table-cell>
          <table:table-cell>
            <text:p>pretend</text:p>
          </table:table-cell>
          <table:table-cell>
            <text:p>[pri'tend]
vt. 假装, 装扮, (作为藉口或理由)伪称</text:p>
          </table:table-cell>
        </table:table-row>
        <table:table-row>
          <table:table-cell>
            <text:p>1</text:p>
          </table:table-cell>
          <table:table-cell>
            <text:p>previous</text:p>
          </table:table-cell>
          <table:table-cell>
            <text:p>['pri:vjәs]
adj. 在前的, 早先的
adv. 在...以前
返回上一级菜单</text:p>
          </table:table-cell>
        </table:table-row>
        <table:table-row>
          <table:table-cell>
            <text:p>1</text:p>
          </table:table-cell>
          <table:table-cell>
            <text:p>principal</text:p>
          </table:table-cell>
          <table:table-cell>
            <text:p>['prinsәp(ә)l, -sip-]
n. 负责人, 首长, 校长, 主犯, 本金
adj. 主要的, 首要的</text:p>
          </table:table-cell>
        </table:table-row>
        <table:table-row>
          <table:table-cell>
            <text:p>1</text:p>
          </table:table-cell>
          <table:table-cell>
            <text:p>print</text:p>
          </table:table-cell>
          <table:table-cell>
            <text:p>[print]
n. 版, 印刷物, 印迹, 印章, 印刷业, 照片
v. 印刷, 出版, 印于, 用印刷体写
[计]打印</text:p>
          </table:table-cell>
        </table:table-row>
        <table:table-row>
          <table:table-cell>
            <text:p>1</text:p>
          </table:table-cell>
          <table:table-cell>
            <text:p>prior</text:p>
          </table:table-cell>
          <table:table-cell>
            <text:p>['praiә]
adj. 优先的, 在前的
n. 预先
adv. 在</text:p>
          </table:table-cell>
        </table:table-row>
        <table:table-row>
          <table:table-cell>
            <text:p>1</text:p>
          </table:table-cell>
          <table:table-cell>
            <text:p>problem</text:p>
          </table:table-cell>
          <table:table-cell>
            <text:p>['prɔblәm]
n. 问题, 难题</text:p>
          </table:table-cell>
        </table:table-row>
        <table:table-row>
          <table:table-cell>
            <text:p>1</text:p>
          </table:table-cell>
          <table:table-cell>
            <text:p>processing</text:p>
          </table:table-cell>
          <table:table-cell>
            <text:p>[prәu'sesiŋ]
处理</text:p>
          </table:table-cell>
        </table:table-row>
        <table:table-row>
          <table:table-cell>
            <text:p>1</text:p>
          </table:table-cell>
          <table:table-cell>
            <text:p>produce</text:p>
          </table:table-cell>
          <table:table-cell>
            <text:p>[prә'dju:s]
n. 产物, 农产品
vt. 提出, 出示, 生产, 制造, 结(果实), 引起, 招致, 创作</text:p>
          </table:table-cell>
        </table:table-row>
        <table:table-row>
          <table:table-cell>
            <text:p>1</text:p>
          </table:table-cell>
          <table:table-cell>
            <text:p>production</text:p>
          </table:table-cell>
          <table:table-cell>
            <text:p>[prә'dʌkʃәn]
n. 生产, 产品, 作品, (研究)成果</text:p>
          </table:table-cell>
        </table:table-row>
        <table:table-row>
          <table:table-cell>
            <text:p>1</text:p>
          </table:table-cell>
          <table:table-cell>
            <text:p>professor</text:p>
          </table:table-cell>
          <table:table-cell>
            <text:p>[prә'fesә]
n. 教授, 公开表示信仰的人</text:p>
          </table:table-cell>
        </table:table-row>
        <table:table-row>
          <table:table-cell>
            <text:p>1</text:p>
          </table:table-cell>
          <table:table-cell>
            <text:p>profit</text:p>
          </table:table-cell>
          <table:table-cell>
            <text:p>['prɔfit]
n. 利润, 益处, 得益
vi. 得益, 利用
vt. 有益于, 有利于</text:p>
          </table:table-cell>
        </table:table-row>
        <table:table-row>
          <table:table-cell>
            <text:p>1</text:p>
          </table:table-cell>
          <table:table-cell>
            <text:p>profits</text:p>
          </table:table-cell>
          <table:table-cell>
            <text:p>~= profit
['prɔfit]
n. 利润, 益处, 得益
vi. 得益, 利用
vt. 有益于, 有利于</text:p>
          </table:table-cell>
        </table:table-row>
        <table:table-row>
          <table:table-cell>
            <text:p>1</text:p>
          </table:table-cell>
          <table:table-cell>
            <text:p>prohibition</text:p>
          </table:table-cell>
          <table:table-cell>
            <text:p>[prәuhi'biʃәn, ˏ prәui'biʃәn]
n. 禁止, 阻止, &lt;美&gt;禁酒令</text:p>
          </table:table-cell>
        </table:table-row>
        <table:table-row>
          <table:table-cell>
            <text:p>1</text:p>
          </table:table-cell>
          <table:table-cell>
            <text:p>promised</text:p>
          </table:table-cell>
          <table:table-cell>
            <text:p>~= promise
['prɔmis]
vt. 允诺, 答应
n. 允诺, 答应, 许诺</text:p>
          </table:table-cell>
        </table:table-row>
        <table:table-row>
          <table:table-cell>
            <text:p>1</text:p>
          </table:table-cell>
          <table:table-cell>
            <text:p>promising</text:p>
          </table:table-cell>
          <table:table-cell>
            <text:p>['prɔmisiŋ]
adj. 有希望的, 有前途的</text:p>
          </table:table-cell>
        </table:table-row>
        <table:table-row>
          <table:table-cell>
            <text:p>1</text:p>
          </table:table-cell>
          <table:table-cell>
            <text:p>promotion</text:p>
          </table:table-cell>
          <table:table-cell>
            <text:p>[prә'mәuʃәn]
n. 促进, 发扬, 提升, 提拔, 晋升</text:p>
          </table:table-cell>
        </table:table-row>
        <table:table-row>
          <table:table-cell>
            <text:p>1</text:p>
          </table:table-cell>
          <table:table-cell>
            <text:p>prompted</text:p>
          </table:table-cell>
          <table:table-cell>
            <text:p>~= prompt
[prɔmpt]
n. 提示, 付款期限
vt. 提示, 鼓动, 促使, (给演员)提白
adj. 敏捷的, 迅速的, 即时的
adv. 准时地
n. DOS命令：改变DOS系统提示符的风格</text:p>
          </table:table-cell>
        </table:table-row>
        <table:table-row>
          <table:table-cell>
            <text:p>1</text:p>
          </table:table-cell>
          <table:table-cell>
            <text:p>promptly</text:p>
          </table:table-cell>
          <table:table-cell>
            <text:p>['prɔmptli]
adv. 敏捷地, 迅速地</text:p>
          </table:table-cell>
        </table:table-row>
        <table:table-row>
          <table:table-cell>
            <text:p>1</text:p>
          </table:table-cell>
          <table:table-cell>
            <text:p>proofread</text:p>
          </table:table-cell>
          <table:table-cell>
            <text:p>['pru:fri:d]
vt. 校正, 校对</text:p>
          </table:table-cell>
        </table:table-row>
        <table:table-row>
          <table:table-cell>
            <text:p>1</text:p>
          </table:table-cell>
          <table:table-cell>
            <text:p>proper</text:p>
          </table:table-cell>
          <table:table-cell>
            <text:p>['prɔpә]
adj. 适当的, 正确的, 固有的, 特有的, 有礼貌的, 正当的, 严格意义上的, 彻底的</text:p>
          </table:table-cell>
        </table:table-row>
        <table:table-row>
          <table:table-cell>
            <text:p>1</text:p>
          </table:table-cell>
          <table:table-cell>
            <text:p>proprietary</text:p>
          </table:table-cell>
          <table:table-cell>
            <text:p>[prә'praiәtәri]
adj. 所有的, 私人拥有的
n. 所有者, 所有权</text:p>
          </table:table-cell>
        </table:table-row>
        <table:table-row>
          <table:table-cell>
            <text:p>1</text:p>
          </table:table-cell>
          <table:table-cell>
            <text:p>prospects</text:p>
          </table:table-cell>
          <table:table-cell>
            <text:p>~= prospect
['prɔspekt]
n. 景色, 前景, 前途, 期望
vi. 寻找, 勘探</text:p>
          </table:table-cell>
        </table:table-row>
        <table:table-row>
          <table:table-cell>
            <text:p>1</text:p>
          </table:table-cell>
          <table:table-cell>
            <text:p>protestations</text:p>
          </table:table-cell>
          <table:table-cell>
            <text:p>~= protestation
[ˏprәutes'teiʃәn]
n. 明言</text:p>
          </table:table-cell>
        </table:table-row>
        <table:table-row>
          <table:table-cell>
            <text:p>1</text:p>
          </table:table-cell>
          <table:table-cell>
            <text:p>provision</text:p>
          </table:table-cell>
          <table:table-cell>
            <text:p>[prә'viʒәn]
n. 供应, (一批)供应品, 预备, 防备, 规定</text:p>
          </table:table-cell>
        </table:table-row>
        <table:table-row>
          <table:table-cell>
            <text:p>1</text:p>
          </table:table-cell>
          <table:table-cell>
            <text:p>provisions</text:p>
          </table:table-cell>
          <table:table-cell>
            <text:p>n. 存粮, 给养, 口粮, 食物, 粮食
【经】 食品, 粮食</text:p>
          </table:table-cell>
        </table:table-row>
        <table:table-row>
          <table:table-cell>
            <text:p>1</text:p>
          </table:table-cell>
          <table:table-cell>
            <text:p>punitive</text:p>
          </table:table-cell>
          <table:table-cell>
            <text:p>['pju:nitiv]
adj. 刑罚的, 惩罚性的</text:p>
          </table:table-cell>
        </table:table-row>
        <table:table-row>
          <table:table-cell>
            <text:p>1</text:p>
          </table:table-cell>
          <table:table-cell>
            <text:p>purse</text:p>
          </table:table-cell>
          <table:table-cell>
            <text:p>[pә:s]
n. 钱包</text:p>
          </table:table-cell>
        </table:table-row>
        <table:table-row>
          <table:table-cell>
            <text:p>1</text:p>
          </table:table-cell>
          <table:table-cell>
            <text:p>pursued</text:p>
          </table:table-cell>
          <table:table-cell>
            <text:p>~= pursue
[pә'sju:]
vt. 追赶, 追踪, 追击, 继续, 从事</text:p>
          </table:table-cell>
        </table:table-row>
        <table:table-row>
          <table:table-cell>
            <text:p>1</text:p>
          </table:table-cell>
          <table:table-cell>
            <text:p>put</text:p>
          </table:table-cell>
          <table:table-cell>
            <text:p>[pʌt]
vt. 放, 摆, 安置, 表达, 迫使, 移动, 提出, 赋予
vi. 出发, 航行, 发芽, 击
n. 掷, 投击, 笨蛋, 怪人
vbl. put的过去式和过去分词
adj. 固定不动的</text:p>
          </table:table-cell>
        </table:table-row>
        <table:table-row>
          <table:table-cell>
            <text:p>1</text:p>
          </table:table-cell>
          <table:table-cell>
            <text:p>quick</text:p>
          </table:table-cell>
          <table:table-cell>
            <text:p>[kwik]
adj. 快的, 迅速的, 敏捷的, 急剧的, 活泼的
adv. 快
n. 活人，生物, 要点, 本质, 核心, 感觉敏锐的部位</text:p>
          </table:table-cell>
        </table:table-row>
        <table:table-row>
          <table:table-cell>
            <text:p>1</text:p>
          </table:table-cell>
          <table:table-cell>
            <text:p>quid</text:p>
          </table:table-cell>
          <table:table-cell>
            <text:p>[kwid]
n. 咀嚼物；[英俚]一镑，二十先令</text:p>
          </table:table-cell>
        </table:table-row>
        <table:table-row>
          <table:table-cell>
            <text:p>1</text:p>
          </table:table-cell>
          <table:table-cell>
            <text:p>quiet</text:p>
          </table:table-cell>
          <table:table-cell>
            <text:p>['kwaiәt]
adj. 静止的, 宁静的, 从容的
n. 安静, 闲适
vi. 平静下来
vt. 使平静, 使安心, 减轻(疑虑、恐惧等)</text:p>
          </table:table-cell>
        </table:table-row>
        <table:table-row>
          <table:table-cell>
            <text:p>1</text:p>
          </table:table-cell>
          <table:table-cell>
            <text:p>quietly</text:p>
          </table:table-cell>
          <table:table-cell>
            <text:p>['kwaiәtli]
adv. 平静地, 静静地, 寂静地</text:p>
          </table:table-cell>
        </table:table-row>
        <table:table-row>
          <table:table-cell>
            <text:p>1</text:p>
          </table:table-cell>
          <table:table-cell>
            <text:p>quite</text:p>
          </table:table-cell>
          <table:table-cell>
            <text:p>[kwait]
adv. 相当, 完全, 十分, 彻底</text:p>
          </table:table-cell>
        </table:table-row>
        <table:table-row>
          <table:table-cell>
            <text:p>1</text:p>
          </table:table-cell>
          <table:table-cell>
            <text:p>raise</text:p>
          </table:table-cell>
          <table:table-cell>
            <text:p>[reiz]
n. 上升, 高地, 提出
vt. 升起, 唤起, 提高, 使出现, 解除, 饲养, 筹集, 使复活</text:p>
          </table:table-cell>
        </table:table-row>
        <table:table-row>
          <table:table-cell>
            <text:p>1</text:p>
          </table:table-cell>
          <table:table-cell>
            <text:p>raising</text:p>
          </table:table-cell>
          <table:table-cell>
            <text:p>['reiziŋ]
n. 举,提高, 高岗, 高地, 浮雕装饰</text:p>
          </table:table-cell>
        </table:table-row>
        <table:table-row>
          <table:table-cell>
            <text:p>1</text:p>
          </table:table-cell>
          <table:table-cell>
            <text:p>rather</text:p>
          </table:table-cell>
          <table:table-cell>
            <text:p>['rɑ:ðә]
adv. 宁愿, 宁可, 更正确, 更合适, 有点, 相当</text:p>
          </table:table-cell>
        </table:table-row>
        <table:table-row>
          <table:table-cell>
            <text:p>1</text:p>
          </table:table-cell>
          <table:table-cell>
            <text:p>re-entered</text:p>
          </table:table-cell>
          <table:table-cell>
            <text:p>~= re-enter
/ˌriːˈentə(r); ri`ɛntɚ/
v 
1 [I, Tn] come in or into (sth) again 再次进入或加入（某事物）中; 重返
*re-enter (the room) by another door 由另一个门再进入（该房间）. 
2 [I, Ipr] ~ (for sth) put one's name forward again, esp for an exam 重新报名或再次报名（尤指参加考试）.</text:p>
          </table:table-cell>
        </table:table-row>
        <table:table-row>
          <table:table-cell>
            <text:p>1</text:p>
          </table:table-cell>
          <table:table-cell>
            <text:p>reaching</text:p>
          </table:table-cell>
          <table:table-cell>
            <text:p>~= reach
[ri:tʃ]
n. 延伸, 区域, 河段, 范围, (车子前后轴的)联接杆, 横风行驶
vt. 到达, 达到, 伸出, 影响
vi. 达到, 延伸, 伸出手, 传开</text:p>
          </table:table-cell>
        </table:table-row>
        <table:table-row>
          <table:table-cell>
            <text:p>1</text:p>
          </table:table-cell>
          <table:table-cell>
            <text:p>reading</text:p>
          </table:table-cell>
          <table:table-cell>
            <text:p>['ri:diŋ]
n. 阅读, 知识, 读物, 表演, 对法律条文的解释
adj. 阅读的</text:p>
          </table:table-cell>
        </table:table-row>
        <table:table-row>
          <table:table-cell>
            <text:p>1</text:p>
          </table:table-cell>
          <table:table-cell>
            <text:p>reasonable</text:p>
          </table:table-cell>
          <table:table-cell>
            <text:p>['ri:znәbl]
adj. 合理的, 有道理的, 通情达理的, 讲道理的</text:p>
          </table:table-cell>
        </table:table-row>
        <table:table-row>
          <table:table-cell>
            <text:p>1</text:p>
          </table:table-cell>
          <table:table-cell>
            <text:p>recover</text:p>
          </table:table-cell>
          <table:table-cell>
            <text:p>[ri'kʌvә]
vt. 重新获得, 恢复, 使改过
vi. 痊愈, 复原, 胜诉
n. DOS命令：从含有损坏磁盘扇区的磁盘上恢复文件</text:p>
          </table:table-cell>
        </table:table-row>
        <table:table-row>
          <table:table-cell>
            <text:p>1</text:p>
          </table:table-cell>
          <table:table-cell>
            <text:p>redistribute</text:p>
          </table:table-cell>
          <table:table-cell>
            <text:p>['ri:dis'tribju(:)t]
vt. 重新分配, 再区分, 重新分布</text:p>
          </table:table-cell>
        </table:table-row>
        <table:table-row>
          <table:table-cell>
            <text:p>1</text:p>
          </table:table-cell>
          <table:table-cell>
            <text:p>regular</text:p>
          </table:table-cell>
          <table:table-cell>
            <text:p>['regjulә]
adj. 规则的, 有秩序的, 经常的, (花)整齐的, 常备军的, 等边的, 合格的, 定期的
n. 正规军, 正式队员
adv. 经常地
n. 正常体</text:p>
          </table:table-cell>
        </table:table-row>
        <table:table-row>
          <table:table-cell>
            <text:p>1</text:p>
          </table:table-cell>
          <table:table-cell>
            <text:p>regulating</text:p>
          </table:table-cell>
          <table:table-cell>
            <text:p>['regjuleitiŋ]
调节</text:p>
          </table:table-cell>
        </table:table-row>
        <table:table-row>
          <table:table-cell>
            <text:p>1</text:p>
          </table:table-cell>
          <table:table-cell>
            <text:p>rejoined</text:p>
          </table:table-cell>
          <table:table-cell>
            <text:p>~= rejoin
['ri:'dʒɔin]
vt. 使再结合, 再加入, 再回答
vi. 重新聚集, 回答, 答辩</text:p>
          </table:table-cell>
        </table:table-row>
        <table:table-row>
          <table:table-cell>
            <text:p>1</text:p>
          </table:table-cell>
          <table:table-cell>
            <text:p>remain</text:p>
          </table:table-cell>
          <table:table-cell>
            <text:p>[ri'mein]
vi. 保持, 逗留, 剩余, 残存</text:p>
          </table:table-cell>
        </table:table-row>
        <table:table-row>
          <table:table-cell>
            <text:p>1</text:p>
          </table:table-cell>
          <table:table-cell>
            <text:p>remaining</text:p>
          </table:table-cell>
          <table:table-cell>
            <text:p>【电】 剩余的</text:p>
          </table:table-cell>
        </table:table-row>
        <table:table-row>
          <table:table-cell>
            <text:p>1</text:p>
          </table:table-cell>
          <table:table-cell>
            <text:p>remedies</text:p>
          </table:table-cell>
          <table:table-cell>
            <text:p>~= remedy
['remidi]
n. 药物, 治疗法, 补救, 赔偿
vt. 治疗, 补救, 矫正, 修缮, 修补</text:p>
          </table:table-cell>
        </table:table-row>
        <table:table-row>
          <table:table-cell>
            <text:p>1</text:p>
          </table:table-cell>
          <table:table-cell>
            <text:p>remove</text:p>
          </table:table-cell>
          <table:table-cell>
            <text:p>[ri'mu:v]
vt. 移动, 开除, 移交
vi. 迁移, 搬家
n. 移动, 距离, 班级, 升级</text:p>
          </table:table-cell>
        </table:table-row>
        <table:table-row>
          <table:table-cell>
            <text:p>1</text:p>
          </table:table-cell>
          <table:table-cell>
            <text:p>replaced</text:p>
          </table:table-cell>
          <table:table-cell>
            <text:p>~= replace
[ri(:)'pleis]
vt. 取代, 替换, 代替, 把...放回原处</text:p>
          </table:table-cell>
        </table:table-row>
        <table:table-row>
          <table:table-cell>
            <text:p>1</text:p>
          </table:table-cell>
          <table:table-cell>
            <text:p>replies</text:p>
          </table:table-cell>
          <table:table-cell>
            <text:p>~= reply
[ri'plai]
n. 答复, 报复, 答辩
vi. 答复, 回击, 报复, 答辩
vt. 回答</text:p>
          </table:table-cell>
        </table:table-row>
        <table:table-row>
          <table:table-cell>
            <text:p>1</text:p>
          </table:table-cell>
          <table:table-cell>
            <text:p>report</text:p>
          </table:table-cell>
          <table:table-cell>
            <text:p>[ri'pɔ:t]
n. 报告, 传说, 谣言, 声誉, 名声, 爆炸声
v. 报导, 汇报, 报到, 告发</text:p>
          </table:table-cell>
        </table:table-row>
        <table:table-row>
          <table:table-cell>
            <text:p>1</text:p>
          </table:table-cell>
          <table:table-cell>
            <text:p>reported</text:p>
          </table:table-cell>
          <table:table-cell>
            <text:p>[ri'pɔ:tid]
据报告的
据报导的
据传闻的</text:p>
          </table:table-cell>
        </table:table-row>
        <table:table-row>
          <table:table-cell>
            <text:p>1</text:p>
          </table:table-cell>
          <table:table-cell>
            <text:p>reports</text:p>
          </table:table-cell>
          <table:table-cell>
            <text:p>~= report
[ri'pɔ:t]
n. 报告, 传说, 谣言, 声誉, 名声, 爆炸声
v. 报导, 汇报, 报到, 告发</text:p>
          </table:table-cell>
        </table:table-row>
        <table:table-row>
          <table:table-cell>
            <text:p>1</text:p>
          </table:table-cell>
          <table:table-cell>
            <text:p>representations</text:p>
          </table:table-cell>
          <table:table-cell>
            <text:p>~= representation
[ˏreprizen'teiʃәn]
n. 表示法, 表现, 陈述, 请求, 扮演, 画像, 继承, 代表</text:p>
          </table:table-cell>
        </table:table-row>
        <table:table-row>
          <table:table-cell>
            <text:p>1</text:p>
          </table:table-cell>
          <table:table-cell>
            <text:p>reproach</text:p>
          </table:table-cell>
          <table:table-cell>
            <text:p>[ri'prәutʃ]
v. 责备</text:p>
          </table:table-cell>
        </table:table-row>
        <table:table-row>
          <table:table-cell>
            <text:p>1</text:p>
          </table:table-cell>
          <table:table-cell>
            <text:p>request</text:p>
          </table:table-cell>
          <table:table-cell>
            <text:p>[ri'kwest]
vt. 请求, 要求
n. 请求, 要求, 邀请</text:p>
          </table:table-cell>
        </table:table-row>
        <table:table-row>
          <table:table-cell>
            <text:p>1</text:p>
          </table:table-cell>
          <table:table-cell>
            <text:p>require</text:p>
          </table:table-cell>
          <table:table-cell>
            <text:p>[ri'kwaiә]
vt. 需要, 要求, 命令</text:p>
          </table:table-cell>
        </table:table-row>
        <table:table-row>
          <table:table-cell>
            <text:p>1</text:p>
          </table:table-cell>
          <table:table-cell>
            <text:p>required</text:p>
          </table:table-cell>
          <table:table-cell>
            <text:p>[ri'kwaiәd]
adj. 必需的</text:p>
          </table:table-cell>
        </table:table-row>
        <table:table-row>
          <table:table-cell>
            <text:p>1</text:p>
          </table:table-cell>
          <table:table-cell>
            <text:p>responsible</text:p>
          </table:table-cell>
          <table:table-cell>
            <text:p>[ris'pɔnsәbl]
adj. 有责任的, 可靠的, 可依赖的, 负责的</text:p>
          </table:table-cell>
        </table:table-row>
        <table:table-row>
          <table:table-cell>
            <text:p>1</text:p>
          </table:table-cell>
          <table:table-cell>
            <text:p>retorted</text:p>
          </table:table-cell>
          <table:table-cell>
            <text:p>~= retort
[ri'tɔ:t]
v. 反驳, 反击, 回报
n. 曲颈甑, 曲颈瓶, 蒸器</text:p>
          </table:table-cell>
        </table:table-row>
        <table:table-row>
          <table:table-cell>
            <text:p>1</text:p>
          </table:table-cell>
          <table:table-cell>
            <text:p>returned</text:p>
          </table:table-cell>
          <table:table-cell>
            <text:p>[ri'tә:nd]
adj. 被送回的, 归来的</text:p>
          </table:table-cell>
        </table:table-row>
        <table:table-row>
          <table:table-cell>
            <text:p>1</text:p>
          </table:table-cell>
          <table:table-cell>
            <text:p>returning</text:p>
          </table:table-cell>
          <table:table-cell>
            <text:p>~= return
[ri'tә:n]
n. 回来, 返回, 来回票, 利润, 回答
adj. 返回的, 回程的, 报答的, 反向的, 重现的
vi. 回返, 归还
vt. 归还, 回报, 报告, 获得, 回答, 返回</text:p>
          </table:table-cell>
        </table:table-row>
        <table:table-row>
          <table:table-cell>
            <text:p>1</text:p>
          </table:table-cell>
          <table:table-cell>
            <text:p>returns</text:p>
          </table:table-cell>
          <table:table-cell>
            <text:p>~= return
[ri'tә:n]
n. 回来, 返回, 来回票, 利润, 回答
adj. 返回的, 回程的, 报答的, 反向的, 重现的
vi. 回返, 归还
vt. 归还, 回报, 报告, 获得, 回答, 返回</text:p>
          </table:table-cell>
        </table:table-row>
        <table:table-row>
          <table:table-cell>
            <text:p>1</text:p>
          </table:table-cell>
          <table:table-cell>
            <text:p>revealing</text:p>
          </table:table-cell>
          <table:table-cell>
            <text:p>[ri'vi:liŋ]
adj. 有启迪作用的</text:p>
          </table:table-cell>
        </table:table-row>
        <table:table-row>
          <table:table-cell>
            <text:p>1</text:p>
          </table:table-cell>
          <table:table-cell>
            <text:p>revenue</text:p>
          </table:table-cell>
          <table:table-cell>
            <text:p>['revinju:]
n. 收入, 国家的收入, 税收</text:p>
          </table:table-cell>
        </table:table-row>
        <table:table-row>
          <table:table-cell>
            <text:p>1</text:p>
          </table:table-cell>
          <table:table-cell>
            <text:p>revolve</text:p>
          </table:table-cell>
          <table:table-cell>
            <text:p>[ri'vɔlv]
v. (使)旋转, 考虑, 循环出现</text:p>
          </table:table-cell>
        </table:table-row>
        <table:table-row>
          <table:table-cell>
            <text:p>1</text:p>
          </table:table-cell>
          <table:table-cell>
            <text:p>reward</text:p>
          </table:table-cell>
          <table:table-cell>
            <text:p>[ri'wɔ:d]
n. 报酬, 奖金
vt. 酬劳, 奖赏</text:p>
          </table:table-cell>
        </table:table-row>
        <table:table-row>
          <table:table-cell>
            <text:p>1</text:p>
          </table:table-cell>
          <table:table-cell>
            <text:p>ribs</text:p>
          </table:table-cell>
          <table:table-cell>
            <text:p>~= rib
[rib]
n. 肋骨</text:p>
          </table:table-cell>
        </table:table-row>
        <table:table-row>
          <table:table-cell>
            <text:p>1</text:p>
          </table:table-cell>
          <table:table-cell>
            <text:p>right-o</text:p>
          </table:table-cell>
          <table:table-cell>
            <text:p>right o</text:p>
          </table:table-cell>
        </table:table-row>
        <table:table-row>
          <table:table-cell>
            <text:p>1</text:p>
          </table:table-cell>
          <table:table-cell>
            <text:p>road</text:p>
          </table:table-cell>
          <table:table-cell>
            <text:p>[rәud]
n. 路, 道路, 公路, 大道</text:p>
          </table:table-cell>
        </table:table-row>
        <table:table-row>
          <table:table-cell>
            <text:p>1</text:p>
          </table:table-cell>
          <table:table-cell>
            <text:p>rolled</text:p>
          </table:table-cell>
          <table:table-cell>
            <text:p>[rәuld]
adj. 包金箔的</text:p>
          </table:table-cell>
        </table:table-row>
        <table:table-row>
          <table:table-cell>
            <text:p>1</text:p>
          </table:table-cell>
          <table:table-cell>
            <text:p>rolling</text:p>
          </table:table-cell>
          <table:table-cell>
            <text:p>['rәuliŋ]
adj. 旋转的, 转动的, 摇摆的, 起伏的
n. 旋转, 翻滚, 动摇</text:p>
          </table:table-cell>
        </table:table-row>
        <table:table-row>
          <table:table-cell>
            <text:p>1</text:p>
          </table:table-cell>
          <table:table-cell>
            <text:p>run</text:p>
          </table:table-cell>
          <table:table-cell>
            <text:p>[rʌn]
n. 跑, 赛跑, 奔跑, 运转, 趋向
vi. 跑, 奔, 逃跑, 竞选, 跑步, 蔓延, 进行, 行驶
vt. 使跑, 参赛, 追究, 使流, 管理, 运行, 开动
adj. 熔化的, 融化的, 浇铸的
vbl. run的过去式和过去分词</text:p>
          </table:table-cell>
        </table:table-row>
        <table:table-row>
          <table:table-cell>
            <text:p>1</text:p>
          </table:table-cell>
          <table:table-cell>
            <text:p>s'pose</text:p>
          </table:table-cell>
          <table:table-cell>
            <text:p>~~~= adipose
['ædipәus]
adj. 脂肪的, 肥胖的
n. 动物脂肪</text:p>
          </table:table-cell>
        </table:table-row>
        <table:table-row>
          <table:table-cell>
            <text:p>1</text:p>
          </table:table-cell>
          <table:table-cell>
            <text:p>sailor</text:p>
          </table:table-cell>
          <table:table-cell>
            <text:p>['seilә]
n. 海员, 水手, 不大会晕船的人, 船员</text:p>
          </table:table-cell>
        </table:table-row>
        <table:table-row>
          <table:table-cell>
            <text:p>1</text:p>
          </table:table-cell>
          <table:table-cell>
            <text:p>sallow</text:p>
          </table:table-cell>
          <table:table-cell>
            <text:p>['sælәu]
adj. 菜色
v. 变成菜色</text:p>
          </table:table-cell>
        </table:table-row>
        <table:table-row>
          <table:table-cell>
            <text:p>1</text:p>
          </table:table-cell>
          <table:table-cell>
            <text:p>salt</text:p>
          </table:table-cell>
          <table:table-cell>
            <text:p>[sɔ:lt]
n. 食盐, 风趣, 刺激
adj. 含盐的, 咸的, 风趣的, 辛辣的
vt. 加盐于, 用盐腌</text:p>
          </table:table-cell>
        </table:table-row>
        <table:table-row>
          <table:table-cell>
            <text:p>1</text:p>
          </table:table-cell>
          <table:table-cell>
            <text:p>sat</text:p>
          </table:table-cell>
          <table:table-cell>
            <text:p>[sæt]
vbl. sit的过去式
n. (Sat) 星期六(=Saturday)</text:p>
          </table:table-cell>
        </table:table-row>
        <table:table-row>
          <table:table-cell>
            <text:p>1</text:p>
          </table:table-cell>
          <table:table-cell>
            <text:p>saying</text:p>
          </table:table-cell>
          <table:table-cell>
            <text:p>['seiiŋ]
n. 话, 谚语</text:p>
          </table:table-cell>
        </table:table-row>
        <table:table-row>
          <table:table-cell>
            <text:p>1</text:p>
          </table:table-cell>
          <table:table-cell>
            <text:p>says</text:p>
          </table:table-cell>
          <table:table-cell>
            <text:p>~= say
[sei]
v. 说, 讲, 背诵, 念, 表示, 比方说, 假定
n. 话语, 想说的意见, 发言权</text:p>
          </table:table-cell>
        </table:table-row>
        <table:table-row>
          <table:table-cell>
            <text:p>1</text:p>
          </table:table-cell>
          <table:table-cell>
            <text:p>scanning</text:p>
          </table:table-cell>
          <table:table-cell>
            <text:p>['skæniŋ]
v. 扫描</text:p>
          </table:table-cell>
        </table:table-row>
        <table:table-row>
          <table:table-cell>
            <text:p>1</text:p>
          </table:table-cell>
          <table:table-cell>
            <text:p>scarcely</text:p>
          </table:table-cell>
          <table:table-cell>
            <text:p>['skєәsli]
adv. 几乎不, 简直没有</text:p>
          </table:table-cell>
        </table:table-row>
        <table:table-row>
          <table:table-cell>
            <text:p>1</text:p>
          </table:table-cell>
          <table:table-cell>
            <text:p>scattered</text:p>
          </table:table-cell>
          <table:table-cell>
            <text:p>['skætәd]
adj. 离散的，分散的</text:p>
          </table:table-cell>
        </table:table-row>
        <table:table-row>
          <table:table-cell>
            <text:p>1</text:p>
          </table:table-cell>
          <table:table-cell>
            <text:p>science</text:p>
          </table:table-cell>
          <table:table-cell>
            <text:p>['saiәns]
n. 科学, 自然科学, 理科</text:p>
          </table:table-cell>
        </table:table-row>
        <table:table-row>
          <table:table-cell>
            <text:p>1</text:p>
          </table:table-cell>
          <table:table-cell>
            <text:p>scornful</text:p>
          </table:table-cell>
          <table:table-cell>
            <text:p>['skɔ:nful]
adj. 轻蔑的</text:p>
          </table:table-cell>
        </table:table-row>
        <table:table-row>
          <table:table-cell>
            <text:p>1</text:p>
          </table:table-cell>
          <table:table-cell>
            <text:p>scowled</text:p>
          </table:table-cell>
          <table:table-cell>
            <text:p>~= scowl
[skaul]
n. 愁容, 怒容, 暴风雨前的阴沉晦暗
vi. 皱眉头, 怒目而视
vt. 板着脸表示</text:p>
          </table:table-cell>
        </table:table-row>
        <table:table-row>
          <table:table-cell>
            <text:p>1</text:p>
          </table:table-cell>
          <table:table-cell>
            <text:p>scowls</text:p>
          </table:table-cell>
          <table:table-cell>
            <text:p>~= scowl
[skaul]
n. 愁容, 怒容, 暴风雨前的阴沉晦暗
vi. 皱眉头, 怒目而视
vt. 板着脸表示</text:p>
          </table:table-cell>
        </table:table-row>
        <table:table-row>
          <table:table-cell>
            <text:p>1</text:p>
          </table:table-cell>
          <table:table-cell>
            <text:p>seat</text:p>
          </table:table-cell>
          <table:table-cell>
            <text:p>[si:t]
n. 座, 座位, 所在地, 场所, 席位
vt. 使坐下</text:p>
          </table:table-cell>
        </table:table-row>
        <table:table-row>
          <table:table-cell>
            <text:p>1</text:p>
          </table:table-cell>
          <table:table-cell>
            <text:p>sections</text:p>
          </table:table-cell>
          <table:table-cell>
            <text:p>~= section
['sekʃәn]
n. 部分, 断片, 部件, 节, 项, 区, 地域, 截面</text:p>
          </table:table-cell>
        </table:table-row>
        <table:table-row>
          <table:table-cell>
            <text:p>1</text:p>
          </table:table-cell>
          <table:table-cell>
            <text:p>secured</text:p>
          </table:table-cell>
          <table:table-cell>
            <text:p>~= secure
[si'kjuә]
adj. 安全的, 可靠的, 放心的, 无虑的
v. 保护</text:p>
          </table:table-cell>
        </table:table-row>
        <table:table-row>
          <table:table-cell>
            <text:p>1</text:p>
          </table:table-cell>
          <table:table-cell>
            <text:p>seems</text:p>
          </table:table-cell>
          <table:table-cell>
            <text:p>~= seem
[si:m]
vi. 象是, 似乎</text:p>
          </table:table-cell>
        </table:table-row>
        <table:table-row>
          <table:table-cell>
            <text:p>1</text:p>
          </table:table-cell>
          <table:table-cell>
            <text:p>seen</text:p>
          </table:table-cell>
          <table:table-cell>
            <text:p>[si:n]
vbl. see的过去分词</text:p>
          </table:table-cell>
        </table:table-row>
        <table:table-row>
          <table:table-cell>
            <text:p>1</text:p>
          </table:table-cell>
          <table:table-cell>
            <text:p>self-possession</text:p>
          </table:table-cell>
          <table:table-cell>
            <text:p>['selfpә'zeʃәn]
n. 沉着, 冷静</text:p>
          </table:table-cell>
        </table:table-row>
        <table:table-row>
          <table:table-cell>
            <text:p>1</text:p>
          </table:table-cell>
          <table:table-cell>
            <text:p>selfishness</text:p>
          </table:table-cell>
          <table:table-cell>
            <text:p>n. 自私自利</text:p>
          </table:table-cell>
        </table:table-row>
        <table:table-row>
          <table:table-cell>
            <text:p>1</text:p>
          </table:table-cell>
          <table:table-cell>
            <text:p>send</text:p>
          </table:table-cell>
          <table:table-cell>
            <text:p>[send]
vt. 送, 寄, 发送, 派遣, 打发</text:p>
          </table:table-cell>
        </table:table-row>
        <table:table-row>
          <table:table-cell>
            <text:p>1</text:p>
          </table:table-cell>
          <table:table-cell>
            <text:p>sending</text:p>
          </table:table-cell>
          <table:table-cell>
            <text:p>['sendiŋ]
发送, 派遣
[信]发射</text:p>
          </table:table-cell>
        </table:table-row>
        <table:table-row>
          <table:table-cell>
            <text:p>1</text:p>
          </table:table-cell>
          <table:table-cell>
            <text:p>sent</text:p>
          </table:table-cell>
          <table:table-cell>
            <text:p>[sent]
vbl. send的过去式和过去分词</text:p>
          </table:table-cell>
        </table:table-row>
        <table:table-row>
          <table:table-cell>
            <text:p>1</text:p>
          </table:table-cell>
          <table:table-cell>
            <text:p>separate</text:p>
          </table:table-cell>
          <table:table-cell>
            <text:p>['sepәreit]
adj. 分开的, 分离的, 个别的, 单独的
v. 分开, 隔离, 分散, 分别</text:p>
          </table:table-cell>
        </table:table-row>
        <table:table-row>
          <table:table-cell>
            <text:p>1</text:p>
          </table:table-cell>
          <table:table-cell>
            <text:p>service</text:p>
          </table:table-cell>
          <table:table-cell>
            <text:p>['sә:vis]
n. 服务, 服务性工作, 服役, 仪式
vt. 保养, 维修
adj. (军队)服现役的, 服务性的, 仆人的, 耐用的</text:p>
          </table:table-cell>
        </table:table-row>
        <table:table-row>
          <table:table-cell>
            <text:p>1</text:p>
          </table:table-cell>
          <table:table-cell>
            <text:p>settle</text:p>
          </table:table-cell>
          <table:table-cell>
            <text:p>['setl]
n. 有背的长凳
vt. 安放, 使定居, 安排, 解决, 决定, 整理, 支付, 使平静
vi. 安家, 定居, 停留, 下陷, 沉淀, 决定, 澄清</text:p>
          </table:table-cell>
        </table:table-row>
        <table:table-row>
          <table:table-cell>
            <text:p>1</text:p>
          </table:table-cell>
          <table:table-cell>
            <text:p>settled</text:p>
          </table:table-cell>
          <table:table-cell>
            <text:p>['setld]
adj. 固定的</text:p>
          </table:table-cell>
        </table:table-row>
        <table:table-row>
          <table:table-cell>
            <text:p>1</text:p>
          </table:table-cell>
          <table:table-cell>
            <text:p>sewing</text:p>
          </table:table-cell>
          <table:table-cell>
            <text:p>['sәuiŋ]
n. 裁缝, 缝纫</text:p>
          </table:table-cell>
        </table:table-row>
        <table:table-row>
          <table:table-cell>
            <text:p>1</text:p>
          </table:table-cell>
          <table:table-cell>
            <text:p>sex</text:p>
          </table:table-cell>
          <table:table-cell>
            <text:p>[seks]
n. 性别, 男性或女性, 性欲, &lt;口&gt;性交, &lt;俚&gt;生殖器, 阴茎
vt. 区别...的性别, 引起...的性欲</text:p>
          </table:table-cell>
        </table:table-row>
        <table:table-row>
          <table:table-cell>
            <text:p>1</text:p>
          </table:table-cell>
          <table:table-cell>
            <text:p>shabbiest</text:p>
          </table:table-cell>
          <table:table-cell>
            <text:p>~= shabby
['ʃæbi]
adj. 破旧的, 褴褛的, 低劣的, 卑鄙的, 不公平的</text:p>
          </table:table-cell>
        </table:table-row>
        <table:table-row>
          <table:table-cell>
            <text:p>1</text:p>
          </table:table-cell>
          <table:table-cell>
            <text:p>shaking</text:p>
          </table:table-cell>
          <table:table-cell>
            <text:p>['ʃeikiŋ]
n. 摇动, 挥动</text:p>
          </table:table-cell>
        </table:table-row>
        <table:table-row>
          <table:table-cell>
            <text:p>1</text:p>
          </table:table-cell>
          <table:table-cell>
            <text:p>shared</text:p>
          </table:table-cell>
          <table:table-cell>
            <text:p>~= share
[ʃєә]
n. 共享, 参与, 一份, 部分, 份额, 参股
vt. 分享, 均分, 共有, 分配
vi. 分享
[计] 使DOS支持文件共享和锁定</text:p>
          </table:table-cell>
        </table:table-row>
        <table:table-row>
          <table:table-cell>
            <text:p>1</text:p>
          </table:table-cell>
          <table:table-cell>
            <text:p>sharing</text:p>
          </table:table-cell>
          <table:table-cell>
            <text:p>['ʃєәriŋ]
分配, 均分, 共价, 共享, 共用</text:p>
          </table:table-cell>
        </table:table-row>
        <table:table-row>
          <table:table-cell>
            <text:p>1</text:p>
          </table:table-cell>
          <table:table-cell>
            <text:p>sharply</text:p>
          </table:table-cell>
          <table:table-cell>
            <text:p>['ʃɑ:pli]
adv. 锐利地, 急剧地</text:p>
          </table:table-cell>
        </table:table-row>
        <table:table-row>
          <table:table-cell>
            <text:p>1</text:p>
          </table:table-cell>
          <table:table-cell>
            <text:p>shines</text:p>
          </table:table-cell>
          <table:table-cell>
            <text:p>~= shine
[ʃain]
v. 照耀, 发光
vt. 擦亮
n. 光泽, 光亮</text:p>
          </table:table-cell>
        </table:table-row>
        <table:table-row>
          <table:table-cell>
            <text:p>1</text:p>
          </table:table-cell>
          <table:table-cell>
            <text:p>shining</text:p>
          </table:table-cell>
          <table:table-cell>
            <text:p>['ʃainiŋ]
adj. 光亮的, 华丽的</text:p>
          </table:table-cell>
        </table:table-row>
        <table:table-row>
          <table:table-cell>
            <text:p>1</text:p>
          </table:table-cell>
          <table:table-cell>
            <text:p>ship-shape</text:p>
          </table:table-cell>
          <table:table-cell>
            <text:p>ship shape</text:p>
          </table:table-cell>
        </table:table-row>
        <table:table-row>
          <table:table-cell>
            <text:p>1</text:p>
          </table:table-cell>
          <table:table-cell>
            <text:p>shop-bell</text:p>
          </table:table-cell>
          <table:table-cell>
            <text:p>['ʃɔpbel]
n. 店铃</text:p>
          </table:table-cell>
        </table:table-row>
        <table:table-row>
          <table:table-cell>
            <text:p>1</text:p>
          </table:table-cell>
          <table:table-cell>
            <text:p>sick</text:p>
          </table:table-cell>
          <table:table-cell>
            <text:p>[sik]
n. 病人
adj. 不舒服, 有病的, 恶心的, 厌恶的, 渴望的, 病态的
vt. 呕吐, 追击, 使狗去咬</text:p>
          </table:table-cell>
        </table:table-row>
        <table:table-row>
          <table:table-cell>
            <text:p>1</text:p>
          </table:table-cell>
          <table:table-cell>
            <text:p>side</text:p>
          </table:table-cell>
          <table:table-cell>
            <text:p>[said]
n. 边, 旁边, 面, 侧面, 胁, 一方, (一个)方面, 摆架子
adj. 旁边的, 侧面的, 副的, 枝节的
vi. 站在同一边</text:p>
          </table:table-cell>
        </table:table-row>
        <table:table-row>
          <table:table-cell>
            <text:p>1</text:p>
          </table:table-cell>
          <table:table-cell>
            <text:p>sigh</text:p>
          </table:table-cell>
          <table:table-cell>
            <text:p>[sai]
n. 叹息, 叹息声
vi. 叹息, 叹气</text:p>
          </table:table-cell>
        </table:table-row>
        <table:table-row>
          <table:table-cell>
            <text:p>1</text:p>
          </table:table-cell>
          <table:table-cell>
            <text:p>sighed</text:p>
          </table:table-cell>
          <table:table-cell>
            <text:p>~= sigh
[sai]
n. 叹息, 叹息声
vi. 叹息, 叹气</text:p>
          </table:table-cell>
        </table:table-row>
        <table:table-row>
          <table:table-cell>
            <text:p>1</text:p>
          </table:table-cell>
          <table:table-cell>
            <text:p>simple</text:p>
          </table:table-cell>
          <table:table-cell>
            <text:p>['simpl]
adj. 简单的, 简易的, 朴素的, 简朴的, 天真的, 率直的, 无经验的, 易受骗的</text:p>
          </table:table-cell>
        </table:table-row>
        <table:table-row>
          <table:table-cell>
            <text:p>1</text:p>
          </table:table-cell>
          <table:table-cell>
            <text:p>simply</text:p>
          </table:table-cell>
          <table:table-cell>
            <text:p>['simpli]
adv. 简单地, 完全, 简直, 仅仅, 只不过, 朴素地, 只是</text:p>
          </table:table-cell>
        </table:table-row>
        <table:table-row>
          <table:table-cell>
            <text:p>1</text:p>
          </table:table-cell>
          <table:table-cell>
            <text:p>sixpence</text:p>
          </table:table-cell>
          <table:table-cell>
            <text:p>['sikspәns]
n. 六便士银币, 六便士</text:p>
          </table:table-cell>
        </table:table-row>
        <table:table-row>
          <table:table-cell>
            <text:p>1</text:p>
          </table:table-cell>
          <table:table-cell>
            <text:p>slow</text:p>
          </table:table-cell>
          <table:table-cell>
            <text:p>[slәu]
adj. 慢的, 迟钝的, 不活跃的, 缓慢的
v. (～ down)(使)慢下来, (使)减速, 减缓
adv. 缓慢</text:p>
          </table:table-cell>
        </table:table-row>
        <table:table-row>
          <table:table-cell>
            <text:p>1</text:p>
          </table:table-cell>
          <table:table-cell>
            <text:p>sly</text:p>
          </table:table-cell>
          <table:table-cell>
            <text:p>[slai]
adj. 狡猾的</text:p>
          </table:table-cell>
        </table:table-row>
        <table:table-row>
          <table:table-cell>
            <text:p>1</text:p>
          </table:table-cell>
          <table:table-cell>
            <text:p>smelling</text:p>
          </table:table-cell>
          <table:table-cell>
            <text:p>~= smell
[smel]
n. 气味, 臭味, 嗅觉
v. 嗅, 闻到, 散发(...的)气味, 有(...的)气味</text:p>
          </table:table-cell>
        </table:table-row>
        <table:table-row>
          <table:table-cell>
            <text:p>1</text:p>
          </table:table-cell>
          <table:table-cell>
            <text:p>smoke</text:p>
          </table:table-cell>
          <table:table-cell>
            <text:p>[smәuk]
n. 烟, 烟尘, 烟幕
v. 抽烟, 吸烟
vi. 冒烟</text:p>
          </table:table-cell>
        </table:table-row>
        <table:table-row>
          <table:table-cell>
            <text:p>1</text:p>
          </table:table-cell>
          <table:table-cell>
            <text:p>smokes</text:p>
          </table:table-cell>
          <table:table-cell>
            <text:p>~= smoke
[smәuk]
n. 烟, 烟尘, 烟幕
v. 抽烟, 吸烟
vi. 冒烟</text:p>
          </table:table-cell>
        </table:table-row>
        <table:table-row>
          <table:table-cell>
            <text:p>1</text:p>
          </table:table-cell>
          <table:table-cell>
            <text:p>soft</text:p>
          </table:table-cell>
          <table:table-cell>
            <text:p>[sɔft]
adj. 软的, 柔软的, 温和的, 温柔的, 不含酒精的
n. 软件</text:p>
          </table:table-cell>
        </table:table-row>
        <table:table-row>
          <table:table-cell>
            <text:p>1</text:p>
          </table:table-cell>
          <table:table-cell>
            <text:p>solemnly</text:p>
          </table:table-cell>
          <table:table-cell>
            <text:p>adv. 严肃地, 庄严地</text:p>
          </table:table-cell>
        </table:table-row>
        <table:table-row>
          <table:table-cell>
            <text:p>1</text:p>
          </table:table-cell>
          <table:table-cell>
            <text:p>solicitation</text:p>
          </table:table-cell>
          <table:table-cell>
            <text:p>[sәˏlisi'teiʃәn]
n. 恳求, 恳请, 诱惑, 引发</text:p>
          </table:table-cell>
        </table:table-row>
        <table:table-row>
          <table:table-cell>
            <text:p>1</text:p>
          </table:table-cell>
          <table:table-cell>
            <text:p>some--a</text:p>
          </table:table-cell>
          <table:table-cell>
            <text:p>some a</text:p>
          </table:table-cell>
        </table:table-row>
        <table:table-row>
          <table:table-cell>
            <text:p>1</text:p>
          </table:table-cell>
          <table:table-cell>
            <text:p>somebody</text:p>
          </table:table-cell>
          <table:table-cell>
            <text:p>['sʌmbәdi]
n. 重要人物, 有名气的人
pron. 有人, 某人</text:p>
          </table:table-cell>
        </table:table-row>
        <table:table-row>
          <table:table-cell>
            <text:p>1</text:p>
          </table:table-cell>
          <table:table-cell>
            <text:p>sounded</text:p>
          </table:table-cell>
          <table:table-cell>
            <text:p>~= sound
[saund]
n. 声音, 语音, 噪音, 吵闹, 海峡, 听力范围, 探条
adj. 健全的, 可靠的, 合理的, 有效彻底的, 健康的
adv. 彻底地, 充分地
vi. 发出声音, 回响, 测深, 听起来
vt. 使发声, 宣告, 听诊, 测...深, 试探</text:p>
          </table:table-cell>
        </table:table-row>
        <table:table-row>
          <table:table-cell>
            <text:p>1</text:p>
          </table:table-cell>
          <table:table-cell>
            <text:p>sources</text:p>
          </table:table-cell>
          <table:table-cell>
            <text:p>~= source
[sɔ:s]
n. 来源, 水源, 消息来源, 原始资料, 发起者
源,源极</text:p>
          </table:table-cell>
        </table:table-row>
        <table:table-row>
          <table:table-cell>
            <text:p>1</text:p>
          </table:table-cell>
          <table:table-cell>
            <text:p>southampton</text:p>
          </table:table-cell>
          <table:table-cell>
            <text:p>~= Southampton
[sauθ'æmptәn]
南安普敦[英国英格兰南部港市]</text:p>
          </table:table-cell>
        </table:table-row>
        <table:table-row>
          <table:table-cell>
            <text:p>1</text:p>
          </table:table-cell>
          <table:table-cell>
            <text:p>sovereigns</text:p>
          </table:table-cell>
          <table:table-cell>
            <text:p>~= sovereign
['sɔvrin]
n. 君主, 统治
adj. 至高无上的, 君主的, 独立自主的, 完全的</text:p>
          </table:table-cell>
        </table:table-row>
        <table:table-row>
          <table:table-cell>
            <text:p>1</text:p>
          </table:table-cell>
          <table:table-cell>
            <text:p>sparkled</text:p>
          </table:table-cell>
          <table:table-cell>
            <text:p>~= sparkle
['spɑ:kl]
v. 发火花, (使)闪耀, (香槟酒等)发泡, 用眼神表达, 发光闪烁
n. 火花, 闪光, 光彩, 活力, 发泡</text:p>
          </table:table-cell>
        </table:table-row>
        <table:table-row>
          <table:table-cell>
            <text:p>1</text:p>
          </table:table-cell>
          <table:table-cell>
            <text:p>speaker</text:p>
          </table:table-cell>
          <table:table-cell>
            <text:p>['spi:kә]
n. 说话者, 演讲人, 演说者, 扬声器, 喇叭</text:p>
          </table:table-cell>
        </table:table-row>
        <table:table-row>
          <table:table-cell>
            <text:p>1</text:p>
          </table:table-cell>
          <table:table-cell>
            <text:p>speaking</text:p>
          </table:table-cell>
          <table:table-cell>
            <text:p>['spi:kiŋ]
n. 谈话, 演讲
adj. 讲话的, 适于说的, 象要开口似的</text:p>
          </table:table-cell>
        </table:table-row>
        <table:table-row>
          <table:table-cell>
            <text:p>1</text:p>
          </table:table-cell>
          <table:table-cell>
            <text:p>special</text:p>
          </table:table-cell>
          <table:table-cell>
            <text:p>['speʃәl]
n. 特派员, 专车, 专刊
adj. 特别的, 特殊的, 专门的, 专用的</text:p>
          </table:table-cell>
        </table:table-row>
        <table:table-row>
          <table:table-cell>
            <text:p>1</text:p>
          </table:table-cell>
          <table:table-cell>
            <text:p>specific</text:p>
          </table:table-cell>
          <table:table-cell>
            <text:p>[spi'sifik]
n. 特效药, 细节
adj. 详细而精确的, 明确的, 特殊的, 特效的, [生物]种的</text:p>
          </table:table-cell>
        </table:table-row>
        <table:table-row>
          <table:table-cell>
            <text:p>1</text:p>
          </table:table-cell>
          <table:table-cell>
            <text:p>speech</text:p>
          </table:table-cell>
          <table:table-cell>
            <text:p>[spi:tʃ]
n. 演说, 讲话
语音</text:p>
          </table:table-cell>
        </table:table-row>
        <table:table-row>
          <table:table-cell>
            <text:p>1</text:p>
          </table:table-cell>
          <table:table-cell>
            <text:p>spending</text:p>
          </table:table-cell>
          <table:table-cell>
            <text:p>['spendiŋ]
n. 开销,花费</text:p>
          </table:table-cell>
        </table:table-row>
        <table:table-row>
          <table:table-cell>
            <text:p>1</text:p>
          </table:table-cell>
          <table:table-cell>
            <text:p>spread</text:p>
          </table:table-cell>
          <table:table-cell>
            <text:p>[spred]
n. 伸展, 展开, 传播, 蔓延, 酒席, 宴会, 桌布
v. 伸展, 展开, 铺, 涂, 敷, 摆, 传播, 散布</text:p>
          </table:table-cell>
        </table:table-row>
        <table:table-row>
          <table:table-cell>
            <text:p>1</text:p>
          </table:table-cell>
          <table:table-cell>
            <text:p>squint</text:p>
          </table:table-cell>
          <table:table-cell>
            <text:p>[skwint]
v. 斜视</text:p>
          </table:table-cell>
        </table:table-row>
        <table:table-row>
          <table:table-cell>
            <text:p>1</text:p>
          </table:table-cell>
          <table:table-cell>
            <text:p>staff</text:p>
          </table:table-cell>
          <table:table-cell>
            <text:p>[stɑ:f]
n. 棒, 杖, 杆, 支柱, 全体职员, [军]参谋机构, [音]五线谱
vt. 供给人员, 充当职员</text:p>
          </table:table-cell>
        </table:table-row>
        <table:table-row>
          <table:table-cell>
            <text:p>1</text:p>
          </table:table-cell>
          <table:table-cell>
            <text:p>stake</text:p>
          </table:table-cell>
          <table:table-cell>
            <text:p>[steik]
n. 树桩</text:p>
          </table:table-cell>
        </table:table-row>
        <table:table-row>
          <table:table-cell>
            <text:p>1</text:p>
          </table:table-cell>
          <table:table-cell>
            <text:p>startling</text:p>
          </table:table-cell>
          <table:table-cell>
            <text:p>adj. 令人吃惊的</text:p>
          </table:table-cell>
        </table:table-row>
        <table:table-row>
          <table:table-cell>
            <text:p>1</text:p>
          </table:table-cell>
          <table:table-cell>
            <text:p>state's</text:p>
          </table:table-cell>
          <table:table-cell>
            <text:p>~= state
[steit]
n. 情形, 状态, 国家, 政府, 州
adj. 国家的, 国有的, 国营的, 州的, 正式的, 典礼用的
vt. 声明, 陈述, 规定</text:p>
          </table:table-cell>
        </table:table-row>
        <table:table-row>
          <table:table-cell>
            <text:p>1</text:p>
          </table:table-cell>
          <table:table-cell>
            <text:p>statements</text:p>
          </table:table-cell>
          <table:table-cell>
            <text:p>~= statement
['steitmәnt]
n. 声明, 陈述, 综述</text:p>
          </table:table-cell>
        </table:table-row>
        <table:table-row>
          <table:table-cell>
            <text:p>1</text:p>
          </table:table-cell>
          <table:table-cell>
            <text:p>staying</text:p>
          </table:table-cell>
          <table:table-cell>
            <text:p>['steiiŋ]
撑(法)</text:p>
          </table:table-cell>
        </table:table-row>
        <table:table-row>
          <table:table-cell>
            <text:p>1</text:p>
          </table:table-cell>
          <table:table-cell>
            <text:p>step</text:p>
          </table:table-cell>
          <table:table-cell>
            <text:p>[step]
n. 脚步, 步幅, 步调, 步伐, 步骤, 措施, 梯级, 台阶
v. 走, 举步, 移步, 踏
产品数据转换规范</text:p>
          </table:table-cell>
        </table:table-row>
        <table:table-row>
          <table:table-cell>
            <text:p>1</text:p>
          </table:table-cell>
          <table:table-cell>
            <text:p>steps</text:p>
          </table:table-cell>
          <table:table-cell>
            <text:p>~= step
[step]
n. 脚步, 步幅, 步调, 步伐, 步骤, 措施, 梯级, 台阶
v. 走, 举步, 移步, 踏
产品数据转换规范</text:p>
          </table:table-cell>
        </table:table-row>
        <table:table-row>
          <table:table-cell>
            <text:p>1</text:p>
          </table:table-cell>
          <table:table-cell>
            <text:p>steward</text:p>
          </table:table-cell>
          <table:table-cell>
            <text:p>['stjuәd]
n. (轮船, 飞机等)乘务员, 干事</text:p>
          </table:table-cell>
        </table:table-row>
        <table:table-row>
          <table:table-cell>
            <text:p>1</text:p>
          </table:table-cell>
          <table:table-cell>
            <text:p>stick</text:p>
          </table:table-cell>
          <table:table-cell>
            <text:p>[stik]
n. 棍, 棒, 手杖
v. 粘住, 粘贴
vt. 刺, 戳</text:p>
          </table:table-cell>
        </table:table-row>
        <table:table-row>
          <table:table-cell>
            <text:p>1</text:p>
          </table:table-cell>
          <table:table-cell>
            <text:p>still</text:p>
          </table:table-cell>
          <table:table-cell>
            <text:p>[stil]
n. 寂静, 剧照, 照片
adj. 静止的, 静寂的
adv. 还, 仍, 更, 还要, 尽管如此, 依然
静止画面,静态图片</text:p>
          </table:table-cell>
        </table:table-row>
        <table:table-row>
          <table:table-cell>
            <text:p>1</text:p>
          </table:table-cell>
          <table:table-cell>
            <text:p>stimulant</text:p>
          </table:table-cell>
          <table:table-cell>
            <text:p>['stimjulәnt]
n. 刺激物</text:p>
          </table:table-cell>
        </table:table-row>
        <table:table-row>
          <table:table-cell>
            <text:p>1</text:p>
          </table:table-cell>
          <table:table-cell>
            <text:p>stocked</text:p>
          </table:table-cell>
          <table:table-cell>
            <text:p>~= stock
[stɔk]
n. 树干, 库存, 股票, 股份, 托盘, 祖先, 血统, 原料
adj. 股票的, 普通的, 常备的, 存货的, 繁殖用的
vt. 装把手于, 进货, 备有, 放牧
vi. 出新芽, 采购</text:p>
          </table:table-cell>
        </table:table-row>
        <table:table-row>
          <table:table-cell>
            <text:p>1</text:p>
          </table:table-cell>
          <table:table-cell>
            <text:p>stole</text:p>
          </table:table-cell>
          <table:table-cell>
            <text:p>[stәul]
vbl. steal的过去式
n. 女用披肩, 圣衣, 长巾</text:p>
          </table:table-cell>
        </table:table-row>
        <table:table-row>
          <table:table-cell>
            <text:p>1</text:p>
          </table:table-cell>
          <table:table-cell>
            <text:p>stony</text:p>
          </table:table-cell>
          <table:table-cell>
            <text:p>['stәuni]
adj. 多石的, 无情的</text:p>
          </table:table-cell>
        </table:table-row>
        <table:table-row>
          <table:table-cell>
            <text:p>1</text:p>
          </table:table-cell>
          <table:table-cell>
            <text:p>stop</text:p>
          </table:table-cell>
          <table:table-cell>
            <text:p>[stɔp]
n. 停止, 车站, 逗留, 障碍, 风琴的音栓, 填塞
vi. 停止, 被塞住
vt. 塞住, 堵塞, 阻止, 击落, 断绝, 终止, 难倒</text:p>
          </table:table-cell>
        </table:table-row>
        <table:table-row>
          <table:table-cell>
            <text:p>1</text:p>
          </table:table-cell>
          <table:table-cell>
            <text:p>stored</text:p>
          </table:table-cell>
          <table:table-cell>
            <text:p>~= store
[stɔ:, stɔә]
vt. 贮藏, 贮备, 存储
n. 商店, 店铺, 贮藏, 贮备</text:p>
          </table:table-cell>
        </table:table-row>
        <table:table-row>
          <table:table-cell>
            <text:p>1</text:p>
          </table:table-cell>
          <table:table-cell>
            <text:p>stormy</text:p>
          </table:table-cell>
          <table:table-cell>
            <text:p>['stɔ:mi]
adj. 暴风雨的, 多风暴的, 激烈的, 暴怒的, 有暴风雨的</text:p>
          </table:table-cell>
        </table:table-row>
        <table:table-row>
          <table:table-cell>
            <text:p>1</text:p>
          </table:table-cell>
          <table:table-cell>
            <text:p>street</text:p>
          </table:table-cell>
          <table:table-cell>
            <text:p>[stri:t]
n. 街, 街道</text:p>
          </table:table-cell>
        </table:table-row>
        <table:table-row>
          <table:table-cell>
            <text:p>1</text:p>
          </table:table-cell>
          <table:table-cell>
            <text:p>strict</text:p>
          </table:table-cell>
          <table:table-cell>
            <text:p>[strikt]
adj. (～ with) 严格的, 严厉的, 严谨的, 精确的</text:p>
          </table:table-cell>
        </table:table-row>
        <table:table-row>
          <table:table-cell>
            <text:p>1</text:p>
          </table:table-cell>
          <table:table-cell>
            <text:p>struggles</text:p>
          </table:table-cell>
          <table:table-cell>
            <text:p>~= struggle
['strʌgl]
n. 竞争, 努力, 奋斗
vi. 努力, 奋斗, 挣扎
vt. 尽力使得, 使劲移动</text:p>
          </table:table-cell>
        </table:table-row>
        <table:table-row>
          <table:table-cell>
            <text:p>1</text:p>
          </table:table-cell>
          <table:table-cell>
            <text:p>subdirectory</text:p>
          </table:table-cell>
          <table:table-cell>
            <text:p>n. [计]子目录</text:p>
          </table:table-cell>
        </table:table-row>
        <table:table-row>
          <table:table-cell>
            <text:p>1</text:p>
          </table:table-cell>
          <table:table-cell>
            <text:p>subscribe</text:p>
          </table:table-cell>
          <table:table-cell>
            <text:p>[sәb'skraib]
v. 捐款, 订阅, 签署(文件), 赞成, 预订</text:p>
          </table:table-cell>
        </table:table-row>
        <table:table-row>
          <table:table-cell>
            <text:p>1</text:p>
          </table:table-cell>
          <table:table-cell>
            <text:p>subsiding</text:p>
          </table:table-cell>
          <table:table-cell>
            <text:p>~= subside
[sәb'said]
v. 下沉, 沉淀, 平息, 减退, 衰减</text:p>
          </table:table-cell>
        </table:table-row>
        <table:table-row>
          <table:table-cell>
            <text:p>1</text:p>
          </table:table-cell>
          <table:table-cell>
            <text:p>suddenly</text:p>
          </table:table-cell>
          <table:table-cell>
            <text:p>['sʌdәnli]
adv. 突然地</text:p>
          </table:table-cell>
        </table:table-row>
        <table:table-row>
          <table:table-cell>
            <text:p>1</text:p>
          </table:table-cell>
          <table:table-cell>
            <text:p>suddenness</text:p>
          </table:table-cell>
          <table:table-cell>
            <text:p>n. 意外, 突然</text:p>
          </table:table-cell>
        </table:table-row>
        <table:table-row>
          <table:table-cell>
            <text:p>1</text:p>
          </table:table-cell>
          <table:table-cell>
            <text:p>suffer</text:p>
          </table:table-cell>
          <table:table-cell>
            <text:p>['sʌfә]
vt. 遭受, 经历, 忍受
vi. 受痛苦, 受损害</text:p>
          </table:table-cell>
        </table:table-row>
        <table:table-row>
          <table:table-cell>
            <text:p>1</text:p>
          </table:table-cell>
          <table:table-cell>
            <text:p>suit</text:p>
          </table:table-cell>
          <table:table-cell>
            <text:p>[sju:t]
v. 合适, 适合, 相配, 合式, 适宜于
n. 一套衣服</text:p>
          </table:table-cell>
        </table:table-row>
        <table:table-row>
          <table:table-cell>
            <text:p>1</text:p>
          </table:table-cell>
          <table:table-cell>
            <text:p>sum</text:p>
          </table:table-cell>
          <table:table-cell>
            <text:p>[sʌm]
n. 总数, 和, 金额, 算术题</text:p>
          </table:table-cell>
        </table:table-row>
        <table:table-row>
          <table:table-cell>
            <text:p>1</text:p>
          </table:table-cell>
          <table:table-cell>
            <text:p>sun</text:p>
          </table:table-cell>
          <table:table-cell>
            <text:p>[sʌn]
n. 太阳, 阳光, 恒星
vt. 晒
n. (Sun) 星期天(=Sunday)
美国Sun公司，主要生产SUN系列工作站和网络产品, 是JAVA语言的创始者</text:p>
          </table:table-cell>
        </table:table-row>
        <table:table-row>
          <table:table-cell>
            <text:p>1</text:p>
          </table:table-cell>
          <table:table-cell>
            <text:p>supper</text:p>
          </table:table-cell>
          <table:table-cell>
            <text:p>['sʌpә]
n. 晚餐</text:p>
          </table:table-cell>
        </table:table-row>
        <table:table-row>
          <table:table-cell>
            <text:p>1</text:p>
          </table:table-cell>
          <table:table-cell>
            <text:p>supreme</text:p>
          </table:table-cell>
          <table:table-cell>
            <text:p>[sju:'pri:m]
adj. 极度的, 极大的, 至高的, 最高的</text:p>
          </table:table-cell>
        </table:table-row>
        <table:table-row>
          <table:table-cell>
            <text:p>1</text:p>
          </table:table-cell>
          <table:table-cell>
            <text:p>survive</text:p>
          </table:table-cell>
          <table:table-cell>
            <text:p>[sә'vaiv]
v. 幸免于, 幸存, 生还</text:p>
          </table:table-cell>
        </table:table-row>
        <table:table-row>
          <table:table-cell>
            <text:p>1</text:p>
          </table:table-cell>
          <table:table-cell>
            <text:p>suspiciously</text:p>
          </table:table-cell>
          <table:table-cell>
            <text:p>adv. 猜疑着, 怀疑着</text:p>
          </table:table-cell>
        </table:table-row>
        <table:table-row>
          <table:table-cell>
            <text:p>1</text:p>
          </table:table-cell>
          <table:table-cell>
            <text:p>swamp</text:p>
          </table:table-cell>
          <table:table-cell>
            <text:p>[swɔmp]
n. 沼泽, 湿地, 煤层聚水
v. 陷入沼泽, 淹没, 覆没</text:p>
          </table:table-cell>
        </table:table-row>
        <table:table-row>
          <table:table-cell>
            <text:p>1</text:p>
          </table:table-cell>
          <table:table-cell>
            <text:p>synonymous</text:p>
          </table:table-cell>
          <table:table-cell>
            <text:p>[si'nɔnimәs]
adj. 同义的</text:p>
          </table:table-cell>
        </table:table-row>
        <table:table-row>
          <table:table-cell>
            <text:p>1</text:p>
          </table:table-cell>
          <table:table-cell>
            <text:p>system</text:p>
          </table:table-cell>
          <table:table-cell>
            <text:p>['sistәm]
n. 系统, 体系, 制度, 体制, 秩序, 规律, 方法</text:p>
          </table:table-cell>
        </table:table-row>
        <table:table-row>
          <table:table-cell>
            <text:p>1</text:p>
          </table:table-cell>
          <table:table-cell>
            <text:p>table</text:p>
          </table:table-cell>
          <table:table-cell>
            <text:p>['teibl]
n. 桌子, 餐桌, 工作台, 平地层, 石板, 表格
adj. 桌子的, 台子的
vt. 搁置, 嵌合, 制表</text:p>
          </table:table-cell>
        </table:table-row>
        <table:table-row>
          <table:table-cell>
            <text:p>1</text:p>
          </table:table-cell>
          <table:table-cell>
            <text:p>takes</text:p>
          </table:table-cell>
          <table:table-cell>
            <text:p>~= take
[teik]
v. 拿, 拿走, 取, 抓, 占领, 获得, 接受, 感受
n. 捕获量</text:p>
          </table:table-cell>
        </table:table-row>
        <table:table-row>
          <table:table-cell>
            <text:p>1</text:p>
          </table:table-cell>
          <table:table-cell>
            <text:p>tales</text:p>
          </table:table-cell>
          <table:table-cell>
            <text:p>['teili:z]
n. [律]候补陪审员召集令</text:p>
          </table:table-cell>
        </table:table-row>
        <table:table-row>
          <table:table-cell>
            <text:p>1</text:p>
          </table:table-cell>
          <table:table-cell>
            <text:p>talking</text:p>
          </table:table-cell>
          <table:table-cell>
            <text:p>['tɔ:kiŋ]
adj. 说话的, 表情丰富的
n. 谈论</text:p>
          </table:table-cell>
        </table:table-row>
        <table:table-row>
          <table:table-cell>
            <text:p>1</text:p>
          </table:table-cell>
          <table:table-cell>
            <text:p>taxes</text:p>
          </table:table-cell>
          <table:table-cell>
            <text:p>~= tax
[tæks]
n. 税, 税款, 税金
vt. 对...征税, 使负重担, 指控, 责备</text:p>
          </table:table-cell>
        </table:table-row>
        <table:table-row>
          <table:table-cell>
            <text:p>1</text:p>
          </table:table-cell>
          <table:table-cell>
            <text:p>teetotalism</text:p>
          </table:table-cell>
          <table:table-cell>
            <text:p>n. 绝对禁酒</text:p>
          </table:table-cell>
        </table:table-row>
        <table:table-row>
          <table:table-cell>
            <text:p>1</text:p>
          </table:table-cell>
          <table:table-cell>
            <text:p>telegraphed</text:p>
          </table:table-cell>
          <table:table-cell>
            <text:p>~= telegraph
['teligrɑ:f]
n. 电报机, 电报
v. 打电报, 发电报, 打电报说</text:p>
          </table:table-cell>
        </table:table-row>
        <table:table-row>
          <table:table-cell>
            <text:p>1</text:p>
          </table:table-cell>
          <table:table-cell>
            <text:p>telling</text:p>
          </table:table-cell>
          <table:table-cell>
            <text:p>['teliŋ]
adj. 有效的, 明显的, 生动的</text:p>
          </table:table-cell>
        </table:table-row>
        <table:table-row>
          <table:table-cell>
            <text:p>1</text:p>
          </table:table-cell>
          <table:table-cell>
            <text:p>ten</text:p>
          </table:table-cell>
          <table:table-cell>
            <text:p>[ten]
num. 十, 十个</text:p>
          </table:table-cell>
        </table:table-row>
        <table:table-row>
          <table:table-cell>
            <text:p>1</text:p>
          </table:table-cell>
          <table:table-cell>
            <text:p>terrible</text:p>
          </table:table-cell>
          <table:table-cell>
            <text:p>['terәbl]
adj. 很糟的, 极坏的, 可怕的, 骇人的</text:p>
          </table:table-cell>
        </table:table-row>
        <table:table-row>
          <table:table-cell>
            <text:p>1</text:p>
          </table:table-cell>
          <table:table-cell>
            <text:p>thank</text:p>
          </table:table-cell>
          <table:table-cell>
            <text:p>[θæŋk]
vt. 感谢, 用于表示强制的要求, 用将来时</text:p>
          </table:table-cell>
        </table:table-row>
        <table:table-row>
          <table:table-cell>
            <text:p>1</text:p>
          </table:table-cell>
          <table:table-cell>
            <text:p>thankee</text:p>
          </table:table-cell>
          <table:table-cell>
            <text:p>['θæŋki]
int. 谢谢</text:p>
          </table:table-cell>
        </table:table-row>
        <table:table-row>
          <table:table-cell>
            <text:p>1</text:p>
          </table:table-cell>
          <table:table-cell>
            <text:p>that'll</text:p>
          </table:table-cell>
          <table:table-cell>
            <text:p>that will</text:p>
          </table:table-cell>
        </table:table-row>
        <table:table-row>
          <table:table-cell>
            <text:p>1</text:p>
          </table:table-cell>
          <table:table-cell>
            <text:p>there'd</text:p>
          </table:table-cell>
          <table:table-cell>
            <text:p>there would</text:p>
          </table:table-cell>
        </table:table-row>
        <table:table-row>
          <table:table-cell>
            <text:p>1</text:p>
          </table:table-cell>
          <table:table-cell>
            <text:p>there'll</text:p>
          </table:table-cell>
          <table:table-cell>
            <text:p>there will</text:p>
          </table:table-cell>
        </table:table-row>
        <table:table-row>
          <table:table-cell>
            <text:p>1</text:p>
          </table:table-cell>
          <table:table-cell>
            <text:p>thicker</text:p>
          </table:table-cell>
          <table:table-cell>
            <text:p>~= thick
[θik]
adj. 厚的, 粗的, 稠的, 浓的
n. 最拥挤部份, 活动最多部份, 事物的粗大浓密部份</text:p>
          </table:table-cell>
        </table:table-row>
        <table:table-row>
          <table:table-cell>
            <text:p>1</text:p>
          </table:table-cell>
          <table:table-cell>
            <text:p>thirty</text:p>
          </table:table-cell>
          <table:table-cell>
            <text:p>['θә:ti]
num. 三十</text:p>
          </table:table-cell>
        </table:table-row>
        <table:table-row>
          <table:table-cell>
            <text:p>1</text:p>
          </table:table-cell>
          <table:table-cell>
            <text:p>those</text:p>
          </table:table-cell>
          <table:table-cell>
            <text:p>[ðәuz]
adj. pron.那些</text:p>
          </table:table-cell>
        </table:table-row>
        <table:table-row>
          <table:table-cell>
            <text:p>1</text:p>
          </table:table-cell>
          <table:table-cell>
            <text:p>though</text:p>
          </table:table-cell>
          <table:table-cell>
            <text:p>[ðәu; ðә]
adv. 虽然, 可是
conj. 虽然, 尽管</text:p>
          </table:table-cell>
        </table:table-row>
        <table:table-row>
          <table:table-cell>
            <text:p>1</text:p>
          </table:table-cell>
          <table:table-cell>
            <text:p>thoughts</text:p>
          </table:table-cell>
          <table:table-cell>
            <text:p>~= thought
[θɔ:t]
n. 思考, 想法, 思想, 思潮, 关心, 关怀, 挂念
vbl. think的过去式和过去分词</text:p>
          </table:table-cell>
        </table:table-row>
        <table:table-row>
          <table:table-cell>
            <text:p>1</text:p>
          </table:table-cell>
          <table:table-cell>
            <text:p>thousand</text:p>
          </table:table-cell>
          <table:table-cell>
            <text:p>['θauzәnd]
num. 一千, 一千个
n. 许多, 无数</text:p>
          </table:table-cell>
        </table:table-row>
        <table:table-row>
          <table:table-cell>
            <text:p>1</text:p>
          </table:table-cell>
          <table:table-cell>
            <text:p>three</text:p>
          </table:table-cell>
          <table:table-cell>
            <text:p>[θri:]
num. 三</text:p>
          </table:table-cell>
        </table:table-row>
        <table:table-row>
          <table:table-cell>
            <text:p>1</text:p>
          </table:table-cell>
          <table:table-cell>
            <text:p>throughout</text:p>
          </table:table-cell>
          <table:table-cell>
            <text:p>[θru(:)'aut]
prep. 遍及, 贯穿
adv. 到处, 始终, 全部</text:p>
          </table:table-cell>
        </table:table-row>
        <table:table-row>
          <table:table-cell>
            <text:p>1</text:p>
          </table:table-cell>
          <table:table-cell>
            <text:p>thus</text:p>
          </table:table-cell>
          <table:table-cell>
            <text:p>[ðʌs]
adv. 因而, 从而, 这样, 如此</text:p>
          </table:table-cell>
        </table:table-row>
        <table:table-row>
          <table:table-cell>
            <text:p>1</text:p>
          </table:table-cell>
          <table:table-cell>
            <text:p>timely</text:p>
          </table:table-cell>
          <table:table-cell>
            <text:p>['taimli]
adj. 及时的, 适时的</text:p>
          </table:table-cell>
        </table:table-row>
        <table:table-row>
          <table:table-cell>
            <text:p>1</text:p>
          </table:table-cell>
          <table:table-cell>
            <text:p>tinkled</text:p>
          </table:table-cell>
          <table:table-cell>
            <text:p>~= tinkle
['tiŋkl]
vt. 使发清脆的声响, 丁当地发出
vi. 丁当作响</text:p>
          </table:table-cell>
        </table:table-row>
        <table:table-row>
          <table:table-cell>
            <text:p>1</text:p>
          </table:table-cell>
          <table:table-cell>
            <text:p>title</text:p>
          </table:table-cell>
          <table:table-cell>
            <text:p>['taitl]
n. 头衔, 名称, 标题, 冠军, 资格, 字幕, 权利, 扉页
vt. 赋予头衔, 加标题于
adj. 标题的, 用作书名的</text:p>
          </table:table-cell>
        </table:table-row>
        <table:table-row>
          <table:table-cell>
            <text:p>1</text:p>
          </table:table-cell>
          <table:table-cell>
            <text:p>to-day</text:p>
          </table:table-cell>
          <table:table-cell>
            <text:p>ad. 在今天, 在今日, 现在, 当代, 现今
n. 今天, 今日</text:p>
          </table:table-cell>
        </table:table-row>
        <table:table-row>
          <table:table-cell>
            <text:p>1</text:p>
          </table:table-cell>
          <table:table-cell>
            <text:p>tobacconist's</text:p>
          </table:table-cell>
          <table:table-cell>
            <text:p>~= tobacconist
[tә'bækәnist]
n. 烟草商, 烟店</text:p>
          </table:table-cell>
        </table:table-row>
        <table:table-row>
          <table:table-cell>
            <text:p>1</text:p>
          </table:table-cell>
          <table:table-cell>
            <text:p>together</text:p>
          </table:table-cell>
          <table:table-cell>
            <text:p>[tә'geðә]
adv. 共同, 一起, 合起来, 集拢地</text:p>
          </table:table-cell>
        </table:table-row>
        <table:table-row>
          <table:table-cell>
            <text:p>1</text:p>
          </table:table-cell>
          <table:table-cell>
            <text:p>toilet</text:p>
          </table:table-cell>
          <table:table-cell>
            <text:p>['tɔilit]
n. 盥洗室, 梳洗</text:p>
          </table:table-cell>
        </table:table-row>
        <table:table-row>
          <table:table-cell>
            <text:p>1</text:p>
          </table:table-cell>
          <table:table-cell>
            <text:p>tossed</text:p>
          </table:table-cell>
          <table:table-cell>
            <text:p>~= toss
[tɔs]
v. 投, 掷</text:p>
          </table:table-cell>
        </table:table-row>
        <table:table-row>
          <table:table-cell>
            <text:p>1</text:p>
          </table:table-cell>
          <table:table-cell>
            <text:p>towards</text:p>
          </table:table-cell>
          <table:table-cell>
            <text:p>[tә'wɔ:dz]
prep. 向, 朝, 对面, 接近, 对, 有助于</text:p>
          </table:table-cell>
        </table:table-row>
        <table:table-row>
          <table:table-cell>
            <text:p>1</text:p>
          </table:table-cell>
          <table:table-cell>
            <text:p>train</text:p>
          </table:table-cell>
          <table:table-cell>
            <text:p>[trein]
n. 火车, 列车, 行列, 后果, 顺序, 长队, 长袍(裙)拖地的部分, 导火线
vt. 训练, 培养, 瞄准, (园艺)整枝
vi. 锻炼</text:p>
          </table:table-cell>
        </table:table-row>
        <table:table-row>
          <table:table-cell>
            <text:p>1</text:p>
          </table:table-cell>
          <table:table-cell>
            <text:p>transcribe</text:p>
          </table:table-cell>
          <table:table-cell>
            <text:p>[træns'kraib]
v. 转录</text:p>
          </table:table-cell>
        </table:table-row>
        <table:table-row>
          <table:table-cell>
            <text:p>1</text:p>
          </table:table-cell>
          <table:table-cell>
            <text:p>transcription</text:p>
          </table:table-cell>
          <table:table-cell>
            <text:p>[træns'kripʃәn]
n. 抄写, 抄本</text:p>
          </table:table-cell>
        </table:table-row>
        <table:table-row>
          <table:table-cell>
            <text:p>1</text:p>
          </table:table-cell>
          <table:table-cell>
            <text:p>treatment</text:p>
          </table:table-cell>
          <table:table-cell>
            <text:p>['tri:tmәnt]
n. 待遇, 对待, 处理, 治疗</text:p>
          </table:table-cell>
        </table:table-row>
        <table:table-row>
          <table:table-cell>
            <text:p>1</text:p>
          </table:table-cell>
          <table:table-cell>
            <text:p>trembling</text:p>
          </table:table-cell>
          <table:table-cell>
            <text:p>['trembliŋ]
n. 发抖, 担心, 战栗
adj. 发抖的, 担心的, 战栗的</text:p>
          </table:table-cell>
        </table:table-row>
        <table:table-row>
          <table:table-cell>
            <text:p>1</text:p>
          </table:table-cell>
          <table:table-cell>
            <text:p>tried</text:p>
          </table:table-cell>
          <table:table-cell>
            <text:p>[traid]
adj. 经过试验的, 可靠的</text:p>
          </table:table-cell>
        </table:table-row>
        <table:table-row>
          <table:table-cell>
            <text:p>1</text:p>
          </table:table-cell>
          <table:table-cell>
            <text:p>troublesome</text:p>
          </table:table-cell>
          <table:table-cell>
            <text:p>['trʌblsәm]
adj. 麻烦的, 讨厌的, 棘手的</text:p>
          </table:table-cell>
        </table:table-row>
        <table:table-row>
          <table:table-cell>
            <text:p>1</text:p>
          </table:table-cell>
          <table:table-cell>
            <text:p>trousers-pocket</text:p>
          </table:table-cell>
          <table:table-cell>
            <text:p>trousers pocket</text:p>
          </table:table-cell>
        </table:table-row>
        <table:table-row>
          <table:table-cell>
            <text:p>1</text:p>
          </table:table-cell>
          <table:table-cell>
            <text:p>trust</text:p>
          </table:table-cell>
          <table:table-cell>
            <text:p>[trʌst]
vt. 信任, 信赖, 盼望, 希望, 赊卖, 热望, 切望
n. (～ in) 信任, 信赖</text:p>
          </table:table-cell>
        </table:table-row>
        <table:table-row>
          <table:table-cell>
            <text:p>1</text:p>
          </table:table-cell>
          <table:table-cell>
            <text:p>truth</text:p>
          </table:table-cell>
          <table:table-cell>
            <text:p>[tru:θ]
n. 事实, 确实, 真理, 原理</text:p>
          </table:table-cell>
        </table:table-row>
        <table:table-row>
          <table:table-cell>
            <text:p>1</text:p>
          </table:table-cell>
          <table:table-cell>
            <text:p>try</text:p>
          </table:table-cell>
          <table:table-cell>
            <text:p>[trai]
n. 尝试
v. 试, 试图, 努力, 试验, 磨难, 考验, 审问</text:p>
          </table:table-cell>
        </table:table-row>
        <table:table-row>
          <table:table-cell>
            <text:p>1</text:p>
          </table:table-cell>
          <table:table-cell>
            <text:p>trying</text:p>
          </table:table-cell>
          <table:table-cell>
            <text:p>['traiiŋ]
adj. 难受的, 费劲的, 令人厌烦的</text:p>
          </table:table-cell>
        </table:table-row>
        <table:table-row>
          <table:table-cell>
            <text:p>1</text:p>
          </table:table-cell>
          <table:table-cell>
            <text:p>tt-tt</text:p>
          </table:table-cell>
          <table:table-cell>
            <text:p>tt tt</text:p>
          </table:table-cell>
        </table:table-row>
        <table:table-row>
          <table:table-cell>
            <text:p>1</text:p>
          </table:table-cell>
          <table:table-cell>
            <text:p>turn</text:p>
          </table:table-cell>
          <table:table-cell>
            <text:p>[tә:n]
n. 转动, 旋转, 转变方向, 轮流, 时机, (一)回, 倾向, 癖性
v. (使)转动, 翻转, 扭转, (使)变质, 超过(年龄,数量等), 车(成)</text:p>
          </table:table-cell>
        </table:table-row>
        <table:table-row>
          <table:table-cell>
            <text:p>1</text:p>
          </table:table-cell>
          <table:table-cell>
            <text:p>turned</text:p>
          </table:table-cell>
          <table:table-cell>
            <text:p>~= turn
[tә:n]
n. 转动, 旋转, 转变方向, 轮流, 时机, (一)回, 倾向, 癖性
v. (使)转动, 翻转, 扭转, (使)变质, 超过(年龄,数量等), 车(成)</text:p>
          </table:table-cell>
        </table:table-row>
        <table:table-row>
          <table:table-cell>
            <text:p>1</text:p>
          </table:table-cell>
          <table:table-cell>
            <text:p>twopence</text:p>
          </table:table-cell>
          <table:table-cell>
            <text:p>['tʌpәns]
n. 两便士, 两便士银币, 价值微乎其微的东西</text:p>
          </table:table-cell>
        </table:table-row>
        <table:table-row>
          <table:table-cell>
            <text:p>1</text:p>
          </table:table-cell>
          <table:table-cell>
            <text:p>txt</text:p>
          </table:table-cell>
          <table:table-cell>
            <text:p>~= TXT
n. DOS文件扩展名：普通的ASCII码文本文件</text:p>
          </table:table-cell>
        </table:table-row>
        <table:table-row>
          <table:table-cell>
            <text:p>1</text:p>
          </table:table-cell>
          <table:table-cell>
            <text:p>types</text:p>
          </table:table-cell>
          <table:table-cell>
            <text:p>n. 类型
v. 打字</text:p>
          </table:table-cell>
        </table:table-row>
        <table:table-row>
          <table:table-cell>
            <text:p>1</text:p>
          </table:table-cell>
          <table:table-cell>
            <text:p>understand</text:p>
          </table:table-cell>
          <table:table-cell>
            <text:p>[ˏʌndә'stænd]
v. 懂, 了解, 听说, 推定, 以为, 省略</text:p>
          </table:table-cell>
        </table:table-row>
        <table:table-row>
          <table:table-cell>
            <text:p>1</text:p>
          </table:table-cell>
          <table:table-cell>
            <text:p>understood</text:p>
          </table:table-cell>
          <table:table-cell>
            <text:p>[ˏʌndә'stud]
vbl. understand的过去式和过去分词</text:p>
          </table:table-cell>
        </table:table-row>
        <table:table-row>
          <table:table-cell>
            <text:p>1</text:p>
          </table:table-cell>
          <table:table-cell>
            <text:p>uneasy</text:p>
          </table:table-cell>
          <table:table-cell>
            <text:p>[ʌn'i:zi]
adj. 心神不安的, 不自在的, 不稳定的, 不舒服的
adv. 心神不安地, 不自在地, 不稳定地</text:p>
          </table:table-cell>
        </table:table-row>
        <table:table-row>
          <table:table-cell>
            <text:p>1</text:p>
          </table:table-cell>
          <table:table-cell>
            <text:p>unendurable</text:p>
          </table:table-cell>
          <table:table-cell>
            <text:p>['ʌnin'djuәrәbl]
adj. 无法忍受的, 不能忍耐的,不能持久的</text:p>
          </table:table-cell>
        </table:table-row>
        <table:table-row>
          <table:table-cell>
            <text:p>1</text:p>
          </table:table-cell>
          <table:table-cell>
            <text:p>unenforceability</text:p>
          </table:table-cell>
          <table:table-cell>
            <text:p>~~~= enforceability
【法】 强制性</text:p>
          </table:table-cell>
        </table:table-row>
        <table:table-row>
          <table:table-cell>
            <text:p>1</text:p>
          </table:table-cell>
          <table:table-cell>
            <text:p>uniform</text:p>
          </table:table-cell>
          <table:table-cell>
            <text:p>['ju:nifɔ:m]
adj. 统一的, 相同的, 一致的, 始终如一的, 均衡的
n. 制服
vt. 使成一样, 使穿制服</text:p>
          </table:table-cell>
        </table:table-row>
        <table:table-row>
          <table:table-cell>
            <text:p>1</text:p>
          </table:table-cell>
          <table:table-cell>
            <text:p>unlink</text:p>
          </table:table-cell>
          <table:table-cell>
            <text:p>['ʌn'liŋk]
vt. 解开...的环节</text:p>
          </table:table-cell>
        </table:table-row>
        <table:table-row>
          <table:table-cell>
            <text:p>1</text:p>
          </table:table-cell>
          <table:table-cell>
            <text:p>unmoved</text:p>
          </table:table-cell>
          <table:table-cell>
            <text:p>['ʌn'mu:vd]
adj. 无动于衷的</text:p>
          </table:table-cell>
        </table:table-row>
        <table:table-row>
          <table:table-cell>
            <text:p>1</text:p>
          </table:table-cell>
          <table:table-cell>
            <text:p>unsolicited</text:p>
          </table:table-cell>
          <table:table-cell>
            <text:p>['ʌnsә'lisitid]
adj. 未被恳求的, 主动提供的</text:p>
          </table:table-cell>
        </table:table-row>
        <table:table-row>
          <table:table-cell>
            <text:p>1</text:p>
          </table:table-cell>
          <table:table-cell>
            <text:p>updated</text:p>
          </table:table-cell>
          <table:table-cell>
            <text:p>[ʌp'deitid]
最新的
现代化的
适时的
校正的</text:p>
          </table:table-cell>
        </table:table-row>
        <table:table-row>
          <table:table-cell>
            <text:p>1</text:p>
          </table:table-cell>
          <table:table-cell>
            <text:p>upstairs</text:p>
          </table:table-cell>
          <table:table-cell>
            <text:p>['ʌp'stєәz]
adv. 向楼上, 在楼上, 上楼
adj. 楼上的</text:p>
          </table:table-cell>
        </table:table-row>
        <table:table-row>
          <table:table-cell>
            <text:p>1</text:p>
          </table:table-cell>
          <table:table-cell>
            <text:p>urged</text:p>
          </table:table-cell>
          <table:table-cell>
            <text:p>~= urge
[ә:dʒ]
vt. 催促, 力劝
n. 强烈欲望, 迫切要求
v. 促进</text:p>
          </table:table-cell>
        </table:table-row>
        <table:table-row>
          <table:table-cell>
            <text:p>1</text:p>
          </table:table-cell>
          <table:table-cell>
            <text:p>useless</text:p>
          </table:table-cell>
          <table:table-cell>
            <text:p>['ju:slis]
adj. 无用的, 无效的, 无益的, 无价值的</text:p>
          </table:table-cell>
        </table:table-row>
        <table:table-row>
          <table:table-cell>
            <text:p>1</text:p>
          </table:table-cell>
          <table:table-cell>
            <text:p>ut</text:p>
          </table:table-cell>
          <table:table-cell>
            <text:p>[ʌt, u:t]
n. 八度音阶的第一音</text:p>
          </table:table-cell>
        </table:table-row>
        <table:table-row>
          <table:table-cell>
            <text:p>1</text:p>
          </table:table-cell>
          <table:table-cell>
            <text:p>utilize</text:p>
          </table:table-cell>
          <table:table-cell>
            <text:p>[ju:'tilaiz]
vt. 利用</text:p>
          </table:table-cell>
        </table:table-row>
        <table:table-row>
          <table:table-cell>
            <text:p>1</text:p>
          </table:table-cell>
          <table:table-cell>
            <text:p>variety</text:p>
          </table:table-cell>
          <table:table-cell>
            <text:p>[vә'raiәti]
n. 变化, 多样性, 种种, 品种, 种类</text:p>
          </table:table-cell>
        </table:table-row>
        <table:table-row>
          <table:table-cell>
            <text:p>1</text:p>
          </table:table-cell>
          <table:table-cell>
            <text:p>version</text:p>
          </table:table-cell>
          <table:table-cell>
            <text:p>['vә:ʃәn]
n. 译文, 译本, 翻译</text:p>
          </table:table-cell>
        </table:table-row>
        <table:table-row>
          <table:table-cell>
            <text:p>1</text:p>
          </table:table-cell>
          <table:table-cell>
            <text:p>versions</text:p>
          </table:table-cell>
          <table:table-cell>
            <text:p>~= version
['vә:ʃәn]
n. 译文, 译本, 翻译</text:p>
          </table:table-cell>
        </table:table-row>
        <table:table-row>
          <table:table-cell>
            <text:p>1</text:p>
          </table:table-cell>
          <table:table-cell>
            <text:p>viewed</text:p>
          </table:table-cell>
          <table:table-cell>
            <text:p>~= view
[vju:]
n. 景色, 风景, 观点, 见解, 观察, 观看, 意见, 认为
vt. 观察, 观看</text:p>
          </table:table-cell>
        </table:table-row>
        <table:table-row>
          <table:table-cell>
            <text:p>1</text:p>
          </table:table-cell>
          <table:table-cell>
            <text:p>viewing</text:p>
          </table:table-cell>
          <table:table-cell>
            <text:p>['vju:iŋ]
注视
检视, 观察</text:p>
          </table:table-cell>
        </table:table-row>
        <table:table-row>
          <table:table-cell>
            <text:p>1</text:p>
          </table:table-cell>
          <table:table-cell>
            <text:p>violates</text:p>
          </table:table-cell>
          <table:table-cell>
            <text:p>~= violate
['vaiәleit]
vt. 违犯, 亵渎(圣物), 冒犯, 干扰, 违反, 妨碍, 侵犯, 强暴</text:p>
          </table:table-cell>
        </table:table-row>
        <table:table-row>
          <table:table-cell>
            <text:p>1</text:p>
          </table:table-cell>
          <table:table-cell>
            <text:p>virus</text:p>
          </table:table-cell>
          <table:table-cell>
            <text:p>['vaiәrәs]
n. [微]病毒, 滤过性微生物, 毒害, 恶毒</text:p>
          </table:table-cell>
        </table:table-row>
        <table:table-row>
          <table:table-cell>
            <text:p>1</text:p>
          </table:table-cell>
          <table:table-cell>
            <text:p>vociferated</text:p>
          </table:table-cell>
          <table:table-cell>
            <text:p>~= vociferate
[vәu'sifәreit]
v. 大声叫, 大叫, 喊叫</text:p>
          </table:table-cell>
        </table:table-row>
        <table:table-row>
          <table:table-cell>
            <text:p>1</text:p>
          </table:table-cell>
          <table:table-cell>
            <text:p>void</text:p>
          </table:table-cell>
          <table:table-cell>
            <text:p>[vɔid]
n. 空间, 空旷, 空虚, 怅惘
adj. 空的, 无人的, 空闲的, 无效的, 无用的, 没有的</text:p>
          </table:table-cell>
        </table:table-row>
        <table:table-row>
          <table:table-cell>
            <text:p>1</text:p>
          </table:table-cell>
          <table:table-cell>
            <text:p>volunteer</text:p>
          </table:table-cell>
          <table:table-cell>
            <text:p>[vɔlәn'tiә(r)]
n. 志愿者, 志愿兵
adj. 志愿的, 义务的, 无偿的
v. 自愿</text:p>
          </table:table-cell>
        </table:table-row>
        <table:table-row>
          <table:table-cell>
            <text:p>1</text:p>
          </table:table-cell>
          <table:table-cell>
            <text:p>waist</text:p>
          </table:table-cell>
          <table:table-cell>
            <text:p>[weist]
n. 腰部, 腰, 衣服的上身部分, 背心</text:p>
          </table:table-cell>
        </table:table-row>
        <table:table-row>
          <table:table-cell>
            <text:p>1</text:p>
          </table:table-cell>
          <table:table-cell>
            <text:p>waistcoat-pocket</text:p>
          </table:table-cell>
          <table:table-cell>
            <text:p>waistcoat pocket</text:p>
          </table:table-cell>
        </table:table-row>
        <table:table-row>
          <table:table-cell>
            <text:p>1</text:p>
          </table:table-cell>
          <table:table-cell>
            <text:p>waited</text:p>
          </table:table-cell>
          <table:table-cell>
            <text:p>~= wait
[weit]
v. (～ for)等待, 等候
n. 等待, 等待时间</text:p>
          </table:table-cell>
        </table:table-row>
        <table:table-row>
          <table:table-cell>
            <text:p>1</text:p>
          </table:table-cell>
          <table:table-cell>
            <text:p>waiting</text:p>
          </table:table-cell>
          <table:table-cell>
            <text:p>['weitiŋ]
n. 等待, 服侍
adj. 等待的, 服侍的</text:p>
          </table:table-cell>
        </table:table-row>
        <table:table-row>
          <table:table-cell>
            <text:p>1</text:p>
          </table:table-cell>
          <table:table-cell>
            <text:p>walks</text:p>
          </table:table-cell>
          <table:table-cell>
            <text:p>~= walk
[wɔ:k]
vi. 步, 行, 走
n. 步行, 散步, 步, 行道</text:p>
          </table:table-cell>
        </table:table-row>
        <table:table-row>
          <table:table-cell>
            <text:p>1</text:p>
          </table:table-cell>
          <table:table-cell>
            <text:p>washstand</text:p>
          </table:table-cell>
          <table:table-cell>
            <text:p>['wɔʃstænd; (US) 'wɔ:-]
n. 盥洗盆, 脸盆架</text:p>
          </table:table-cell>
        </table:table-row>
        <table:table-row>
          <table:table-cell>
            <text:p>1</text:p>
          </table:table-cell>
          <table:table-cell>
            <text:p>watched</text:p>
          </table:table-cell>
          <table:table-cell>
            <text:p>~= watch
[wɔtʃ]
n. 注视, 注意, 手表, 看守, 守护, 监视, 值班人
vt. 看, 注视, 照顾, 监视, 警戒, 守护, 看守
vi. 观看, 注视, 守侯
adj. 手表的, 挂表的</text:p>
          </table:table-cell>
        </table:table-row>
        <table:table-row>
          <table:table-cell>
            <text:p>1</text:p>
          </table:table-cell>
          <table:table-cell>
            <text:p>ways</text:p>
          </table:table-cell>
          <table:table-cell>
            <text:p>~= way
[wei]
n. 路, 路线, 路途, 习惯, 行业, 规模, 道路, 情形
adj. 中途, 途中的
adv. 远远地, 大大地, 非常</text:p>
          </table:table-cell>
        </table:table-row>
        <table:table-row>
          <table:table-cell>
            <text:p>1</text:p>
          </table:table-cell>
          <table:table-cell>
            <text:p>we're</text:p>
          </table:table-cell>
          <table:table-cell>
            <text:p>/wɪə(r); wɪr/
contracted form 缩约式 we are =&gt; be.</text:p>
          </table:table-cell>
        </table:table-row>
        <table:table-row>
          <table:table-cell>
            <text:p>1</text:p>
          </table:table-cell>
          <table:table-cell>
            <text:p>wealth</text:p>
          </table:table-cell>
          <table:table-cell>
            <text:p>[welθ]
n. 财富, 财产, 大量</text:p>
          </table:table-cell>
        </table:table-row>
        <table:table-row>
          <table:table-cell>
            <text:p>1</text:p>
          </table:table-cell>
          <table:table-cell>
            <text:p>west</text:p>
          </table:table-cell>
          <table:table-cell>
            <text:p>[west]
n. 西方, 西部
adj. 西的, 西方的
adv. 向西方</text:p>
          </table:table-cell>
        </table:table-row>
        <table:table-row>
          <table:table-cell>
            <text:p>1</text:p>
          </table:table-cell>
          <table:table-cell>
            <text:p>wet</text:p>
          </table:table-cell>
          <table:table-cell>
            <text:p>[wet]
adj. 湿的, 潮湿的, 有雨的, 多雨的
vt. 弄湿</text:p>
          </table:table-cell>
        </table:table-row>
        <table:table-row>
          <table:table-cell>
            <text:p>1</text:p>
          </table:table-cell>
          <table:table-cell>
            <text:p>what--what--do</text:p>
          </table:table-cell>
          <table:table-cell>
            <text:p>what what do</text:p>
          </table:table-cell>
        </table:table-row>
        <table:table-row>
          <table:table-cell>
            <text:p>1</text:p>
          </table:table-cell>
          <table:table-cell>
            <text:p>whenever</text:p>
          </table:table-cell>
          <table:table-cell>
            <text:p>[(h)wen'evә]
conj. 无论何时, 随时
n. 只要</text:p>
          </table:table-cell>
        </table:table-row>
        <table:table-row>
          <table:table-cell>
            <text:p>1</text:p>
          </table:table-cell>
          <table:table-cell>
            <text:p>whistle</text:p>
          </table:table-cell>
          <table:table-cell>
            <text:p>[(h)wisl]
n. 口哨, 汽笛, 口哨声, 汽笛声
v. 吹口哨, 鸣汽笛</text:p>
          </table:table-cell>
        </table:table-row>
        <table:table-row>
          <table:table-cell>
            <text:p>1</text:p>
          </table:table-cell>
          <table:table-cell>
            <text:p>whistles</text:p>
          </table:table-cell>
          <table:table-cell>
            <text:p>~= whistle
[(h)wisl]
n. 口哨, 汽笛, 口哨声, 汽笛声
v. 吹口哨, 鸣汽笛</text:p>
          </table:table-cell>
        </table:table-row>
        <table:table-row>
          <table:table-cell>
            <text:p>1</text:p>
          </table:table-cell>
          <table:table-cell>
            <text:p>white-whiskered</text:p>
          </table:table-cell>
          <table:table-cell>
            <text:p>white whiskered</text:p>
          </table:table-cell>
        </table:table-row>
        <table:table-row>
          <table:table-cell>
            <text:p>1</text:p>
          </table:table-cell>
          <table:table-cell>
            <text:p>whole</text:p>
          </table:table-cell>
          <table:table-cell>
            <text:p>[hәul]
n. 全部, 全体, 整体, 完全之体系
adj. 所有的, 完整的, 完全的, 纯粹的, 未损伤的, 未打破的
adv. 完全, 整个</text:p>
          </table:table-cell>
        </table:table-row>
        <table:table-row>
          <table:table-cell>
            <text:p>1</text:p>
          </table:table-cell>
          <table:table-cell>
            <text:p>whom</text:p>
          </table:table-cell>
          <table:table-cell>
            <text:p>[hu:m, hum]
pron. 谁</text:p>
          </table:table-cell>
        </table:table-row>
        <table:table-row>
          <table:table-cell>
            <text:p>1</text:p>
          </table:table-cell>
          <table:table-cell>
            <text:p>wide</text:p>
          </table:table-cell>
          <table:table-cell>
            <text:p>[waid]
adj. 宽的, 广阔的, 张大的, 远离目标的
adv. 广阔地, 广大地, 远离目标地</text:p>
          </table:table-cell>
        </table:table-row>
        <table:table-row>
          <table:table-cell>
            <text:p>1</text:p>
          </table:table-cell>
          <table:table-cell>
            <text:p>wind</text:p>
          </table:table-cell>
          <table:table-cell>
            <text:p>[waind]
n. 风
v. 绕, 缠, 上发条, 旋紧</text:p>
          </table:table-cell>
        </table:table-row>
        <table:table-row>
          <table:table-cell>
            <text:p>1</text:p>
          </table:table-cell>
          <table:table-cell>
            <text:p>wish</text:p>
          </table:table-cell>
          <table:table-cell>
            <text:p>[wiʃ]
n. 愿望, 心愿, 请求, 所愿望的事物, 祝愿
v. 希望, 想要, 但愿, 祝贺</text:p>
          </table:table-cell>
        </table:table-row>
        <table:table-row>
          <table:table-cell>
            <text:p>1</text:p>
          </table:table-cell>
          <table:table-cell>
            <text:p>woke</text:p>
          </table:table-cell>
          <table:table-cell>
            <text:p>[wәuk]
vbl. wake的过去式和过去分词</text:p>
          </table:table-cell>
        </table:table-row>
        <table:table-row>
          <table:table-cell>
            <text:p>1</text:p>
          </table:table-cell>
          <table:table-cell>
            <text:p>wonder</text:p>
          </table:table-cell>
          <table:table-cell>
            <text:p>['wʌndә]
n. 奇迹, 惊奇, 惊愕
vt. 对...感到惊讶, 惊奇, 想知道
vi. 惊讶, 怀疑
adj. 非凡的, 奇妙的</text:p>
          </table:table-cell>
        </table:table-row>
        <table:table-row>
          <table:table-cell>
            <text:p>1</text:p>
          </table:table-cell>
          <table:table-cell>
            <text:p>word</text:p>
          </table:table-cell>
          <table:table-cell>
            <text:p>[wә:d]
n. 字, 词, 话, 消息, 诺言, 命令
vt. 为...措辞</text:p>
          </table:table-cell>
        </table:table-row>
        <table:table-row>
          <table:table-cell>
            <text:p>1</text:p>
          </table:table-cell>
          <table:table-cell>
            <text:p>word--or</text:p>
          </table:table-cell>
          <table:table-cell>
            <text:p>word or</text:p>
          </table:table-cell>
        </table:table-row>
        <table:table-row>
          <table:table-cell>
            <text:p>1</text:p>
          </table:table-cell>
          <table:table-cell>
            <text:p>word-picture</text:p>
          </table:table-cell>
          <table:table-cell>
            <text:p>word picture</text:p>
          </table:table-cell>
        </table:table-row>
        <table:table-row>
          <table:table-cell>
            <text:p>1</text:p>
          </table:table-cell>
          <table:table-cell>
            <text:p>words</text:p>
          </table:table-cell>
          <table:table-cell>
            <text:p>~= word
[wә:d]
n. 字, 词, 话, 消息, 诺言, 命令
vt. 为...措辞</text:p>
          </table:table-cell>
        </table:table-row>
        <table:table-row>
          <table:table-cell>
            <text:p>1</text:p>
          </table:table-cell>
          <table:table-cell>
            <text:p>wore</text:p>
          </table:table-cell>
          <table:table-cell>
            <text:p>vbl. wear的过去式</text:p>
          </table:table-cell>
        </table:table-row>
        <table:table-row>
          <table:table-cell>
            <text:p>1</text:p>
          </table:table-cell>
          <table:table-cell>
            <text:p>worked</text:p>
          </table:table-cell>
          <table:table-cell>
            <text:p>[wә:kt]
处理过的, 作装饰用的</text:p>
          </table:table-cell>
        </table:table-row>
        <table:table-row>
          <table:table-cell>
            <text:p>1</text:p>
          </table:table-cell>
          <table:table-cell>
            <text:p>working</text:p>
          </table:table-cell>
          <table:table-cell>
            <text:p>['wә:kiŋ]
n. 工作, 工作方式, 劳动
adj. 工作的, 劳动的, 经营的, 抽搐的, 施工用的, 运转的</text:p>
          </table:table-cell>
        </table:table-row>
        <table:table-row>
          <table:table-cell>
            <text:p>1</text:p>
          </table:table-cell>
          <table:table-cell>
            <text:p>world</text:p>
          </table:table-cell>
          <table:table-cell>
            <text:p>[wә:ld]
n. 世界, ...界, 世事, 世故, 社会
adj. 世界的</text:p>
          </table:table-cell>
        </table:table-row>
        <table:table-row>
          <table:table-cell>
            <text:p>1</text:p>
          </table:table-cell>
          <table:table-cell>
            <text:p>worry</text:p>
          </table:table-cell>
          <table:table-cell>
            <text:p>['wʌri]
n. 烦恼, 忧虑, 苦恼, 撕咬
vt. 使烦恼, 使焦虑, 使苦恼, 撕咬, 困扰, 折磨
vi. 烦恼, 担心, 撕咬, 挣扎着前进</text:p>
          </table:table-cell>
        </table:table-row>
        <table:table-row>
          <table:table-cell>
            <text:p>1</text:p>
          </table:table-cell>
          <table:table-cell>
            <text:p>wouldn't</text:p>
          </table:table-cell>
          <table:table-cell>
            <text:p>would not</text:p>
          </table:table-cell>
        </table:table-row>
        <table:table-row>
          <table:table-cell>
            <text:p>1</text:p>
          </table:table-cell>
          <table:table-cell>
            <text:p>wound</text:p>
          </table:table-cell>
          <table:table-cell>
            <text:p>[wu:nd]
n. 创伤, 伤口
vt. 伤, 伤寒
v. 击伤</text:p>
          </table:table-cell>
        </table:table-row>
        <table:table-row>
          <table:table-cell>
            <text:p>1</text:p>
          </table:table-cell>
          <table:table-cell>
            <text:p>write</text:p>
          </table:table-cell>
          <table:table-cell>
            <text:p>[rait]
vt. 书写, 著述, 写, 写满, 写信给
vi. 写, 写字, 写信, 写作, 作曲</text:p>
          </table:table-cell>
        </table:table-row>
        <table:table-row>
          <table:table-cell>
            <text:p>1</text:p>
          </table:table-cell>
          <table:table-cell>
            <text:p>year's</text:p>
          </table:table-cell>
          <table:table-cell>
            <text:p>~= year
[jә:, jiә]
n. 年, 年龄, 年岁</text:p>
          </table:table-cell>
        </table:table-row>
        <table:table-row>
          <table:table-cell>
            <text:p>1</text:p>
          </table:table-cell>
          <table:table-cell>
            <text:p>you--want</text:p>
          </table:table-cell>
          <table:table-cell>
            <text:p>you want</text:p>
          </table:table-cell>
        </table:table-row>
        <table:table-row>
          <table:table-cell>
            <text:p>1</text:p>
          </table:table-cell>
          <table:table-cell>
            <text:p>you--you</text:p>
          </table:table-cell>
          <table:table-cell>
            <text:p>you you</text:p>
          </table:table-cell>
        </table:table-row>
        <table:table-row>
          <table:table-cell>
            <text:p>1</text:p>
          </table:table-cell>
          <table:table-cell>
            <text:p>zip</text:p>
          </table:table-cell>
          <table:table-cell>
            <text:p>[zip]
[计]一种程序压缩的档案文件格式
n. 拉链
v. 拉开或拉上</text:p>
          </table:table-cell>
        </table:table-row>
        <table:table-row>
          <table:table-cell>
            <text:p>1</text:p>
          </table:table-cell>
          <table:table-cell>
            <text:p>zipped</text:p>
          </table:table-cell>
          <table:table-cell>
            <text:p>~= zipp
[zip]
锡普糊, 氧化锌碘仿糊</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table="urn:oasis:names:tc:opendocument:xmlns:ta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